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wim-nru-8" table:style-name="ta1">
        <table:shapes>
          <draw:frame draw:z-index="0" draw:style-name="gr1" draw:text-style-name="P1" svg:width="15.8996in" svg:height="8.4394in" svg:x="3.6476in" svg:y="0.0417in">
            <draw:object draw:notify-on-update-of-ranges="'swim-nru-8'.A1:'swim-nru-8'.A1 'swim-nru-8'.A2:'swim-nru-8'.A501 'swim-nru-8'.C1:'swim-nru-8'.C1 'swim-nru-8'.C2:'swim-nru-8'.C501 'swim-nru-8'.A1:'swim-nru-8'.A1 'swim-nru-8'.A2:'swim-nru-8'.A501 'swim-nru-8'.D1:'swim-nru-8'.D1 'swim-nru-8'.D2:'swim-nru-8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6576" calcext:value-type="float">
            <text:p>296576</text:p>
          </table:table-cell>
          <table:table-cell office:value-type="float" office:value="39074" calcext:value-type="float">
            <text:p>39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92336" calcext:value-type="float">
            <text:p>292336</text:p>
          </table:table-cell>
          <table:table-cell office:value-type="float" office:value="52434" calcext:value-type="float">
            <text:p>524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95671" calcext:value-type="float">
            <text:p>295671</text:p>
          </table:table-cell>
          <table:table-cell office:value-type="float" office:value="52600" calcext:value-type="float">
            <text:p>526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93147" calcext:value-type="float">
            <text:p>293147</text:p>
          </table:table-cell>
          <table:table-cell office:value-type="float" office:value="51054" calcext:value-type="float">
            <text:p>51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99645" calcext:value-type="float">
            <text:p>299645</text:p>
          </table:table-cell>
          <table:table-cell office:value-type="float" office:value="51426" calcext:value-type="float">
            <text:p>514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05251" calcext:value-type="float">
            <text:p>305251</text:p>
          </table:table-cell>
          <table:table-cell office:value-type="float" office:value="51348" calcext:value-type="float">
            <text:p>513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09196" calcext:value-type="float">
            <text:p>309196</text:p>
          </table:table-cell>
          <table:table-cell office:value-type="float" office:value="49380" calcext:value-type="float">
            <text:p>493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04526" calcext:value-type="float">
            <text:p>304526</text:p>
          </table:table-cell>
          <table:table-cell office:value-type="float" office:value="43229" calcext:value-type="float">
            <text:p>432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8505" calcext:value-type="float">
            <text:p>308505</text:p>
          </table:table-cell>
          <table:table-cell office:value-type="float" office:value="40813" calcext:value-type="float">
            <text:p>40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12895" calcext:value-type="float">
            <text:p>312895</text:p>
          </table:table-cell>
          <table:table-cell office:value-type="float" office:value="39092" calcext:value-type="float">
            <text:p>390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317987" calcext:value-type="float">
            <text:p>317987</text:p>
          </table:table-cell>
          <table:table-cell office:value-type="float" office:value="37752" calcext:value-type="float">
            <text:p>377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24921" calcext:value-type="float">
            <text:p>324921</text:p>
          </table:table-cell>
          <table:table-cell office:value-type="float" office:value="36498" calcext:value-type="float">
            <text:p>364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30741" calcext:value-type="float">
            <text:p>330741</text:p>
          </table:table-cell>
          <table:table-cell office:value-type="float" office:value="35612" calcext:value-type="float">
            <text:p>356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39034" calcext:value-type="float">
            <text:p>339034</text:p>
          </table:table-cell>
          <table:table-cell office:value-type="float" office:value="34654" calcext:value-type="float">
            <text:p>346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45963" calcext:value-type="float">
            <text:p>345963</text:p>
          </table:table-cell>
          <table:table-cell office:value-type="float" office:value="33287" calcext:value-type="float">
            <text:p>332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53161" calcext:value-type="float">
            <text:p>353161</text:p>
          </table:table-cell>
          <table:table-cell office:value-type="float" office:value="30807" calcext:value-type="float">
            <text:p>308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360466" calcext:value-type="float">
            <text:p>360466</text:p>
          </table:table-cell>
          <table:table-cell office:value-type="float" office:value="29917" calcext:value-type="float">
            <text:p>299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369858" calcext:value-type="float">
            <text:p>369858</text:p>
          </table:table-cell>
          <table:table-cell office:value-type="float" office:value="29221" calcext:value-type="float">
            <text:p>292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377131" calcext:value-type="float">
            <text:p>377131</text:p>
          </table:table-cell>
          <table:table-cell office:value-type="float" office:value="28507" calcext:value-type="float">
            <text:p>285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85692" calcext:value-type="float">
            <text:p>385692</text:p>
          </table:table-cell>
          <table:table-cell office:value-type="float" office:value="27952" calcext:value-type="float">
            <text:p>279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392588" calcext:value-type="float">
            <text:p>392588</text:p>
          </table:table-cell>
          <table:table-cell office:value-type="float" office:value="27496" calcext:value-type="float">
            <text:p>274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398656" calcext:value-type="float">
            <text:p>398656</text:p>
          </table:table-cell>
          <table:table-cell office:value-type="float" office:value="26847" calcext:value-type="float">
            <text:p>268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407114" calcext:value-type="float">
            <text:p>407114</text:p>
          </table:table-cell>
          <table:table-cell office:value-type="float" office:value="25988" calcext:value-type="float">
            <text:p>259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414809" calcext:value-type="float">
            <text:p>414809</text:p>
          </table:table-cell>
          <table:table-cell office:value-type="float" office:value="25001" calcext:value-type="float">
            <text:p>25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418788" calcext:value-type="float">
            <text:p>418788</text:p>
          </table:table-cell>
          <table:table-cell office:value-type="float" office:value="24699" calcext:value-type="float">
            <text:p>246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423551" calcext:value-type="float">
            <text:p>423551</text:p>
          </table:table-cell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31194" calcext:value-type="float">
            <text:p>431194</text:p>
          </table:table-cell>
          <table:table-cell office:value-type="float" office:value="23991" calcext:value-type="float">
            <text:p>23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38057" calcext:value-type="float">
            <text:p>438057</text:p>
          </table:table-cell>
          <table:table-cell office:value-type="float" office:value="23817" calcext:value-type="float">
            <text:p>238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444369" calcext:value-type="float">
            <text:p>444369</text:p>
          </table:table-cell>
          <table:table-cell office:value-type="float" office:value="23598" calcext:value-type="float">
            <text:p>235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49458" calcext:value-type="float">
            <text:p>449458</text:p>
          </table:table-cell>
          <table:table-cell office:value-type="float" office:value="23172" calcext:value-type="float">
            <text:p>231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453679" calcext:value-type="float">
            <text:p>453679</text:p>
          </table:table-cell>
          <table:table-cell office:value-type="float" office:value="22541" calcext:value-type="float">
            <text:p>225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59941" calcext:value-type="float">
            <text:p>459941</text:p>
          </table:table-cell>
          <table:table-cell office:value-type="float" office:value="22191" calcext:value-type="float">
            <text:p>221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463929" calcext:value-type="float">
            <text:p>463929</text:p>
          </table:table-cell>
          <table:table-cell office:value-type="float" office:value="22072" calcext:value-type="float">
            <text:p>220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468325" calcext:value-type="float">
            <text:p>468325</text:p>
          </table:table-cell>
          <table:table-cell office:value-type="float" office:value="21937" calcext:value-type="float">
            <text:p>219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473506" calcext:value-type="float">
            <text:p>473506</text:p>
          </table:table-cell>
          <table:table-cell office:value-type="float" office:value="21802" calcext:value-type="float">
            <text:p>2180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477260" calcext:value-type="float">
            <text:p>477260</text:p>
          </table:table-cell>
          <table:table-cell office:value-type="float" office:value="21747" calcext:value-type="float">
            <text:p>217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479623" calcext:value-type="float">
            <text:p>479623</text:p>
          </table:table-cell>
          <table:table-cell office:value-type="float" office:value="21663" calcext:value-type="float">
            <text:p>216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485351" calcext:value-type="float">
            <text:p>485351</text:p>
          </table:table-cell>
          <table:table-cell office:value-type="float" office:value="21493" calcext:value-type="float">
            <text:p>214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486728" calcext:value-type="float">
            <text:p>486728</text:p>
          </table:table-cell>
          <table:table-cell office:value-type="float" office:value="21058" calcext:value-type="float">
            <text:p>210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89828" calcext:value-type="float">
            <text:p>489828</text:p>
          </table:table-cell>
          <table:table-cell office:value-type="float" office:value="20879" calcext:value-type="float">
            <text:p>2087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493026" calcext:value-type="float">
            <text:p>493026</text:p>
          </table:table-cell>
          <table:table-cell office:value-type="float" office:value="20859" calcext:value-type="float">
            <text:p>208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498179" calcext:value-type="float">
            <text:p>498179</text:p>
          </table:table-cell>
          <table:table-cell office:value-type="float" office:value="21039" calcext:value-type="float">
            <text:p>210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501708" calcext:value-type="float">
            <text:p>501708</text:p>
          </table:table-cell>
          <table:table-cell office:value-type="float" office:value="20906" calcext:value-type="float">
            <text:p>209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506093" calcext:value-type="float">
            <text:p>506093</text:p>
          </table:table-cell>
          <table:table-cell office:value-type="float" office:value="20899" calcext:value-type="float">
            <text:p>208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506176" calcext:value-type="float">
            <text:p>506176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509027" calcext:value-type="float">
            <text:p>509027</text:p>
          </table:table-cell>
          <table:table-cell office:value-type="float" office:value="20596" calcext:value-type="float">
            <text:p>205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513164" calcext:value-type="float">
            <text:p>513164</text:p>
          </table:table-cell>
          <table:table-cell office:value-type="float" office:value="20747" calcext:value-type="float">
            <text:p>207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514865" calcext:value-type="float">
            <text:p>514865</text:p>
          </table:table-cell>
          <table:table-cell office:value-type="float" office:value="20380" calcext:value-type="float">
            <text:p>203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518856" calcext:value-type="float">
            <text:p>518856</text:p>
          </table:table-cell>
          <table:table-cell office:value-type="float" office:value="20679" calcext:value-type="float">
            <text:p>206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17088" calcext:value-type="float">
            <text:p>517088</text:p>
          </table:table-cell>
          <table:table-cell office:value-type="float" office:value="20628" calcext:value-type="float">
            <text:p>206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524612" calcext:value-type="float">
            <text:p>524612</text:p>
          </table:table-cell>
          <table:table-cell office:value-type="float" office:value="20902" calcext:value-type="float">
            <text:p>2090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524005" calcext:value-type="float">
            <text:p>524005</text:p>
          </table:table-cell>
          <table:table-cell office:value-type="float" office:value="20445" calcext:value-type="float">
            <text:p>204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526410" calcext:value-type="float">
            <text:p>526410</text:p>
          </table:table-cell>
          <table:table-cell office:value-type="float" office:value="20529" calcext:value-type="float">
            <text:p>2052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530486" calcext:value-type="float">
            <text:p>530486</text:p>
          </table:table-cell>
          <table:table-cell office:value-type="float" office:value="20493" calcext:value-type="float">
            <text:p>204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30184" calcext:value-type="float">
            <text:p>530184</text:p>
          </table:table-cell>
          <table:table-cell office:value-type="float" office:value="20476" calcext:value-type="float">
            <text:p>2047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529654" calcext:value-type="float">
            <text:p>529654</text:p>
          </table:table-cell>
          <table:table-cell office:value-type="float" office:value="20251" calcext:value-type="float">
            <text:p>2025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35337" calcext:value-type="float">
            <text:p>535337</text:p>
          </table:table-cell>
          <table:table-cell office:value-type="float" office:value="20727" calcext:value-type="float">
            <text:p>207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537968" calcext:value-type="float">
            <text:p>537968</text:p>
          </table:table-cell>
          <table:table-cell office:value-type="float" office:value="20476" calcext:value-type="float">
            <text:p>204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536193" calcext:value-type="float">
            <text:p>536193</text:p>
          </table:table-cell>
          <table:table-cell office:value-type="float" office:value="20474" calcext:value-type="float">
            <text:p>204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538697" calcext:value-type="float">
            <text:p>538697</text:p>
          </table:table-cell>
          <table:table-cell office:value-type="float" office:value="20293" calcext:value-type="float">
            <text:p>2029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541765" calcext:value-type="float">
            <text:p>541765</text:p>
          </table:table-cell>
          <table:table-cell office:value-type="float" office:value="20645" calcext:value-type="float">
            <text:p>206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544569" calcext:value-type="float">
            <text:p>544569</text:p>
          </table:table-cell>
          <table:table-cell office:value-type="float" office:value="20247" calcext:value-type="float">
            <text:p>202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546093" calcext:value-type="float">
            <text:p>546093</text:p>
          </table:table-cell>
          <table:table-cell office:value-type="float" office:value="20331" calcext:value-type="float">
            <text:p>2033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47537" calcext:value-type="float">
            <text:p>547537</text:p>
          </table:table-cell>
          <table:table-cell office:value-type="float" office:value="20660" calcext:value-type="float">
            <text:p>206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548520" calcext:value-type="float">
            <text:p>548520</text:p>
          </table:table-cell>
          <table:table-cell office:value-type="float" office:value="20505" calcext:value-type="float">
            <text:p>2050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552442" calcext:value-type="float">
            <text:p>552442</text:p>
          </table:table-cell>
          <table:table-cell office:value-type="float" office:value="20843" calcext:value-type="float">
            <text:p>208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552537" calcext:value-type="float">
            <text:p>552537</text:p>
          </table:table-cell>
          <table:table-cell office:value-type="float" office:value="21126" calcext:value-type="float">
            <text:p>211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553691" calcext:value-type="float">
            <text:p>553691</text:p>
          </table:table-cell>
          <table:table-cell office:value-type="float" office:value="20571" calcext:value-type="float">
            <text:p>2057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557070" calcext:value-type="float">
            <text:p>557070</text:p>
          </table:table-cell>
          <table:table-cell office:value-type="float" office:value="21099" calcext:value-type="float">
            <text:p>210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57719" calcext:value-type="float">
            <text:p>557719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557553" calcext:value-type="float">
            <text:p>557553</text:p>
          </table:table-cell>
          <table:table-cell office:value-type="float" office:value="20760" calcext:value-type="float">
            <text:p>2076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559279" calcext:value-type="float">
            <text:p>559279</text:p>
          </table:table-cell>
          <table:table-cell office:value-type="float" office:value="20771" calcext:value-type="float">
            <text:p>2077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558779" calcext:value-type="float">
            <text:p>558779</text:p>
          </table:table-cell>
          <table:table-cell office:value-type="float" office:value="21317" calcext:value-type="float">
            <text:p>213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560400" calcext:value-type="float">
            <text:p>560400</text:p>
          </table:table-cell>
          <table:table-cell office:value-type="float" office:value="20966" calcext:value-type="float">
            <text:p>209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62507" calcext:value-type="float">
            <text:p>562507</text:p>
          </table:table-cell>
          <table:table-cell office:value-type="float" office:value="21359" calcext:value-type="float">
            <text:p>213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564888" calcext:value-type="float">
            <text:p>564888</text:p>
          </table:table-cell>
          <table:table-cell office:value-type="float" office:value="21355" calcext:value-type="float">
            <text:p>213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float" office:value="564526" calcext:value-type="float">
            <text:p>564526</text:p>
          </table:table-cell>
          <table:table-cell office:value-type="float" office:value="21348" calcext:value-type="float">
            <text:p>2134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564974" calcext:value-type="float">
            <text:p>564974</text:p>
          </table:table-cell>
          <table:table-cell office:value-type="float" office:value="20895" calcext:value-type="float">
            <text:p>2089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567198" calcext:value-type="float">
            <text:p>567198</text:p>
          </table:table-cell>
          <table:table-cell office:value-type="float" office:value="20697" calcext:value-type="float">
            <text:p>206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567624" calcext:value-type="float">
            <text:p>567624</text:p>
          </table:table-cell>
          <table:table-cell office:value-type="float" office:value="20609" calcext:value-type="float">
            <text:p>206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567758" calcext:value-type="float">
            <text:p>567758</text:p>
          </table:table-cell>
          <table:table-cell office:value-type="float" office:value="21262" calcext:value-type="float">
            <text:p>2126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567374" calcext:value-type="float">
            <text:p>567374</text:p>
          </table:table-cell>
          <table:table-cell office:value-type="float" office:value="21303" calcext:value-type="float">
            <text:p>2130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office:value-type="float" office:value="568384" calcext:value-type="float">
            <text:p>568384</text:p>
          </table:table-cell>
          <table:table-cell office:value-type="float" office:value="21656" calcext:value-type="float">
            <text:p>2165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575593" calcext:value-type="float">
            <text:p>575593</text:p>
          </table:table-cell>
          <table:table-cell office:value-type="float" office:value="21518" calcext:value-type="float">
            <text:p>215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573238" calcext:value-type="float">
            <text:p>573238</text:p>
          </table:table-cell>
          <table:table-cell office:value-type="float" office:value="21057" calcext:value-type="float">
            <text:p>210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571102" calcext:value-type="float">
            <text:p>571102</text:p>
          </table:table-cell>
          <table:table-cell office:value-type="float" office:value="20883" calcext:value-type="float">
            <text:p>2088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573557" calcext:value-type="float">
            <text:p>573557</text:p>
          </table:table-cell>
          <table:table-cell office:value-type="float" office:value="21024" calcext:value-type="float">
            <text:p>2102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float" office:value="577723" calcext:value-type="float">
            <text:p>577723</text:p>
          </table:table-cell>
          <table:table-cell office:value-type="float" office:value="21618" calcext:value-type="float">
            <text:p>216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579341" calcext:value-type="float">
            <text:p>579341</text:p>
          </table:table-cell>
          <table:table-cell office:value-type="float" office:value="21822" calcext:value-type="float">
            <text:p>218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576875" calcext:value-type="float">
            <text:p>576875</text:p>
          </table:table-cell>
          <table:table-cell office:value-type="float" office:value="21323" calcext:value-type="float">
            <text:p>2132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573619" calcext:value-type="float">
            <text:p>573619</text:p>
          </table:table-cell>
          <table:table-cell office:value-type="float" office:value="21411" calcext:value-type="float">
            <text:p>214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office:value-type="float" office:value="577276" calcext:value-type="float">
            <text:p>577276</text:p>
          </table:table-cell>
          <table:table-cell office:value-type="float" office:value="21923" calcext:value-type="float">
            <text:p>219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578946" calcext:value-type="float">
            <text:p>578946</text:p>
          </table:table-cell>
          <table:table-cell office:value-type="float" office:value="21670" calcext:value-type="float">
            <text:p>2167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581640" calcext:value-type="float">
            <text:p>581640</text:p>
          </table:table-cell>
          <table:table-cell office:value-type="float" office:value="21757" calcext:value-type="float">
            <text:p>217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583919" calcext:value-type="float">
            <text:p>58391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582812" calcext:value-type="float">
            <text:p>582812</text:p>
          </table:table-cell>
          <table:table-cell office:value-type="float" office:value="21626" calcext:value-type="float">
            <text:p>216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584940" calcext:value-type="float">
            <text:p>584940</text:p>
          </table:table-cell>
          <table:table-cell office:value-type="float" office:value="22385" calcext:value-type="float">
            <text:p>2238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585873" calcext:value-type="float">
            <text:p>585873</text:p>
          </table:table-cell>
          <table:table-cell office:value-type="float" office:value="22347" calcext:value-type="float">
            <text:p>223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589555" calcext:value-type="float">
            <text:p>589555</text:p>
          </table:table-cell>
          <table:table-cell office:value-type="float" office:value="22386" calcext:value-type="float">
            <text:p>22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81963" calcext:value-type="float">
            <text:p>581963</text:p>
          </table:table-cell>
          <table:table-cell office:value-type="float" office:value="21437" calcext:value-type="float">
            <text:p>2143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584747" calcext:value-type="float">
            <text:p>584747</text:p>
          </table:table-cell>
          <table:table-cell office:value-type="float" office:value="22033" calcext:value-type="float">
            <text:p>2203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588009" calcext:value-type="float">
            <text:p>588009</text:p>
          </table:table-cell>
          <table:table-cell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586048" calcext:value-type="float">
            <text:p>586048</text:p>
          </table:table-cell>
          <table:table-cell office:value-type="float" office:value="22468" calcext:value-type="float">
            <text:p>2246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588813" calcext:value-type="float">
            <text:p>588813</text:p>
          </table:table-cell>
          <table:table-cell office:value-type="float" office:value="22354" calcext:value-type="float">
            <text:p>2235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589995" calcext:value-type="float">
            <text:p>589995</text:p>
          </table:table-cell>
          <table:table-cell office:value-type="float" office:value="22605" calcext:value-type="float">
            <text:p>2260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589777" calcext:value-type="float">
            <text:p>589777</text:p>
          </table:table-cell>
          <table:table-cell office:value-type="float" office:value="22439" calcext:value-type="float">
            <text:p>2243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591840" calcext:value-type="float">
            <text:p>591840</text:p>
          </table:table-cell>
          <table:table-cell office:value-type="float" office:value="22929" calcext:value-type="float">
            <text:p>2292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591222" calcext:value-type="float">
            <text:p>591222</text:p>
          </table:table-cell>
          <table:table-cell office:value-type="float" office:value="22538" calcext:value-type="float">
            <text:p>2253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591340" calcext:value-type="float">
            <text:p>591340</text:p>
          </table:table-cell>
          <table:table-cell office:value-type="float" office:value="22215" calcext:value-type="float">
            <text:p>2221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591282" calcext:value-type="float">
            <text:p>591282</text:p>
          </table:table-cell>
          <table:table-cell office:value-type="float" office:value="22516" calcext:value-type="float">
            <text:p>225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596689" calcext:value-type="float">
            <text:p>596689</text:p>
          </table:table-cell>
          <table:table-cell office:value-type="float" office:value="22885" calcext:value-type="float">
            <text:p>2288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float" office:value="595016" calcext:value-type="float">
            <text:p>595016</text:p>
          </table:table-cell>
          <table:table-cell office:value-type="float" office:value="23028" calcext:value-type="float">
            <text:p>2302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595740" calcext:value-type="float">
            <text:p>595740</text:p>
          </table:table-cell>
          <table:table-cell office:value-type="float" office:value="23301" calcext:value-type="float">
            <text:p>233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596794" calcext:value-type="float">
            <text:p>596794</text:p>
          </table:table-cell>
          <table:table-cell office:value-type="float" office:value="22967" calcext:value-type="float">
            <text:p>2296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592076" calcext:value-type="float">
            <text:p>592076</text:p>
          </table:table-cell>
          <table:table-cell office:value-type="float" office:value="23148" calcext:value-type="float">
            <text:p>2314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596991" calcext:value-type="float">
            <text:p>596991</text:p>
          </table:table-cell>
          <table:table-cell office:value-type="float" office:value="23374" calcext:value-type="float">
            <text:p>2337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598625" calcext:value-type="float">
            <text:p>598625</text:p>
          </table:table-cell>
          <table:table-cell office:value-type="float" office:value="23139" calcext:value-type="float">
            <text:p>2313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office:value-type="float" office:value="599721" calcext:value-type="float">
            <text:p>599721</text:p>
          </table:table-cell>
          <table:table-cell office:value-type="float" office:value="23448" calcext:value-type="float">
            <text:p>2344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596708" calcext:value-type="float">
            <text:p>596708</text:p>
          </table:table-cell>
          <table:table-cell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596013" calcext:value-type="float">
            <text:p>596013</text:p>
          </table:table-cell>
          <table:table-cell office:value-type="float" office:value="22939" calcext:value-type="float">
            <text:p>2293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596407" calcext:value-type="float">
            <text:p>596407</text:p>
          </table:table-cell>
          <table:table-cell office:value-type="float" office:value="23541" calcext:value-type="float">
            <text:p>2354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  <table:table-cell office:value-type="float" office:value="600002" calcext:value-type="float">
            <text:p>600002</text:p>
          </table:table-cell>
          <table:table-cell office:value-type="float" office:value="22809" calcext:value-type="float">
            <text:p>2280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  <table:table-cell office:value-type="float" office:value="601724" calcext:value-type="float">
            <text:p>601724</text:p>
          </table:table-cell>
          <table:table-cell office:value-type="float" office:value="23070" calcext:value-type="float">
            <text:p>2307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602906" calcext:value-type="float">
            <text:p>602906</text:p>
          </table:table-cell>
          <table:table-cell office:value-type="float" office:value="23822" calcext:value-type="float">
            <text:p>2382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604441" calcext:value-type="float">
            <text:p>604441</text:p>
          </table:table-cell>
          <table:table-cell office:value-type="float" office:value="23996" calcext:value-type="float">
            <text:p>2399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605080" calcext:value-type="float">
            <text:p>605080</text:p>
          </table:table-cell>
          <table:table-cell office:value-type="float" office:value="23733" calcext:value-type="float">
            <text:p>2373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600964" calcext:value-type="float">
            <text:p>600964</text:p>
          </table:table-cell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602612" calcext:value-type="float">
            <text:p>602612</text:p>
          </table:table-cell>
          <table:table-cell office:value-type="float" office:value="24038" calcext:value-type="float">
            <text:p>2403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float" office:value="605980" calcext:value-type="float">
            <text:p>605980</text:p>
          </table:table-cell>
          <table:table-cell office:value-type="float" office:value="24246" calcext:value-type="float">
            <text:p>242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600588" calcext:value-type="float">
            <text:p>600588</text:p>
          </table:table-cell>
          <table:table-cell office:value-type="float" office:value="22899" calcext:value-type="float">
            <text:p>2289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605088" calcext:value-type="float">
            <text:p>605088</text:p>
          </table:table-cell>
          <table:table-cell office:value-type="float" office:value="24116" calcext:value-type="float">
            <text:p>241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603343" calcext:value-type="float">
            <text:p>603343</text:p>
          </table:table-cell>
          <table:table-cell office:value-type="float" office:value="23426" calcext:value-type="float">
            <text:p>2342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605392" calcext:value-type="float">
            <text:p>605392</text:p>
          </table:table-cell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610191" calcext:value-type="float">
            <text:p>610191</text:p>
          </table:table-cell>
          <table:table-cell office:value-type="float" office:value="25354" calcext:value-type="float">
            <text:p>2535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605767" calcext:value-type="float">
            <text:p>605767</text:p>
          </table:table-cell>
          <table:table-cell office:value-type="float" office:value="23914" calcext:value-type="float">
            <text:p>2391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605120" calcext:value-type="float">
            <text:p>605120</text:p>
          </table:table-cell>
          <table:table-cell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" calcext:value-type="float">
            <text:p>8</text:p>
          </table:table-cell>
          <table:table-cell office:value-type="float" office:value="605608" calcext:value-type="float">
            <text:p>605608</text:p>
          </table:table-cell>
          <table:table-cell office:value-type="float" office:value="24280" calcext:value-type="float">
            <text:p>2428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606853" calcext:value-type="float">
            <text:p>606853</text:p>
          </table:table-cell>
          <table:table-cell office:value-type="float" office:value="24254" calcext:value-type="float">
            <text:p>2425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" calcext:value-type="float">
            <text:p>8</text:p>
          </table:table-cell>
          <table:table-cell office:value-type="float" office:value="610268" calcext:value-type="float">
            <text:p>610268</text:p>
          </table:table-cell>
          <table:table-cell office:value-type="float" office:value="24340" calcext:value-type="float">
            <text:p>2434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610798" calcext:value-type="float">
            <text:p>610798</text:p>
          </table:table-cell>
          <table:table-cell office:value-type="float" office:value="24020" calcext:value-type="float">
            <text:p>2402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607618" calcext:value-type="float">
            <text:p>607618</text:p>
          </table:table-cell>
          <table:table-cell office:value-type="float" office:value="23957" calcext:value-type="float">
            <text:p>2395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  <table:table-cell office:value-type="float" office:value="610441" calcext:value-type="float">
            <text:p>610441</text:p>
          </table:table-cell>
          <table:table-cell office:value-type="float" office:value="24735" calcext:value-type="float">
            <text:p>247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608762" calcext:value-type="float">
            <text:p>608762</text:p>
          </table:table-cell>
          <table:table-cell office:value-type="float" office:value="24307" calcext:value-type="float">
            <text:p>2430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609437" calcext:value-type="float">
            <text:p>609437</text:p>
          </table:table-cell>
          <table:table-cell office:value-type="float" office:value="24321" calcext:value-type="float">
            <text:p>2432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" calcext:value-type="float">
            <text:p>8</text:p>
          </table:table-cell>
          <table:table-cell office:value-type="float" office:value="609108" calcext:value-type="float">
            <text:p>609108</text:p>
          </table:table-cell>
          <table:table-cell office:value-type="float" office:value="23761" calcext:value-type="float">
            <text:p>2376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office:value-type="float" office:value="611014" calcext:value-type="float">
            <text:p>611014</text:p>
          </table:table-cell>
          <table:table-cell office:value-type="float" office:value="24239" calcext:value-type="float">
            <text:p>2423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612895" calcext:value-type="float">
            <text:p>612895</text:p>
          </table:table-cell>
          <table:table-cell office:value-type="float" office:value="24610" calcext:value-type="float">
            <text:p>2461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613446" calcext:value-type="float">
            <text:p>613446</text:p>
          </table:table-cell>
          <table:table-cell office:value-type="float" office:value="24503" calcext:value-type="float">
            <text:p>2450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office:value-type="float" office:value="614415" calcext:value-type="float">
            <text:p>614415</text:p>
          </table:table-cell>
          <table:table-cell office:value-type="float" office:value="25358" calcext:value-type="float">
            <text:p>253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613624" calcext:value-type="float">
            <text:p>613624</text:p>
          </table:table-cell>
          <table:table-cell office:value-type="float" office:value="24554" calcext:value-type="float">
            <text:p>2455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" calcext:value-type="float">
            <text:p>8</text:p>
          </table:table-cell>
          <table:table-cell office:value-type="float" office:value="612898" calcext:value-type="float">
            <text:p>612898</text:p>
          </table:table-cell>
          <table:table-cell office:value-type="float" office:value="24363" calcext:value-type="float">
            <text:p>2436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" calcext:value-type="float">
            <text:p>8</text:p>
          </table:table-cell>
          <table:table-cell office:value-type="float" office:value="614380" calcext:value-type="float">
            <text:p>614380</text:p>
          </table:table-cell>
          <table:table-cell office:value-type="float" office:value="25030" calcext:value-type="float">
            <text:p>2503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617402" calcext:value-type="float">
            <text:p>617402</text:p>
          </table:table-cell>
          <table:table-cell office:value-type="float" office:value="25605" calcext:value-type="float">
            <text:p>2560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float" office:value="617099" calcext:value-type="float">
            <text:p>617099</text:p>
          </table:table-cell>
          <table:table-cell office:value-type="float" office:value="25027" calcext:value-type="float">
            <text:p>2502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611995" calcext:value-type="float">
            <text:p>611995</text:p>
          </table:table-cell>
          <table:table-cell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616078" calcext:value-type="float">
            <text:p>616078</text:p>
          </table:table-cell>
          <table:table-cell office:value-type="float" office:value="24844" calcext:value-type="float">
            <text:p>2484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float" office:value="618571" calcext:value-type="float">
            <text:p>618571</text:p>
          </table:table-cell>
          <table:table-cell office:value-type="float" office:value="26597" calcext:value-type="float">
            <text:p>2659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float" office:value="616365" calcext:value-type="float">
            <text:p>616365</text:p>
          </table:table-cell>
          <table:table-cell office:value-type="float" office:value="24251" calcext:value-type="float">
            <text:p>2425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617111" calcext:value-type="float">
            <text:p>617111</text:p>
          </table:table-cell>
          <table:table-cell office:value-type="float" office:value="25047" calcext:value-type="float">
            <text:p>250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615246" calcext:value-type="float">
            <text:p>615246</text:p>
          </table:table-cell>
          <table:table-cell office:value-type="float" office:value="24423" calcext:value-type="float">
            <text:p>2442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614332" calcext:value-type="float">
            <text:p>614332</text:p>
          </table:table-cell>
          <table:table-cell office:value-type="float" office:value="24853" calcext:value-type="float">
            <text:p>2485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618777" calcext:value-type="float">
            <text:p>618777</text:p>
          </table:table-cell>
          <table:table-cell office:value-type="float" office:value="25631" calcext:value-type="float">
            <text:p>2563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617671" calcext:value-type="float">
            <text:p>617671</text:p>
          </table:table-cell>
          <table:table-cell office:value-type="float" office:value="25291" calcext:value-type="float">
            <text:p>2529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float" office:value="623136" calcext:value-type="float">
            <text:p>623136</text:p>
          </table:table-cell>
          <table:table-cell office:value-type="float" office:value="26510" calcext:value-type="float">
            <text:p>2651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619626" calcext:value-type="float">
            <text:p>619626</text:p>
          </table:table-cell>
          <table:table-cell office:value-type="float" office:value="25615" calcext:value-type="float">
            <text:p>2561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615714" calcext:value-type="float">
            <text:p>615714</text:p>
          </table:table-cell>
          <table:table-cell office:value-type="float" office:value="25598" calcext:value-type="float">
            <text:p>2559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float" office:value="618154" calcext:value-type="float">
            <text:p>618154</text:p>
          </table:table-cell>
          <table:table-cell office:value-type="float" office:value="25030" calcext:value-type="float">
            <text:p>2503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620228" calcext:value-type="float">
            <text:p>620228</text:p>
          </table:table-cell>
          <table:table-cell office:value-type="float" office:value="26054" calcext:value-type="float">
            <text:p>2605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float" office:value="622774" calcext:value-type="float">
            <text:p>622774</text:p>
          </table:table-cell>
          <table:table-cell office:value-type="float" office:value="25849" calcext:value-type="float">
            <text:p>2584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619256" calcext:value-type="float">
            <text:p>619256</text:p>
          </table:table-cell>
          <table:table-cell office:value-type="float" office:value="24733" calcext:value-type="float">
            <text:p>2473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621914" calcext:value-type="float">
            <text:p>621914</text:p>
          </table:table-cell>
          <table:table-cell office:value-type="float" office:value="25483" calcext:value-type="float">
            <text:p>2548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" calcext:value-type="float">
            <text:p>8</text:p>
          </table:table-cell>
          <table:table-cell office:value-type="float" office:value="618510" calcext:value-type="float">
            <text:p>618510</text:p>
          </table:table-cell>
          <table:table-cell office:value-type="float" office:value="25226" calcext:value-type="float">
            <text:p>2522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622756" calcext:value-type="float">
            <text:p>622756</text:p>
          </table:table-cell>
          <table:table-cell office:value-type="float" office:value="25363" calcext:value-type="float">
            <text:p>2536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620066" calcext:value-type="float">
            <text:p>620066</text:p>
          </table:table-cell>
          <table:table-cell office:value-type="float" office:value="25290" calcext:value-type="float">
            <text:p>2529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623233" calcext:value-type="float">
            <text:p>623233</text:p>
          </table:table-cell>
          <table:table-cell office:value-type="float" office:value="26401" calcext:value-type="float">
            <text:p>2640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office:value-type="float" office:value="621473" calcext:value-type="float">
            <text:p>621473</text:p>
          </table:table-cell>
          <table:table-cell office:value-type="float" office:value="25407" calcext:value-type="float">
            <text:p>2540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629039" calcext:value-type="float">
            <text:p>629039</text:p>
          </table:table-cell>
          <table:table-cell office:value-type="float" office:value="26875" calcext:value-type="float">
            <text:p>268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office:value-type="float" office:value="625069" calcext:value-type="float">
            <text:p>625069</text:p>
          </table:table-cell>
          <table:table-cell office:value-type="float" office:value="26333" calcext:value-type="float">
            <text:p>2633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623710" calcext:value-type="float">
            <text:p>623710</text:p>
          </table:table-cell>
          <table:table-cell office:value-type="float" office:value="26297" calcext:value-type="float">
            <text:p>2629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621036" calcext:value-type="float">
            <text:p>621036</text:p>
          </table:table-cell>
          <table:table-cell office:value-type="float" office:value="25135" calcext:value-type="float">
            <text:p>2513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623824" calcext:value-type="float">
            <text:p>623824</text:p>
          </table:table-cell>
          <table:table-cell office:value-type="float" office:value="26073" calcext:value-type="float">
            <text:p>2607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office:value-type="float" office:value="622125" calcext:value-type="float">
            <text:p>622125</text:p>
          </table:table-cell>
          <table:table-cell office:value-type="float" office:value="26187" calcext:value-type="float">
            <text:p>2618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621835" calcext:value-type="float">
            <text:p>621835</text:p>
          </table:table-cell>
          <table:table-cell office:value-type="float" office:value="26215" calcext:value-type="float">
            <text:p>2621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625706" calcext:value-type="float">
            <text:p>625706</text:p>
          </table:table-cell>
          <table:table-cell office:value-type="float" office:value="26445" calcext:value-type="float">
            <text:p>2644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627681" calcext:value-type="float">
            <text:p>627681</text:p>
          </table:table-cell>
          <table:table-cell office:value-type="float" office:value="26693" calcext:value-type="float">
            <text:p>2669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626313" calcext:value-type="float">
            <text:p>626313</text:p>
          </table:table-cell>
          <table:table-cell office:value-type="float" office:value="26617" calcext:value-type="float">
            <text:p>2661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  <table:table-cell office:value-type="float" office:value="624711" calcext:value-type="float">
            <text:p>624711</text:p>
          </table:table-cell>
          <table:table-cell office:value-type="float" office:value="25818" calcext:value-type="float">
            <text:p>258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626466" calcext:value-type="float">
            <text:p>626466</text:p>
          </table:table-cell>
          <table:table-cell office:value-type="float" office:value="26576" calcext:value-type="float">
            <text:p>2657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628928" calcext:value-type="float">
            <text:p>628928</text:p>
          </table:table-cell>
          <table:table-cell office:value-type="float" office:value="26995" calcext:value-type="float">
            <text:p>269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628418" calcext:value-type="float">
            <text:p>628418</text:p>
          </table:table-cell>
          <table:table-cell office:value-type="float" office:value="26395" calcext:value-type="float">
            <text:p>2639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631466" calcext:value-type="float">
            <text:p>631466</text:p>
          </table:table-cell>
          <table:table-cell office:value-type="float" office:value="26579" calcext:value-type="float">
            <text:p>2657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626650" calcext:value-type="float">
            <text:p>626650</text:p>
          </table:table-cell>
          <table:table-cell office:value-type="float" office:value="26707" calcext:value-type="float">
            <text:p>2670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630834" calcext:value-type="float">
            <text:p>630834</text:p>
          </table:table-cell>
          <table:table-cell office:value-type="float" office:value="26697" calcext:value-type="float">
            <text:p>2669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627630" calcext:value-type="float">
            <text:p>627630</text:p>
          </table:table-cell>
          <table:table-cell office:value-type="float" office:value="26646" calcext:value-type="float">
            <text:p>2664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631031" calcext:value-type="float">
            <text:p>631031</text:p>
          </table:table-cell>
          <table:table-cell office:value-type="float" office:value="27037" calcext:value-type="float">
            <text:p>2703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628606" calcext:value-type="float">
            <text:p>628606</text:p>
          </table:table-cell>
          <table:table-cell office:value-type="float" office:value="26435" calcext:value-type="float">
            <text:p>2643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629577" calcext:value-type="float">
            <text:p>629577</text:p>
          </table:table-cell>
          <table:table-cell office:value-type="float" office:value="26899" calcext:value-type="float">
            <text:p>2689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633027" calcext:value-type="float">
            <text:p>633027</text:p>
          </table:table-cell>
          <table:table-cell office:value-type="float" office:value="26960" calcext:value-type="float">
            <text:p>269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630981" calcext:value-type="float">
            <text:p>630981</text:p>
          </table:table-cell>
          <table:table-cell office:value-type="float" office:value="27172" calcext:value-type="float">
            <text:p>271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27987" calcext:value-type="float">
            <text:p>627987</text:p>
          </table:table-cell>
          <table:table-cell office:value-type="float" office:value="25952" calcext:value-type="float">
            <text:p>259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626347" calcext:value-type="float">
            <text:p>626347</text:p>
          </table:table-cell>
          <table:table-cell office:value-type="float" office:value="26601" calcext:value-type="float">
            <text:p>2660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28957" calcext:value-type="float">
            <text:p>628957</text:p>
          </table:table-cell>
          <table:table-cell office:value-type="float" office:value="26687" calcext:value-type="float">
            <text:p>2668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631317" calcext:value-type="float">
            <text:p>631317</text:p>
          </table:table-cell>
          <table:table-cell office:value-type="float" office:value="26298" calcext:value-type="float">
            <text:p>2629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632954" calcext:value-type="float">
            <text:p>632954</text:p>
          </table:table-cell>
          <table:table-cell office:value-type="float" office:value="26914" calcext:value-type="float">
            <text:p>2691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631349" calcext:value-type="float">
            <text:p>631349</text:p>
          </table:table-cell>
          <table:table-cell office:value-type="float" office:value="27092" calcext:value-type="float">
            <text:p>2709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626351" calcext:value-type="float">
            <text:p>626351</text:p>
          </table:table-cell>
          <table:table-cell office:value-type="float" office:value="26052" calcext:value-type="float">
            <text:p>2605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630121" calcext:value-type="float">
            <text:p>630121</text:p>
          </table:table-cell>
          <table:table-cell office:value-type="float" office:value="27041" calcext:value-type="float">
            <text:p>2704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636434" calcext:value-type="float">
            <text:p>636434</text:p>
          </table:table-cell>
          <table:table-cell office:value-type="float" office:value="27762" calcext:value-type="float">
            <text:p>2776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632946" calcext:value-type="float">
            <text:p>632946</text:p>
          </table:table-cell>
          <table:table-cell office:value-type="float" office:value="26913" calcext:value-type="float">
            <text:p>2691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631159" calcext:value-type="float">
            <text:p>631159</text:p>
          </table:table-cell>
          <table:table-cell office:value-type="float" office:value="26695" calcext:value-type="float">
            <text:p>2669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" calcext:value-type="float">
            <text:p>8</text:p>
          </table:table-cell>
          <table:table-cell office:value-type="float" office:value="628812" calcext:value-type="float">
            <text:p>628812</text:p>
          </table:table-cell>
          <table:table-cell office:value-type="float" office:value="26607" calcext:value-type="float">
            <text:p>2660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633294" calcext:value-type="float">
            <text:p>633294</text:p>
          </table:table-cell>
          <table:table-cell office:value-type="float" office:value="27252" calcext:value-type="float">
            <text:p>27252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float" office:value="634406" calcext:value-type="float">
            <text:p>634406</text:p>
          </table:table-cell>
          <table:table-cell office:value-type="float" office:value="27953" calcext:value-type="float">
            <text:p>2795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631792" calcext:value-type="float">
            <text:p>631792</text:p>
          </table:table-cell>
          <table:table-cell office:value-type="float" office:value="27440" calcext:value-type="float">
            <text:p>2744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float" office:value="634666" calcext:value-type="float">
            <text:p>634666</text:p>
          </table:table-cell>
          <table:table-cell office:value-type="float" office:value="27242" calcext:value-type="float">
            <text:p>27242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633657" calcext:value-type="float">
            <text:p>633657</text:p>
          </table:table-cell>
          <table:table-cell office:value-type="float" office:value="27335" calcext:value-type="float">
            <text:p>2733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635397" calcext:value-type="float">
            <text:p>635397</text:p>
          </table:table-cell>
          <table:table-cell office:value-type="float" office:value="27353" calcext:value-type="float">
            <text:p>2735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635606" calcext:value-type="float">
            <text:p>635606</text:p>
          </table:table-cell>
          <table:table-cell office:value-type="float" office:value="27567" calcext:value-type="float">
            <text:p>2756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635906" calcext:value-type="float">
            <text:p>635906</text:p>
          </table:table-cell>
          <table:table-cell office:value-type="float" office:value="28241" calcext:value-type="float">
            <text:p>2824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635081" calcext:value-type="float">
            <text:p>635081</text:p>
          </table:table-cell>
          <table:table-cell office:value-type="float" office:value="27440" calcext:value-type="float">
            <text:p>2744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635886" calcext:value-type="float">
            <text:p>635886</text:p>
          </table:table-cell>
          <table:table-cell office:value-type="float" office:value="27655" calcext:value-type="float">
            <text:p>2765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635849" calcext:value-type="float">
            <text:p>635849</text:p>
          </table:table-cell>
          <table:table-cell office:value-type="float" office:value="27523" calcext:value-type="float">
            <text:p>2752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636251" calcext:value-type="float">
            <text:p>636251</text:p>
          </table:table-cell>
          <table:table-cell office:value-type="float" office:value="27877" calcext:value-type="float">
            <text:p>2787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630843" calcext:value-type="float">
            <text:p>630843</text:p>
          </table:table-cell>
          <table:table-cell office:value-type="float" office:value="27157" calcext:value-type="float">
            <text:p>2715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636456" calcext:value-type="float">
            <text:p>636456</text:p>
          </table:table-cell>
          <table:table-cell office:value-type="float" office:value="27758" calcext:value-type="float">
            <text:p>2775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636917" calcext:value-type="float">
            <text:p>636917</text:p>
          </table:table-cell>
          <table:table-cell office:value-type="float" office:value="27725" calcext:value-type="float">
            <text:p>2772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float" office:value="638336" calcext:value-type="float">
            <text:p>638336</text:p>
          </table:table-cell>
          <table:table-cell office:value-type="float" office:value="27798" calcext:value-type="float">
            <text:p>2779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float" office:value="633571" calcext:value-type="float">
            <text:p>633571</text:p>
          </table:table-cell>
          <table:table-cell office:value-type="float" office:value="27240" calcext:value-type="float">
            <text:p>2724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float" office:value="637405" calcext:value-type="float">
            <text:p>637405</text:p>
          </table:table-cell>
          <table:table-cell office:value-type="float" office:value="27278" calcext:value-type="float">
            <text:p>2727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635062" calcext:value-type="float">
            <text:p>635062</text:p>
          </table:table-cell>
          <table:table-cell office:value-type="float" office:value="27984" calcext:value-type="float">
            <text:p>2798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float" office:value="639952" calcext:value-type="float">
            <text:p>639952</text:p>
          </table:table-cell>
          <table:table-cell office:value-type="float" office:value="28356" calcext:value-type="float">
            <text:p>2835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float" office:value="636599" calcext:value-type="float">
            <text:p>636599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638111" calcext:value-type="float">
            <text:p>638111</text:p>
          </table:table-cell>
          <table:table-cell office:value-type="float" office:value="27903" calcext:value-type="float">
            <text:p>2790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float" office:value="638021" calcext:value-type="float">
            <text:p>638021</text:p>
          </table:table-cell>
          <table:table-cell office:value-type="float" office:value="27777" calcext:value-type="float">
            <text:p>2777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640215" calcext:value-type="float">
            <text:p>640215</text:p>
          </table:table-cell>
          <table:table-cell office:value-type="float" office:value="27902" calcext:value-type="float">
            <text:p>2790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637288" calcext:value-type="float">
            <text:p>637288</text:p>
          </table:table-cell>
          <table:table-cell office:value-type="float" office:value="27829" calcext:value-type="float">
            <text:p>2782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float" office:value="638429" calcext:value-type="float">
            <text:p>638429</text:p>
          </table:table-cell>
          <table:table-cell office:value-type="float" office:value="27580" calcext:value-type="float">
            <text:p>2758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635913" calcext:value-type="float">
            <text:p>635913</text:p>
          </table:table-cell>
          <table:table-cell office:value-type="float" office:value="27302" calcext:value-type="float">
            <text:p>2730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float" office:value="638466" calcext:value-type="float">
            <text:p>638466</text:p>
          </table:table-cell>
          <table:table-cell office:value-type="float" office:value="27237" calcext:value-type="float">
            <text:p>2723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632254" calcext:value-type="float">
            <text:p>632254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float" office:value="637582" calcext:value-type="float">
            <text:p>637582</text:p>
          </table:table-cell>
          <table:table-cell office:value-type="float" office:value="28733" calcext:value-type="float">
            <text:p>2873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638841" calcext:value-type="float">
            <text:p>638841</text:p>
          </table:table-cell>
          <table:table-cell office:value-type="float" office:value="27815" calcext:value-type="float">
            <text:p>2781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639926" calcext:value-type="float">
            <text:p>639926</text:p>
          </table:table-cell>
          <table:table-cell office:value-type="float" office:value="27949" calcext:value-type="float">
            <text:p>2794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float" office:value="638990" calcext:value-type="float">
            <text:p>638990</text:p>
          </table:table-cell>
          <table:table-cell office:value-type="float" office:value="27832" calcext:value-type="float">
            <text:p>2783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640510" calcext:value-type="float">
            <text:p>640510</text:p>
          </table:table-cell>
          <table:table-cell office:value-type="float" office:value="28406" calcext:value-type="float">
            <text:p>2840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float" office:value="638029" calcext:value-type="float">
            <text:p>638029</text:p>
          </table:table-cell>
          <table:table-cell office:value-type="float" office:value="27797" calcext:value-type="float">
            <text:p>2779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639163" calcext:value-type="float">
            <text:p>639163</text:p>
          </table:table-cell>
          <table:table-cell office:value-type="float" office:value="27661" calcext:value-type="float">
            <text:p>2766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638838" calcext:value-type="float">
            <text:p>638838</text:p>
          </table:table-cell>
          <table:table-cell office:value-type="float" office:value="27694" calcext:value-type="float">
            <text:p>2769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float" office:value="638239" calcext:value-type="float">
            <text:p>638239</text:p>
          </table:table-cell>
          <table:table-cell office:value-type="float" office:value="29002" calcext:value-type="float">
            <text:p>2900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41684" calcext:value-type="float">
            <text:p>641684</text:p>
          </table:table-cell>
          <table:table-cell office:value-type="float" office:value="28518" calcext:value-type="float">
            <text:p>2851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float" office:value="642675" calcext:value-type="float">
            <text:p>642675</text:p>
          </table:table-cell>
          <table:table-cell office:value-type="float" office:value="28820" calcext:value-type="float">
            <text:p>2882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638934" calcext:value-type="float">
            <text:p>638934</text:p>
          </table:table-cell>
          <table:table-cell office:value-type="float" office:value="28493" calcext:value-type="float">
            <text:p>2849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float" office:value="642712" calcext:value-type="float">
            <text:p>642712</text:p>
          </table:table-cell>
          <table:table-cell office:value-type="float" office:value="29628" calcext:value-type="float">
            <text:p>2962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float" office:value="642074" calcext:value-type="float">
            <text:p>642074</text:p>
          </table:table-cell>
          <table:table-cell office:value-type="float" office:value="28367" calcext:value-type="float">
            <text:p>2836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float" office:value="641603" calcext:value-type="float">
            <text:p>641603</text:p>
          </table:table-cell>
          <table:table-cell office:value-type="float" office:value="27520" calcext:value-type="float">
            <text:p>2752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641275" calcext:value-type="float">
            <text:p>641275</text:p>
          </table:table-cell>
          <table:table-cell office:value-type="float" office:value="28465" calcext:value-type="float">
            <text:p>2846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float" office:value="641920" calcext:value-type="float">
            <text:p>641920</text:p>
          </table:table-cell>
          <table:table-cell office:value-type="float" office:value="28508" calcext:value-type="float">
            <text:p>2850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float" office:value="638608" calcext:value-type="float">
            <text:p>638608</text:p>
          </table:table-cell>
          <table:table-cell office:value-type="float" office:value="27716" calcext:value-type="float">
            <text:p>2771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float" office:value="638929" calcext:value-type="float">
            <text:p>638929</text:p>
          </table:table-cell>
          <table:table-cell office:value-type="float" office:value="27684" calcext:value-type="float">
            <text:p>276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640570" calcext:value-type="float">
            <text:p>640570</text:p>
          </table:table-cell>
          <table:table-cell office:value-type="float" office:value="27477" calcext:value-type="float">
            <text:p>2747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float" office:value="644097" calcext:value-type="float">
            <text:p>644097</text:p>
          </table:table-cell>
          <table:table-cell office:value-type="float" office:value="29195" calcext:value-type="float">
            <text:p>29195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float" office:value="642974" calcext:value-type="float">
            <text:p>642974</text:p>
          </table:table-cell>
          <table:table-cell office:value-type="float" office:value="28720" calcext:value-type="float">
            <text:p>2872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float" office:value="639453" calcext:value-type="float">
            <text:p>639453</text:p>
          </table:table-cell>
          <table:table-cell office:value-type="float" office:value="27728" calcext:value-type="float">
            <text:p>2772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float" office:value="640478" calcext:value-type="float">
            <text:p>640478</text:p>
          </table:table-cell>
          <table:table-cell office:value-type="float" office:value="28133" calcext:value-type="float">
            <text:p>2813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643442" calcext:value-type="float">
            <text:p>643442</text:p>
          </table:table-cell>
          <table:table-cell office:value-type="float" office:value="29030" calcext:value-type="float">
            <text:p>2903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float" office:value="644429" calcext:value-type="float">
            <text:p>644429</text:p>
          </table:table-cell>
          <table:table-cell office:value-type="float" office:value="29323" calcext:value-type="float">
            <text:p>2932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float" office:value="649145" calcext:value-type="float">
            <text:p>649145</text:p>
          </table:table-cell>
          <table:table-cell office:value-type="float" office:value="29364" calcext:value-type="float">
            <text:p>2936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646468" calcext:value-type="float">
            <text:p>646468</text:p>
          </table:table-cell>
          <table:table-cell office:value-type="float" office:value="29445" calcext:value-type="float">
            <text:p>2944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646623" calcext:value-type="float">
            <text:p>646623</text:p>
          </table:table-cell>
          <table:table-cell office:value-type="float" office:value="29685" calcext:value-type="float">
            <text:p>2968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646656" calcext:value-type="float">
            <text:p>646656</text:p>
          </table:table-cell>
          <table:table-cell office:value-type="float" office:value="29082" calcext:value-type="float">
            <text:p>2908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float" office:value="644870" calcext:value-type="float">
            <text:p>644870</text:p>
          </table:table-cell>
          <table:table-cell office:value-type="float" office:value="29494" calcext:value-type="float">
            <text:p>2949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float" office:value="640023" calcext:value-type="float">
            <text:p>640023</text:p>
          </table:table-cell>
          <table:table-cell office:value-type="float" office:value="27754" calcext:value-type="float">
            <text:p>2775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float" office:value="641120" calcext:value-type="float">
            <text:p>641120</text:p>
          </table:table-cell>
          <table:table-cell office:value-type="float" office:value="27919" calcext:value-type="float">
            <text:p>2791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float" office:value="642632" calcext:value-type="float">
            <text:p>642632</text:p>
          </table:table-cell>
          <table:table-cell office:value-type="float" office:value="28713" calcext:value-type="float">
            <text:p>2871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645874" calcext:value-type="float">
            <text:p>645874</text:p>
          </table:table-cell>
          <table:table-cell office:value-type="float" office:value="28971" calcext:value-type="float">
            <text:p>2897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float" office:value="642587" calcext:value-type="float">
            <text:p>642587</text:p>
          </table:table-cell>
          <table:table-cell office:value-type="float" office:value="28764" calcext:value-type="float">
            <text:p>2876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642574" calcext:value-type="float">
            <text:p>642574</text:p>
          </table:table-cell>
          <table:table-cell office:value-type="float" office:value="28243" calcext:value-type="float">
            <text:p>2824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float" office:value="644341" calcext:value-type="float">
            <text:p>644341</text:p>
          </table:table-cell>
          <table:table-cell office:value-type="float" office:value="29103" calcext:value-type="float">
            <text:p>2910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float" office:value="642146" calcext:value-type="float">
            <text:p>642146</text:p>
          </table:table-cell>
          <table:table-cell office:value-type="float" office:value="28988" calcext:value-type="float">
            <text:p>289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645441" calcext:value-type="float">
            <text:p>645441</text:p>
          </table:table-cell>
          <table:table-cell office:value-type="float" office:value="28867" calcext:value-type="float">
            <text:p>2886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645939" calcext:value-type="float">
            <text:p>645939</text:p>
          </table:table-cell>
          <table:table-cell office:value-type="float" office:value="29207" calcext:value-type="float">
            <text:p>2920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float" office:value="645744" calcext:value-type="float">
            <text:p>645744</text:p>
          </table:table-cell>
          <table:table-cell office:value-type="float" office:value="28537" calcext:value-type="float">
            <text:p>2853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float" office:value="644688" calcext:value-type="float">
            <text:p>644688</text:p>
          </table:table-cell>
          <table:table-cell office:value-type="float" office:value="28358" calcext:value-type="float">
            <text:p>2835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float" office:value="647023" calcext:value-type="float">
            <text:p>647023</text:p>
          </table:table-cell>
          <table:table-cell office:value-type="float" office:value="29229" calcext:value-type="float">
            <text:p>2922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648899" calcext:value-type="float">
            <text:p>648899</text:p>
          </table:table-cell>
          <table:table-cell office:value-type="float" office:value="29763" calcext:value-type="float">
            <text:p>2976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float" office:value="644817" calcext:value-type="float">
            <text:p>644817</text:p>
          </table:table-cell>
          <table:table-cell office:value-type="float" office:value="28967" calcext:value-type="float">
            <text:p>2896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float" office:value="645438" calcext:value-type="float">
            <text:p>645438</text:p>
          </table:table-cell>
          <table:table-cell office:value-type="float" office:value="29274" calcext:value-type="float">
            <text:p>2927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float" office:value="645363" calcext:value-type="float">
            <text:p>645363</text:p>
          </table:table-cell>
          <table:table-cell office:value-type="float" office:value="28679" calcext:value-type="float">
            <text:p>2867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648081" calcext:value-type="float">
            <text:p>648081</text:p>
          </table:table-cell>
          <table:table-cell office:value-type="float" office:value="29359" calcext:value-type="float">
            <text:p>293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646031" calcext:value-type="float">
            <text:p>646031</text:p>
          </table:table-cell>
          <table:table-cell office:value-type="float" office:value="28547" calcext:value-type="float">
            <text:p>2854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float" office:value="646065" calcext:value-type="float">
            <text:p>646065</text:p>
          </table:table-cell>
          <table:table-cell office:value-type="float" office:value="28816" calcext:value-type="float">
            <text:p>2881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644745" calcext:value-type="float">
            <text:p>644745</text:p>
          </table:table-cell>
          <table:table-cell office:value-type="float" office:value="28495" calcext:value-type="float">
            <text:p>2849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float" office:value="647299" calcext:value-type="float">
            <text:p>647299</text:p>
          </table:table-cell>
          <table:table-cell office:value-type="float" office:value="28956" calcext:value-type="float">
            <text:p>2895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float" office:value="649080" calcext:value-type="float">
            <text:p>649080</text:p>
          </table:table-cell>
          <table:table-cell office:value-type="float" office:value="29988" calcext:value-type="float">
            <text:p>2998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float" office:value="648639" calcext:value-type="float">
            <text:p>648639</text:p>
          </table:table-cell>
          <table:table-cell office:value-type="float" office:value="28947" calcext:value-type="float">
            <text:p>2894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float" office:value="649310" calcext:value-type="float">
            <text:p>649310</text:p>
          </table:table-cell>
          <table:table-cell office:value-type="float" office:value="29280" calcext:value-type="float">
            <text:p>2928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float" office:value="650927" calcext:value-type="float">
            <text:p>650927</text:p>
          </table:table-cell>
          <table:table-cell office:value-type="float" office:value="29576" calcext:value-type="float">
            <text:p>2957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float" office:value="648633" calcext:value-type="float">
            <text:p>648633</text:p>
          </table:table-cell>
          <table:table-cell office:value-type="float" office:value="29656" calcext:value-type="float">
            <text:p>2965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float" office:value="648530" calcext:value-type="float">
            <text:p>648530</text:p>
          </table:table-cell>
          <table:table-cell office:value-type="float" office:value="29572" calcext:value-type="float">
            <text:p>295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647438" calcext:value-type="float">
            <text:p>647438</text:p>
          </table:table-cell>
          <table:table-cell office:value-type="float" office:value="29099" calcext:value-type="float">
            <text:p>2909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float" office:value="644436" calcext:value-type="float">
            <text:p>644436</text:p>
          </table:table-cell>
          <table:table-cell office:value-type="float" office:value="28222" calcext:value-type="float">
            <text:p>2822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float" office:value="645696" calcext:value-type="float">
            <text:p>645696</text:p>
          </table:table-cell>
          <table:table-cell office:value-type="float" office:value="28448" calcext:value-type="float">
            <text:p>2844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float" office:value="646725" calcext:value-type="float">
            <text:p>646725</text:p>
          </table:table-cell>
          <table:table-cell office:value-type="float" office:value="28650" calcext:value-type="float">
            <text:p>2865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648395" calcext:value-type="float">
            <text:p>648395</text:p>
          </table:table-cell>
          <table:table-cell office:value-type="float" office:value="29773" calcext:value-type="float">
            <text:p>2977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float" office:value="647838" calcext:value-type="float">
            <text:p>647838</text:p>
          </table:table-cell>
          <table:table-cell office:value-type="float" office:value="29317" calcext:value-type="float">
            <text:p>2931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650187" calcext:value-type="float">
            <text:p>650187</text:p>
          </table:table-cell>
          <table:table-cell office:value-type="float" office:value="29436" calcext:value-type="float">
            <text:p>2943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float" office:value="644692" calcext:value-type="float">
            <text:p>644692</text:p>
          </table:table-cell>
          <table:table-cell office:value-type="float" office:value="28411" calcext:value-type="float">
            <text:p>2841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float" office:value="650510" calcext:value-type="float">
            <text:p>650510</text:p>
          </table:table-cell>
          <table:table-cell office:value-type="float" office:value="29574" calcext:value-type="float">
            <text:p>29574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float" office:value="648409" calcext:value-type="float">
            <text:p>648409</text:p>
          </table:table-cell>
          <table:table-cell office:value-type="float" office:value="28487" calcext:value-type="float">
            <text:p>284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647449" calcext:value-type="float">
            <text:p>647449</text:p>
          </table:table-cell>
          <table:table-cell office:value-type="float" office:value="29561" calcext:value-type="float">
            <text:p>2956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float" office:value="649208" calcext:value-type="float">
            <text:p>649208</text:p>
          </table:table-cell>
          <table:table-cell office:value-type="float" office:value="29153" calcext:value-type="float">
            <text:p>291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float" office:value="649069" calcext:value-type="float">
            <text:p>649069</text:p>
          </table:table-cell>
          <table:table-cell office:value-type="float" office:value="29093" calcext:value-type="float">
            <text:p>2909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652745" calcext:value-type="float">
            <text:p>652745</text:p>
          </table:table-cell>
          <table:table-cell office:value-type="float" office:value="30297" calcext:value-type="float">
            <text:p>3029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652651" calcext:value-type="float">
            <text:p>652651</text:p>
          </table:table-cell>
          <table:table-cell office:value-type="float" office:value="30848" calcext:value-type="float">
            <text:p>3084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651425" calcext:value-type="float">
            <text:p>651425</text:p>
          </table:table-cell>
          <table:table-cell office:value-type="float" office:value="29967" calcext:value-type="float">
            <text:p>29967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float" office:value="649271" calcext:value-type="float">
            <text:p>649271</text:p>
          </table:table-cell>
          <table:table-cell office:value-type="float" office:value="29101" calcext:value-type="float">
            <text:p>2910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float" office:value="651955" calcext:value-type="float">
            <text:p>651955</text:p>
          </table:table-cell>
          <table:table-cell office:value-type="float" office:value="30245" calcext:value-type="float">
            <text:p>3024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float" office:value="651711" calcext:value-type="float">
            <text:p>651711</text:p>
          </table:table-cell>
          <table:table-cell office:value-type="float" office:value="30171" calcext:value-type="float">
            <text:p>3017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float" office:value="647826" calcext:value-type="float">
            <text:p>647826</text:p>
          </table:table-cell>
          <table:table-cell office:value-type="float" office:value="29189" calcext:value-type="float">
            <text:p>2918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649728" calcext:value-type="float">
            <text:p>649728</text:p>
          </table:table-cell>
          <table:table-cell office:value-type="float" office:value="28698" calcext:value-type="float">
            <text:p>2869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float" office:value="653006" calcext:value-type="float">
            <text:p>653006</text:p>
          </table:table-cell>
          <table:table-cell office:value-type="float" office:value="29971" calcext:value-type="float">
            <text:p>2997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float" office:value="652017" calcext:value-type="float">
            <text:p>652017</text:p>
          </table:table-cell>
          <table:table-cell office:value-type="float" office:value="29959" calcext:value-type="float">
            <text:p>2995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float" office:value="650465" calcext:value-type="float">
            <text:p>650465</text:p>
          </table:table-cell>
          <table:table-cell office:value-type="float" office:value="29588" calcext:value-type="float">
            <text:p>29588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648957" calcext:value-type="float">
            <text:p>648957</text:p>
          </table:table-cell>
          <table:table-cell office:value-type="float" office:value="29248" calcext:value-type="float">
            <text:p>2924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651767" calcext:value-type="float">
            <text:p>651767</text:p>
          </table:table-cell>
          <table:table-cell office:value-type="float" office:value="29148" calcext:value-type="float">
            <text:p>29148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float" office:value="648948" calcext:value-type="float">
            <text:p>648948</text:p>
          </table:table-cell>
          <table:table-cell office:value-type="float" office:value="29088" calcext:value-type="float">
            <text:p>2908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652729" calcext:value-type="float">
            <text:p>652729</text:p>
          </table:table-cell>
          <table:table-cell office:value-type="float" office:value="30622" calcext:value-type="float">
            <text:p>3062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float" office:value="653429" calcext:value-type="float">
            <text:p>653429</text:p>
          </table:table-cell>
          <table:table-cell office:value-type="float" office:value="30172" calcext:value-type="float">
            <text:p>30172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float" office:value="648489" calcext:value-type="float">
            <text:p>648489</text:p>
          </table:table-cell>
          <table:table-cell office:value-type="float" office:value="28904" calcext:value-type="float">
            <text:p>2890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651945" calcext:value-type="float">
            <text:p>651945</text:p>
          </table:table-cell>
          <table:table-cell office:value-type="float" office:value="30786" calcext:value-type="float">
            <text:p>30786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float" office:value="655752" calcext:value-type="float">
            <text:p>655752</text:p>
          </table:table-cell>
          <table:table-cell office:value-type="float" office:value="30666" calcext:value-type="float">
            <text:p>30666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float" office:value="649875" calcext:value-type="float">
            <text:p>649875</text:p>
          </table:table-cell>
          <table:table-cell office:value-type="float" office:value="30140" calcext:value-type="float">
            <text:p>3014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float" office:value="651367" calcext:value-type="float">
            <text:p>651367</text:p>
          </table:table-cell>
          <table:table-cell office:value-type="float" office:value="28798" calcext:value-type="float">
            <text:p>28798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float" office:value="651388" calcext:value-type="float">
            <text:p>651388</text:p>
          </table:table-cell>
          <table:table-cell office:value-type="float" office:value="29241" calcext:value-type="float">
            <text:p>2924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650916" calcext:value-type="float">
            <text:p>650916</text:p>
          </table:table-cell>
          <table:table-cell office:value-type="float" office:value="29335" calcext:value-type="float">
            <text:p>2933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float" office:value="651341" calcext:value-type="float">
            <text:p>651341</text:p>
          </table:table-cell>
          <table:table-cell office:value-type="float" office:value="30632" calcext:value-type="float">
            <text:p>3063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float" office:value="648590" calcext:value-type="float">
            <text:p>648590</text:p>
          </table:table-cell>
          <table:table-cell office:value-type="float" office:value="29311" calcext:value-type="float">
            <text:p>2931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float" office:value="656342" calcext:value-type="float">
            <text:p>656342</text:p>
          </table:table-cell>
          <table:table-cell office:value-type="float" office:value="30439" calcext:value-type="float">
            <text:p>3043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float" office:value="652180" calcext:value-type="float">
            <text:p>652180</text:p>
          </table:table-cell>
          <table:table-cell office:value-type="float" office:value="29442" calcext:value-type="float">
            <text:p>2944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649904" calcext:value-type="float">
            <text:p>649904</text:p>
          </table:table-cell>
          <table:table-cell office:value-type="float" office:value="28885" calcext:value-type="float">
            <text:p>2888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651668" calcext:value-type="float">
            <text:p>651668</text:p>
          </table:table-cell>
          <table:table-cell office:value-type="float" office:value="30179" calcext:value-type="float">
            <text:p>3017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float" office:value="653394" calcext:value-type="float">
            <text:p>653394</text:p>
          </table:table-cell>
          <table:table-cell office:value-type="float" office:value="30024" calcext:value-type="float">
            <text:p>3002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651027" calcext:value-type="float">
            <text:p>651027</text:p>
          </table:table-cell>
          <table:table-cell office:value-type="float" office:value="29750" calcext:value-type="float">
            <text:p>2975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float" office:value="649379" calcext:value-type="float">
            <text:p>649379</text:p>
          </table:table-cell>
          <table:table-cell office:value-type="float" office:value="29714" calcext:value-type="float">
            <text:p>2971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650922" calcext:value-type="float">
            <text:p>650922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float" office:value="652737" calcext:value-type="float">
            <text:p>652737</text:p>
          </table:table-cell>
          <table:table-cell office:value-type="float" office:value="29784" calcext:value-type="float">
            <text:p>29784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float" office:value="654305" calcext:value-type="float">
            <text:p>654305</text:p>
          </table:table-cell>
          <table:table-cell office:value-type="float" office:value="30665" calcext:value-type="float">
            <text:p>3066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float" office:value="652090" calcext:value-type="float">
            <text:p>652090</text:p>
          </table:table-cell>
          <table:table-cell office:value-type="float" office:value="29741" calcext:value-type="float">
            <text:p>29741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float" office:value="652035" calcext:value-type="float">
            <text:p>652035</text:p>
          </table:table-cell>
          <table:table-cell office:value-type="float" office:value="29375" calcext:value-type="float">
            <text:p>293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653423" calcext:value-type="float">
            <text:p>653423</text:p>
          </table:table-cell>
          <table:table-cell office:value-type="float" office:value="30236" calcext:value-type="float">
            <text:p>30236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float" office:value="654718" calcext:value-type="float">
            <text:p>654718</text:p>
          </table:table-cell>
          <table:table-cell office:value-type="float" office:value="30224" calcext:value-type="float">
            <text:p>3022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float" office:value="650309" calcext:value-type="float">
            <text:p>650309</text:p>
          </table:table-cell>
          <table:table-cell office:value-type="float" office:value="29196" calcext:value-type="float">
            <text:p>29196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float" office:value="656890" calcext:value-type="float">
            <text:p>656890</text:p>
          </table:table-cell>
          <table:table-cell office:value-type="float" office:value="30023" calcext:value-type="float">
            <text:p>30023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float" office:value="656211" calcext:value-type="float">
            <text:p>656211</text:p>
          </table:table-cell>
          <table:table-cell office:value-type="float" office:value="30246" calcext:value-type="float">
            <text:p>3024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float" office:value="654452" calcext:value-type="float">
            <text:p>654452</text:p>
          </table:table-cell>
          <table:table-cell office:value-type="float" office:value="30608" calcext:value-type="float">
            <text:p>30608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float" office:value="657011" calcext:value-type="float">
            <text:p>657011</text:p>
          </table:table-cell>
          <table:table-cell office:value-type="float" office:value="30626" calcext:value-type="float">
            <text:p>3062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654576" calcext:value-type="float">
            <text:p>654576</text:p>
          </table:table-cell>
          <table:table-cell office:value-type="float" office:value="30291" calcext:value-type="float">
            <text:p>30291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652604" calcext:value-type="float">
            <text:p>652604</text:p>
          </table:table-cell>
          <table:table-cell office:value-type="float" office:value="30305" calcext:value-type="float">
            <text:p>3030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652134" calcext:value-type="float">
            <text:p>652134</text:p>
          </table:table-cell>
          <table:table-cell office:value-type="float" office:value="29834" calcext:value-type="float">
            <text:p>2983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649836" calcext:value-type="float">
            <text:p>649836</text:p>
          </table:table-cell>
          <table:table-cell office:value-type="float" office:value="29336" calcext:value-type="float">
            <text:p>29336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float" office:value="653794" calcext:value-type="float">
            <text:p>653794</text:p>
          </table:table-cell>
          <table:table-cell office:value-type="float" office:value="29920" calcext:value-type="float">
            <text:p>2992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655879" calcext:value-type="float">
            <text:p>655879</text:p>
          </table:table-cell>
          <table:table-cell office:value-type="float" office:value="30403" calcext:value-type="float">
            <text:p>3040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float" office:value="652949" calcext:value-type="float">
            <text:p>652949</text:p>
          </table:table-cell>
          <table:table-cell office:value-type="float" office:value="30708" calcext:value-type="float">
            <text:p>3070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float" office:value="653101" calcext:value-type="float">
            <text:p>653101</text:p>
          </table:table-cell>
          <table:table-cell office:value-type="float" office:value="30439" calcext:value-type="float">
            <text:p>30439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float" office:value="659539" calcext:value-type="float">
            <text:p>659539</text:p>
          </table:table-cell>
          <table:table-cell office:value-type="float" office:value="32520" calcext:value-type="float">
            <text:p>3252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float" office:value="651097" calcext:value-type="float">
            <text:p>651097</text:p>
          </table:table-cell>
          <table:table-cell office:value-type="float" office:value="29110" calcext:value-type="float">
            <text:p>2911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float" office:value="654065" calcext:value-type="float">
            <text:p>654065</text:p>
          </table:table-cell>
          <table:table-cell office:value-type="float" office:value="30124" calcext:value-type="float">
            <text:p>30124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float" office:value="655881" calcext:value-type="float">
            <text:p>655881</text:p>
          </table:table-cell>
          <table:table-cell office:value-type="float" office:value="30502" calcext:value-type="float">
            <text:p>3050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float" office:value="654749" calcext:value-type="float">
            <text:p>654749</text:p>
          </table:table-cell>
          <table:table-cell office:value-type="float" office:value="29754" calcext:value-type="float">
            <text:p>2975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654510" calcext:value-type="float">
            <text:p>654510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float" office:value="660155" calcext:value-type="float">
            <text:p>660155</text:p>
          </table:table-cell>
          <table:table-cell office:value-type="float" office:value="30919" calcext:value-type="float">
            <text:p>3091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float" office:value="656214" calcext:value-type="float">
            <text:p>656214</text:p>
          </table:table-cell>
          <table:table-cell office:value-type="float" office:value="30814" calcext:value-type="float">
            <text:p>3081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float" office:value="656114" calcext:value-type="float">
            <text:p>656114</text:p>
          </table:table-cell>
          <table:table-cell office:value-type="float" office:value="31138" calcext:value-type="float">
            <text:p>3113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653475" calcext:value-type="float">
            <text:p>653475</text:p>
          </table:table-cell>
          <table:table-cell office:value-type="float" office:value="29807" calcext:value-type="float">
            <text:p>2980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658252" calcext:value-type="float">
            <text:p>658252</text:p>
          </table:table-cell>
          <table:table-cell office:value-type="float" office:value="31151" calcext:value-type="float">
            <text:p>3115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float" office:value="657983" calcext:value-type="float">
            <text:p>657983</text:p>
          </table:table-cell>
          <table:table-cell office:value-type="float" office:value="31405" calcext:value-type="float">
            <text:p>3140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655770" calcext:value-type="float">
            <text:p>65577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float" office:value="660437" calcext:value-type="float">
            <text:p>660437</text:p>
          </table:table-cell>
          <table:table-cell office:value-type="float" office:value="32036" calcext:value-type="float">
            <text:p>32036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float" office:value="652742" calcext:value-type="float">
            <text:p>652742</text:p>
          </table:table-cell>
          <table:table-cell office:value-type="float" office:value="29029" calcext:value-type="float">
            <text:p>2902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659037" calcext:value-type="float">
            <text:p>659037</text:p>
          </table:table-cell>
          <table:table-cell office:value-type="float" office:value="31435" calcext:value-type="float">
            <text:p>3143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float" office:value="656926" calcext:value-type="float">
            <text:p>656926</text:p>
          </table:table-cell>
          <table:table-cell office:value-type="float" office:value="30589" calcext:value-type="float">
            <text:p>3058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float" office:value="662185" calcext:value-type="float">
            <text:p>662185</text:p>
          </table:table-cell>
          <table:table-cell office:value-type="float" office:value="31862" calcext:value-type="float">
            <text:p>3186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654581" calcext:value-type="float">
            <text:p>654581</text:p>
          </table:table-cell>
          <table:table-cell office:value-type="float" office:value="29751" calcext:value-type="float">
            <text:p>29751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653391" calcext:value-type="float">
            <text:p>653391</text:p>
          </table:table-cell>
          <table:table-cell office:value-type="float" office:value="30595" calcext:value-type="float">
            <text:p>3059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660492" calcext:value-type="float">
            <text:p>660492</text:p>
          </table:table-cell>
          <table:table-cell office:value-type="float" office:value="31251" calcext:value-type="float">
            <text:p>31251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float" office:value="657929" calcext:value-type="float">
            <text:p>657929</text:p>
          </table:table-cell>
          <table:table-cell office:value-type="float" office:value="30529" calcext:value-type="float">
            <text:p>3052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float" office:value="657840" calcext:value-type="float">
            <text:p>657840</text:p>
          </table:table-cell>
          <table:table-cell office:value-type="float" office:value="31004" calcext:value-type="float">
            <text:p>31004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float" office:value="656132" calcext:value-type="float">
            <text:p>656132</text:p>
          </table:table-cell>
          <table:table-cell office:value-type="float" office:value="30958" calcext:value-type="float">
            <text:p>3095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float" office:value="658176" calcext:value-type="float">
            <text:p>658176</text:p>
          </table:table-cell>
          <table:table-cell office:value-type="float" office:value="30947" calcext:value-type="float">
            <text:p>3094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654762" calcext:value-type="float">
            <text:p>654762</text:p>
          </table:table-cell>
          <table:table-cell office:value-type="float" office:value="30080" calcext:value-type="float">
            <text:p>30080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float" office:value="655029" calcext:value-type="float">
            <text:p>655029</text:p>
          </table:table-cell>
          <table:table-cell office:value-type="float" office:value="30573" calcext:value-type="float">
            <text:p>30573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float" office:value="655094" calcext:value-type="float">
            <text:p>655094</text:p>
          </table:table-cell>
          <table:table-cell office:value-type="float" office:value="29826" calcext:value-type="float">
            <text:p>29826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float" office:value="657532" calcext:value-type="float">
            <text:p>657532</text:p>
          </table:table-cell>
          <table:table-cell office:value-type="float" office:value="31050" calcext:value-type="float">
            <text:p>3105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float" office:value="658595" calcext:value-type="float">
            <text:p>658595</text:p>
          </table:table-cell>
          <table:table-cell office:value-type="float" office:value="31052" calcext:value-type="float">
            <text:p>3105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float" office:value="659986" calcext:value-type="float">
            <text:p>659986</text:p>
          </table:table-cell>
          <table:table-cell office:value-type="float" office:value="30779" calcext:value-type="float">
            <text:p>3077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float" office:value="655824" calcext:value-type="float">
            <text:p>655824</text:p>
          </table:table-cell>
          <table:table-cell office:value-type="float" office:value="30408" calcext:value-type="float">
            <text:p>30408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float" office:value="656907" calcext:value-type="float">
            <text:p>656907</text:p>
          </table:table-cell>
          <table:table-cell office:value-type="float" office:value="30919" calcext:value-type="float">
            <text:p>3091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float" office:value="655929" calcext:value-type="float">
            <text:p>655929</text:p>
          </table:table-cell>
          <table:table-cell office:value-type="float" office:value="30282" calcext:value-type="float">
            <text:p>3028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657022" calcext:value-type="float">
            <text:p>657022</text:p>
          </table:table-cell>
          <table:table-cell office:value-type="float" office:value="30615" calcext:value-type="float">
            <text:p>306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655343" calcext:value-type="float">
            <text:p>655343</text:p>
          </table:table-cell>
          <table:table-cell office:value-type="float" office:value="29815" calcext:value-type="float">
            <text:p>2981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float" office:value="658045" calcext:value-type="float">
            <text:p>658045</text:p>
          </table:table-cell>
          <table:table-cell office:value-type="float" office:value="30620" calcext:value-type="float">
            <text:p>3062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float" office:value="656148" calcext:value-type="float">
            <text:p>656148</text:p>
          </table:table-cell>
          <table:table-cell office:value-type="float" office:value="31420" calcext:value-type="float">
            <text:p>3142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659790" calcext:value-type="float">
            <text:p>659790</text:p>
          </table:table-cell>
          <table:table-cell office:value-type="float" office:value="31170" calcext:value-type="float">
            <text:p>3117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658576" calcext:value-type="float">
            <text:p>658576</text:p>
          </table:table-cell>
          <table:table-cell office:value-type="float" office:value="30241" calcext:value-type="float">
            <text:p>3024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float" office:value="656890" calcext:value-type="float">
            <text:p>656890</text:p>
          </table:table-cell>
          <table:table-cell office:value-type="float" office:value="30423" calcext:value-type="float">
            <text:p>3042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float" office:value="657141" calcext:value-type="float">
            <text:p>657141</text:p>
          </table:table-cell>
          <table:table-cell office:value-type="float" office:value="30032" calcext:value-type="float">
            <text:p>30032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658885" calcext:value-type="float">
            <text:p>658885</text:p>
          </table:table-cell>
          <table:table-cell office:value-type="float" office:value="30813" calcext:value-type="float">
            <text:p>3081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float" office:value="659008" calcext:value-type="float">
            <text:p>659008</text:p>
          </table:table-cell>
          <table:table-cell office:value-type="float" office:value="30422" calcext:value-type="float">
            <text:p>3042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657112" calcext:value-type="float">
            <text:p>657112</text:p>
          </table:table-cell>
          <table:table-cell office:value-type="float" office:value="30691" calcext:value-type="float">
            <text:p>3069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658743" calcext:value-type="float">
            <text:p>658743</text:p>
          </table:table-cell>
          <table:table-cell office:value-type="float" office:value="30878" calcext:value-type="float">
            <text:p>3087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" calcext:value-type="float">
            <text:p>8</text:p>
          </table:table-cell>
          <table:table-cell office:value-type="float" office:value="659276" calcext:value-type="float">
            <text:p>659276</text:p>
          </table:table-cell>
          <table:table-cell office:value-type="float" office:value="31205" calcext:value-type="float">
            <text:p>3120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" calcext:value-type="float">
            <text:p>8</text:p>
          </table:table-cell>
          <table:table-cell office:value-type="float" office:value="653376" calcext:value-type="float">
            <text:p>653376</text:p>
          </table:table-cell>
          <table:table-cell office:value-type="float" office:value="30042" calcext:value-type="float">
            <text:p>3004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8" calcext:value-type="float">
            <text:p>8</text:p>
          </table:table-cell>
          <table:table-cell office:value-type="float" office:value="659101" calcext:value-type="float">
            <text:p>659101</text:p>
          </table:table-cell>
          <table:table-cell office:value-type="float" office:value="30601" calcext:value-type="float">
            <text:p>3060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" calcext:value-type="float">
            <text:p>8</text:p>
          </table:table-cell>
          <table:table-cell office:value-type="float" office:value="656952" calcext:value-type="float">
            <text:p>656952</text:p>
          </table:table-cell>
          <table:table-cell office:value-type="float" office:value="30804" calcext:value-type="float">
            <text:p>3080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" calcext:value-type="float">
            <text:p>8</text:p>
          </table:table-cell>
          <table:table-cell office:value-type="float" office:value="658634" calcext:value-type="float">
            <text:p>658634</text:p>
          </table:table-cell>
          <table:table-cell office:value-type="float" office:value="31072" calcext:value-type="float">
            <text:p>3107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office:value-type="float" office:value="660744" calcext:value-type="float">
            <text:p>660744</text:p>
          </table:table-cell>
          <table:table-cell office:value-type="float" office:value="31064" calcext:value-type="float">
            <text:p>31064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" calcext:value-type="float">
            <text:p>8</text:p>
          </table:table-cell>
          <table:table-cell office:value-type="float" office:value="659928" calcext:value-type="float">
            <text:p>659928</text:p>
          </table:table-cell>
          <table:table-cell office:value-type="float" office:value="30548" calcext:value-type="float">
            <text:p>30548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" calcext:value-type="float">
            <text:p>8</text:p>
          </table:table-cell>
          <table:table-cell office:value-type="float" office:value="658421" calcext:value-type="float">
            <text:p>658421</text:p>
          </table:table-cell>
          <table:table-cell office:value-type="float" office:value="30873" calcext:value-type="float">
            <text:p>30873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" calcext:value-type="float">
            <text:p>8</text:p>
          </table:table-cell>
          <table:table-cell office:value-type="float" office:value="656260" calcext:value-type="float">
            <text:p>656260</text:p>
          </table:table-cell>
          <table:table-cell office:value-type="float" office:value="30375" calcext:value-type="float">
            <text:p>3037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658968" calcext:value-type="float">
            <text:p>658968</text:p>
          </table:table-cell>
          <table:table-cell office:value-type="float" office:value="30954" calcext:value-type="float">
            <text:p>30954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  <table:table-cell office:value-type="float" office:value="658989" calcext:value-type="float">
            <text:p>658989</text:p>
          </table:table-cell>
          <table:table-cell office:value-type="float" office:value="30766" calcext:value-type="float">
            <text:p>30766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" calcext:value-type="float">
            <text:p>8</text:p>
          </table:table-cell>
          <table:table-cell office:value-type="float" office:value="660457" calcext:value-type="float">
            <text:p>660457</text:p>
          </table:table-cell>
          <table:table-cell office:value-type="float" office:value="31619" calcext:value-type="float">
            <text:p>3161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" calcext:value-type="float">
            <text:p>8</text:p>
          </table:table-cell>
          <table:table-cell office:value-type="float" office:value="656093" calcext:value-type="float">
            <text:p>656093</text:p>
          </table:table-cell>
          <table:table-cell office:value-type="float" office:value="30515" calcext:value-type="float">
            <text:p>3051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float" office:value="660347" calcext:value-type="float">
            <text:p>660347</text:p>
          </table:table-cell>
          <table:table-cell office:value-type="float" office:value="30968" calcext:value-type="float">
            <text:p>3096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659688" calcext:value-type="float">
            <text:p>659688</text:p>
          </table:table-cell>
          <table:table-cell office:value-type="float" office:value="30125" calcext:value-type="float">
            <text:p>3012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661417" calcext:value-type="float">
            <text:p>661417</text:p>
          </table:table-cell>
          <table:table-cell office:value-type="float" office:value="31729" calcext:value-type="float">
            <text:p>3172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" calcext:value-type="float">
            <text:p>8</text:p>
          </table:table-cell>
          <table:table-cell office:value-type="float" office:value="662453" calcext:value-type="float">
            <text:p>662453</text:p>
          </table:table-cell>
          <table:table-cell office:value-type="float" office:value="32017" calcext:value-type="float">
            <text:p>3201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" calcext:value-type="float">
            <text:p>8</text:p>
          </table:table-cell>
          <table:table-cell office:value-type="float" office:value="658817" calcext:value-type="float">
            <text:p>658817</text:p>
          </table:table-cell>
          <table:table-cell office:value-type="float" office:value="31053" calcext:value-type="float">
            <text:p>31053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658414" calcext:value-type="float">
            <text:p>658414</text:p>
          </table:table-cell>
          <table:table-cell office:value-type="float" office:value="30681" calcext:value-type="float">
            <text:p>3068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658548" calcext:value-type="float">
            <text:p>658548</text:p>
          </table:table-cell>
          <table:table-cell office:value-type="float" office:value="30788" calcext:value-type="float">
            <text:p>30788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" calcext:value-type="float">
            <text:p>8</text:p>
          </table:table-cell>
          <table:table-cell office:value-type="float" office:value="661023" calcext:value-type="float">
            <text:p>661023</text:p>
          </table:table-cell>
          <table:table-cell office:value-type="float" office:value="31142" calcext:value-type="float">
            <text:p>3114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" calcext:value-type="float">
            <text:p>8</text:p>
          </table:table-cell>
          <table:table-cell office:value-type="float" office:value="659323" calcext:value-type="float">
            <text:p>659323</text:p>
          </table:table-cell>
          <table:table-cell office:value-type="float" office:value="30869" calcext:value-type="float">
            <text:p>3086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" calcext:value-type="float">
            <text:p>8</text:p>
          </table:table-cell>
          <table:table-cell office:value-type="float" office:value="655289" calcext:value-type="float">
            <text:p>655289</text:p>
          </table:table-cell>
          <table:table-cell office:value-type="float" office:value="30706" calcext:value-type="float">
            <text:p>30706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660489" calcext:value-type="float">
            <text:p>660489</text:p>
          </table:table-cell>
          <table:table-cell office:value-type="float" office:value="31334" calcext:value-type="float">
            <text:p>3133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" calcext:value-type="float">
            <text:p>8</text:p>
          </table:table-cell>
          <table:table-cell office:value-type="float" office:value="657919" calcext:value-type="float">
            <text:p>657919</text:p>
          </table:table-cell>
          <table:table-cell office:value-type="float" office:value="30450" calcext:value-type="float">
            <text:p>3045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8" calcext:value-type="float">
            <text:p>8</text:p>
          </table:table-cell>
          <table:table-cell office:value-type="float" office:value="659685" calcext:value-type="float">
            <text:p>659685</text:p>
          </table:table-cell>
          <table:table-cell office:value-type="float" office:value="30922" calcext:value-type="float">
            <text:p>3092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661390" calcext:value-type="float">
            <text:p>661390</text:p>
          </table:table-cell>
          <table:table-cell office:value-type="float" office:value="31696" calcext:value-type="float">
            <text:p>31696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" calcext:value-type="float">
            <text:p>8</text:p>
          </table:table-cell>
          <table:table-cell office:value-type="float" office:value="661229" calcext:value-type="float">
            <text:p>661229</text:p>
          </table:table-cell>
          <table:table-cell office:value-type="float" office:value="32056" calcext:value-type="float">
            <text:p>32056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658086" calcext:value-type="float">
            <text:p>658086</text:p>
          </table:table-cell>
          <table:table-cell office:value-type="float" office:value="30028" calcext:value-type="float">
            <text:p>300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658804" calcext:value-type="float">
            <text:p>658804</text:p>
          </table:table-cell>
          <table:table-cell office:value-type="float" office:value="31032" calcext:value-type="float">
            <text:p>3103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660115" calcext:value-type="float">
            <text:p>660115</text:p>
          </table:table-cell>
          <table:table-cell office:value-type="float" office:value="31751" calcext:value-type="float">
            <text:p>31751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8" calcext:value-type="float">
            <text:p>8</text:p>
          </table:table-cell>
          <table:table-cell office:value-type="float" office:value="660371" calcext:value-type="float">
            <text:p>660371</text:p>
          </table:table-cell>
          <table:table-cell office:value-type="float" office:value="31021" calcext:value-type="float">
            <text:p>3102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660915" calcext:value-type="float">
            <text:p>660915</text:p>
          </table:table-cell>
          <table:table-cell office:value-type="float" office:value="31418" calcext:value-type="float">
            <text:p>31418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" calcext:value-type="float">
            <text:p>8</text:p>
          </table:table-cell>
          <table:table-cell office:value-type="float" office:value="659735" calcext:value-type="float">
            <text:p>659735</text:p>
          </table:table-cell>
          <table:table-cell office:value-type="float" office:value="31148" calcext:value-type="float">
            <text:p>3114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" calcext:value-type="float">
            <text:p>8</text:p>
          </table:table-cell>
          <table:table-cell office:value-type="float" office:value="661349" calcext:value-type="float">
            <text:p>661349</text:p>
          </table:table-cell>
          <table:table-cell office:value-type="float" office:value="31274" calcext:value-type="float">
            <text:p>31274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float" office:value="660919" calcext:value-type="float">
            <text:p>660919</text:p>
          </table:table-cell>
          <table:table-cell office:value-type="float" office:value="31027" calcext:value-type="float">
            <text:p>3102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" calcext:value-type="float">
            <text:p>8</text:p>
          </table:table-cell>
          <table:table-cell office:value-type="float" office:value="662560" calcext:value-type="float">
            <text:p>662560</text:p>
          </table:table-cell>
          <table:table-cell office:value-type="float" office:value="31408" calcext:value-type="float">
            <text:p>3140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655627" calcext:value-type="float">
            <text:p>655627</text:p>
          </table:table-cell>
          <table:table-cell office:value-type="float" office:value="30757" calcext:value-type="float">
            <text:p>30757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" calcext:value-type="float">
            <text:p>8</text:p>
          </table:table-cell>
          <table:table-cell office:value-type="float" office:value="660955" calcext:value-type="float">
            <text:p>660955</text:p>
          </table:table-cell>
          <table:table-cell office:value-type="float" office:value="31617" calcext:value-type="float">
            <text:p>3161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661625" calcext:value-type="float">
            <text:p>661625</text:p>
          </table:table-cell>
          <table:table-cell office:value-type="float" office:value="31061" calcext:value-type="float">
            <text:p>3106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" calcext:value-type="float">
            <text:p>8</text:p>
          </table:table-cell>
          <table:table-cell office:value-type="float" office:value="662780" calcext:value-type="float">
            <text:p>662780</text:p>
          </table:table-cell>
          <table:table-cell office:value-type="float" office:value="31737" calcext:value-type="float">
            <text:p>3173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8" calcext:value-type="float">
            <text:p>8</text:p>
          </table:table-cell>
          <table:table-cell office:value-type="float" office:value="661955" calcext:value-type="float">
            <text:p>661955</text:p>
          </table:table-cell>
          <table:table-cell office:value-type="float" office:value="30793" calcext:value-type="float">
            <text:p>30793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" calcext:value-type="float">
            <text:p>8</text:p>
          </table:table-cell>
          <table:table-cell office:value-type="float" office:value="660497" calcext:value-type="float">
            <text:p>660497</text:p>
          </table:table-cell>
          <table:table-cell office:value-type="float" office:value="31568" calcext:value-type="float">
            <text:p>31568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8" calcext:value-type="float">
            <text:p>8</text:p>
          </table:table-cell>
          <table:table-cell office:value-type="float" office:value="664778" calcext:value-type="float">
            <text:p>664778</text:p>
          </table:table-cell>
          <table:table-cell office:value-type="float" office:value="32110" calcext:value-type="float">
            <text:p>3211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8" calcext:value-type="float">
            <text:p>8</text:p>
          </table:table-cell>
          <table:table-cell office:value-type="float" office:value="665591" calcext:value-type="float">
            <text:p>665591</text:p>
          </table:table-cell>
          <table:table-cell office:value-type="float" office:value="31891" calcext:value-type="float">
            <text:p>3189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" calcext:value-type="float">
            <text:p>8</text:p>
          </table:table-cell>
          <table:table-cell office:value-type="float" office:value="660523" calcext:value-type="float">
            <text:p>660523</text:p>
          </table:table-cell>
          <table:table-cell office:value-type="float" office:value="32436" calcext:value-type="float">
            <text:p>32436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658929" calcext:value-type="float">
            <text:p>658929</text:p>
          </table:table-cell>
          <table:table-cell office:value-type="float" office:value="30318" calcext:value-type="float">
            <text:p>3031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" calcext:value-type="float">
            <text:p>8</text:p>
          </table:table-cell>
          <table:table-cell office:value-type="float" office:value="663908" calcext:value-type="float">
            <text:p>663908</text:p>
          </table:table-cell>
          <table:table-cell office:value-type="float" office:value="31109" calcext:value-type="float">
            <text:p>3110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" calcext:value-type="float">
            <text:p>8</text:p>
          </table:table-cell>
          <table:table-cell office:value-type="float" office:value="662889" calcext:value-type="float">
            <text:p>662889</text:p>
          </table:table-cell>
          <table:table-cell office:value-type="float" office:value="31140" calcext:value-type="float">
            <text:p>3114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659692" calcext:value-type="float">
            <text:p>659692</text:p>
          </table:table-cell>
          <table:table-cell office:value-type="float" office:value="30518" calcext:value-type="float">
            <text:p>30518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" calcext:value-type="float">
            <text:p>8</text:p>
          </table:table-cell>
          <table:table-cell office:value-type="float" office:value="658542" calcext:value-type="float">
            <text:p>658542</text:p>
          </table:table-cell>
          <table:table-cell office:value-type="float" office:value="30195" calcext:value-type="float">
            <text:p>3019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office:value-type="float" office:value="662864" calcext:value-type="float">
            <text:p>662864</text:p>
          </table:table-cell>
          <table:table-cell office:value-type="float" office:value="31834" calcext:value-type="float">
            <text:p>3183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8" calcext:value-type="float">
            <text:p>8</text:p>
          </table:table-cell>
          <table:table-cell office:value-type="float" office:value="666417" calcext:value-type="float">
            <text:p>666417</text:p>
          </table:table-cell>
          <table:table-cell office:value-type="float" office:value="32664" calcext:value-type="float">
            <text:p>3266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660859" calcext:value-type="float">
            <text:p>660859</text:p>
          </table:table-cell>
          <table:table-cell office:value-type="float" office:value="30735" calcext:value-type="float">
            <text:p>3073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office:value-type="float" office:value="658084" calcext:value-type="float">
            <text:p>658084</text:p>
          </table:table-cell>
          <table:table-cell office:value-type="float" office:value="31301" calcext:value-type="float">
            <text:p>3130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8" calcext:value-type="float">
            <text:p>8</text:p>
          </table:table-cell>
          <table:table-cell office:value-type="float" office:value="660529" calcext:value-type="float">
            <text:p>660529</text:p>
          </table:table-cell>
          <table:table-cell office:value-type="float" office:value="31379" calcext:value-type="float">
            <text:p>3137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8" calcext:value-type="float">
            <text:p>8</text:p>
          </table:table-cell>
          <table:table-cell office:value-type="float" office:value="661617" calcext:value-type="float">
            <text:p>661617</text:p>
          </table:table-cell>
          <table:table-cell office:value-type="float" office:value="31350" calcext:value-type="float">
            <text:p>3135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" calcext:value-type="float">
            <text:p>8</text:p>
          </table:table-cell>
          <table:table-cell office:value-type="float" office:value="661746" calcext:value-type="float">
            <text:p>661746</text:p>
          </table:table-cell>
          <table:table-cell office:value-type="float" office:value="31134" calcext:value-type="float">
            <text:p>31134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8" calcext:value-type="float">
            <text:p>8</text:p>
          </table:table-cell>
          <table:table-cell office:value-type="float" office:value="660639" calcext:value-type="float">
            <text:p>660639</text:p>
          </table:table-cell>
          <table:table-cell office:value-type="float" office:value="31217" calcext:value-type="float">
            <text:p>3121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665031" calcext:value-type="float">
            <text:p>665031</text:p>
          </table:table-cell>
          <table:table-cell office:value-type="float" office:value="31699" calcext:value-type="float">
            <text:p>3169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" calcext:value-type="float">
            <text:p>8</text:p>
          </table:table-cell>
          <table:table-cell office:value-type="float" office:value="662905" calcext:value-type="float">
            <text:p>662905</text:p>
          </table:table-cell>
          <table:table-cell office:value-type="float" office:value="31869" calcext:value-type="float">
            <text:p>3186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" calcext:value-type="float">
            <text:p>8</text:p>
          </table:table-cell>
          <table:table-cell office:value-type="float" office:value="661280" calcext:value-type="float">
            <text:p>661280</text:p>
          </table:table-cell>
          <table:table-cell office:value-type="float" office:value="30928" calcext:value-type="float">
            <text:p>30928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" calcext:value-type="float">
            <text:p>8</text:p>
          </table:table-cell>
          <table:table-cell office:value-type="float" office:value="663270" calcext:value-type="float">
            <text:p>663270</text:p>
          </table:table-cell>
          <table:table-cell office:value-type="float" office:value="31555" calcext:value-type="float">
            <text:p>3155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8" calcext:value-type="float">
            <text:p>8</text:p>
          </table:table-cell>
          <table:table-cell office:value-type="float" office:value="659561" calcext:value-type="float">
            <text:p>659561</text:p>
          </table:table-cell>
          <table:table-cell office:value-type="float" office:value="30323" calcext:value-type="float">
            <text:p>3032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665636" calcext:value-type="float">
            <text:p>665636</text:p>
          </table:table-cell>
          <table:table-cell office:value-type="float" office:value="32341" calcext:value-type="float">
            <text:p>3234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658664" calcext:value-type="float">
            <text:p>658664</text:p>
          </table:table-cell>
          <table:table-cell office:value-type="float" office:value="30498" calcext:value-type="float">
            <text:p>3049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8" calcext:value-type="float">
            <text:p>8</text:p>
          </table:table-cell>
          <table:table-cell office:value-type="float" office:value="662737" calcext:value-type="float">
            <text:p>662737</text:p>
          </table:table-cell>
          <table:table-cell office:value-type="float" office:value="31290" calcext:value-type="float">
            <text:p>3129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" calcext:value-type="float">
            <text:p>8</text:p>
          </table:table-cell>
          <table:table-cell office:value-type="float" office:value="660778" calcext:value-type="float">
            <text:p>660778</text:p>
          </table:table-cell>
          <table:table-cell office:value-type="float" office:value="30361" calcext:value-type="float">
            <text:p>3036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8" calcext:value-type="float">
            <text:p>8</text:p>
          </table:table-cell>
          <table:table-cell office:value-type="float" office:value="660323" calcext:value-type="float">
            <text:p>660323</text:p>
          </table:table-cell>
          <table:table-cell office:value-type="float" office:value="31495" calcext:value-type="float">
            <text:p>3149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659458" calcext:value-type="float">
            <text:p>659458</text:p>
          </table:table-cell>
          <table:table-cell office:value-type="float" office:value="30573" calcext:value-type="float">
            <text:p>30573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" calcext:value-type="float">
            <text:p>8</text:p>
          </table:table-cell>
          <table:table-cell office:value-type="float" office:value="665471" calcext:value-type="float">
            <text:p>665471</text:p>
          </table:table-cell>
          <table:table-cell office:value-type="float" office:value="32039" calcext:value-type="float">
            <text:p>32039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" calcext:value-type="float">
            <text:p>8</text:p>
          </table:table-cell>
          <table:table-cell office:value-type="float" office:value="663605" calcext:value-type="float">
            <text:p>663605</text:p>
          </table:table-cell>
          <table:table-cell office:value-type="float" office:value="32375" calcext:value-type="float">
            <text:p>3237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" calcext:value-type="float">
            <text:p>8</text:p>
          </table:table-cell>
          <table:table-cell office:value-type="float" office:value="659704" calcext:value-type="float">
            <text:p>659704</text:p>
          </table:table-cell>
          <table:table-cell office:value-type="float" office:value="30969" calcext:value-type="float">
            <text:p>30969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660475" calcext:value-type="float">
            <text:p>660475</text:p>
          </table:table-cell>
          <table:table-cell office:value-type="float" office:value="30582" calcext:value-type="float">
            <text:p>3058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664722" calcext:value-type="float">
            <text:p>664722</text:p>
          </table:table-cell>
          <table:table-cell office:value-type="float" office:value="31650" calcext:value-type="float">
            <text:p>3165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" calcext:value-type="float">
            <text:p>8</text:p>
          </table:table-cell>
          <table:table-cell office:value-type="float" office:value="664911" calcext:value-type="float">
            <text:p>664911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8" calcext:value-type="float">
            <text:p>8</text:p>
          </table:table-cell>
          <table:table-cell office:value-type="float" office:value="660726" calcext:value-type="float">
            <text:p>660726</text:p>
          </table:table-cell>
          <table:table-cell office:value-type="float" office:value="31018" calcext:value-type="float">
            <text:p>31018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" calcext:value-type="float">
            <text:p>8</text:p>
          </table:table-cell>
          <table:table-cell office:value-type="float" office:value="663841" calcext:value-type="float">
            <text:p>663841</text:p>
          </table:table-cell>
          <table:table-cell office:value-type="float" office:value="31666" calcext:value-type="float">
            <text:p>31666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" calcext:value-type="float">
            <text:p>8</text:p>
          </table:table-cell>
          <table:table-cell office:value-type="float" office:value="662881" calcext:value-type="float">
            <text:p>662881</text:p>
          </table:table-cell>
          <table:table-cell office:value-type="float" office:value="31499" calcext:value-type="float">
            <text:p>3149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" calcext:value-type="float">
            <text:p>8</text:p>
          </table:table-cell>
          <table:table-cell office:value-type="float" office:value="660990" calcext:value-type="float">
            <text:p>660990</text:p>
          </table:table-cell>
          <table:table-cell office:value-type="float" office:value="30330" calcext:value-type="float">
            <text:p>3033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" calcext:value-type="float">
            <text:p>8</text:p>
          </table:table-cell>
          <table:table-cell office:value-type="float" office:value="659727" calcext:value-type="float">
            <text:p>659727</text:p>
          </table:table-cell>
          <table:table-cell office:value-type="float" office:value="30612" calcext:value-type="float">
            <text:p>3061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8" calcext:value-type="float">
            <text:p>8</text:p>
          </table:table-cell>
          <table:table-cell office:value-type="float" office:value="663724" calcext:value-type="float">
            <text:p>663724</text:p>
          </table:table-cell>
          <table:table-cell office:value-type="float" office:value="31999" calcext:value-type="float">
            <text:p>3199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" calcext:value-type="float">
            <text:p>8</text:p>
          </table:table-cell>
          <table:table-cell office:value-type="float" office:value="662295" calcext:value-type="float">
            <text:p>662295</text:p>
          </table:table-cell>
          <table:table-cell office:value-type="float" office:value="30771" calcext:value-type="float">
            <text:p>3077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661216" calcext:value-type="float">
            <text:p>661216</text:p>
          </table:table-cell>
          <table:table-cell office:value-type="float" office:value="30787" calcext:value-type="float">
            <text:p>3078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office:value-type="float" office:value="665109" calcext:value-type="float">
            <text:p>665109</text:p>
          </table:table-cell>
          <table:table-cell office:value-type="float" office:value="31494" calcext:value-type="float">
            <text:p>31494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" calcext:value-type="float">
            <text:p>8</text:p>
          </table:table-cell>
          <table:table-cell office:value-type="float" office:value="659914" calcext:value-type="float">
            <text:p>659914</text:p>
          </table:table-cell>
          <table:table-cell office:value-type="float" office:value="30917" calcext:value-type="float">
            <text:p>30917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" calcext:value-type="float">
            <text:p>8</text:p>
          </table:table-cell>
          <table:table-cell office:value-type="float" office:value="661378" calcext:value-type="float">
            <text:p>661378</text:p>
          </table:table-cell>
          <table:table-cell office:value-type="float" office:value="31144" calcext:value-type="float">
            <text:p>31144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8" calcext:value-type="float">
            <text:p>8</text:p>
          </table:table-cell>
          <table:table-cell office:value-type="float" office:value="662046" calcext:value-type="float">
            <text:p>662046</text:p>
          </table:table-cell>
          <table:table-cell office:value-type="float" office:value="32437" calcext:value-type="float">
            <text:p>32437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" calcext:value-type="float">
            <text:p>8</text:p>
          </table:table-cell>
          <table:table-cell office:value-type="float" office:value="660969" calcext:value-type="float">
            <text:p>660969</text:p>
          </table:table-cell>
          <table:table-cell office:value-type="float" office:value="30639" calcext:value-type="float">
            <text:p>306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62341" calcext:value-type="float">
            <text:p>662341</text:p>
          </table:table-cell>
          <table:table-cell office:value-type="float" office:value="32071" calcext:value-type="float">
            <text:p>32071</text:p>
          </table:table-cell>
        </table:table-row>
      </table:table>
      <table:table table:name="swim-nru-16" table:style-name="ta1">
        <table:shapes>
          <draw:frame draw:z-index="0" draw:style-name="gr1" draw:text-style-name="P1" svg:width="15.8996in" svg:height="8.4394in" svg:x="3.5177in" svg:y="0.178in">
            <draw:object draw:notify-on-update-of-ranges="'swim-nru-16'.A2:'swim-nru-16'.A501 'swim-nru-16'.C1:'swim-nru-16'.C1 'swim-nru-16'.C2:'swim-nru-16'.C501 'swim-nru-16'.A2:'swim-nru-16'.A501 'swim-nru-16'.D1:'swim-nru-16'.D1 'swim-nru-16'.D2:'swim-nru-16'.D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3439" calcext:value-type="float">
            <text:p>273439</text:p>
          </table:table-cell>
          <table:table-cell office:value-type="float" office:value="27829" calcext:value-type="float">
            <text:p>27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5423" calcext:value-type="float">
            <text:p>225423</text:p>
          </table:table-cell>
          <table:table-cell office:value-type="float" office:value="24114" calcext:value-type="float">
            <text:p>241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2775" calcext:value-type="float">
            <text:p>182775</text:p>
          </table:table-cell>
          <table:table-cell office:value-type="float" office:value="18159" calcext:value-type="float">
            <text:p>181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66320" calcext:value-type="float">
            <text:p>166320</text:p>
          </table:table-cell>
          <table:table-cell office:value-type="float" office:value="23076" calcext:value-type="float">
            <text:p>23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67747" calcext:value-type="float">
            <text:p>167747</text:p>
          </table:table-cell>
          <table:table-cell office:value-type="float" office:value="28925" calcext:value-type="float">
            <text:p>28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66666" calcext:value-type="float">
            <text:p>166666</text:p>
          </table:table-cell>
          <table:table-cell office:value-type="float" office:value="30262" calcext:value-type="float">
            <text:p>302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62797" calcext:value-type="float">
            <text:p>162797</text:p>
          </table:table-cell>
          <table:table-cell office:value-type="float" office:value="29264" calcext:value-type="float">
            <text:p>292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52433" calcext:value-type="float">
            <text:p>152433</text:p>
          </table:table-cell>
          <table:table-cell office:value-type="float" office:value="27399" calcext:value-type="float">
            <text:p>273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53477" calcext:value-type="float">
            <text:p>153477</text:p>
          </table:table-cell>
          <table:table-cell office:value-type="float" office:value="26546" calcext:value-type="float">
            <text:p>26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4738" calcext:value-type="float">
            <text:p>154738</text:p>
          </table:table-cell>
          <table:table-cell office:value-type="float" office:value="25708" calcext:value-type="float">
            <text:p>257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57033" calcext:value-type="float">
            <text:p>157033</text:p>
          </table:table-cell>
          <table:table-cell office:value-type="float" office:value="25036" calcext:value-type="float">
            <text:p>250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58471" calcext:value-type="float">
            <text:p>158471</text:p>
          </table:table-cell>
          <table:table-cell office:value-type="float" office:value="24070" calcext:value-type="float">
            <text:p>2407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61000" calcext:value-type="float">
            <text:p>161000</text:p>
          </table:table-cell>
          <table:table-cell office:value-type="float" office:value="23269" calcext:value-type="float">
            <text:p>232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62499" calcext:value-type="float">
            <text:p>162499</text:p>
          </table:table-cell>
          <table:table-cell office:value-type="float" office:value="22405" calcext:value-type="float">
            <text:p>22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62910" calcext:value-type="float">
            <text:p>162910</text:p>
          </table:table-cell>
          <table:table-cell office:value-type="float" office:value="21729" calcext:value-type="float">
            <text:p>217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60028" calcext:value-type="float">
            <text:p>160028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61472" calcext:value-type="float">
            <text:p>161472</text:p>
          </table:table-cell>
          <table:table-cell office:value-type="float" office:value="20236" calcext:value-type="float">
            <text:p>202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63230" calcext:value-type="float">
            <text:p>163230</text:p>
          </table:table-cell>
          <table:table-cell office:value-type="float" office:value="19888" calcext:value-type="float">
            <text:p>198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165974" calcext:value-type="float">
            <text:p>165974</text:p>
          </table:table-cell>
          <table:table-cell office:value-type="float" office:value="19530" calcext:value-type="float">
            <text:p>195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66754" calcext:value-type="float">
            <text:p>166754</text:p>
          </table:table-cell>
          <table:table-cell office:value-type="float" office:value="18913" calcext:value-type="float">
            <text:p>189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68014" calcext:value-type="float">
            <text:p>168014</text:p>
          </table:table-cell>
          <table:table-cell office:value-type="float" office:value="18451" calcext:value-type="float">
            <text:p>184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169966" calcext:value-type="float">
            <text:p>169966</text:p>
          </table:table-cell>
          <table:table-cell office:value-type="float" office:value="18314" calcext:value-type="float">
            <text:p>183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169167" calcext:value-type="float">
            <text:p>169167</text:p>
          </table:table-cell>
          <table:table-cell office:value-type="float" office:value="17880" calcext:value-type="float">
            <text:p>178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68833" calcext:value-type="float">
            <text:p>168833</text:p>
          </table:table-cell>
          <table:table-cell office:value-type="float" office:value="17289" calcext:value-type="float">
            <text:p>172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68784" calcext:value-type="float">
            <text:p>168784</text:p>
          </table:table-cell>
          <table:table-cell office:value-type="float" office:value="17025" calcext:value-type="float">
            <text:p>170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170440" calcext:value-type="float">
            <text:p>170440</text:p>
          </table:table-cell>
          <table:table-cell office:value-type="float" office:value="16852" calcext:value-type="float">
            <text:p>168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173312" calcext:value-type="float">
            <text:p>173312</text:p>
          </table:table-cell>
          <table:table-cell office:value-type="float" office:value="16698" calcext:value-type="float">
            <text:p>166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173357" calcext:value-type="float">
            <text:p>173357</text:p>
          </table:table-cell>
          <table:table-cell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175094" calcext:value-type="float">
            <text:p>175094</text:p>
          </table:table-cell>
          <table:table-cell office:value-type="float" office:value="16129" calcext:value-type="float">
            <text:p>161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75411" calcext:value-type="float">
            <text:p>175411</text:p>
          </table:table-cell>
          <table:table-cell office:value-type="float" office:value="15855" calcext:value-type="float">
            <text:p>158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176649" calcext:value-type="float">
            <text:p>176649</text:p>
          </table:table-cell>
          <table:table-cell office:value-type="float" office:value="15692" calcext:value-type="float">
            <text:p>156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76449" calcext:value-type="float">
            <text:p>176449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177281" calcext:value-type="float">
            <text:p>177281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178896" calcext:value-type="float">
            <text:p>178896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180021" calcext:value-type="float">
            <text:p>18002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181721" calcext:value-type="float">
            <text:p>181721</text:p>
          </table:table-cell>
          <table:table-cell office:value-type="float" office:value="14795" calcext:value-type="float">
            <text:p>147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182787" calcext:value-type="float">
            <text:p>182787</text:p>
          </table:table-cell>
          <table:table-cell office:value-type="float" office:value="14779" calcext:value-type="float">
            <text:p>147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184988" calcext:value-type="float">
            <text:p>184988</text:p>
          </table:table-cell>
          <table:table-cell office:value-type="float" office:value="14587" calcext:value-type="float">
            <text:p>1458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183991" calcext:value-type="float">
            <text:p>183991</text:p>
          </table:table-cell>
          <table:table-cell office:value-type="float" office:value="14288" calcext:value-type="float">
            <text:p>142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85084" calcext:value-type="float">
            <text:p>185084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186600" calcext:value-type="float">
            <text:p>186600</text:p>
          </table:table-cell>
          <table:table-cell office:value-type="float" office:value="14020" calcext:value-type="float">
            <text:p>140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187369" calcext:value-type="float">
            <text:p>187369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189375" calcext:value-type="float">
            <text:p>189375</text:p>
          </table:table-cell>
          <table:table-cell office:value-type="float" office:value="13771" calcext:value-type="float">
            <text:p>137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189609" calcext:value-type="float">
            <text:p>189609</text:p>
          </table:table-cell>
          <table:table-cell office:value-type="float" office:value="13640" calcext:value-type="float">
            <text:p>136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90786" calcext:value-type="float">
            <text:p>190786</text:p>
          </table:table-cell>
          <table:table-cell office:value-type="float" office:value="13701" calcext:value-type="float">
            <text:p>137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91055" calcext:value-type="float">
            <text:p>191055</text:p>
          </table:table-cell>
          <table:table-cell office:value-type="float" office:value="13481" calcext:value-type="float">
            <text:p>134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190306" calcext:value-type="float">
            <text:p>190306</text:p>
          </table:table-cell>
          <table:table-cell office:value-type="float" office:value="13305" calcext:value-type="float">
            <text:p>133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194237" calcext:value-type="float">
            <text:p>194237</text:p>
          </table:table-cell>
          <table:table-cell office:value-type="float" office:value="13145" calcext:value-type="float">
            <text:p>131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195321" calcext:value-type="float">
            <text:p>195321</text:p>
          </table:table-cell>
          <table:table-cell office:value-type="float" office:value="13129" calcext:value-type="float">
            <text:p>13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94647" calcext:value-type="float">
            <text:p>194647</text:p>
          </table:table-cell>
          <table:table-cell office:value-type="float" office:value="13102" calcext:value-type="float">
            <text:p>1310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96810" calcext:value-type="float">
            <text:p>196810</text:p>
          </table:table-cell>
          <table:table-cell office:value-type="float" office:value="13134" calcext:value-type="float">
            <text:p>131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197169" calcext:value-type="float">
            <text:p>197169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199862" calcext:value-type="float">
            <text:p>199862</text:p>
          </table:table-cell>
          <table:table-cell office:value-type="float" office:value="12897" calcext:value-type="float">
            <text:p>1289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202587" calcext:value-type="float">
            <text:p>202587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200432" calcext:value-type="float">
            <text:p>200432</text:p>
          </table:table-cell>
          <table:table-cell office:value-type="float" office:value="12711" calcext:value-type="float">
            <text:p>127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203841" calcext:value-type="float">
            <text:p>203841</text:p>
          </table:table-cell>
          <table:table-cell office:value-type="float" office:value="12629" calcext:value-type="float">
            <text:p>126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204146" calcext:value-type="float">
            <text:p>204146</text:p>
          </table:table-cell>
          <table:table-cell office:value-type="float" office:value="12626" calcext:value-type="float">
            <text:p>1262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204349" calcext:value-type="float">
            <text:p>204349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205635" calcext:value-type="float">
            <text:p>205635</text:p>
          </table:table-cell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07874" calcext:value-type="float">
            <text:p>207874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office:value-type="float" office:value="209110" calcext:value-type="float">
            <text:p>209110</text:p>
          </table:table-cell>
          <table:table-cell office:value-type="float" office:value="12528" calcext:value-type="float">
            <text:p>125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208828" calcext:value-type="float">
            <text:p>208828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209530" calcext:value-type="float">
            <text:p>209530</text:p>
          </table:table-cell>
          <table:table-cell office:value-type="float" office:value="12181" calcext:value-type="float">
            <text:p>1218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212441" calcext:value-type="float">
            <text:p>212441</text:p>
          </table:table-cell>
          <table:table-cell office:value-type="float" office:value="12179" calcext:value-type="float">
            <text:p>1217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211649" calcext:value-type="float">
            <text:p>211649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float" office:value="213355" calcext:value-type="float">
            <text:p>213355</text:p>
          </table:table-cell>
          <table:table-cell office:value-type="float" office:value="12101" calcext:value-type="float">
            <text:p>121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213208" calcext:value-type="float">
            <text:p>213208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215994" calcext:value-type="float">
            <text:p>215994</text:p>
          </table:table-cell>
          <table:table-cell office:value-type="float" office:value="11951" calcext:value-type="float">
            <text:p>1195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214379" calcext:value-type="float">
            <text:p>214379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216244" calcext:value-type="float">
            <text:p>216244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216910" calcext:value-type="float">
            <text:p>216910</text:p>
          </table:table-cell>
          <table:table-cell office:value-type="float" office:value="11797" calcext:value-type="float">
            <text:p>1179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222138" calcext:value-type="float">
            <text:p>222138</text:p>
          </table:table-cell>
          <table:table-cell office:value-type="float" office:value="11822" calcext:value-type="float">
            <text:p>1182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221093" calcext:value-type="float">
            <text:p>221093</text:p>
          </table:table-cell>
          <table:table-cell office:value-type="float" office:value="11882" calcext:value-type="float">
            <text:p>1188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float" office:value="222451" calcext:value-type="float">
            <text:p>222451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21929" calcext:value-type="float">
            <text:p>221929</text:p>
          </table:table-cell>
          <table:table-cell office:value-type="float" office:value="11810" calcext:value-type="float">
            <text:p>118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float" office:value="226318" calcext:value-type="float">
            <text:p>226318</text:p>
          </table:table-cell>
          <table:table-cell office:value-type="float" office:value="11794" calcext:value-type="float">
            <text:p>1179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224411" calcext:value-type="float">
            <text:p>224411</text:p>
          </table:table-cell>
          <table:table-cell office:value-type="float" office:value="11651" calcext:value-type="float">
            <text:p>116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222939" calcext:value-type="float">
            <text:p>222939</text:p>
          </table:table-cell>
          <table:table-cell office:value-type="float" office:value="11637" calcext:value-type="float">
            <text:p>1163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227154" calcext:value-type="float">
            <text:p>227154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227871" calcext:value-type="float">
            <text:p>227871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233194" calcext:value-type="float">
            <text:p>233194</text:p>
          </table:table-cell>
          <table:table-cell office:value-type="float" office:value="11846" calcext:value-type="float">
            <text:p>118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229827" calcext:value-type="float">
            <text:p>229827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230299" calcext:value-type="float">
            <text:p>230299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235871" calcext:value-type="float">
            <text:p>235871</text:p>
          </table:table-cell>
          <table:table-cell office:value-type="float" office:value="11612" calcext:value-type="float">
            <text:p>116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232122" calcext:value-type="float">
            <text:p>232122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230806" calcext:value-type="float">
            <text:p>230806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235653" calcext:value-type="float">
            <text:p>235653</text:p>
          </table:table-cell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235558" calcext:value-type="float">
            <text:p>235558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237363" calcext:value-type="float">
            <text:p>237363</text:p>
          </table:table-cell>
          <table:table-cell office:value-type="float" office:value="11358" calcext:value-type="float">
            <text:p>113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38313" calcext:value-type="float">
            <text:p>238313</text:p>
          </table:table-cell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241256" calcext:value-type="float">
            <text:p>241256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38297" calcext:value-type="float">
            <text:p>238297</text:p>
          </table:table-cell>
          <table:table-cell office:value-type="float" office:value="11379" calcext:value-type="float">
            <text:p>113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239503" calcext:value-type="float">
            <text:p>239503</text:p>
          </table:table-cell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238168" calcext:value-type="float">
            <text:p>238168</text:p>
          </table:table-cell>
          <table:table-cell office:value-type="float" office:value="11315" calcext:value-type="float">
            <text:p>113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244649" calcext:value-type="float">
            <text:p>244649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244138" calcext:value-type="float">
            <text:p>244138</text:p>
          </table:table-cell>
          <table:table-cell office:value-type="float" office:value="11136" calcext:value-type="float">
            <text:p>1113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243041" calcext:value-type="float">
            <text:p>243041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office:value-type="float" office:value="245683" calcext:value-type="float">
            <text:p>245683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246041" calcext:value-type="float">
            <text:p>246041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44879" calcext:value-type="float">
            <text:p>244879</text:p>
          </table:table-cell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250054" calcext:value-type="float">
            <text:p>250054</text:p>
          </table:table-cell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249559" calcext:value-type="float">
            <text:p>249559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2506" calcext:value-type="float">
            <text:p>252506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252872" calcext:value-type="float">
            <text:p>252872</text:p>
          </table:table-cell>
          <table:table-cell office:value-type="float" office:value="11355" calcext:value-type="float">
            <text:p>113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58353" calcext:value-type="float">
            <text:p>258353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54339" calcext:value-type="float">
            <text:p>254339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257203" calcext:value-type="float">
            <text:p>257203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261783" calcext:value-type="float">
            <text:p>261783</text:p>
          </table:table-cell>
          <table:table-cell office:value-type="float" office:value="11425" calcext:value-type="float">
            <text:p>1142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office:value-type="float" office:value="257991" calcext:value-type="float">
            <text:p>257991</text:p>
          </table:table-cell>
          <table:table-cell office:value-type="float" office:value="11516" calcext:value-type="float">
            <text:p>115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263781" calcext:value-type="float">
            <text:p>263781</text:p>
          </table:table-cell>
          <table:table-cell office:value-type="float" office:value="11516" calcext:value-type="float">
            <text:p>115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265363" calcext:value-type="float">
            <text:p>265363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  <table:table-cell office:value-type="float" office:value="262426" calcext:value-type="float">
            <text:p>262426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260884" calcext:value-type="float">
            <text:p>260884</text:p>
          </table:table-cell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office:value-type="float" office:value="270320" calcext:value-type="float">
            <text:p>270320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263449" calcext:value-type="float">
            <text:p>263449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float" office:value="269096" calcext:value-type="float">
            <text:p>269096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office:value-type="float" office:value="267202" calcext:value-type="float">
            <text:p>267202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267454" calcext:value-type="float">
            <text:p>267454</text:p>
          </table:table-cell>
          <table:table-cell office:value-type="float" office:value="11420" calcext:value-type="float">
            <text:p>1142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office:value-type="float" office:value="268324" calcext:value-type="float">
            <text:p>268324</text:p>
          </table:table-cell>
          <table:table-cell office:value-type="float" office:value="11378" calcext:value-type="float">
            <text:p>113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274212" calcext:value-type="float">
            <text:p>274212</text:p>
          </table:table-cell>
          <table:table-cell office:value-type="float" office:value="11557" calcext:value-type="float">
            <text:p>1155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office:value-type="float" office:value="267990" calcext:value-type="float">
            <text:p>267990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270616" calcext:value-type="float">
            <text:p>270616</text:p>
          </table:table-cell>
          <table:table-cell office:value-type="float" office:value="11377" calcext:value-type="float">
            <text:p>1137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278367" calcext:value-type="float">
            <text:p>278367</text:p>
          </table:table-cell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" calcext:value-type="float">
            <text:p>16</text:p>
          </table:table-cell>
          <table:table-cell office:value-type="float" office:value="273640" calcext:value-type="float">
            <text:p>273640</text:p>
          </table:table-cell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281445" calcext:value-type="float">
            <text:p>281445</text:p>
          </table:table-cell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6" calcext:value-type="float">
            <text:p>16</text:p>
          </table:table-cell>
          <table:table-cell office:value-type="float" office:value="278960" calcext:value-type="float">
            <text:p>27896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280020" calcext:value-type="float">
            <text:p>280020</text:p>
          </table:table-cell>
          <table:table-cell office:value-type="float" office:value="11330" calcext:value-type="float">
            <text:p>1133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" calcext:value-type="float">
            <text:p>16</text:p>
          </table:table-cell>
          <table:table-cell office:value-type="float" office:value="280449" calcext:value-type="float">
            <text:p>280449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  <table:table-cell office:value-type="float" office:value="281028" calcext:value-type="float">
            <text:p>281028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281398" calcext:value-type="float">
            <text:p>281398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282287" calcext:value-type="float">
            <text:p>282287</text:p>
          </table:table-cell>
          <table:table-cell office:value-type="float" office:value="11821" calcext:value-type="float">
            <text:p>1182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283101" calcext:value-type="float">
            <text:p>283101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" calcext:value-type="float">
            <text:p>16</text:p>
          </table:table-cell>
          <table:table-cell office:value-type="float" office:value="287431" calcext:value-type="float">
            <text:p>287431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288400" calcext:value-type="float">
            <text:p>288400</text:p>
          </table:table-cell>
          <table:table-cell office:value-type="float" office:value="11574" calcext:value-type="float">
            <text:p>1157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float" office:value="289262" calcext:value-type="float">
            <text:p>289262</text:p>
          </table:table-cell>
          <table:table-cell office:value-type="float" office:value="11666" calcext:value-type="float">
            <text:p>1166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  <table:table-cell office:value-type="float" office:value="288623" calcext:value-type="float">
            <text:p>288623</text:p>
          </table:table-cell>
          <table:table-cell office:value-type="float" office:value="11657" calcext:value-type="float">
            <text:p>1165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  <table:table-cell office:value-type="float" office:value="286519" calcext:value-type="float">
            <text:p>286519</text:p>
          </table:table-cell>
          <table:table-cell office:value-type="float" office:value="11668" calcext:value-type="float">
            <text:p>1166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" calcext:value-type="float">
            <text:p>16</text:p>
          </table:table-cell>
          <table:table-cell office:value-type="float" office:value="284069" calcext:value-type="float">
            <text:p>284069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" calcext:value-type="float">
            <text:p>16</text:p>
          </table:table-cell>
          <table:table-cell office:value-type="float" office:value="289243" calcext:value-type="float">
            <text:p>289243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office:value-type="float" office:value="295182" calcext:value-type="float">
            <text:p>295182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290386" calcext:value-type="float">
            <text:p>290386</text:p>
          </table:table-cell>
          <table:table-cell office:value-type="float" office:value="11980" calcext:value-type="float">
            <text:p>1198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298784" calcext:value-type="float">
            <text:p>298784</text:p>
          </table:table-cell>
          <table:table-cell office:value-type="float" office:value="11681" calcext:value-type="float">
            <text:p>1168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office:value-type="float" office:value="287614" calcext:value-type="float">
            <text:p>287614</text:p>
          </table:table-cell>
          <table:table-cell office:value-type="float" office:value="11583" calcext:value-type="float">
            <text:p>1158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office:value-type="float" office:value="305988" calcext:value-type="float">
            <text:p>305988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301363" calcext:value-type="float">
            <text:p>301363</text:p>
          </table:table-cell>
          <table:table-cell office:value-type="float" office:value="11649" calcext:value-type="float">
            <text:p>1164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  <table:table-cell office:value-type="float" office:value="301028" calcext:value-type="float">
            <text:p>301028</text:p>
          </table:table-cell>
          <table:table-cell office:value-type="float" office:value="11707" calcext:value-type="float">
            <text:p>1170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" calcext:value-type="float">
            <text:p>16</text:p>
          </table:table-cell>
          <table:table-cell office:value-type="float" office:value="305170" calcext:value-type="float">
            <text:p>305170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301243" calcext:value-type="float">
            <text:p>301243</text:p>
          </table:table-cell>
          <table:table-cell office:value-type="float" office:value="11906" calcext:value-type="float">
            <text:p>1190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office:value-type="float" office:value="303814" calcext:value-type="float">
            <text:p>303814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302884" calcext:value-type="float">
            <text:p>302884</text:p>
          </table:table-cell>
          <table:table-cell office:value-type="float" office:value="11728" calcext:value-type="float">
            <text:p>1172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" calcext:value-type="float">
            <text:p>16</text:p>
          </table:table-cell>
          <table:table-cell office:value-type="float" office:value="302610" calcext:value-type="float">
            <text:p>302610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307276" calcext:value-type="float">
            <text:p>307276</text:p>
          </table:table-cell>
          <table:table-cell office:value-type="float" office:value="11868" calcext:value-type="float">
            <text:p>1186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" calcext:value-type="float">
            <text:p>16</text:p>
          </table:table-cell>
          <table:table-cell office:value-type="float" office:value="307898" calcext:value-type="float">
            <text:p>307898</text:p>
          </table:table-cell>
          <table:table-cell office:value-type="float" office:value="12014" calcext:value-type="float">
            <text:p>1201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 office:value-type="float" office:value="309056" calcext:value-type="float">
            <text:p>309056</text:p>
          </table:table-cell>
          <table:table-cell office:value-type="float" office:value="12186" calcext:value-type="float">
            <text:p>1218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308231" calcext:value-type="float">
            <text:p>308231</text:p>
          </table:table-cell>
          <table:table-cell office:value-type="float" office:value="11810" calcext:value-type="float">
            <text:p>1181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314302" calcext:value-type="float">
            <text:p>314302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 office:value-type="float" office:value="311849" calcext:value-type="float">
            <text:p>311849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  <table:table-cell office:value-type="float" office:value="310078" calcext:value-type="float">
            <text:p>310078</text:p>
          </table:table-cell>
          <table:table-cell office:value-type="float" office:value="11834" calcext:value-type="float">
            <text:p>1183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float" office:value="317691" calcext:value-type="float">
            <text:p>317691</text:p>
          </table:table-cell>
          <table:table-cell office:value-type="float" office:value="12054" calcext:value-type="float">
            <text:p>1205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321628" calcext:value-type="float">
            <text:p>321628</text:p>
          </table:table-cell>
          <table:table-cell office:value-type="float" office:value="12127" calcext:value-type="float">
            <text:p>1212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" calcext:value-type="float">
            <text:p>16</text:p>
          </table:table-cell>
          <table:table-cell office:value-type="float" office:value="316639" calcext:value-type="float">
            <text:p>316639</text:p>
          </table:table-cell>
          <table:table-cell office:value-type="float" office:value="12049" calcext:value-type="float">
            <text:p>1204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321274" calcext:value-type="float">
            <text:p>321274</text:p>
          </table:table-cell>
          <table:table-cell office:value-type="float" office:value="12546" calcext:value-type="float">
            <text:p>1254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321897" calcext:value-type="float">
            <text:p>321897</text:p>
          </table:table-cell>
          <table:table-cell office:value-type="float" office:value="11990" calcext:value-type="float">
            <text:p>1199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  <table:table-cell office:value-type="float" office:value="324037" calcext:value-type="float">
            <text:p>324037</text:p>
          </table:table-cell>
          <table:table-cell office:value-type="float" office:value="12564" calcext:value-type="float">
            <text:p>1256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324696" calcext:value-type="float">
            <text:p>324696</text:p>
          </table:table-cell>
          <table:table-cell office:value-type="float" office:value="12135" calcext:value-type="float">
            <text:p>1213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office:value-type="float" office:value="321645" calcext:value-type="float">
            <text:p>321645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" calcext:value-type="float">
            <text:p>16</text:p>
          </table:table-cell>
          <table:table-cell office:value-type="float" office:value="326946" calcext:value-type="float">
            <text:p>326946</text:p>
          </table:table-cell>
          <table:table-cell office:value-type="float" office:value="12077" calcext:value-type="float">
            <text:p>1207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office:value-type="float" office:value="327954" calcext:value-type="float">
            <text:p>327954</text:p>
          </table:table-cell>
          <table:table-cell office:value-type="float" office:value="12585" calcext:value-type="float">
            <text:p>1258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office:value-type="float" office:value="327250" calcext:value-type="float">
            <text:p>327250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326113" calcext:value-type="float">
            <text:p>326113</text:p>
          </table:table-cell>
          <table:table-cell office:value-type="float" office:value="11943" calcext:value-type="float">
            <text:p>1194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office:value-type="float" office:value="326649" calcext:value-type="float">
            <text:p>326649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office:value-type="float" office:value="327719" calcext:value-type="float">
            <text:p>327719</text:p>
          </table:table-cell>
          <table:table-cell office:value-type="float" office:value="12215" calcext:value-type="float">
            <text:p>1221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" calcext:value-type="float">
            <text:p>16</text:p>
          </table:table-cell>
          <table:table-cell office:value-type="float" office:value="334046" calcext:value-type="float">
            <text:p>334046</text:p>
          </table:table-cell>
          <table:table-cell office:value-type="float" office:value="12516" calcext:value-type="float">
            <text:p>1251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  <table:table-cell office:value-type="float" office:value="334943" calcext:value-type="float">
            <text:p>334943</text:p>
          </table:table-cell>
          <table:table-cell office:value-type="float" office:value="12296" calcext:value-type="float">
            <text:p>1229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338641" calcext:value-type="float">
            <text:p>338641</text:p>
          </table:table-cell>
          <table:table-cell office:value-type="float" office:value="12577" calcext:value-type="float">
            <text:p>1257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336086" calcext:value-type="float">
            <text:p>336086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office:value-type="float" office:value="342791" calcext:value-type="float">
            <text:p>342791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" calcext:value-type="float">
            <text:p>16</text:p>
          </table:table-cell>
          <table:table-cell office:value-type="float" office:value="336240" calcext:value-type="float">
            <text:p>336240</text:p>
          </table:table-cell>
          <table:table-cell office:value-type="float" office:value="12021" calcext:value-type="float">
            <text:p>1202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office:value-type="float" office:value="337756" calcext:value-type="float">
            <text:p>337756</text:p>
          </table:table-cell>
          <table:table-cell office:value-type="float" office:value="12451" calcext:value-type="float">
            <text:p>124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338143" calcext:value-type="float">
            <text:p>338143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345588" calcext:value-type="float">
            <text:p>345588</text:p>
          </table:table-cell>
          <table:table-cell office:value-type="float" office:value="12916" calcext:value-type="float">
            <text:p>1291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" calcext:value-type="float">
            <text:p>16</text:p>
          </table:table-cell>
          <table:table-cell office:value-type="float" office:value="347337" calcext:value-type="float">
            <text:p>347337</text:p>
          </table:table-cell>
          <table:table-cell office:value-type="float" office:value="12585" calcext:value-type="float">
            <text:p>1258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" calcext:value-type="float">
            <text:p>16</text:p>
          </table:table-cell>
          <table:table-cell office:value-type="float" office:value="340553" calcext:value-type="float">
            <text:p>340553</text:p>
          </table:table-cell>
          <table:table-cell office:value-type="float" office:value="12162" calcext:value-type="float">
            <text:p>1216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347824" calcext:value-type="float">
            <text:p>347824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office:value-type="float" office:value="344795" calcext:value-type="float">
            <text:p>344795</text:p>
          </table:table-cell>
          <table:table-cell office:value-type="float" office:value="12449" calcext:value-type="float">
            <text:p>1244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" calcext:value-type="float">
            <text:p>16</text:p>
          </table:table-cell>
          <table:table-cell office:value-type="float" office:value="338458" calcext:value-type="float">
            <text:p>338458</text:p>
          </table:table-cell>
          <table:table-cell office:value-type="float" office:value="12454" calcext:value-type="float">
            <text:p>1245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" calcext:value-type="float">
            <text:p>16</text:p>
          </table:table-cell>
          <table:table-cell office:value-type="float" office:value="345822" calcext:value-type="float">
            <text:p>345822</text:p>
          </table:table-cell>
          <table:table-cell office:value-type="float" office:value="12554" calcext:value-type="float">
            <text:p>1255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office:value-type="float" office:value="348029" calcext:value-type="float">
            <text:p>348029</text:p>
          </table:table-cell>
          <table:table-cell office:value-type="float" office:value="12946" calcext:value-type="float">
            <text:p>1294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" calcext:value-type="float">
            <text:p>16</text:p>
          </table:table-cell>
          <table:table-cell office:value-type="float" office:value="350172" calcext:value-type="float">
            <text:p>350172</text:p>
          </table:table-cell>
          <table:table-cell office:value-type="float" office:value="13142" calcext:value-type="float">
            <text:p>131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351759" calcext:value-type="float">
            <text:p>351759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351453" calcext:value-type="float">
            <text:p>351453</text:p>
          </table:table-cell>
          <table:table-cell office:value-type="float" office:value="12631" calcext:value-type="float">
            <text:p>1263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349010" calcext:value-type="float">
            <text:p>349010</text:p>
          </table:table-cell>
          <table:table-cell office:value-type="float" office:value="12653" calcext:value-type="float">
            <text:p>1265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355608" calcext:value-type="float">
            <text:p>355608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359477" calcext:value-type="float">
            <text:p>359477</text:p>
          </table:table-cell>
          <table:table-cell office:value-type="float" office:value="13017" calcext:value-type="float">
            <text:p>1301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" calcext:value-type="float">
            <text:p>16</text:p>
          </table:table-cell>
          <table:table-cell office:value-type="float" office:value="353628" calcext:value-type="float">
            <text:p>353628</text:p>
          </table:table-cell>
          <table:table-cell office:value-type="float" office:value="12830" calcext:value-type="float">
            <text:p>1283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359718" calcext:value-type="float">
            <text:p>359718</text:p>
          </table:table-cell>
          <table:table-cell office:value-type="float" office:value="12901" calcext:value-type="float">
            <text:p>1290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" calcext:value-type="float">
            <text:p>16</text:p>
          </table:table-cell>
          <table:table-cell office:value-type="float" office:value="359088" calcext:value-type="float">
            <text:p>359088</text:p>
          </table:table-cell>
          <table:table-cell office:value-type="float" office:value="12735" calcext:value-type="float">
            <text:p>1273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" calcext:value-type="float">
            <text:p>16</text:p>
          </table:table-cell>
          <table:table-cell office:value-type="float" office:value="361608" calcext:value-type="float">
            <text:p>361608</text:p>
          </table:table-cell>
          <table:table-cell office:value-type="float" office:value="12885" calcext:value-type="float">
            <text:p>1288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352317" calcext:value-type="float">
            <text:p>352317</text:p>
          </table:table-cell>
          <table:table-cell office:value-type="float" office:value="12875" calcext:value-type="float">
            <text:p>12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358011" calcext:value-type="float">
            <text:p>358011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359892" calcext:value-type="float">
            <text:p>359892</text:p>
          </table:table-cell>
          <table:table-cell office:value-type="float" office:value="12965" calcext:value-type="float">
            <text:p>1296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363888" calcext:value-type="float">
            <text:p>363888</text:p>
          </table:table-cell>
          <table:table-cell office:value-type="float" office:value="12834" calcext:value-type="float">
            <text:p>1283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358449" calcext:value-type="float">
            <text:p>358449</text:p>
          </table:table-cell>
          <table:table-cell office:value-type="float" office:value="12529" calcext:value-type="float">
            <text:p>1252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" calcext:value-type="float">
            <text:p>16</text:p>
          </table:table-cell>
          <table:table-cell office:value-type="float" office:value="366536" calcext:value-type="float">
            <text:p>366536</text:p>
          </table:table-cell>
          <table:table-cell office:value-type="float" office:value="12818" calcext:value-type="float">
            <text:p>1281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" calcext:value-type="float">
            <text:p>16</text:p>
          </table:table-cell>
          <table:table-cell office:value-type="float" office:value="367262" calcext:value-type="float">
            <text:p>367262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" calcext:value-type="float">
            <text:p>16</text:p>
          </table:table-cell>
          <table:table-cell office:value-type="float" office:value="368478" calcext:value-type="float">
            <text:p>368478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" calcext:value-type="float">
            <text:p>16</text:p>
          </table:table-cell>
          <table:table-cell office:value-type="float" office:value="367100" calcext:value-type="float">
            <text:p>367100</text:p>
          </table:table-cell>
          <table:table-cell office:value-type="float" office:value="12925" calcext:value-type="float">
            <text:p>1292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372895" calcext:value-type="float">
            <text:p>372895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  <table:table-cell office:value-type="float" office:value="373980" calcext:value-type="float">
            <text:p>373980</text:p>
          </table:table-cell>
          <table:table-cell office:value-type="float" office:value="13598" calcext:value-type="float">
            <text:p>1359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369235" calcext:value-type="float">
            <text:p>369235</text:p>
          </table:table-cell>
          <table:table-cell office:value-type="float" office:value="13611" calcext:value-type="float">
            <text:p>1361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" calcext:value-type="float">
            <text:p>16</text:p>
          </table:table-cell>
          <table:table-cell office:value-type="float" office:value="375878" calcext:value-type="float">
            <text:p>375878</text:p>
          </table:table-cell>
          <table:table-cell office:value-type="float" office:value="13401" calcext:value-type="float">
            <text:p>1340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 office:value-type="float" office:value="368805" calcext:value-type="float">
            <text:p>368805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" calcext:value-type="float">
            <text:p>16</text:p>
          </table:table-cell>
          <table:table-cell office:value-type="float" office:value="371079" calcext:value-type="float">
            <text:p>371079</text:p>
          </table:table-cell>
          <table:table-cell office:value-type="float" office:value="13244" calcext:value-type="float">
            <text:p>1324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" calcext:value-type="float">
            <text:p>16</text:p>
          </table:table-cell>
          <table:table-cell office:value-type="float" office:value="380142" calcext:value-type="float">
            <text:p>380142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374093" calcext:value-type="float">
            <text:p>374093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" calcext:value-type="float">
            <text:p>16</text:p>
          </table:table-cell>
          <table:table-cell office:value-type="float" office:value="380253" calcext:value-type="float">
            <text:p>380253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office:value-type="float" office:value="377732" calcext:value-type="float">
            <text:p>377732</text:p>
          </table:table-cell>
          <table:table-cell office:value-type="float" office:value="13240" calcext:value-type="float">
            <text:p>1324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" calcext:value-type="float">
            <text:p>16</text:p>
          </table:table-cell>
          <table:table-cell office:value-type="float" office:value="379796" calcext:value-type="float">
            <text:p>379796</text:p>
          </table:table-cell>
          <table:table-cell office:value-type="float" office:value="13619" calcext:value-type="float">
            <text:p>1361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" calcext:value-type="float">
            <text:p>16</text:p>
          </table:table-cell>
          <table:table-cell office:value-type="float" office:value="378437" calcext:value-type="float">
            <text:p>378437</text:p>
          </table:table-cell>
          <table:table-cell office:value-type="float" office:value="13153" calcext:value-type="float">
            <text:p>131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384914" calcext:value-type="float">
            <text:p>384914</text:p>
          </table:table-cell>
          <table:table-cell office:value-type="float" office:value="13810" calcext:value-type="float">
            <text:p>1381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  <table:table-cell office:value-type="float" office:value="386813" calcext:value-type="float">
            <text:p>386813</text:p>
          </table:table-cell>
          <table:table-cell office:value-type="float" office:value="13526" calcext:value-type="float">
            <text:p>13526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" calcext:value-type="float">
            <text:p>16</text:p>
          </table:table-cell>
          <table:table-cell office:value-type="float" office:value="389179" calcext:value-type="float">
            <text:p>389179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" calcext:value-type="float">
            <text:p>16</text:p>
          </table:table-cell>
          <table:table-cell office:value-type="float" office:value="385615" calcext:value-type="float">
            <text:p>385615</text:p>
          </table:table-cell>
          <table:table-cell office:value-type="float" office:value="13529" calcext:value-type="float">
            <text:p>1352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float" office:value="382921" calcext:value-type="float">
            <text:p>382921</text:p>
          </table:table-cell>
          <table:table-cell office:value-type="float" office:value="13440" calcext:value-type="float">
            <text:p>1344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384755" calcext:value-type="float">
            <text:p>384755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6" calcext:value-type="float">
            <text:p>16</text:p>
          </table:table-cell>
          <table:table-cell office:value-type="float" office:value="385785" calcext:value-type="float">
            <text:p>385785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" calcext:value-type="float">
            <text:p>16</text:p>
          </table:table-cell>
          <table:table-cell office:value-type="float" office:value="391552" calcext:value-type="float">
            <text:p>391552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395421" calcext:value-type="float">
            <text:p>395421</text:p>
          </table:table-cell>
          <table:table-cell office:value-type="float" office:value="14226" calcext:value-type="float">
            <text:p>1422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386604" calcext:value-type="float">
            <text:p>386604</text:p>
          </table:table-cell>
          <table:table-cell office:value-type="float" office:value="13378" calcext:value-type="float">
            <text:p>1337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393826" calcext:value-type="float">
            <text:p>393826</text:p>
          </table:table-cell>
          <table:table-cell office:value-type="float" office:value="14564" calcext:value-type="float">
            <text:p>1456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393867" calcext:value-type="float">
            <text:p>393867</text:p>
          </table:table-cell>
          <table:table-cell office:value-type="float" office:value="13907" calcext:value-type="float">
            <text:p>139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393013" calcext:value-type="float">
            <text:p>393013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" calcext:value-type="float">
            <text:p>16</text:p>
          </table:table-cell>
          <table:table-cell office:value-type="float" office:value="393831" calcext:value-type="float">
            <text:p>393831</text:p>
          </table:table-cell>
          <table:table-cell office:value-type="float" office:value="13613" calcext:value-type="float">
            <text:p>1361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396193" calcext:value-type="float">
            <text:p>396193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393238" calcext:value-type="float">
            <text:p>393238</text:p>
          </table:table-cell>
          <table:table-cell office:value-type="float" office:value="13955" calcext:value-type="float">
            <text:p>1395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399095" calcext:value-type="float">
            <text:p>399095</text:p>
          </table:table-cell>
          <table:table-cell office:value-type="float" office:value="13865" calcext:value-type="float">
            <text:p>1386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393167" calcext:value-type="float">
            <text:p>393167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399747" calcext:value-type="float">
            <text:p>399747</text:p>
          </table:table-cell>
          <table:table-cell office:value-type="float" office:value="13426" calcext:value-type="float">
            <text:p>1342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396046" calcext:value-type="float">
            <text:p>396046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395902" calcext:value-type="float">
            <text:p>395902</text:p>
          </table:table-cell>
          <table:table-cell office:value-type="float" office:value="14293" calcext:value-type="float">
            <text:p>1429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395437" calcext:value-type="float">
            <text:p>395437</text:p>
          </table:table-cell>
          <table:table-cell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397275" calcext:value-type="float">
            <text:p>397275</text:p>
          </table:table-cell>
          <table:table-cell office:value-type="float" office:value="13357" calcext:value-type="float">
            <text:p>1335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6" calcext:value-type="float">
            <text:p>16</text:p>
          </table:table-cell>
          <table:table-cell office:value-type="float" office:value="406368" calcext:value-type="float">
            <text:p>406368</text:p>
          </table:table-cell>
          <table:table-cell office:value-type="float" office:value="14743" calcext:value-type="float">
            <text:p>1474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399199" calcext:value-type="float">
            <text:p>399199</text:p>
          </table:table-cell>
          <table:table-cell office:value-type="float" office:value="13872" calcext:value-type="float">
            <text:p>1387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405704" calcext:value-type="float">
            <text:p>405704</text:p>
          </table:table-cell>
          <table:table-cell office:value-type="float" office:value="13709" calcext:value-type="float">
            <text:p>1370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403200" calcext:value-type="float">
            <text:p>403200</text:p>
          </table:table-cell>
          <table:table-cell office:value-type="float" office:value="14943" calcext:value-type="float">
            <text:p>1494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6" calcext:value-type="float">
            <text:p>16</text:p>
          </table:table-cell>
          <table:table-cell office:value-type="float" office:value="402487" calcext:value-type="float">
            <text:p>402487</text:p>
          </table:table-cell>
          <table:table-cell office:value-type="float" office:value="13951" calcext:value-type="float">
            <text:p>1395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400800" calcext:value-type="float">
            <text:p>400800</text:p>
          </table:table-cell>
          <table:table-cell office:value-type="float" office:value="14036" calcext:value-type="float">
            <text:p>1403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 office:value-type="float" office:value="405459" calcext:value-type="float">
            <text:p>405459</text:p>
          </table:table-cell>
          <table:table-cell office:value-type="float" office:value="14454" calcext:value-type="float">
            <text:p>144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413185" calcext:value-type="float">
            <text:p>413185</text:p>
          </table:table-cell>
          <table:table-cell office:value-type="float" office:value="14972" calcext:value-type="float">
            <text:p>1497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" calcext:value-type="float">
            <text:p>16</text:p>
          </table:table-cell>
          <table:table-cell office:value-type="float" office:value="411082" calcext:value-type="float">
            <text:p>411082</text:p>
          </table:table-cell>
          <table:table-cell office:value-type="float" office:value="15018" calcext:value-type="float">
            <text:p>15018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6" calcext:value-type="float">
            <text:p>16</text:p>
          </table:table-cell>
          <table:table-cell office:value-type="float" office:value="418950" calcext:value-type="float">
            <text:p>418950</text:p>
          </table:table-cell>
          <table:table-cell office:value-type="float" office:value="15478" calcext:value-type="float">
            <text:p>1547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" calcext:value-type="float">
            <text:p>16</text:p>
          </table:table-cell>
          <table:table-cell office:value-type="float" office:value="418807" calcext:value-type="float">
            <text:p>418807</text:p>
          </table:table-cell>
          <table:table-cell office:value-type="float" office:value="15683" calcext:value-type="float">
            <text:p>1568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412763" calcext:value-type="float">
            <text:p>412763</text:p>
          </table:table-cell>
          <table:table-cell office:value-type="float" office:value="14084" calcext:value-type="float">
            <text:p>1408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" calcext:value-type="float">
            <text:p>16</text:p>
          </table:table-cell>
          <table:table-cell office:value-type="float" office:value="404712" calcext:value-type="float">
            <text:p>404712</text:p>
          </table:table-cell>
          <table:table-cell office:value-type="float" office:value="14194" calcext:value-type="float">
            <text:p>1419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405883" calcext:value-type="float">
            <text:p>405883</text:p>
          </table:table-cell>
          <table:table-cell office:value-type="float" office:value="13863" calcext:value-type="float">
            <text:p>1386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6" calcext:value-type="float">
            <text:p>16</text:p>
          </table:table-cell>
          <table:table-cell office:value-type="float" office:value="413279" calcext:value-type="float">
            <text:p>413279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408659" calcext:value-type="float">
            <text:p>408659</text:p>
          </table:table-cell>
          <table:table-cell office:value-type="float" office:value="14815" calcext:value-type="float">
            <text:p>1481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419164" calcext:value-type="float">
            <text:p>419164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412955" calcext:value-type="float">
            <text:p>412955</text:p>
          </table:table-cell>
          <table:table-cell office:value-type="float" office:value="14417" calcext:value-type="float">
            <text:p>1441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6" calcext:value-type="float">
            <text:p>16</text:p>
          </table:table-cell>
          <table:table-cell office:value-type="float" office:value="413268" calcext:value-type="float">
            <text:p>413268</text:p>
          </table:table-cell>
          <table:table-cell office:value-type="float" office:value="14984" calcext:value-type="float">
            <text:p>1498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  <table:table-cell office:value-type="float" office:value="413855" calcext:value-type="float">
            <text:p>413855</text:p>
          </table:table-cell>
          <table:table-cell office:value-type="float" office:value="14946" calcext:value-type="float">
            <text:p>1494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" calcext:value-type="float">
            <text:p>16</text:p>
          </table:table-cell>
          <table:table-cell office:value-type="float" office:value="417667" calcext:value-type="float">
            <text:p>417667</text:p>
          </table:table-cell>
          <table:table-cell office:value-type="float" office:value="14114" calcext:value-type="float">
            <text:p>1411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" calcext:value-type="float">
            <text:p>16</text:p>
          </table:table-cell>
          <table:table-cell office:value-type="float" office:value="416155" calcext:value-type="float">
            <text:p>416155</text:p>
          </table:table-cell>
          <table:table-cell office:value-type="float" office:value="14296" calcext:value-type="float">
            <text:p>1429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  <table:table-cell office:value-type="float" office:value="420373" calcext:value-type="float">
            <text:p>420373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6" calcext:value-type="float">
            <text:p>16</text:p>
          </table:table-cell>
          <table:table-cell office:value-type="float" office:value="426922" calcext:value-type="float">
            <text:p>426922</text:p>
          </table:table-cell>
          <table:table-cell office:value-type="float" office:value="14807" calcext:value-type="float">
            <text:p>1480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423759" calcext:value-type="float">
            <text:p>423759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6" calcext:value-type="float">
            <text:p>16</text:p>
          </table:table-cell>
          <table:table-cell office:value-type="float" office:value="416434" calcext:value-type="float">
            <text:p>416434</text:p>
          </table:table-cell>
          <table:table-cell office:value-type="float" office:value="14446" calcext:value-type="float">
            <text:p>1444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6" calcext:value-type="float">
            <text:p>16</text:p>
          </table:table-cell>
          <table:table-cell office:value-type="float" office:value="426305" calcext:value-type="float">
            <text:p>426305</text:p>
          </table:table-cell>
          <table:table-cell office:value-type="float" office:value="15318" calcext:value-type="float">
            <text:p>153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422253" calcext:value-type="float">
            <text:p>422253</text:p>
          </table:table-cell>
          <table:table-cell office:value-type="float" office:value="14432" calcext:value-type="float">
            <text:p>1443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6" calcext:value-type="float">
            <text:p>16</text:p>
          </table:table-cell>
          <table:table-cell office:value-type="float" office:value="420434" calcext:value-type="float">
            <text:p>420434</text:p>
          </table:table-cell>
          <table:table-cell office:value-type="float" office:value="15454" calcext:value-type="float">
            <text:p>1545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" calcext:value-type="float">
            <text:p>16</text:p>
          </table:table-cell>
          <table:table-cell office:value-type="float" office:value="421392" calcext:value-type="float">
            <text:p>421392</text:p>
          </table:table-cell>
          <table:table-cell office:value-type="float" office:value="14814" calcext:value-type="float">
            <text:p>1481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" calcext:value-type="float">
            <text:p>16</text:p>
          </table:table-cell>
          <table:table-cell office:value-type="float" office:value="424953" calcext:value-type="float">
            <text:p>424953</text:p>
          </table:table-cell>
          <table:table-cell office:value-type="float" office:value="14605" calcext:value-type="float">
            <text:p>1460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422149" calcext:value-type="float">
            <text:p>422149</text:p>
          </table:table-cell>
          <table:table-cell office:value-type="float" office:value="14377" calcext:value-type="float">
            <text:p>1437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425185" calcext:value-type="float">
            <text:p>425185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float" office:value="419389" calcext:value-type="float">
            <text:p>419389</text:p>
          </table:table-cell>
          <table:table-cell office:value-type="float" office:value="15472" calcext:value-type="float">
            <text:p>1547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427769" calcext:value-type="float">
            <text:p>427769</text:p>
          </table:table-cell>
          <table:table-cell office:value-type="float" office:value="14404" calcext:value-type="float">
            <text:p>14404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" calcext:value-type="float">
            <text:p>16</text:p>
          </table:table-cell>
          <table:table-cell office:value-type="float" office:value="430005" calcext:value-type="float">
            <text:p>430005</text:p>
          </table:table-cell>
          <table:table-cell office:value-type="float" office:value="15991" calcext:value-type="float">
            <text:p>1599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" calcext:value-type="float">
            <text:p>16</text:p>
          </table:table-cell>
          <table:table-cell office:value-type="float" office:value="428818" calcext:value-type="float">
            <text:p>428818</text:p>
          </table:table-cell>
          <table:table-cell office:value-type="float" office:value="15577" calcext:value-type="float">
            <text:p>1557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439743" calcext:value-type="float">
            <text:p>439743</text:p>
          </table:table-cell>
          <table:table-cell office:value-type="float" office:value="15511" calcext:value-type="float">
            <text:p>1551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438210" calcext:value-type="float">
            <text:p>438210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" calcext:value-type="float">
            <text:p>16</text:p>
          </table:table-cell>
          <table:table-cell office:value-type="float" office:value="430253" calcext:value-type="float">
            <text:p>430253</text:p>
          </table:table-cell>
          <table:table-cell office:value-type="float" office:value="15366" calcext:value-type="float">
            <text:p>15366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" calcext:value-type="float">
            <text:p>16</text:p>
          </table:table-cell>
          <table:table-cell office:value-type="float" office:value="434518" calcext:value-type="float">
            <text:p>434518</text:p>
          </table:table-cell>
          <table:table-cell office:value-type="float" office:value="14471" calcext:value-type="float">
            <text:p>1447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" calcext:value-type="float">
            <text:p>16</text:p>
          </table:table-cell>
          <table:table-cell office:value-type="float" office:value="434780" calcext:value-type="float">
            <text:p>434780</text:p>
          </table:table-cell>
          <table:table-cell office:value-type="float" office:value="15339" calcext:value-type="float">
            <text:p>1533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432992" calcext:value-type="float">
            <text:p>432992</text:p>
          </table:table-cell>
          <table:table-cell office:value-type="float" office:value="15429" calcext:value-type="float">
            <text:p>1542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" calcext:value-type="float">
            <text:p>16</text:p>
          </table:table-cell>
          <table:table-cell office:value-type="float" office:value="430829" calcext:value-type="float">
            <text:p>430829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" calcext:value-type="float">
            <text:p>16</text:p>
          </table:table-cell>
          <table:table-cell office:value-type="float" office:value="442838" calcext:value-type="float">
            <text:p>442838</text:p>
          </table:table-cell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  <table:table-cell office:value-type="float" office:value="435800" calcext:value-type="float">
            <text:p>435800</text:p>
          </table:table-cell>
          <table:table-cell office:value-type="float" office:value="15770" calcext:value-type="float">
            <text:p>1577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  <table:table-cell office:value-type="float" office:value="441679" calcext:value-type="float">
            <text:p>441679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434879" calcext:value-type="float">
            <text:p>434879</text:p>
          </table:table-cell>
          <table:table-cell office:value-type="float" office:value="15234" calcext:value-type="float">
            <text:p>1523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  <table:table-cell office:value-type="float" office:value="438507" calcext:value-type="float">
            <text:p>438507</text:p>
          </table:table-cell>
          <table:table-cell office:value-type="float" office:value="15720" calcext:value-type="float">
            <text:p>1572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 office:value-type="float" office:value="444516" calcext:value-type="float">
            <text:p>444516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447381" calcext:value-type="float">
            <text:p>447381</text:p>
          </table:table-cell>
          <table:table-cell office:value-type="float" office:value="15506" calcext:value-type="float">
            <text:p>1550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  <table:table-cell office:value-type="float" office:value="447874" calcext:value-type="float">
            <text:p>447874</text:p>
          </table:table-cell>
          <table:table-cell office:value-type="float" office:value="16357" calcext:value-type="float">
            <text:p>1635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435427" calcext:value-type="float">
            <text:p>435427</text:p>
          </table:table-cell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  <table:table-cell office:value-type="float" office:value="438310" calcext:value-type="float">
            <text:p>438310</text:p>
          </table:table-cell>
          <table:table-cell office:value-type="float" office:value="15376" calcext:value-type="float">
            <text:p>1537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  <table:table-cell office:value-type="float" office:value="438740" calcext:value-type="float">
            <text:p>438740</text:p>
          </table:table-cell>
          <table:table-cell office:value-type="float" office:value="16109" calcext:value-type="float">
            <text:p>1610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  <table:table-cell office:value-type="float" office:value="444407" calcext:value-type="float">
            <text:p>444407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  <table:table-cell office:value-type="float" office:value="443867" calcext:value-type="float">
            <text:p>443867</text:p>
          </table:table-cell>
          <table:table-cell office:value-type="float" office:value="15481" calcext:value-type="float">
            <text:p>154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440411" calcext:value-type="float">
            <text:p>440411</text:p>
          </table:table-cell>
          <table:table-cell office:value-type="float" office:value="16153" calcext:value-type="float">
            <text:p>1615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  <table:table-cell office:value-type="float" office:value="443226" calcext:value-type="float">
            <text:p>443226</text:p>
          </table:table-cell>
          <table:table-cell office:value-type="float" office:value="15671" calcext:value-type="float">
            <text:p>1567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  <table:table-cell office:value-type="float" office:value="444816" calcext:value-type="float">
            <text:p>444816</text:p>
          </table:table-cell>
          <table:table-cell office:value-type="float" office:value="16353" calcext:value-type="float">
            <text:p>1635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  <table:table-cell office:value-type="float" office:value="447332" calcext:value-type="float">
            <text:p>447332</text:p>
          </table:table-cell>
          <table:table-cell office:value-type="float" office:value="15483" calcext:value-type="float">
            <text:p>1548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  <table:table-cell office:value-type="float" office:value="449000" calcext:value-type="float">
            <text:p>449000</text:p>
          </table:table-cell>
          <table:table-cell office:value-type="float" office:value="16477" calcext:value-type="float">
            <text:p>1647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  <table:table-cell office:value-type="float" office:value="454521" calcext:value-type="float">
            <text:p>454521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434779" calcext:value-type="float">
            <text:p>434779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  <table:table-cell office:value-type="float" office:value="439580" calcext:value-type="float">
            <text:p>439580</text:p>
          </table:table-cell>
          <table:table-cell office:value-type="float" office:value="15309" calcext:value-type="float">
            <text:p>1530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  <table:table-cell office:value-type="float" office:value="449006" calcext:value-type="float">
            <text:p>449006</text:p>
          </table:table-cell>
          <table:table-cell office:value-type="float" office:value="16056" calcext:value-type="float">
            <text:p>1605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445827" calcext:value-type="float">
            <text:p>445827</text:p>
          </table:table-cell>
          <table:table-cell office:value-type="float" office:value="15052" calcext:value-type="float">
            <text:p>150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446343" calcext:value-type="float">
            <text:p>446343</text:p>
          </table:table-cell>
          <table:table-cell office:value-type="float" office:value="16046" calcext:value-type="float">
            <text:p>1604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6" calcext:value-type="float">
            <text:p>16</text:p>
          </table:table-cell>
          <table:table-cell office:value-type="float" office:value="453346" calcext:value-type="float">
            <text:p>453346</text:p>
          </table:table-cell>
          <table:table-cell office:value-type="float" office:value="16457" calcext:value-type="float">
            <text:p>164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office:value-type="float" office:value="448093" calcext:value-type="float">
            <text:p>448093</text:p>
          </table:table-cell>
          <table:table-cell office:value-type="float" office:value="15651" calcext:value-type="float">
            <text:p>1565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" calcext:value-type="float">
            <text:p>16</text:p>
          </table:table-cell>
          <table:table-cell office:value-type="float" office:value="460790" calcext:value-type="float">
            <text:p>460790</text:p>
          </table:table-cell>
          <table:table-cell office:value-type="float" office:value="16271" calcext:value-type="float">
            <text:p>1627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  <table:table-cell office:value-type="float" office:value="451876" calcext:value-type="float">
            <text:p>451876</text:p>
          </table:table-cell>
          <table:table-cell office:value-type="float" office:value="16597" calcext:value-type="float">
            <text:p>165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6" calcext:value-type="float">
            <text:p>16</text:p>
          </table:table-cell>
          <table:table-cell office:value-type="float" office:value="449729" calcext:value-type="float">
            <text:p>449729</text:p>
          </table:table-cell>
          <table:table-cell office:value-type="float" office:value="16031" calcext:value-type="float">
            <text:p>1603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6" calcext:value-type="float">
            <text:p>16</text:p>
          </table:table-cell>
          <table:table-cell office:value-type="float" office:value="451464" calcext:value-type="float">
            <text:p>451464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  <table:table-cell office:value-type="float" office:value="455014" calcext:value-type="float">
            <text:p>455014</text:p>
          </table:table-cell>
          <table:table-cell office:value-type="float" office:value="16555" calcext:value-type="float">
            <text:p>1655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  <table:table-cell office:value-type="float" office:value="449185" calcext:value-type="float">
            <text:p>449185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6" calcext:value-type="float">
            <text:p>16</text:p>
          </table:table-cell>
          <table:table-cell office:value-type="float" office:value="449591" calcext:value-type="float">
            <text:p>449591</text:p>
          </table:table-cell>
          <table:table-cell office:value-type="float" office:value="16440" calcext:value-type="float">
            <text:p>1644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458256" calcext:value-type="float">
            <text:p>458256</text:p>
          </table:table-cell>
          <table:table-cell office:value-type="float" office:value="16135" calcext:value-type="float">
            <text:p>1613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" calcext:value-type="float">
            <text:p>16</text:p>
          </table:table-cell>
          <table:table-cell office:value-type="float" office:value="456976" calcext:value-type="float">
            <text:p>456976</text:p>
          </table:table-cell>
          <table:table-cell office:value-type="float" office:value="16057" calcext:value-type="float">
            <text:p>1605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" calcext:value-type="float">
            <text:p>16</text:p>
          </table:table-cell>
          <table:table-cell office:value-type="float" office:value="452754" calcext:value-type="float">
            <text:p>452754</text:p>
          </table:table-cell>
          <table:table-cell office:value-type="float" office:value="16473" calcext:value-type="float">
            <text:p>16473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6" calcext:value-type="float">
            <text:p>16</text:p>
          </table:table-cell>
          <table:table-cell office:value-type="float" office:value="458681" calcext:value-type="float">
            <text:p>458681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  <table:table-cell office:value-type="float" office:value="457485" calcext:value-type="float">
            <text:p>457485</text:p>
          </table:table-cell>
          <table:table-cell office:value-type="float" office:value="16301" calcext:value-type="float">
            <text:p>1630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462564" calcext:value-type="float">
            <text:p>462564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  <table:table-cell office:value-type="float" office:value="454590" calcext:value-type="float">
            <text:p>454590</text:p>
          </table:table-cell>
          <table:table-cell office:value-type="float" office:value="16079" calcext:value-type="float">
            <text:p>16079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6" calcext:value-type="float">
            <text:p>16</text:p>
          </table:table-cell>
          <table:table-cell office:value-type="float" office:value="455734" calcext:value-type="float">
            <text:p>455734</text:p>
          </table:table-cell>
          <table:table-cell office:value-type="float" office:value="16408" calcext:value-type="float">
            <text:p>1640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" calcext:value-type="float">
            <text:p>16</text:p>
          </table:table-cell>
          <table:table-cell office:value-type="float" office:value="458345" calcext:value-type="float">
            <text:p>458345</text:p>
          </table:table-cell>
          <table:table-cell office:value-type="float" office:value="16319" calcext:value-type="float">
            <text:p>1631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6" calcext:value-type="float">
            <text:p>16</text:p>
          </table:table-cell>
          <table:table-cell office:value-type="float" office:value="454643" calcext:value-type="float">
            <text:p>454643</text:p>
          </table:table-cell>
          <table:table-cell office:value-type="float" office:value="16621" calcext:value-type="float">
            <text:p>1662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465094" calcext:value-type="float">
            <text:p>465094</text:p>
          </table:table-cell>
          <table:table-cell office:value-type="float" office:value="17311" calcext:value-type="float">
            <text:p>1731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  <table:table-cell office:value-type="float" office:value="461991" calcext:value-type="float">
            <text:p>461991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6" calcext:value-type="float">
            <text:p>16</text:p>
          </table:table-cell>
          <table:table-cell office:value-type="float" office:value="460256" calcext:value-type="float">
            <text:p>460256</text:p>
          </table:table-cell>
          <table:table-cell office:value-type="float" office:value="17046" calcext:value-type="float">
            <text:p>1704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6" calcext:value-type="float">
            <text:p>16</text:p>
          </table:table-cell>
          <table:table-cell office:value-type="float" office:value="462895" calcext:value-type="float">
            <text:p>462895</text:p>
          </table:table-cell>
          <table:table-cell office:value-type="float" office:value="16532" calcext:value-type="float">
            <text:p>1653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6" calcext:value-type="float">
            <text:p>16</text:p>
          </table:table-cell>
          <table:table-cell office:value-type="float" office:value="463070" calcext:value-type="float">
            <text:p>463070</text:p>
          </table:table-cell>
          <table:table-cell office:value-type="float" office:value="16232" calcext:value-type="float">
            <text:p>1623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460254" calcext:value-type="float">
            <text:p>460254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  <table:table-cell office:value-type="float" office:value="461497" calcext:value-type="float">
            <text:p>461497</text:p>
          </table:table-cell>
          <table:table-cell office:value-type="float" office:value="16442" calcext:value-type="float">
            <text:p>1644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  <table:table-cell office:value-type="float" office:value="461507" calcext:value-type="float">
            <text:p>461507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  <table:table-cell office:value-type="float" office:value="464099" calcext:value-type="float">
            <text:p>464099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  <table:table-cell office:value-type="float" office:value="467094" calcext:value-type="float">
            <text:p>467094</text:p>
          </table:table-cell>
          <table:table-cell office:value-type="float" office:value="17475" calcext:value-type="float">
            <text:p>1747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464060" calcext:value-type="float">
            <text:p>464060</text:p>
          </table:table-cell>
          <table:table-cell office:value-type="float" office:value="16522" calcext:value-type="float">
            <text:p>1652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6" calcext:value-type="float">
            <text:p>16</text:p>
          </table:table-cell>
          <table:table-cell office:value-type="float" office:value="465214" calcext:value-type="float">
            <text:p>465214</text:p>
          </table:table-cell>
          <table:table-cell office:value-type="float" office:value="17468" calcext:value-type="float">
            <text:p>1746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  <table:table-cell office:value-type="float" office:value="464953" calcext:value-type="float">
            <text:p>464953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  <table:table-cell office:value-type="float" office:value="468576" calcext:value-type="float">
            <text:p>468576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6" calcext:value-type="float">
            <text:p>16</text:p>
          </table:table-cell>
          <table:table-cell office:value-type="float" office:value="468606" calcext:value-type="float">
            <text:p>468606</text:p>
          </table:table-cell>
          <table:table-cell office:value-type="float" office:value="17192" calcext:value-type="float">
            <text:p>1719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6" calcext:value-type="float">
            <text:p>16</text:p>
          </table:table-cell>
          <table:table-cell office:value-type="float" office:value="466916" calcext:value-type="float">
            <text:p>466916</text:p>
          </table:table-cell>
          <table:table-cell office:value-type="float" office:value="17439" calcext:value-type="float">
            <text:p>1743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6" calcext:value-type="float">
            <text:p>16</text:p>
          </table:table-cell>
          <table:table-cell office:value-type="float" office:value="470391" calcext:value-type="float">
            <text:p>470391</text:p>
          </table:table-cell>
          <table:table-cell office:value-type="float" office:value="17735" calcext:value-type="float">
            <text:p>1773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470530" calcext:value-type="float">
            <text:p>470530</text:p>
          </table:table-cell>
          <table:table-cell office:value-type="float" office:value="17714" calcext:value-type="float">
            <text:p>1771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  <table:table-cell office:value-type="float" office:value="471167" calcext:value-type="float">
            <text:p>471167</text:p>
          </table:table-cell>
          <table:table-cell office:value-type="float" office:value="17393" calcext:value-type="float">
            <text:p>17393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6" calcext:value-type="float">
            <text:p>16</text:p>
          </table:table-cell>
          <table:table-cell office:value-type="float" office:value="466980" calcext:value-type="float">
            <text:p>466980</text:p>
          </table:table-cell>
          <table:table-cell office:value-type="float" office:value="16942" calcext:value-type="float">
            <text:p>1694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468138" calcext:value-type="float">
            <text:p>468138</text:p>
          </table:table-cell>
          <table:table-cell office:value-type="float" office:value="17115" calcext:value-type="float">
            <text:p>1711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6" calcext:value-type="float">
            <text:p>16</text:p>
          </table:table-cell>
          <table:table-cell office:value-type="float" office:value="467621" calcext:value-type="float">
            <text:p>467621</text:p>
          </table:table-cell>
          <table:table-cell office:value-type="float" office:value="17073" calcext:value-type="float">
            <text:p>1707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  <table:table-cell office:value-type="float" office:value="465389" calcext:value-type="float">
            <text:p>465389</text:p>
          </table:table-cell>
          <table:table-cell office:value-type="float" office:value="17271" calcext:value-type="float">
            <text:p>17271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  <table:table-cell office:value-type="float" office:value="470966" calcext:value-type="float">
            <text:p>470966</text:p>
          </table:table-cell>
          <table:table-cell office:value-type="float" office:value="16921" calcext:value-type="float">
            <text:p>16921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  <table:table-cell office:value-type="float" office:value="483193" calcext:value-type="float">
            <text:p>483193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470025" calcext:value-type="float">
            <text:p>470025</text:p>
          </table:table-cell>
          <table:table-cell office:value-type="float" office:value="17422" calcext:value-type="float">
            <text:p>1742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  <table:table-cell office:value-type="float" office:value="473952" calcext:value-type="float">
            <text:p>473952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  <table:table-cell office:value-type="float" office:value="471489" calcext:value-type="float">
            <text:p>471489</text:p>
          </table:table-cell>
          <table:table-cell office:value-type="float" office:value="16977" calcext:value-type="float">
            <text:p>1697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  <table:table-cell office:value-type="float" office:value="471871" calcext:value-type="float">
            <text:p>471871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  <table:table-cell office:value-type="float" office:value="472476" calcext:value-type="float">
            <text:p>472476</text:p>
          </table:table-cell>
          <table:table-cell office:value-type="float" office:value="17058" calcext:value-type="float">
            <text:p>1705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471570" calcext:value-type="float">
            <text:p>471570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  <table:table-cell office:value-type="float" office:value="476600" calcext:value-type="float">
            <text:p>476600</text:p>
          </table:table-cell>
          <table:table-cell office:value-type="float" office:value="17643" calcext:value-type="float">
            <text:p>1764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6" calcext:value-type="float">
            <text:p>16</text:p>
          </table:table-cell>
          <table:table-cell office:value-type="float" office:value="480373" calcext:value-type="float">
            <text:p>480373</text:p>
          </table:table-cell>
          <table:table-cell office:value-type="float" office:value="18230" calcext:value-type="float">
            <text:p>1823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6" calcext:value-type="float">
            <text:p>16</text:p>
          </table:table-cell>
          <table:table-cell office:value-type="float" office:value="467917" calcext:value-type="float">
            <text:p>467917</text:p>
          </table:table-cell>
          <table:table-cell office:value-type="float" office:value="16821" calcext:value-type="float">
            <text:p>16821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6" calcext:value-type="float">
            <text:p>16</text:p>
          </table:table-cell>
          <table:table-cell office:value-type="float" office:value="472913" calcext:value-type="float">
            <text:p>472913</text:p>
          </table:table-cell>
          <table:table-cell office:value-type="float" office:value="17793" calcext:value-type="float">
            <text:p>1779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6" calcext:value-type="float">
            <text:p>16</text:p>
          </table:table-cell>
          <table:table-cell office:value-type="float" office:value="482769" calcext:value-type="float">
            <text:p>482769</text:p>
          </table:table-cell>
          <table:table-cell office:value-type="float" office:value="18411" calcext:value-type="float">
            <text:p>18411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6" calcext:value-type="float">
            <text:p>16</text:p>
          </table:table-cell>
          <table:table-cell office:value-type="float" office:value="470591" calcext:value-type="float">
            <text:p>470591</text:p>
          </table:table-cell>
          <table:table-cell office:value-type="float" office:value="16256" calcext:value-type="float">
            <text:p>16256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484159" calcext:value-type="float">
            <text:p>484159</text:p>
          </table:table-cell>
          <table:table-cell office:value-type="float" office:value="18673" calcext:value-type="float">
            <text:p>1867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" calcext:value-type="float">
            <text:p>16</text:p>
          </table:table-cell>
          <table:table-cell office:value-type="float" office:value="470391" calcext:value-type="float">
            <text:p>470391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" calcext:value-type="float">
            <text:p>16</text:p>
          </table:table-cell>
          <table:table-cell office:value-type="float" office:value="480145" calcext:value-type="float">
            <text:p>480145</text:p>
          </table:table-cell>
          <table:table-cell office:value-type="float" office:value="18091" calcext:value-type="float">
            <text:p>1809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480076" calcext:value-type="float">
            <text:p>480076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  <table:table-cell office:value-type="float" office:value="480225" calcext:value-type="float">
            <text:p>480225</text:p>
          </table:table-cell>
          <table:table-cell office:value-type="float" office:value="17734" calcext:value-type="float">
            <text:p>1773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6" calcext:value-type="float">
            <text:p>16</text:p>
          </table:table-cell>
          <table:table-cell office:value-type="float" office:value="473367" calcext:value-type="float">
            <text:p>473367</text:p>
          </table:table-cell>
          <table:table-cell office:value-type="float" office:value="17023" calcext:value-type="float">
            <text:p>1702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481874" calcext:value-type="float">
            <text:p>481874</text:p>
          </table:table-cell>
          <table:table-cell office:value-type="float" office:value="18683" calcext:value-type="float">
            <text:p>18683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  <table:table-cell office:value-type="float" office:value="476932" calcext:value-type="float">
            <text:p>476932</text:p>
          </table:table-cell>
          <table:table-cell office:value-type="float" office:value="17222" calcext:value-type="float">
            <text:p>1722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485949" calcext:value-type="float">
            <text:p>485949</text:p>
          </table:table-cell>
          <table:table-cell office:value-type="float" office:value="17737" calcext:value-type="float">
            <text:p>1773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6" calcext:value-type="float">
            <text:p>16</text:p>
          </table:table-cell>
          <table:table-cell office:value-type="float" office:value="479452" calcext:value-type="float">
            <text:p>479452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6" calcext:value-type="float">
            <text:p>16</text:p>
          </table:table-cell>
          <table:table-cell office:value-type="float" office:value="484091" calcext:value-type="float">
            <text:p>484091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6" calcext:value-type="float">
            <text:p>16</text:p>
          </table:table-cell>
          <table:table-cell office:value-type="float" office:value="484057" calcext:value-type="float">
            <text:p>484057</text:p>
          </table:table-cell>
          <table:table-cell office:value-type="float" office:value="19777" calcext:value-type="float">
            <text:p>19777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6" calcext:value-type="float">
            <text:p>16</text:p>
          </table:table-cell>
          <table:table-cell office:value-type="float" office:value="477274" calcext:value-type="float">
            <text:p>477274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503790" calcext:value-type="float">
            <text:p>503790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  <table:table-cell office:value-type="float" office:value="485933" calcext:value-type="float">
            <text:p>485933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  <table:table-cell office:value-type="float" office:value="485822" calcext:value-type="float">
            <text:p>485822</text:p>
          </table:table-cell>
          <table:table-cell office:value-type="float" office:value="18577" calcext:value-type="float">
            <text:p>1857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  <table:table-cell office:value-type="float" office:value="480700" calcext:value-type="float">
            <text:p>480700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6" calcext:value-type="float">
            <text:p>16</text:p>
          </table:table-cell>
          <table:table-cell office:value-type="float" office:value="471850" calcext:value-type="float">
            <text:p>471850</text:p>
          </table:table-cell>
          <table:table-cell office:value-type="float" office:value="16552" calcext:value-type="float">
            <text:p>1655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" calcext:value-type="float">
            <text:p>16</text:p>
          </table:table-cell>
          <table:table-cell office:value-type="float" office:value="488170" calcext:value-type="float">
            <text:p>488170</text:p>
          </table:table-cell>
          <table:table-cell office:value-type="float" office:value="18105" calcext:value-type="float">
            <text:p>1810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" calcext:value-type="float">
            <text:p>16</text:p>
          </table:table-cell>
          <table:table-cell office:value-type="float" office:value="486215" calcext:value-type="float">
            <text:p>486215</text:p>
          </table:table-cell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  <table:table-cell office:value-type="float" office:value="489501" calcext:value-type="float">
            <text:p>489501</text:p>
          </table:table-cell>
          <table:table-cell office:value-type="float" office:value="18357" calcext:value-type="float">
            <text:p>1835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  <table:table-cell office:value-type="float" office:value="486558" calcext:value-type="float">
            <text:p>486558</text:p>
          </table:table-cell>
          <table:table-cell office:value-type="float" office:value="18341" calcext:value-type="float">
            <text:p>1834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office:value-type="float" office:value="489232" calcext:value-type="float">
            <text:p>489232</text:p>
          </table:table-cell>
          <table:table-cell office:value-type="float" office:value="18316" calcext:value-type="float">
            <text:p>1831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476969" calcext:value-type="float">
            <text:p>476969</text:p>
          </table:table-cell>
          <table:table-cell office:value-type="float" office:value="16728" calcext:value-type="float">
            <text:p>16728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478811" calcext:value-type="float">
            <text:p>478811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6" calcext:value-type="float">
            <text:p>16</text:p>
          </table:table-cell>
          <table:table-cell office:value-type="float" office:value="487221" calcext:value-type="float">
            <text:p>487221</text:p>
          </table:table-cell>
          <table:table-cell office:value-type="float" office:value="17469" calcext:value-type="float">
            <text:p>17469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" calcext:value-type="float">
            <text:p>16</text:p>
          </table:table-cell>
          <table:table-cell office:value-type="float" office:value="481116" calcext:value-type="float">
            <text:p>481116</text:p>
          </table:table-cell>
          <table:table-cell office:value-type="float" office:value="18270" calcext:value-type="float">
            <text:p>1827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6" calcext:value-type="float">
            <text:p>16</text:p>
          </table:table-cell>
          <table:table-cell office:value-type="float" office:value="485671" calcext:value-type="float">
            <text:p>485671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494498" calcext:value-type="float">
            <text:p>494498</text:p>
          </table:table-cell>
          <table:table-cell office:value-type="float" office:value="19072" calcext:value-type="float">
            <text:p>1907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6" calcext:value-type="float">
            <text:p>16</text:p>
          </table:table-cell>
          <table:table-cell office:value-type="float" office:value="482917" calcext:value-type="float">
            <text:p>482917</text:p>
          </table:table-cell>
          <table:table-cell office:value-type="float" office:value="18237" calcext:value-type="float">
            <text:p>18237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487402" calcext:value-type="float">
            <text:p>487402</text:p>
          </table:table-cell>
          <table:table-cell office:value-type="float" office:value="18811" calcext:value-type="float">
            <text:p>18811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6" calcext:value-type="float">
            <text:p>16</text:p>
          </table:table-cell>
          <table:table-cell office:value-type="float" office:value="479443" calcext:value-type="float">
            <text:p>479443</text:p>
          </table:table-cell>
          <table:table-cell office:value-type="float" office:value="17570" calcext:value-type="float">
            <text:p>1757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491529" calcext:value-type="float">
            <text:p>491529</text:p>
          </table:table-cell>
          <table:table-cell office:value-type="float" office:value="17953" calcext:value-type="float">
            <text:p>179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86765" calcext:value-type="float">
            <text:p>486765</text:p>
          </table:table-cell>
          <table:table-cell office:value-type="float" office:value="18390" calcext:value-type="float">
            <text:p>1839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" calcext:value-type="float">
            <text:p>16</text:p>
          </table:table-cell>
          <table:table-cell office:value-type="float" office:value="492852" calcext:value-type="float">
            <text:p>492852</text:p>
          </table:table-cell>
          <table:table-cell office:value-type="float" office:value="18851" calcext:value-type="float">
            <text:p>1885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490844" calcext:value-type="float">
            <text:p>490844</text:p>
          </table:table-cell>
          <table:table-cell office:value-type="float" office:value="18443" calcext:value-type="float">
            <text:p>18443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492293" calcext:value-type="float">
            <text:p>492293</text:p>
          </table:table-cell>
          <table:table-cell office:value-type="float" office:value="18546" calcext:value-type="float">
            <text:p>1854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" calcext:value-type="float">
            <text:p>16</text:p>
          </table:table-cell>
          <table:table-cell office:value-type="float" office:value="490903" calcext:value-type="float">
            <text:p>490903</text:p>
          </table:table-cell>
          <table:table-cell office:value-type="float" office:value="17646" calcext:value-type="float">
            <text:p>1764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6" calcext:value-type="float">
            <text:p>16</text:p>
          </table:table-cell>
          <table:table-cell office:value-type="float" office:value="496751" calcext:value-type="float">
            <text:p>496751</text:p>
          </table:table-cell>
          <table:table-cell office:value-type="float" office:value="19286" calcext:value-type="float">
            <text:p>1928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493289" calcext:value-type="float">
            <text:p>493289</text:p>
          </table:table-cell>
          <table:table-cell office:value-type="float" office:value="17933" calcext:value-type="float">
            <text:p>1793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494027" calcext:value-type="float">
            <text:p>494027</text:p>
          </table:table-cell>
          <table:table-cell office:value-type="float" office:value="18871" calcext:value-type="float">
            <text:p>1887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485809" calcext:value-type="float">
            <text:p>485809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497719" calcext:value-type="float">
            <text:p>497719</text:p>
          </table:table-cell>
          <table:table-cell office:value-type="float" office:value="18762" calcext:value-type="float">
            <text:p>1876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492199" calcext:value-type="float">
            <text:p>492199</text:p>
          </table:table-cell>
          <table:table-cell office:value-type="float" office:value="18069" calcext:value-type="float">
            <text:p>18069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503936" calcext:value-type="float">
            <text:p>503936</text:p>
          </table:table-cell>
          <table:table-cell office:value-type="float" office:value="19413" calcext:value-type="float">
            <text:p>19413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496312" calcext:value-type="float">
            <text:p>496312</text:p>
          </table:table-cell>
          <table:table-cell office:value-type="float" office:value="18138" calcext:value-type="float">
            <text:p>18138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492054" calcext:value-type="float">
            <text:p>492054</text:p>
          </table:table-cell>
          <table:table-cell office:value-type="float" office:value="17966" calcext:value-type="float">
            <text:p>1796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" calcext:value-type="float">
            <text:p>16</text:p>
          </table:table-cell>
          <table:table-cell office:value-type="float" office:value="488588" calcext:value-type="float">
            <text:p>488588</text:p>
          </table:table-cell>
          <table:table-cell office:value-type="float" office:value="18907" calcext:value-type="float">
            <text:p>18907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6" calcext:value-type="float">
            <text:p>16</text:p>
          </table:table-cell>
          <table:table-cell office:value-type="float" office:value="492673" calcext:value-type="float">
            <text:p>492673</text:p>
          </table:table-cell>
          <table:table-cell office:value-type="float" office:value="18776" calcext:value-type="float">
            <text:p>18776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" calcext:value-type="float">
            <text:p>16</text:p>
          </table:table-cell>
          <table:table-cell office:value-type="float" office:value="499076" calcext:value-type="float">
            <text:p>499076</text:p>
          </table:table-cell>
          <table:table-cell office:value-type="float" office:value="17921" calcext:value-type="float">
            <text:p>17921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494500" calcext:value-type="float">
            <text:p>494500</text:p>
          </table:table-cell>
          <table:table-cell office:value-type="float" office:value="19781" calcext:value-type="float">
            <text:p>1978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6" calcext:value-type="float">
            <text:p>16</text:p>
          </table:table-cell>
          <table:table-cell office:value-type="float" office:value="499147" calcext:value-type="float">
            <text:p>499147</text:p>
          </table:table-cell>
          <table:table-cell office:value-type="float" office:value="18755" calcext:value-type="float">
            <text:p>18755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6" calcext:value-type="float">
            <text:p>16</text:p>
          </table:table-cell>
          <table:table-cell office:value-type="float" office:value="486777" calcext:value-type="float">
            <text:p>486777</text:p>
          </table:table-cell>
          <table:table-cell office:value-type="float" office:value="18929" calcext:value-type="float">
            <text:p>1892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504725" calcext:value-type="float">
            <text:p>504725</text:p>
          </table:table-cell>
          <table:table-cell office:value-type="float" office:value="19465" calcext:value-type="float">
            <text:p>1946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  <table:table-cell office:value-type="float" office:value="503057" calcext:value-type="float">
            <text:p>503057</text:p>
          </table:table-cell>
          <table:table-cell office:value-type="float" office:value="18941" calcext:value-type="float">
            <text:p>1894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" calcext:value-type="float">
            <text:p>16</text:p>
          </table:table-cell>
          <table:table-cell office:value-type="float" office:value="503880" calcext:value-type="float">
            <text:p>503880</text:p>
          </table:table-cell>
          <table:table-cell office:value-type="float" office:value="19795" calcext:value-type="float">
            <text:p>1979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500012" calcext:value-type="float">
            <text:p>500012</text:p>
          </table:table-cell>
          <table:table-cell office:value-type="float" office:value="19347" calcext:value-type="float">
            <text:p>19347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" calcext:value-type="float">
            <text:p>16</text:p>
          </table:table-cell>
          <table:table-cell office:value-type="float" office:value="493304" calcext:value-type="float">
            <text:p>493304</text:p>
          </table:table-cell>
          <table:table-cell office:value-type="float" office:value="18116" calcext:value-type="float">
            <text:p>1811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492761" calcext:value-type="float">
            <text:p>492761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501444" calcext:value-type="float">
            <text:p>501444</text:p>
          </table:table-cell>
          <table:table-cell office:value-type="float" office:value="19144" calcext:value-type="float">
            <text:p>19144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office:value-type="float" office:value="497722" calcext:value-type="float">
            <text:p>497722</text:p>
          </table:table-cell>
          <table:table-cell office:value-type="float" office:value="18705" calcext:value-type="float">
            <text:p>1870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504065" calcext:value-type="float">
            <text:p>504065</text:p>
          </table:table-cell>
          <table:table-cell office:value-type="float" office:value="19391" calcext:value-type="float">
            <text:p>1939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6" calcext:value-type="float">
            <text:p>16</text:p>
          </table:table-cell>
          <table:table-cell office:value-type="float" office:value="498911" calcext:value-type="float">
            <text:p>498911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6" calcext:value-type="float">
            <text:p>16</text:p>
          </table:table-cell>
          <table:table-cell office:value-type="float" office:value="491996" calcext:value-type="float">
            <text:p>491996</text:p>
          </table:table-cell>
          <table:table-cell office:value-type="float" office:value="19019" calcext:value-type="float">
            <text:p>1901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6" calcext:value-type="float">
            <text:p>16</text:p>
          </table:table-cell>
          <table:table-cell office:value-type="float" office:value="503357" calcext:value-type="float">
            <text:p>503357</text:p>
          </table:table-cell>
          <table:table-cell office:value-type="float" office:value="19374" calcext:value-type="float">
            <text:p>19374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6" calcext:value-type="float">
            <text:p>16</text:p>
          </table:table-cell>
          <table:table-cell office:value-type="float" office:value="495717" calcext:value-type="float">
            <text:p>495717</text:p>
          </table:table-cell>
          <table:table-cell office:value-type="float" office:value="18631" calcext:value-type="float">
            <text:p>1863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6" calcext:value-type="float">
            <text:p>16</text:p>
          </table:table-cell>
          <table:table-cell office:value-type="float" office:value="500566" calcext:value-type="float">
            <text:p>500566</text:p>
          </table:table-cell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  <table:table-cell office:value-type="float" office:value="503405" calcext:value-type="float">
            <text:p>503405</text:p>
          </table:table-cell>
          <table:table-cell office:value-type="float" office:value="19142" calcext:value-type="float">
            <text:p>1914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6" calcext:value-type="float">
            <text:p>16</text:p>
          </table:table-cell>
          <table:table-cell office:value-type="float" office:value="498470" calcext:value-type="float">
            <text:p>498470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6" calcext:value-type="float">
            <text:p>16</text:p>
          </table:table-cell>
          <table:table-cell office:value-type="float" office:value="500309" calcext:value-type="float">
            <text:p>500309</text:p>
          </table:table-cell>
          <table:table-cell office:value-type="float" office:value="19350" calcext:value-type="float">
            <text:p>1935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6" calcext:value-type="float">
            <text:p>16</text:p>
          </table:table-cell>
          <table:table-cell office:value-type="float" office:value="506401" calcext:value-type="float">
            <text:p>506401</text:p>
          </table:table-cell>
          <table:table-cell office:value-type="float" office:value="19843" calcext:value-type="float">
            <text:p>19843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6" calcext:value-type="float">
            <text:p>16</text:p>
          </table:table-cell>
          <table:table-cell office:value-type="float" office:value="499702" calcext:value-type="float">
            <text:p>499702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" calcext:value-type="float">
            <text:p>16</text:p>
          </table:table-cell>
          <table:table-cell office:value-type="float" office:value="503477" calcext:value-type="float">
            <text:p>503477</text:p>
          </table:table-cell>
          <table:table-cell office:value-type="float" office:value="18441" calcext:value-type="float">
            <text:p>1844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" calcext:value-type="float">
            <text:p>16</text:p>
          </table:table-cell>
          <table:table-cell office:value-type="float" office:value="506180" calcext:value-type="float">
            <text:p>506180</text:p>
          </table:table-cell>
          <table:table-cell office:value-type="float" office:value="20027" calcext:value-type="float">
            <text:p>2002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6" calcext:value-type="float">
            <text:p>16</text:p>
          </table:table-cell>
          <table:table-cell office:value-type="float" office:value="514630" calcext:value-type="float">
            <text:p>514630</text:p>
          </table:table-cell>
          <table:table-cell office:value-type="float" office:value="20255" calcext:value-type="float">
            <text:p>2025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6" calcext:value-type="float">
            <text:p>16</text:p>
          </table:table-cell>
          <table:table-cell office:value-type="float" office:value="507567" calcext:value-type="float">
            <text:p>507567</text:p>
          </table:table-cell>
          <table:table-cell office:value-type="float" office:value="19420" calcext:value-type="float">
            <text:p>1942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6" calcext:value-type="float">
            <text:p>16</text:p>
          </table:table-cell>
          <table:table-cell office:value-type="float" office:value="506841" calcext:value-type="float">
            <text:p>506841</text:p>
          </table:table-cell>
          <table:table-cell office:value-type="float" office:value="18844" calcext:value-type="float">
            <text:p>18844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6" calcext:value-type="float">
            <text:p>16</text:p>
          </table:table-cell>
          <table:table-cell office:value-type="float" office:value="506712" calcext:value-type="float">
            <text:p>506712</text:p>
          </table:table-cell>
          <table:table-cell office:value-type="float" office:value="19791" calcext:value-type="float">
            <text:p>1979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6" calcext:value-type="float">
            <text:p>16</text:p>
          </table:table-cell>
          <table:table-cell office:value-type="float" office:value="510451" calcext:value-type="float">
            <text:p>510451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  <table:table-cell office:value-type="float" office:value="509512" calcext:value-type="float">
            <text:p>509512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  <table:table-cell office:value-type="float" office:value="509894" calcext:value-type="float">
            <text:p>509894</text:p>
          </table:table-cell>
          <table:table-cell office:value-type="float" office:value="19735" calcext:value-type="float">
            <text:p>1973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" calcext:value-type="float">
            <text:p>16</text:p>
          </table:table-cell>
          <table:table-cell office:value-type="float" office:value="508252" calcext:value-type="float">
            <text:p>508252</text:p>
          </table:table-cell>
          <table:table-cell office:value-type="float" office:value="19065" calcext:value-type="float">
            <text:p>19065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6" calcext:value-type="float">
            <text:p>16</text:p>
          </table:table-cell>
          <table:table-cell office:value-type="float" office:value="512102" calcext:value-type="float">
            <text:p>512102</text:p>
          </table:table-cell>
          <table:table-cell office:value-type="float" office:value="19658" calcext:value-type="float">
            <text:p>1965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511343" calcext:value-type="float">
            <text:p>511343</text:p>
          </table:table-cell>
          <table:table-cell office:value-type="float" office:value="20158" calcext:value-type="float">
            <text:p>2015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6" calcext:value-type="float">
            <text:p>16</text:p>
          </table:table-cell>
          <table:table-cell office:value-type="float" office:value="515302" calcext:value-type="float">
            <text:p>515302</text:p>
          </table:table-cell>
          <table:table-cell office:value-type="float" office:value="20441" calcext:value-type="float">
            <text:p>20441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6" calcext:value-type="float">
            <text:p>16</text:p>
          </table:table-cell>
          <table:table-cell office:value-type="float" office:value="504183" calcext:value-type="float">
            <text:p>504183</text:p>
          </table:table-cell>
          <table:table-cell office:value-type="float" office:value="19037" calcext:value-type="float">
            <text:p>19037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6" calcext:value-type="float">
            <text:p>16</text:p>
          </table:table-cell>
          <table:table-cell office:value-type="float" office:value="515567" calcext:value-type="float">
            <text:p>515567</text:p>
          </table:table-cell>
          <table:table-cell office:value-type="float" office:value="20034" calcext:value-type="float">
            <text:p>20034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6" calcext:value-type="float">
            <text:p>16</text:p>
          </table:table-cell>
          <table:table-cell office:value-type="float" office:value="522869" calcext:value-type="float">
            <text:p>522869</text:p>
          </table:table-cell>
          <table:table-cell office:value-type="float" office:value="21092" calcext:value-type="float">
            <text:p>2109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" calcext:value-type="float">
            <text:p>16</text:p>
          </table:table-cell>
          <table:table-cell office:value-type="float" office:value="511292" calcext:value-type="float">
            <text:p>511292</text:p>
          </table:table-cell>
          <table:table-cell office:value-type="float" office:value="18962" calcext:value-type="float">
            <text:p>1896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6" calcext:value-type="float">
            <text:p>16</text:p>
          </table:table-cell>
          <table:table-cell office:value-type="float" office:value="522235" calcext:value-type="float">
            <text:p>522235</text:p>
          </table:table-cell>
          <table:table-cell office:value-type="float" office:value="21682" calcext:value-type="float">
            <text:p>21682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6" calcext:value-type="float">
            <text:p>16</text:p>
          </table:table-cell>
          <table:table-cell office:value-type="float" office:value="493907" calcext:value-type="float">
            <text:p>493907</text:p>
          </table:table-cell>
          <table:table-cell office:value-type="float" office:value="19399" calcext:value-type="float">
            <text:p>19399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6" calcext:value-type="float">
            <text:p>16</text:p>
          </table:table-cell>
          <table:table-cell office:value-type="float" office:value="510555" calcext:value-type="float">
            <text:p>510555</text:p>
          </table:table-cell>
          <table:table-cell office:value-type="float" office:value="19560" calcext:value-type="float">
            <text:p>1956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6" calcext:value-type="float">
            <text:p>16</text:p>
          </table:table-cell>
          <table:table-cell office:value-type="float" office:value="497144" calcext:value-type="float">
            <text:p>497144</text:p>
          </table:table-cell>
          <table:table-cell office:value-type="float" office:value="18698" calcext:value-type="float">
            <text:p>1869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495741" calcext:value-type="float">
            <text:p>495741</text:p>
          </table:table-cell>
          <table:table-cell office:value-type="float" office:value="17525" calcext:value-type="float">
            <text:p>1752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6" calcext:value-type="float">
            <text:p>16</text:p>
          </table:table-cell>
          <table:table-cell office:value-type="float" office:value="507901" calcext:value-type="float">
            <text:p>507901</text:p>
          </table:table-cell>
          <table:table-cell office:value-type="float" office:value="17965" calcext:value-type="float">
            <text:p>1796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6" calcext:value-type="float">
            <text:p>16</text:p>
          </table:table-cell>
          <table:table-cell office:value-type="float" office:value="523646" calcext:value-type="float">
            <text:p>523646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6" calcext:value-type="float">
            <text:p>16</text:p>
          </table:table-cell>
          <table:table-cell office:value-type="float" office:value="520269" calcext:value-type="float">
            <text:p>520269</text:p>
          </table:table-cell>
          <table:table-cell office:value-type="float" office:value="20894" calcext:value-type="float">
            <text:p>2089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6" calcext:value-type="float">
            <text:p>16</text:p>
          </table:table-cell>
          <table:table-cell office:value-type="float" office:value="505006" calcext:value-type="float">
            <text:p>505006</text:p>
          </table:table-cell>
          <table:table-cell office:value-type="float" office:value="19104" calcext:value-type="float">
            <text:p>19104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6" calcext:value-type="float">
            <text:p>16</text:p>
          </table:table-cell>
          <table:table-cell office:value-type="float" office:value="505711" calcext:value-type="float">
            <text:p>505711</text:p>
          </table:table-cell>
          <table:table-cell office:value-type="float" office:value="19911" calcext:value-type="float">
            <text:p>1991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6" calcext:value-type="float">
            <text:p>16</text:p>
          </table:table-cell>
          <table:table-cell office:value-type="float" office:value="510585" calcext:value-type="float">
            <text:p>510585</text:p>
          </table:table-cell>
          <table:table-cell office:value-type="float" office:value="19579" calcext:value-type="float">
            <text:p>1957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518226" calcext:value-type="float">
            <text:p>518226</text:p>
          </table:table-cell>
          <table:table-cell office:value-type="float" office:value="19837" calcext:value-type="float">
            <text:p>1983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6" calcext:value-type="float">
            <text:p>16</text:p>
          </table:table-cell>
          <table:table-cell office:value-type="float" office:value="517214" calcext:value-type="float">
            <text:p>517214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" calcext:value-type="float">
            <text:p>16</text:p>
          </table:table-cell>
          <table:table-cell office:value-type="float" office:value="506358" calcext:value-type="float">
            <text:p>506358</text:p>
          </table:table-cell>
          <table:table-cell office:value-type="float" office:value="19708" calcext:value-type="float">
            <text:p>1970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" calcext:value-type="float">
            <text:p>16</text:p>
          </table:table-cell>
          <table:table-cell office:value-type="float" office:value="514477" calcext:value-type="float">
            <text:p>514477</text:p>
          </table:table-cell>
          <table:table-cell office:value-type="float" office:value="20537" calcext:value-type="float">
            <text:p>2053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6" calcext:value-type="float">
            <text:p>16</text:p>
          </table:table-cell>
          <table:table-cell office:value-type="float" office:value="501135" calcext:value-type="float">
            <text:p>501135</text:p>
          </table:table-cell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6" calcext:value-type="float">
            <text:p>16</text:p>
          </table:table-cell>
          <table:table-cell office:value-type="float" office:value="510897" calcext:value-type="float">
            <text:p>510897</text:p>
          </table:table-cell>
          <table:table-cell office:value-type="float" office:value="19373" calcext:value-type="float">
            <text:p>1937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float" office:value="513913" calcext:value-type="float">
            <text:p>513913</text:p>
          </table:table-cell>
          <table:table-cell office:value-type="float" office:value="19815" calcext:value-type="float">
            <text:p>1981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float" office:value="514283" calcext:value-type="float">
            <text:p>514283</text:p>
          </table:table-cell>
          <table:table-cell office:value-type="float" office:value="19784" calcext:value-type="float">
            <text:p>1978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510826" calcext:value-type="float">
            <text:p>510826</text:p>
          </table:table-cell>
          <table:table-cell office:value-type="float" office:value="19713" calcext:value-type="float">
            <text:p>19713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float" office:value="514821" calcext:value-type="float">
            <text:p>514821</text:p>
          </table:table-cell>
          <table:table-cell office:value-type="float" office:value="19061" calcext:value-type="float">
            <text:p>1906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float" office:value="507996" calcext:value-type="float">
            <text:p>507996</text:p>
          </table:table-cell>
          <table:table-cell office:value-type="float" office:value="20099" calcext:value-type="float">
            <text:p>2009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float" office:value="514607" calcext:value-type="float">
            <text:p>514607</text:p>
          </table:table-cell>
          <table:table-cell office:value-type="float" office:value="18947" calcext:value-type="float">
            <text:p>18947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float" office:value="517491" calcext:value-type="float">
            <text:p>517491</text:p>
          </table:table-cell>
          <table:table-cell office:value-type="float" office:value="20626" calcext:value-type="float">
            <text:p>2062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514781" calcext:value-type="float">
            <text:p>514781</text:p>
          </table:table-cell>
          <table:table-cell office:value-type="float" office:value="20751" calcext:value-type="float">
            <text:p>2075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float" office:value="521135" calcext:value-type="float">
            <text:p>521135</text:p>
          </table:table-cell>
          <table:table-cell office:value-type="float" office:value="20222" calcext:value-type="float">
            <text:p>20222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float" office:value="506096" calcext:value-type="float">
            <text:p>506096</text:p>
          </table:table-cell>
          <table:table-cell office:value-type="float" office:value="20089" calcext:value-type="float">
            <text:p>20089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float" office:value="499529" calcext:value-type="float">
            <text:p>499529</text:p>
          </table:table-cell>
          <table:table-cell office:value-type="float" office:value="19078" calcext:value-type="float">
            <text:p>19078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float" office:value="518204" calcext:value-type="float">
            <text:p>518204</text:p>
          </table:table-cell>
          <table:table-cell office:value-type="float" office:value="19441" calcext:value-type="float">
            <text:p>1944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float" office:value="528888" calcext:value-type="float">
            <text:p>528888</text:p>
          </table:table-cell>
          <table:table-cell office:value-type="float" office:value="21172" calcext:value-type="float">
            <text:p>21172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float" office:value="527877" calcext:value-type="float">
            <text:p>527877</text:p>
          </table:table-cell>
          <table:table-cell office:value-type="float" office:value="20902" calcext:value-type="float">
            <text:p>20902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float" office:value="512815" calcext:value-type="float">
            <text:p>512815</text:p>
          </table:table-cell>
          <table:table-cell office:value-type="float" office:value="18757" calcext:value-type="float">
            <text:p>18757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float" office:value="519301" calcext:value-type="float">
            <text:p>519301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float" office:value="520692" calcext:value-type="float">
            <text:p>520692</text:p>
          </table:table-cell>
          <table:table-cell office:value-type="float" office:value="20991" calcext:value-type="float">
            <text:p>2099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521831" calcext:value-type="float">
            <text:p>521831</text:p>
          </table:table-cell>
          <table:table-cell office:value-type="float" office:value="19505" calcext:value-type="float">
            <text:p>1950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float" office:value="525152" calcext:value-type="float">
            <text:p>525152</text:p>
          </table:table-cell>
          <table:table-cell office:value-type="float" office:value="20642" calcext:value-type="float">
            <text:p>2064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float" office:value="517176" calcext:value-type="float">
            <text:p>517176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float" office:value="529994" calcext:value-type="float">
            <text:p>529994</text:p>
          </table:table-cell>
          <table:table-cell office:value-type="float" office:value="20029" calcext:value-type="float">
            <text:p>2002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float" office:value="518555" calcext:value-type="float">
            <text:p>518555</text:p>
          </table:table-cell>
          <table:table-cell office:value-type="float" office:value="19562" calcext:value-type="float">
            <text:p>19562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float" office:value="518546" calcext:value-type="float">
            <text:p>518546</text:p>
          </table:table-cell>
          <table:table-cell office:value-type="float" office:value="20579" calcext:value-type="float">
            <text:p>2057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float" office:value="520277" calcext:value-type="float">
            <text:p>520277</text:p>
          </table:table-cell>
          <table:table-cell office:value-type="float" office:value="20736" calcext:value-type="float">
            <text:p>20736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float" office:value="525681" calcext:value-type="float">
            <text:p>525681</text:p>
          </table:table-cell>
          <table:table-cell office:value-type="float" office:value="21258" calcext:value-type="float">
            <text:p>2125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float" office:value="518517" calcext:value-type="float">
            <text:p>518517</text:p>
          </table:table-cell>
          <table:table-cell office:value-type="float" office:value="20729" calcext:value-type="float">
            <text:p>2072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float" office:value="511657" calcext:value-type="float">
            <text:p>511657</text:p>
          </table:table-cell>
          <table:table-cell office:value-type="float" office:value="18511" calcext:value-type="float">
            <text:p>185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518306" calcext:value-type="float">
            <text:p>518306</text:p>
          </table:table-cell>
          <table:table-cell office:value-type="float" office:value="20436" calcext:value-type="float">
            <text:p>20436</text:p>
          </table:table-cell>
        </table:table-row>
      </table:table>
      <table:table table:name="swim-nru-32" table:style-name="ta1">
        <table:shapes>
          <draw:frame draw:z-index="0" draw:style-name="gr1" draw:text-style-name="P1" svg:width="15.8996in" svg:height="8.4394in" svg:x="3.5177in" svg:y="0.178in">
            <draw:object draw:notify-on-update-of-ranges="'swim-nru-32'.A2:'swim-nru-32'.A501 'swim-nru-32'.C1:'swim-nru-32'.C1 'swim-nru-32'.C2:'swim-nru-32'.C501 'swim-nru-32'.A2:'swim-nru-32'.A501 'swim-nru-32'.D1:'swim-nru-32'.D1 'swim-nru-32'.D2:'swim-nru-32'.D5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68362" calcext:value-type="float">
            <text:p>268362</text:p>
          </table:table-cell>
          <table:table-cell office:value-type="float" office:value="26546" calcext:value-type="float">
            <text:p>265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12948" calcext:value-type="float">
            <text:p>212948</text:p>
          </table:table-cell>
          <table:table-cell office:value-type="float" office:value="18740" calcext:value-type="float">
            <text:p>187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71748" calcext:value-type="float">
            <text:p>171748</text:p>
          </table:table-cell>
          <table:table-cell office:value-type="float" office:value="14175" calcext:value-type="float">
            <text:p>14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43140" calcext:value-type="float">
            <text:p>143140</text:p>
          </table:table-cell>
          <table:table-cell office:value-type="float" office:value="13096" calcext:value-type="float">
            <text:p>130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21877" calcext:value-type="float">
            <text:p>121877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07444" calcext:value-type="float">
            <text:p>107444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1283" calcext:value-type="float">
            <text:p>91283</text:p>
          </table:table-cell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940" calcext:value-type="float">
            <text:p>79940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73556" calcext:value-type="float">
            <text:p>73556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9601" calcext:value-type="float">
            <text:p>69601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66172" calcext:value-type="float">
            <text:p>66172</text:p>
          </table:table-cell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63856" calcext:value-type="float">
            <text:p>63856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61822" calcext:value-type="float">
            <text:p>61822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59848" calcext:value-type="float">
            <text:p>59848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58589" calcext:value-type="float">
            <text:p>58589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57026" calcext:value-type="float">
            <text:p>57026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56043" calcext:value-type="float">
            <text:p>56043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55394" calcext:value-type="float">
            <text:p>55394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54917" calcext:value-type="float">
            <text:p>54917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54574" calcext:value-type="float">
            <text:p>54574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54215" calcext:value-type="float">
            <text:p>54215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54342" calcext:value-type="float">
            <text:p>54342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54157" calcext:value-type="float">
            <text:p>54157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54214" calcext:value-type="float">
            <text:p>54214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54577" calcext:value-type="float">
            <text:p>54577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54266" calcext:value-type="float">
            <text:p>54266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55125" calcext:value-type="float">
            <text:p>55125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55566" calcext:value-type="float">
            <text:p>55566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55623" calcext:value-type="float">
            <text:p>55623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55955" calcext:value-type="float">
            <text:p>55955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56884" calcext:value-type="float">
            <text:p>56884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57145" calcext:value-type="float">
            <text:p>57145</text:p>
          </table:table-cell>
          <table:table-cell office:value-type="float" office:value="8315" calcext:value-type="float">
            <text:p>83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57813" calcext:value-type="float">
            <text:p>57813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  <table:table-cell office:value-type="float" office:value="58011" calcext:value-type="float">
            <text:p>58011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58583" calcext:value-type="float">
            <text:p>58583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59475" calcext:value-type="float">
            <text:p>59475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59793" calcext:value-type="float">
            <text:p>59793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60102" calcext:value-type="float">
            <text:p>60102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float" office:value="61434" calcext:value-type="float">
            <text:p>61434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61463" calcext:value-type="float">
            <text:p>61463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62724" calcext:value-type="float">
            <text:p>62724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63190" calcext:value-type="float">
            <text:p>63190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float" office:value="63086" calcext:value-type="float">
            <text:p>63086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63554" calcext:value-type="float">
            <text:p>63554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66727" calcext:value-type="float">
            <text:p>66727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4725" calcext:value-type="float">
            <text:p>64725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65662" calcext:value-type="float">
            <text:p>65662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66573" calcext:value-type="float">
            <text:p>66573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float" office:value="67136" calcext:value-type="float">
            <text:p>67136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68314" calcext:value-type="float">
            <text:p>68314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68918" calcext:value-type="float">
            <text:p>68918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68355" calcext:value-type="float">
            <text:p>68355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float" office:value="69583" calcext:value-type="float">
            <text:p>69583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71112" calcext:value-type="float">
            <text:p>71112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71273" calcext:value-type="float">
            <text:p>71273</text:p>
          </table:table-cell>
          <table:table-cell office:value-type="float" office:value="8106" calcext:value-type="float">
            <text:p>81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72225" calcext:value-type="float">
            <text:p>72225</text:p>
          </table:table-cell>
          <table:table-cell office:value-type="float" office:value="8083" calcext:value-type="float">
            <text:p>808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float" office:value="72411" calcext:value-type="float">
            <text:p>72411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71558" calcext:value-type="float">
            <text:p>71558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73905" calcext:value-type="float">
            <text:p>73905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74223" calcext:value-type="float">
            <text:p>74223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74454" calcext:value-type="float">
            <text:p>74454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75243" calcext:value-type="float">
            <text:p>75243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72890" calcext:value-type="float">
            <text:p>72890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77210" calcext:value-type="float">
            <text:p>77210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75158" calcext:value-type="float">
            <text:p>75158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75420" calcext:value-type="float">
            <text:p>7542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office:value-type="float" office:value="75852" calcext:value-type="float">
            <text:p>75852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78069" calcext:value-type="float">
            <text:p>78069</text:p>
          </table:table-cell>
          <table:table-cell office:value-type="float" office:value="7919" calcext:value-type="float">
            <text:p>79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76362" calcext:value-type="float">
            <text:p>76362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77186" calcext:value-type="float">
            <text:p>77186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float" office:value="78684" calcext:value-type="float">
            <text:p>78684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79185" calcext:value-type="float">
            <text:p>79185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80330" calcext:value-type="float">
            <text:p>80330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80912" calcext:value-type="float">
            <text:p>80912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80776" calcext:value-type="float">
            <text:p>80776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  <table:table-cell office:value-type="float" office:value="80625" calcext:value-type="float">
            <text:p>80625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83470" calcext:value-type="float">
            <text:p>83470</text:p>
          </table:table-cell>
          <table:table-cell office:value-type="float" office:value="7844" calcext:value-type="float">
            <text:p>784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82902" calcext:value-type="float">
            <text:p>82902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83352" calcext:value-type="float">
            <text:p>83352</text:p>
          </table:table-cell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83384" calcext:value-type="float">
            <text:p>83384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86211" calcext:value-type="float">
            <text:p>86211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84830" calcext:value-type="float">
            <text:p>84830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85204" calcext:value-type="float">
            <text:p>85204</text:p>
          </table:table-cell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office:value-type="float" office:value="85858" calcext:value-type="float">
            <text:p>85858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85484" calcext:value-type="float">
            <text:p>85484</text:p>
          </table:table-cell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84951" calcext:value-type="float">
            <text:p>84951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86239" calcext:value-type="float">
            <text:p>86239</text:p>
          </table:table-cell>
          <table:table-cell office:value-type="float" office:value="7723" calcext:value-type="float">
            <text:p>77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" calcext:value-type="float">
            <text:p>32</text:p>
          </table:table-cell>
          <table:table-cell office:value-type="float" office:value="86101" calcext:value-type="float">
            <text:p>86101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  <table:table-cell office:value-type="float" office:value="89736" calcext:value-type="float">
            <text:p>89736</text:p>
          </table:table-cell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89286" calcext:value-type="float">
            <text:p>89286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float" office:value="90671" calcext:value-type="float">
            <text:p>90671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" calcext:value-type="float">
            <text:p>32</text:p>
          </table:table-cell>
          <table:table-cell office:value-type="float" office:value="88169" calcext:value-type="float">
            <text:p>88169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89361" calcext:value-type="float">
            <text:p>89361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87401" calcext:value-type="float">
            <text:p>87401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89942" calcext:value-type="float">
            <text:p>89942</text:p>
          </table:table-cell>
          <table:table-cell office:value-type="float" office:value="7587" calcext:value-type="float">
            <text:p>758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88740" calcext:value-type="float">
            <text:p>88740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float" office:value="87459" calcext:value-type="float">
            <text:p>87459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2" calcext:value-type="float">
            <text:p>32</text:p>
          </table:table-cell>
          <table:table-cell office:value-type="float" office:value="90105" calcext:value-type="float">
            <text:p>90105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office:value-type="float" office:value="90960" calcext:value-type="float">
            <text:p>90960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93132" calcext:value-type="float">
            <text:p>93132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  <table:table-cell office:value-type="float" office:value="94137" calcext:value-type="float">
            <text:p>94137</text:p>
          </table:table-cell>
          <table:table-cell office:value-type="float" office:value="7583" calcext:value-type="float">
            <text:p>758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float" office:value="93289" calcext:value-type="float">
            <text:p>93289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float" office:value="94992" calcext:value-type="float">
            <text:p>94992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92995" calcext:value-type="float">
            <text:p>92995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" calcext:value-type="float">
            <text:p>32</text:p>
          </table:table-cell>
          <table:table-cell office:value-type="float" office:value="95363" calcext:value-type="float">
            <text:p>95363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float" office:value="94250" calcext:value-type="float">
            <text:p>94250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2" calcext:value-type="float">
            <text:p>32</text:p>
          </table:table-cell>
          <table:table-cell office:value-type="float" office:value="98029" calcext:value-type="float">
            <text:p>98029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" calcext:value-type="float">
            <text:p>32</text:p>
          </table:table-cell>
          <table:table-cell office:value-type="float" office:value="96399" calcext:value-type="float">
            <text:p>96399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float" office:value="95894" calcext:value-type="float">
            <text:p>95894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98664" calcext:value-type="float">
            <text:p>98664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98774" calcext:value-type="float">
            <text:p>98774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100483" calcext:value-type="float">
            <text:p>100483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97445" calcext:value-type="float">
            <text:p>97445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office:value-type="float" office:value="101218" calcext:value-type="float">
            <text:p>101218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float" office:value="99520" calcext:value-type="float">
            <text:p>99520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office:value-type="float" office:value="101214" calcext:value-type="float">
            <text:p>101214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100275" calcext:value-type="float">
            <text:p>100275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103164" calcext:value-type="float">
            <text:p>103164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100849" calcext:value-type="float">
            <text:p>100849</text:p>
          </table:table-cell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101977" calcext:value-type="float">
            <text:p>101977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float" office:value="103202" calcext:value-type="float">
            <text:p>103202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98793" calcext:value-type="float">
            <text:p>98793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float" office:value="104399" calcext:value-type="float">
            <text:p>104399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2" calcext:value-type="float">
            <text:p>32</text:p>
          </table:table-cell>
          <table:table-cell office:value-type="float" office:value="104087" calcext:value-type="float">
            <text:p>104087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105843" calcext:value-type="float">
            <text:p>105843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2" calcext:value-type="float">
            <text:p>32</text:p>
          </table:table-cell>
          <table:table-cell office:value-type="float" office:value="100863" calcext:value-type="float">
            <text:p>100863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103788" calcext:value-type="float">
            <text:p>103788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float" office:value="108886" calcext:value-type="float">
            <text:p>108886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2" calcext:value-type="float">
            <text:p>32</text:p>
          </table:table-cell>
          <table:table-cell office:value-type="float" office:value="104623" calcext:value-type="float">
            <text:p>104623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05567" calcext:value-type="float">
            <text:p>105567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float" office:value="104653" calcext:value-type="float">
            <text:p>104653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" calcext:value-type="float">
            <text:p>32</text:p>
          </table:table-cell>
          <table:table-cell office:value-type="float" office:value="103418" calcext:value-type="float">
            <text:p>103418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office:value-type="float" office:value="109623" calcext:value-type="float">
            <text:p>109623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2" calcext:value-type="float">
            <text:p>32</text:p>
          </table:table-cell>
          <table:table-cell office:value-type="float" office:value="109060" calcext:value-type="float">
            <text:p>109060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" calcext:value-type="float">
            <text:p>32</text:p>
          </table:table-cell>
          <table:table-cell office:value-type="float" office:value="107803" calcext:value-type="float">
            <text:p>107803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106055" calcext:value-type="float">
            <text:p>106055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  <table:table-cell office:value-type="float" office:value="106211" calcext:value-type="float">
            <text:p>106211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105972" calcext:value-type="float">
            <text:p>105972</text:p>
          </table:table-cell>
          <table:table-cell office:value-type="float" office:value="7425" calcext:value-type="float">
            <text:p>742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" calcext:value-type="float">
            <text:p>32</text:p>
          </table:table-cell>
          <table:table-cell office:value-type="float" office:value="105899" calcext:value-type="float">
            <text:p>105899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float" office:value="108053" calcext:value-type="float">
            <text:p>108053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office:value-type="float" office:value="112374" calcext:value-type="float">
            <text:p>112374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114072" calcext:value-type="float">
            <text:p>114072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float" office:value="108113" calcext:value-type="float">
            <text:p>108113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" calcext:value-type="float">
            <text:p>32</text:p>
          </table:table-cell>
          <table:table-cell office:value-type="float" office:value="112883" calcext:value-type="float">
            <text:p>112883</text:p>
          </table:table-cell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2" calcext:value-type="float">
            <text:p>32</text:p>
          </table:table-cell>
          <table:table-cell office:value-type="float" office:value="113116" calcext:value-type="float">
            <text:p>113116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112929" calcext:value-type="float">
            <text:p>112929</text:p>
          </table:table-cell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office:value-type="float" office:value="114798" calcext:value-type="float">
            <text:p>114798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" calcext:value-type="float">
            <text:p>32</text:p>
          </table:table-cell>
          <table:table-cell office:value-type="float" office:value="113735" calcext:value-type="float">
            <text:p>113735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2" calcext:value-type="float">
            <text:p>32</text:p>
          </table:table-cell>
          <table:table-cell office:value-type="float" office:value="116748" calcext:value-type="float">
            <text:p>116748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112822" calcext:value-type="float">
            <text:p>112822</text:p>
          </table:table-cell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2" calcext:value-type="float">
            <text:p>32</text:p>
          </table:table-cell>
          <table:table-cell office:value-type="float" office:value="113971" calcext:value-type="float">
            <text:p>113971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114232" calcext:value-type="float">
            <text:p>114232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115493" calcext:value-type="float">
            <text:p>115493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2" calcext:value-type="float">
            <text:p>32</text:p>
          </table:table-cell>
          <table:table-cell office:value-type="float" office:value="115390" calcext:value-type="float">
            <text:p>115390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float" office:value="116802" calcext:value-type="float">
            <text:p>116802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float" office:value="117699" calcext:value-type="float">
            <text:p>117699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float" office:value="121652" calcext:value-type="float">
            <text:p>121652</text:p>
          </table:table-cell>
          <table:table-cell office:value-type="float" office:value="7291" calcext:value-type="float">
            <text:p>729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2" calcext:value-type="float">
            <text:p>32</text:p>
          </table:table-cell>
          <table:table-cell office:value-type="float" office:value="113394" calcext:value-type="float">
            <text:p>113394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118361" calcext:value-type="float">
            <text:p>118361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121231" calcext:value-type="float">
            <text:p>121231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" calcext:value-type="float">
            <text:p>32</text:p>
          </table:table-cell>
          <table:table-cell office:value-type="float" office:value="117320" calcext:value-type="float">
            <text:p>117320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123916" calcext:value-type="float">
            <text:p>123916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float" office:value="119693" calcext:value-type="float">
            <text:p>119693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2" calcext:value-type="float">
            <text:p>32</text:p>
          </table:table-cell>
          <table:table-cell office:value-type="float" office:value="123955" calcext:value-type="float">
            <text:p>123955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" calcext:value-type="float">
            <text:p>32</text:p>
          </table:table-cell>
          <table:table-cell office:value-type="float" office:value="124899" calcext:value-type="float">
            <text:p>124899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" calcext:value-type="float">
            <text:p>32</text:p>
          </table:table-cell>
          <table:table-cell office:value-type="float" office:value="123903" calcext:value-type="float">
            <text:p>123903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2" calcext:value-type="float">
            <text:p>32</text:p>
          </table:table-cell>
          <table:table-cell office:value-type="float" office:value="122282" calcext:value-type="float">
            <text:p>122282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float" office:value="126635" calcext:value-type="float">
            <text:p>126635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122092" calcext:value-type="float">
            <text:p>122092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2" calcext:value-type="float">
            <text:p>32</text:p>
          </table:table-cell>
          <table:table-cell office:value-type="float" office:value="122477" calcext:value-type="float">
            <text:p>122477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123423" calcext:value-type="float">
            <text:p>123423</text:p>
          </table:table-cell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float" office:value="125022" calcext:value-type="float">
            <text:p>125022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2" calcext:value-type="float">
            <text:p>32</text:p>
          </table:table-cell>
          <table:table-cell office:value-type="float" office:value="126631" calcext:value-type="float">
            <text:p>126631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float" office:value="123708" calcext:value-type="float">
            <text:p>123708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129386" calcext:value-type="float">
            <text:p>129386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25934" calcext:value-type="float">
            <text:p>125934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float" office:value="131502" calcext:value-type="float">
            <text:p>131502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" calcext:value-type="float">
            <text:p>32</text:p>
          </table:table-cell>
          <table:table-cell office:value-type="float" office:value="129488" calcext:value-type="float">
            <text:p>129488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2" calcext:value-type="float">
            <text:p>32</text:p>
          </table:table-cell>
          <table:table-cell office:value-type="float" office:value="131171" calcext:value-type="float">
            <text:p>131171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126923" calcext:value-type="float">
            <text:p>126923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128602" calcext:value-type="float">
            <text:p>128602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" calcext:value-type="float">
            <text:p>32</text:p>
          </table:table-cell>
          <table:table-cell office:value-type="float" office:value="134852" calcext:value-type="float">
            <text:p>13485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2" calcext:value-type="float">
            <text:p>32</text:p>
          </table:table-cell>
          <table:table-cell office:value-type="float" office:value="131480" calcext:value-type="float">
            <text:p>131480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" calcext:value-type="float">
            <text:p>32</text:p>
          </table:table-cell>
          <table:table-cell office:value-type="float" office:value="129537" calcext:value-type="float">
            <text:p>129537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" calcext:value-type="float">
            <text:p>32</text:p>
          </table:table-cell>
          <table:table-cell office:value-type="float" office:value="131143" calcext:value-type="float">
            <text:p>131143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131836" calcext:value-type="float">
            <text:p>131836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2" calcext:value-type="float">
            <text:p>32</text:p>
          </table:table-cell>
          <table:table-cell office:value-type="float" office:value="130598" calcext:value-type="float">
            <text:p>130598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" calcext:value-type="float">
            <text:p>32</text:p>
          </table:table-cell>
          <table:table-cell office:value-type="float" office:value="130180" calcext:value-type="float">
            <text:p>130180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office:value-type="float" office:value="130949" calcext:value-type="float">
            <text:p>130949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" calcext:value-type="float">
            <text:p>32</text:p>
          </table:table-cell>
          <table:table-cell office:value-type="float" office:value="131170" calcext:value-type="float">
            <text:p>131170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" calcext:value-type="float">
            <text:p>32</text:p>
          </table:table-cell>
          <table:table-cell office:value-type="float" office:value="133751" calcext:value-type="float">
            <text:p>133751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office:value-type="float" office:value="133371" calcext:value-type="float">
            <text:p>133371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" calcext:value-type="float">
            <text:p>32</text:p>
          </table:table-cell>
          <table:table-cell office:value-type="float" office:value="135029" calcext:value-type="float">
            <text:p>135029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" calcext:value-type="float">
            <text:p>32</text:p>
          </table:table-cell>
          <table:table-cell office:value-type="float" office:value="133830" calcext:value-type="float">
            <text:p>133830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2" calcext:value-type="float">
            <text:p>32</text:p>
          </table:table-cell>
          <table:table-cell office:value-type="float" office:value="132776" calcext:value-type="float">
            <text:p>132776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135346" calcext:value-type="float">
            <text:p>135346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134588" calcext:value-type="float">
            <text:p>134588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132047" calcext:value-type="float">
            <text:p>132047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float" office:value="137622" calcext:value-type="float">
            <text:p>137622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36903" calcext:value-type="float">
            <text:p>136903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136026" calcext:value-type="float">
            <text:p>136026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137188" calcext:value-type="float">
            <text:p>137188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" calcext:value-type="float">
            <text:p>32</text:p>
          </table:table-cell>
          <table:table-cell office:value-type="float" office:value="132793" calcext:value-type="float">
            <text:p>132793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float" office:value="140631" calcext:value-type="float">
            <text:p>140631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" calcext:value-type="float">
            <text:p>32</text:p>
          </table:table-cell>
          <table:table-cell office:value-type="float" office:value="139661" calcext:value-type="float">
            <text:p>139661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" calcext:value-type="float">
            <text:p>32</text:p>
          </table:table-cell>
          <table:table-cell office:value-type="float" office:value="139052" calcext:value-type="float">
            <text:p>139052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  <table:table-cell office:value-type="float" office:value="137065" calcext:value-type="float">
            <text:p>137065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" calcext:value-type="float">
            <text:p>32</text:p>
          </table:table-cell>
          <table:table-cell office:value-type="float" office:value="138299" calcext:value-type="float">
            <text:p>138299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140876" calcext:value-type="float">
            <text:p>140876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140523" calcext:value-type="float">
            <text:p>140523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office:value-type="float" office:value="142222" calcext:value-type="float">
            <text:p>142222</text:p>
          </table:table-cell>
          <table:table-cell office:value-type="float" office:value="7147" calcext:value-type="float">
            <text:p>714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142454" calcext:value-type="float">
            <text:p>142454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143461" calcext:value-type="float">
            <text:p>14346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2" calcext:value-type="float">
            <text:p>32</text:p>
          </table:table-cell>
          <table:table-cell office:value-type="float" office:value="142789" calcext:value-type="float">
            <text:p>142789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float" office:value="140738" calcext:value-type="float">
            <text:p>140738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" calcext:value-type="float">
            <text:p>32</text:p>
          </table:table-cell>
          <table:table-cell office:value-type="float" office:value="144255" calcext:value-type="float">
            <text:p>144255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2" calcext:value-type="float">
            <text:p>32</text:p>
          </table:table-cell>
          <table:table-cell office:value-type="float" office:value="143822" calcext:value-type="float">
            <text:p>143822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145263" calcext:value-type="float">
            <text:p>145263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2" calcext:value-type="float">
            <text:p>32</text:p>
          </table:table-cell>
          <table:table-cell office:value-type="float" office:value="146514" calcext:value-type="float">
            <text:p>146514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145608" calcext:value-type="float">
            <text:p>145608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" calcext:value-type="float">
            <text:p>32</text:p>
          </table:table-cell>
          <table:table-cell office:value-type="float" office:value="147726" calcext:value-type="float">
            <text:p>147726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2" calcext:value-type="float">
            <text:p>32</text:p>
          </table:table-cell>
          <table:table-cell office:value-type="float" office:value="150730" calcext:value-type="float">
            <text:p>150730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" calcext:value-type="float">
            <text:p>32</text:p>
          </table:table-cell>
          <table:table-cell office:value-type="float" office:value="150156" calcext:value-type="float">
            <text:p>150156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2" calcext:value-type="float">
            <text:p>32</text:p>
          </table:table-cell>
          <table:table-cell office:value-type="float" office:value="150204" calcext:value-type="float">
            <text:p>150204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145913" calcext:value-type="float">
            <text:p>145913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147180" calcext:value-type="float">
            <text:p>147180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" calcext:value-type="float">
            <text:p>32</text:p>
          </table:table-cell>
          <table:table-cell office:value-type="float" office:value="150901" calcext:value-type="float">
            <text:p>150901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2" calcext:value-type="float">
            <text:p>32</text:p>
          </table:table-cell>
          <table:table-cell office:value-type="float" office:value="152648" calcext:value-type="float">
            <text:p>152648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2" calcext:value-type="float">
            <text:p>32</text:p>
          </table:table-cell>
          <table:table-cell office:value-type="float" office:value="144750" calcext:value-type="float">
            <text:p>144750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" calcext:value-type="float">
            <text:p>32</text:p>
          </table:table-cell>
          <table:table-cell office:value-type="float" office:value="151430" calcext:value-type="float">
            <text:p>151430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2" calcext:value-type="float">
            <text:p>32</text:p>
          </table:table-cell>
          <table:table-cell office:value-type="float" office:value="153207" calcext:value-type="float">
            <text:p>153207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151164" calcext:value-type="float">
            <text:p>151164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2" calcext:value-type="float">
            <text:p>32</text:p>
          </table:table-cell>
          <table:table-cell office:value-type="float" office:value="153107" calcext:value-type="float">
            <text:p>153107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2" calcext:value-type="float">
            <text:p>32</text:p>
          </table:table-cell>
          <table:table-cell office:value-type="float" office:value="154139" calcext:value-type="float">
            <text:p>154139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150994" calcext:value-type="float">
            <text:p>150994</text:p>
          </table:table-cell>
          <table:table-cell office:value-type="float" office:value="7155" calcext:value-type="float">
            <text:p>715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" calcext:value-type="float">
            <text:p>32</text:p>
          </table:table-cell>
          <table:table-cell office:value-type="float" office:value="153998" calcext:value-type="float">
            <text:p>153998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147826" calcext:value-type="float">
            <text:p>147826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2" calcext:value-type="float">
            <text:p>32</text:p>
          </table:table-cell>
          <table:table-cell office:value-type="float" office:value="152876" calcext:value-type="float">
            <text:p>152876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147626" calcext:value-type="float">
            <text:p>147626</text:p>
          </table:table-cell>
          <table:table-cell office:value-type="float" office:value="7064" calcext:value-type="float">
            <text:p>70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153591" calcext:value-type="float">
            <text:p>153591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2" calcext:value-type="float">
            <text:p>32</text:p>
          </table:table-cell>
          <table:table-cell office:value-type="float" office:value="154269" calcext:value-type="float">
            <text:p>154269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2" calcext:value-type="float">
            <text:p>32</text:p>
          </table:table-cell>
          <table:table-cell office:value-type="float" office:value="149933" calcext:value-type="float">
            <text:p>149933</text:p>
          </table:table-cell>
          <table:table-cell office:value-type="float" office:value="7073" calcext:value-type="float">
            <text:p>707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2" calcext:value-type="float">
            <text:p>32</text:p>
          </table:table-cell>
          <table:table-cell office:value-type="float" office:value="158641" calcext:value-type="float">
            <text:p>158641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2" calcext:value-type="float">
            <text:p>32</text:p>
          </table:table-cell>
          <table:table-cell office:value-type="float" office:value="154663" calcext:value-type="float">
            <text:p>154663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office:value-type="float" office:value="154407" calcext:value-type="float">
            <text:p>154407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2" calcext:value-type="float">
            <text:p>32</text:p>
          </table:table-cell>
          <table:table-cell office:value-type="float" office:value="160255" calcext:value-type="float">
            <text:p>160255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2" calcext:value-type="float">
            <text:p>32</text:p>
          </table:table-cell>
          <table:table-cell office:value-type="float" office:value="155911" calcext:value-type="float">
            <text:p>155911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2" calcext:value-type="float">
            <text:p>32</text:p>
          </table:table-cell>
          <table:table-cell office:value-type="float" office:value="155228" calcext:value-type="float">
            <text:p>15522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2" calcext:value-type="float">
            <text:p>32</text:p>
          </table:table-cell>
          <table:table-cell office:value-type="float" office:value="165053" calcext:value-type="float">
            <text:p>165053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160907" calcext:value-type="float">
            <text:p>160907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2" calcext:value-type="float">
            <text:p>32</text:p>
          </table:table-cell>
          <table:table-cell office:value-type="float" office:value="159697" calcext:value-type="float">
            <text:p>159697</text:p>
          </table:table-cell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2" calcext:value-type="float">
            <text:p>32</text:p>
          </table:table-cell>
          <table:table-cell office:value-type="float" office:value="163807" calcext:value-type="float">
            <text:p>163807</text:p>
          </table:table-cell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2" calcext:value-type="float">
            <text:p>32</text:p>
          </table:table-cell>
          <table:table-cell office:value-type="float" office:value="165454" calcext:value-type="float">
            <text:p>165454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2" calcext:value-type="float">
            <text:p>32</text:p>
          </table:table-cell>
          <table:table-cell office:value-type="float" office:value="158239" calcext:value-type="float">
            <text:p>158239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" calcext:value-type="float">
            <text:p>32</text:p>
          </table:table-cell>
          <table:table-cell office:value-type="float" office:value="159488" calcext:value-type="float">
            <text:p>159488</text:p>
          </table:table-cell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160088" calcext:value-type="float">
            <text:p>160088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2" calcext:value-type="float">
            <text:p>32</text:p>
          </table:table-cell>
          <table:table-cell office:value-type="float" office:value="163341" calcext:value-type="float">
            <text:p>163341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2" calcext:value-type="float">
            <text:p>32</text:p>
          </table:table-cell>
          <table:table-cell office:value-type="float" office:value="154446" calcext:value-type="float">
            <text:p>154446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161866" calcext:value-type="float">
            <text:p>161866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" calcext:value-type="float">
            <text:p>32</text:p>
          </table:table-cell>
          <table:table-cell office:value-type="float" office:value="162564" calcext:value-type="float">
            <text:p>162564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2" calcext:value-type="float">
            <text:p>32</text:p>
          </table:table-cell>
          <table:table-cell office:value-type="float" office:value="162644" calcext:value-type="float">
            <text:p>162644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161583" calcext:value-type="float">
            <text:p>161583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2" calcext:value-type="float">
            <text:p>32</text:p>
          </table:table-cell>
          <table:table-cell office:value-type="float" office:value="163203" calcext:value-type="float">
            <text:p>163203</text:p>
          </table:table-cell>
          <table:table-cell office:value-type="float" office:value="7146" calcext:value-type="float">
            <text:p>714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160484" calcext:value-type="float">
            <text:p>160484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" calcext:value-type="float">
            <text:p>32</text:p>
          </table:table-cell>
          <table:table-cell office:value-type="float" office:value="165374" calcext:value-type="float">
            <text:p>165374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  <table:table-cell office:value-type="float" office:value="168528" calcext:value-type="float">
            <text:p>168528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168889" calcext:value-type="float">
            <text:p>168889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165289" calcext:value-type="float">
            <text:p>165289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169666" calcext:value-type="float">
            <text:p>169666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163494" calcext:value-type="float">
            <text:p>163494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165581" calcext:value-type="float">
            <text:p>165581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float" office:value="165758" calcext:value-type="float">
            <text:p>165758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2" calcext:value-type="float">
            <text:p>32</text:p>
          </table:table-cell>
          <table:table-cell office:value-type="float" office:value="165881" calcext:value-type="float">
            <text:p>165881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2" calcext:value-type="float">
            <text:p>32</text:p>
          </table:table-cell>
          <table:table-cell office:value-type="float" office:value="166863" calcext:value-type="float">
            <text:p>166863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164989" calcext:value-type="float">
            <text:p>164989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" calcext:value-type="float">
            <text:p>32</text:p>
          </table:table-cell>
          <table:table-cell office:value-type="float" office:value="162021" calcext:value-type="float">
            <text:p>16202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2" calcext:value-type="float">
            <text:p>32</text:p>
          </table:table-cell>
          <table:table-cell office:value-type="float" office:value="172659" calcext:value-type="float">
            <text:p>172659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2" calcext:value-type="float">
            <text:p>32</text:p>
          </table:table-cell>
          <table:table-cell office:value-type="float" office:value="167130" calcext:value-type="float">
            <text:p>167130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166748" calcext:value-type="float">
            <text:p>166748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172522" calcext:value-type="float">
            <text:p>172522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2" calcext:value-type="float">
            <text:p>32</text:p>
          </table:table-cell>
          <table:table-cell office:value-type="float" office:value="170665" calcext:value-type="float">
            <text:p>170665</text:p>
          </table:table-cell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2" calcext:value-type="float">
            <text:p>32</text:p>
          </table:table-cell>
          <table:table-cell office:value-type="float" office:value="171076" calcext:value-type="float">
            <text:p>171076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2" calcext:value-type="float">
            <text:p>32</text:p>
          </table:table-cell>
          <table:table-cell office:value-type="float" office:value="171371" calcext:value-type="float">
            <text:p>171371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2" calcext:value-type="float">
            <text:p>32</text:p>
          </table:table-cell>
          <table:table-cell office:value-type="float" office:value="175407" calcext:value-type="float">
            <text:p>175407</text:p>
          </table:table-cell>
          <table:table-cell office:value-type="float" office:value="7289" calcext:value-type="float">
            <text:p>728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2" calcext:value-type="float">
            <text:p>32</text:p>
          </table:table-cell>
          <table:table-cell office:value-type="float" office:value="173102" calcext:value-type="float">
            <text:p>173102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" calcext:value-type="float">
            <text:p>32</text:p>
          </table:table-cell>
          <table:table-cell office:value-type="float" office:value="171023" calcext:value-type="float">
            <text:p>1710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" calcext:value-type="float">
            <text:p>32</text:p>
          </table:table-cell>
          <table:table-cell office:value-type="float" office:value="180640" calcext:value-type="float">
            <text:p>180640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" calcext:value-type="float">
            <text:p>32</text:p>
          </table:table-cell>
          <table:table-cell office:value-type="float" office:value="175935" calcext:value-type="float">
            <text:p>175935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" calcext:value-type="float">
            <text:p>32</text:p>
          </table:table-cell>
          <table:table-cell office:value-type="float" office:value="180818" calcext:value-type="float">
            <text:p>180818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175422" calcext:value-type="float">
            <text:p>175422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" calcext:value-type="float">
            <text:p>32</text:p>
          </table:table-cell>
          <table:table-cell office:value-type="float" office:value="174464" calcext:value-type="float">
            <text:p>174464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2" calcext:value-type="float">
            <text:p>32</text:p>
          </table:table-cell>
          <table:table-cell office:value-type="float" office:value="175290" calcext:value-type="float">
            <text:p>175290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2" calcext:value-type="float">
            <text:p>32</text:p>
          </table:table-cell>
          <table:table-cell office:value-type="float" office:value="175098" calcext:value-type="float">
            <text:p>175098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2" calcext:value-type="float">
            <text:p>32</text:p>
          </table:table-cell>
          <table:table-cell office:value-type="float" office:value="177309" calcext:value-type="float">
            <text:p>177309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  <table:table-cell office:value-type="float" office:value="176816" calcext:value-type="float">
            <text:p>176816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2" calcext:value-type="float">
            <text:p>32</text:p>
          </table:table-cell>
          <table:table-cell office:value-type="float" office:value="177472" calcext:value-type="float">
            <text:p>177472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2" calcext:value-type="float">
            <text:p>32</text:p>
          </table:table-cell>
          <table:table-cell office:value-type="float" office:value="178897" calcext:value-type="float">
            <text:p>178897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office:value-type="float" office:value="181673" calcext:value-type="float">
            <text:p>181673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2" calcext:value-type="float">
            <text:p>32</text:p>
          </table:table-cell>
          <table:table-cell office:value-type="float" office:value="177632" calcext:value-type="float">
            <text:p>177632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182285" calcext:value-type="float">
            <text:p>182285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2" calcext:value-type="float">
            <text:p>32</text:p>
          </table:table-cell>
          <table:table-cell office:value-type="float" office:value="180426" calcext:value-type="float">
            <text:p>180426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2" calcext:value-type="float">
            <text:p>32</text:p>
          </table:table-cell>
          <table:table-cell office:value-type="float" office:value="178895" calcext:value-type="float">
            <text:p>178895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office:value-type="float" office:value="180528" calcext:value-type="float">
            <text:p>180528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2" calcext:value-type="float">
            <text:p>32</text:p>
          </table:table-cell>
          <table:table-cell office:value-type="float" office:value="183417" calcext:value-type="float">
            <text:p>183417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2" calcext:value-type="float">
            <text:p>32</text:p>
          </table:table-cell>
          <table:table-cell office:value-type="float" office:value="188140" calcext:value-type="float">
            <text:p>188140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2" calcext:value-type="float">
            <text:p>32</text:p>
          </table:table-cell>
          <table:table-cell office:value-type="float" office:value="170605" calcext:value-type="float">
            <text:p>170605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" calcext:value-type="float">
            <text:p>32</text:p>
          </table:table-cell>
          <table:table-cell office:value-type="float" office:value="174831" calcext:value-type="float">
            <text:p>174831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" calcext:value-type="float">
            <text:p>32</text:p>
          </table:table-cell>
          <table:table-cell office:value-type="float" office:value="182453" calcext:value-type="float">
            <text:p>182453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  <table:table-cell office:value-type="float" office:value="179405" calcext:value-type="float">
            <text:p>179405</text:p>
          </table:table-cell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" calcext:value-type="float">
            <text:p>32</text:p>
          </table:table-cell>
          <table:table-cell office:value-type="float" office:value="180958" calcext:value-type="float">
            <text:p>180958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" calcext:value-type="float">
            <text:p>32</text:p>
          </table:table-cell>
          <table:table-cell office:value-type="float" office:value="187630" calcext:value-type="float">
            <text:p>187630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" calcext:value-type="float">
            <text:p>32</text:p>
          </table:table-cell>
          <table:table-cell office:value-type="float" office:value="183552" calcext:value-type="float">
            <text:p>183552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" calcext:value-type="float">
            <text:p>32</text:p>
          </table:table-cell>
          <table:table-cell office:value-type="float" office:value="186666" calcext:value-type="float">
            <text:p>186666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2" calcext:value-type="float">
            <text:p>32</text:p>
          </table:table-cell>
          <table:table-cell office:value-type="float" office:value="185814" calcext:value-type="float">
            <text:p>185814</text:p>
          </table:table-cell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" calcext:value-type="float">
            <text:p>32</text:p>
          </table:table-cell>
          <table:table-cell office:value-type="float" office:value="188521" calcext:value-type="float">
            <text:p>188521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" calcext:value-type="float">
            <text:p>32</text:p>
          </table:table-cell>
          <table:table-cell office:value-type="float" office:value="185117" calcext:value-type="float">
            <text:p>185117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2" calcext:value-type="float">
            <text:p>32</text:p>
          </table:table-cell>
          <table:table-cell office:value-type="float" office:value="182362" calcext:value-type="float">
            <text:p>182362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" calcext:value-type="float">
            <text:p>32</text:p>
          </table:table-cell>
          <table:table-cell office:value-type="float" office:value="187671" calcext:value-type="float">
            <text:p>187671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" calcext:value-type="float">
            <text:p>32</text:p>
          </table:table-cell>
          <table:table-cell office:value-type="float" office:value="182040" calcext:value-type="float">
            <text:p>182040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192384" calcext:value-type="float">
            <text:p>192384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" calcext:value-type="float">
            <text:p>32</text:p>
          </table:table-cell>
          <table:table-cell office:value-type="float" office:value="186293" calcext:value-type="float">
            <text:p>186293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2" calcext:value-type="float">
            <text:p>32</text:p>
          </table:table-cell>
          <table:table-cell office:value-type="float" office:value="185412" calcext:value-type="float">
            <text:p>185412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" calcext:value-type="float">
            <text:p>32</text:p>
          </table:table-cell>
          <table:table-cell office:value-type="float" office:value="189179" calcext:value-type="float">
            <text:p>189179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2" calcext:value-type="float">
            <text:p>32</text:p>
          </table:table-cell>
          <table:table-cell office:value-type="float" office:value="193113" calcext:value-type="float">
            <text:p>193113</text:p>
          </table:table-cell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193402" calcext:value-type="float">
            <text:p>193402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" calcext:value-type="float">
            <text:p>32</text:p>
          </table:table-cell>
          <table:table-cell office:value-type="float" office:value="189364" calcext:value-type="float">
            <text:p>189364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" calcext:value-type="float">
            <text:p>32</text:p>
          </table:table-cell>
          <table:table-cell office:value-type="float" office:value="175982" calcext:value-type="float">
            <text:p>175982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" calcext:value-type="float">
            <text:p>32</text:p>
          </table:table-cell>
          <table:table-cell office:value-type="float" office:value="189223" calcext:value-type="float">
            <text:p>189223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" calcext:value-type="float">
            <text:p>32</text:p>
          </table:table-cell>
          <table:table-cell office:value-type="float" office:value="191474" calcext:value-type="float">
            <text:p>191474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192796" calcext:value-type="float">
            <text:p>192796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2" calcext:value-type="float">
            <text:p>32</text:p>
          </table:table-cell>
          <table:table-cell office:value-type="float" office:value="192034" calcext:value-type="float">
            <text:p>192034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2" calcext:value-type="float">
            <text:p>32</text:p>
          </table:table-cell>
          <table:table-cell office:value-type="float" office:value="195323" calcext:value-type="float">
            <text:p>195323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" calcext:value-type="float">
            <text:p>32</text:p>
          </table:table-cell>
          <table:table-cell office:value-type="float" office:value="186659" calcext:value-type="float">
            <text:p>186659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" calcext:value-type="float">
            <text:p>32</text:p>
          </table:table-cell>
          <table:table-cell office:value-type="float" office:value="192612" calcext:value-type="float">
            <text:p>192612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189893" calcext:value-type="float">
            <text:p>189893</text:p>
          </table:table-cell>
          <table:table-cell office:value-type="float" office:value="7394" calcext:value-type="float">
            <text:p>739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" calcext:value-type="float">
            <text:p>32</text:p>
          </table:table-cell>
          <table:table-cell office:value-type="float" office:value="200114" calcext:value-type="float">
            <text:p>200114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2" calcext:value-type="float">
            <text:p>32</text:p>
          </table:table-cell>
          <table:table-cell office:value-type="float" office:value="197656" calcext:value-type="float">
            <text:p>197656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2" calcext:value-type="float">
            <text:p>32</text:p>
          </table:table-cell>
          <table:table-cell office:value-type="float" office:value="191637" calcext:value-type="float">
            <text:p>191637</text:p>
          </table:table-cell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2" calcext:value-type="float">
            <text:p>32</text:p>
          </table:table-cell>
          <table:table-cell office:value-type="float" office:value="193601" calcext:value-type="float">
            <text:p>193601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197513" calcext:value-type="float">
            <text:p>197513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" calcext:value-type="float">
            <text:p>32</text:p>
          </table:table-cell>
          <table:table-cell office:value-type="float" office:value="197218" calcext:value-type="float">
            <text:p>197218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2" calcext:value-type="float">
            <text:p>32</text:p>
          </table:table-cell>
          <table:table-cell office:value-type="float" office:value="198553" calcext:value-type="float">
            <text:p>198553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2" calcext:value-type="float">
            <text:p>32</text:p>
          </table:table-cell>
          <table:table-cell office:value-type="float" office:value="194570" calcext:value-type="float">
            <text:p>194570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2" calcext:value-type="float">
            <text:p>32</text:p>
          </table:table-cell>
          <table:table-cell office:value-type="float" office:value="198451" calcext:value-type="float">
            <text:p>198451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2" calcext:value-type="float">
            <text:p>32</text:p>
          </table:table-cell>
          <table:table-cell office:value-type="float" office:value="190782" calcext:value-type="float">
            <text:p>190782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2" calcext:value-type="float">
            <text:p>32</text:p>
          </table:table-cell>
          <table:table-cell office:value-type="float" office:value="201718" calcext:value-type="float">
            <text:p>201718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2" calcext:value-type="float">
            <text:p>32</text:p>
          </table:table-cell>
          <table:table-cell office:value-type="float" office:value="196653" calcext:value-type="float">
            <text:p>196653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2" calcext:value-type="float">
            <text:p>32</text:p>
          </table:table-cell>
          <table:table-cell office:value-type="float" office:value="201802" calcext:value-type="float">
            <text:p>201802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2" calcext:value-type="float">
            <text:p>32</text:p>
          </table:table-cell>
          <table:table-cell office:value-type="float" office:value="196487" calcext:value-type="float">
            <text:p>196487</text:p>
          </table:table-cell>
          <table:table-cell office:value-type="float" office:value="7289" calcext:value-type="float">
            <text:p>728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201082" calcext:value-type="float">
            <text:p>201082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2" calcext:value-type="float">
            <text:p>32</text:p>
          </table:table-cell>
          <table:table-cell office:value-type="float" office:value="198215" calcext:value-type="float">
            <text:p>198215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  <table:table-cell office:value-type="float" office:value="199494" calcext:value-type="float">
            <text:p>199494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  <table:table-cell office:value-type="float" office:value="201673" calcext:value-type="float">
            <text:p>201673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2" calcext:value-type="float">
            <text:p>32</text:p>
          </table:table-cell>
          <table:table-cell office:value-type="float" office:value="215480" calcext:value-type="float">
            <text:p>215480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2" calcext:value-type="float">
            <text:p>32</text:p>
          </table:table-cell>
          <table:table-cell office:value-type="float" office:value="195506" calcext:value-type="float">
            <text:p>195506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float" office:value="203625" calcext:value-type="float">
            <text:p>203625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2" calcext:value-type="float">
            <text:p>32</text:p>
          </table:table-cell>
          <table:table-cell office:value-type="float" office:value="202427" calcext:value-type="float">
            <text:p>202427</text:p>
          </table:table-cell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2" calcext:value-type="float">
            <text:p>32</text:p>
          </table:table-cell>
          <table:table-cell office:value-type="float" office:value="204487" calcext:value-type="float">
            <text:p>204487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2" calcext:value-type="float">
            <text:p>32</text:p>
          </table:table-cell>
          <table:table-cell office:value-type="float" office:value="200333" calcext:value-type="float">
            <text:p>200333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207423" calcext:value-type="float">
            <text:p>207423</text:p>
          </table:table-cell>
          <table:table-cell office:value-type="float" office:value="7592" calcext:value-type="float">
            <text:p>759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2" calcext:value-type="float">
            <text:p>32</text:p>
          </table:table-cell>
          <table:table-cell office:value-type="float" office:value="196870" calcext:value-type="float">
            <text:p>196870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2" calcext:value-type="float">
            <text:p>32</text:p>
          </table:table-cell>
          <table:table-cell office:value-type="float" office:value="205144" calcext:value-type="float">
            <text:p>205144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2" calcext:value-type="float">
            <text:p>32</text:p>
          </table:table-cell>
          <table:table-cell office:value-type="float" office:value="209092" calcext:value-type="float">
            <text:p>209092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2" calcext:value-type="float">
            <text:p>32</text:p>
          </table:table-cell>
          <table:table-cell office:value-type="float" office:value="212978" calcext:value-type="float">
            <text:p>212978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2" calcext:value-type="float">
            <text:p>32</text:p>
          </table:table-cell>
          <table:table-cell office:value-type="float" office:value="216423" calcext:value-type="float">
            <text:p>216423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2" calcext:value-type="float">
            <text:p>32</text:p>
          </table:table-cell>
          <table:table-cell office:value-type="float" office:value="199684" calcext:value-type="float">
            <text:p>199684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2" calcext:value-type="float">
            <text:p>32</text:p>
          </table:table-cell>
          <table:table-cell office:value-type="float" office:value="203728" calcext:value-type="float">
            <text:p>203728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2" calcext:value-type="float">
            <text:p>32</text:p>
          </table:table-cell>
          <table:table-cell office:value-type="float" office:value="204598" calcext:value-type="float">
            <text:p>204598</text:p>
          </table:table-cell>
          <table:table-cell office:value-type="float" office:value="7636" calcext:value-type="float">
            <text:p>763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2" calcext:value-type="float">
            <text:p>32</text:p>
          </table:table-cell>
          <table:table-cell office:value-type="float" office:value="206634" calcext:value-type="float">
            <text:p>206634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2" calcext:value-type="float">
            <text:p>32</text:p>
          </table:table-cell>
          <table:table-cell office:value-type="float" office:value="216654" calcext:value-type="float">
            <text:p>216654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2" calcext:value-type="float">
            <text:p>32</text:p>
          </table:table-cell>
          <table:table-cell office:value-type="float" office:value="203403" calcext:value-type="float">
            <text:p>203403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2" calcext:value-type="float">
            <text:p>32</text:p>
          </table:table-cell>
          <table:table-cell office:value-type="float" office:value="209677" calcext:value-type="float">
            <text:p>209677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2" calcext:value-type="float">
            <text:p>32</text:p>
          </table:table-cell>
          <table:table-cell office:value-type="float" office:value="211105" calcext:value-type="float">
            <text:p>211105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2" calcext:value-type="float">
            <text:p>32</text:p>
          </table:table-cell>
          <table:table-cell office:value-type="float" office:value="200231" calcext:value-type="float">
            <text:p>200231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217484" calcext:value-type="float">
            <text:p>217484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2" calcext:value-type="float">
            <text:p>32</text:p>
          </table:table-cell>
          <table:table-cell office:value-type="float" office:value="206162" calcext:value-type="float">
            <text:p>206162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" calcext:value-type="float">
            <text:p>32</text:p>
          </table:table-cell>
          <table:table-cell office:value-type="float" office:value="211579" calcext:value-type="float">
            <text:p>211579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2" calcext:value-type="float">
            <text:p>32</text:p>
          </table:table-cell>
          <table:table-cell office:value-type="float" office:value="218574" calcext:value-type="float">
            <text:p>218574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2" calcext:value-type="float">
            <text:p>32</text:p>
          </table:table-cell>
          <table:table-cell office:value-type="float" office:value="204791" calcext:value-type="float">
            <text:p>204791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224795" calcext:value-type="float">
            <text:p>224795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2" calcext:value-type="float">
            <text:p>32</text:p>
          </table:table-cell>
          <table:table-cell office:value-type="float" office:value="212431" calcext:value-type="float">
            <text:p>212431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2" calcext:value-type="float">
            <text:p>32</text:p>
          </table:table-cell>
          <table:table-cell office:value-type="float" office:value="211162" calcext:value-type="float">
            <text:p>211162</text:p>
          </table:table-cell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2" calcext:value-type="float">
            <text:p>32</text:p>
          </table:table-cell>
          <table:table-cell office:value-type="float" office:value="210110" calcext:value-type="float">
            <text:p>210110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" calcext:value-type="float">
            <text:p>32</text:p>
          </table:table-cell>
          <table:table-cell office:value-type="float" office:value="208456" calcext:value-type="float">
            <text:p>208456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2" calcext:value-type="float">
            <text:p>32</text:p>
          </table:table-cell>
          <table:table-cell office:value-type="float" office:value="220682" calcext:value-type="float">
            <text:p>220682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2" calcext:value-type="float">
            <text:p>32</text:p>
          </table:table-cell>
          <table:table-cell office:value-type="float" office:value="216033" calcext:value-type="float">
            <text:p>216033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2" calcext:value-type="float">
            <text:p>32</text:p>
          </table:table-cell>
          <table:table-cell office:value-type="float" office:value="209570" calcext:value-type="float">
            <text:p>209570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" calcext:value-type="float">
            <text:p>32</text:p>
          </table:table-cell>
          <table:table-cell office:value-type="float" office:value="213330" calcext:value-type="float">
            <text:p>2133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2" calcext:value-type="float">
            <text:p>32</text:p>
          </table:table-cell>
          <table:table-cell office:value-type="float" office:value="216658" calcext:value-type="float">
            <text:p>216658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2" calcext:value-type="float">
            <text:p>32</text:p>
          </table:table-cell>
          <table:table-cell office:value-type="float" office:value="211599" calcext:value-type="float">
            <text:p>211599</text:p>
          </table:table-cell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  <table:table-cell office:value-type="float" office:value="212557" calcext:value-type="float">
            <text:p>212557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  <table:table-cell office:value-type="float" office:value="213407" calcext:value-type="float">
            <text:p>213407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  <table:table-cell office:value-type="float" office:value="209652" calcext:value-type="float">
            <text:p>209652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2" calcext:value-type="float">
            <text:p>32</text:p>
          </table:table-cell>
          <table:table-cell office:value-type="float" office:value="217502" calcext:value-type="float">
            <text:p>217502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  <table:table-cell office:value-type="float" office:value="219595" calcext:value-type="float">
            <text:p>219595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2" calcext:value-type="float">
            <text:p>32</text:p>
          </table:table-cell>
          <table:table-cell office:value-type="float" office:value="212391" calcext:value-type="float">
            <text:p>212391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2" calcext:value-type="float">
            <text:p>32</text:p>
          </table:table-cell>
          <table:table-cell office:value-type="float" office:value="219323" calcext:value-type="float">
            <text:p>219323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2" calcext:value-type="float">
            <text:p>32</text:p>
          </table:table-cell>
          <table:table-cell office:value-type="float" office:value="213625" calcext:value-type="float">
            <text:p>213625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2" calcext:value-type="float">
            <text:p>32</text:p>
          </table:table-cell>
          <table:table-cell office:value-type="float" office:value="215652" calcext:value-type="float">
            <text:p>215652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16579" calcext:value-type="float">
            <text:p>216579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2" calcext:value-type="float">
            <text:p>32</text:p>
          </table:table-cell>
          <table:table-cell office:value-type="float" office:value="210426" calcext:value-type="float">
            <text:p>210426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2" calcext:value-type="float">
            <text:p>32</text:p>
          </table:table-cell>
          <table:table-cell office:value-type="float" office:value="220819" calcext:value-type="float">
            <text:p>220819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2" calcext:value-type="float">
            <text:p>32</text:p>
          </table:table-cell>
          <table:table-cell office:value-type="float" office:value="222052" calcext:value-type="float">
            <text:p>222052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2" calcext:value-type="float">
            <text:p>32</text:p>
          </table:table-cell>
          <table:table-cell office:value-type="float" office:value="216078" calcext:value-type="float">
            <text:p>216078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2" calcext:value-type="float">
            <text:p>32</text:p>
          </table:table-cell>
          <table:table-cell office:value-type="float" office:value="225201" calcext:value-type="float">
            <text:p>225201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2" calcext:value-type="float">
            <text:p>32</text:p>
          </table:table-cell>
          <table:table-cell office:value-type="float" office:value="214143" calcext:value-type="float">
            <text:p>214143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  <table:table-cell office:value-type="float" office:value="218072" calcext:value-type="float">
            <text:p>218072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2" calcext:value-type="float">
            <text:p>32</text:p>
          </table:table-cell>
          <table:table-cell office:value-type="float" office:value="219776" calcext:value-type="float">
            <text:p>219776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" calcext:value-type="float">
            <text:p>32</text:p>
          </table:table-cell>
          <table:table-cell office:value-type="float" office:value="218157" calcext:value-type="float">
            <text:p>218157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" calcext:value-type="float">
            <text:p>32</text:p>
          </table:table-cell>
          <table:table-cell office:value-type="float" office:value="224765" calcext:value-type="float">
            <text:p>224765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2" calcext:value-type="float">
            <text:p>32</text:p>
          </table:table-cell>
          <table:table-cell office:value-type="float" office:value="222824" calcext:value-type="float">
            <text:p>222824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2" calcext:value-type="float">
            <text:p>32</text:p>
          </table:table-cell>
          <table:table-cell office:value-type="float" office:value="221392" calcext:value-type="float">
            <text:p>221392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2" calcext:value-type="float">
            <text:p>32</text:p>
          </table:table-cell>
          <table:table-cell office:value-type="float" office:value="225863" calcext:value-type="float">
            <text:p>225863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32" calcext:value-type="float">
            <text:p>32</text:p>
          </table:table-cell>
          <table:table-cell office:value-type="float" office:value="219874" calcext:value-type="float">
            <text:p>219874</text:p>
          </table:table-cell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2" calcext:value-type="float">
            <text:p>32</text:p>
          </table:table-cell>
          <table:table-cell office:value-type="float" office:value="226486" calcext:value-type="float">
            <text:p>226486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223870" calcext:value-type="float">
            <text:p>223870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2" calcext:value-type="float">
            <text:p>32</text:p>
          </table:table-cell>
          <table:table-cell office:value-type="float" office:value="218892" calcext:value-type="float">
            <text:p>218892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2" calcext:value-type="float">
            <text:p>32</text:p>
          </table:table-cell>
          <table:table-cell office:value-type="float" office:value="224338" calcext:value-type="float">
            <text:p>224338</text:p>
          </table:table-cell>
          <table:table-cell office:value-type="float" office:value="7812" calcext:value-type="float">
            <text:p>7812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2" calcext:value-type="float">
            <text:p>32</text:p>
          </table:table-cell>
          <table:table-cell office:value-type="float" office:value="217559" calcext:value-type="float">
            <text:p>217559</text:p>
          </table:table-cell>
          <table:table-cell office:value-type="float" office:value="7909" calcext:value-type="float">
            <text:p>790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" calcext:value-type="float">
            <text:p>32</text:p>
          </table:table-cell>
          <table:table-cell office:value-type="float" office:value="229843" calcext:value-type="float">
            <text:p>229843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2" calcext:value-type="float">
            <text:p>32</text:p>
          </table:table-cell>
          <table:table-cell office:value-type="float" office:value="225892" calcext:value-type="float">
            <text:p>225892</text:p>
          </table:table-cell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2" calcext:value-type="float">
            <text:p>32</text:p>
          </table:table-cell>
          <table:table-cell office:value-type="float" office:value="231346" calcext:value-type="float">
            <text:p>231346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" calcext:value-type="float">
            <text:p>32</text:p>
          </table:table-cell>
          <table:table-cell office:value-type="float" office:value="227100" calcext:value-type="float">
            <text:p>227100</text:p>
          </table:table-cell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224718" calcext:value-type="float">
            <text:p>224718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226016" calcext:value-type="float">
            <text:p>226016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2" calcext:value-type="float">
            <text:p>32</text:p>
          </table:table-cell>
          <table:table-cell office:value-type="float" office:value="232908" calcext:value-type="float">
            <text:p>232908</text:p>
          </table:table-cell>
          <table:table-cell office:value-type="float" office:value="7845" calcext:value-type="float">
            <text:p>784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2" calcext:value-type="float">
            <text:p>32</text:p>
          </table:table-cell>
          <table:table-cell office:value-type="float" office:value="235389" calcext:value-type="float">
            <text:p>235389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2" calcext:value-type="float">
            <text:p>32</text:p>
          </table:table-cell>
          <table:table-cell office:value-type="float" office:value="233045" calcext:value-type="float">
            <text:p>233045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220143" calcext:value-type="float">
            <text:p>2201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216173" calcext:value-type="float">
            <text:p>216173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227278" calcext:value-type="float">
            <text:p>227278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2" calcext:value-type="float">
            <text:p>32</text:p>
          </table:table-cell>
          <table:table-cell office:value-type="float" office:value="226541" calcext:value-type="float">
            <text:p>226541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230993" calcext:value-type="float">
            <text:p>230993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2" calcext:value-type="float">
            <text:p>32</text:p>
          </table:table-cell>
          <table:table-cell office:value-type="float" office:value="233232" calcext:value-type="float">
            <text:p>233232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230584" calcext:value-type="float">
            <text:p>230584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  <table:table-cell office:value-type="float" office:value="233266" calcext:value-type="float">
            <text:p>23326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  <table:table-cell office:value-type="float" office:value="224012" calcext:value-type="float">
            <text:p>224012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2" calcext:value-type="float">
            <text:p>32</text:p>
          </table:table-cell>
          <table:table-cell office:value-type="float" office:value="228715" calcext:value-type="float">
            <text:p>228715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  <table:table-cell office:value-type="float" office:value="232617" calcext:value-type="float">
            <text:p>232617</text:p>
          </table:table-cell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237119" calcext:value-type="float">
            <text:p>237119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2" calcext:value-type="float">
            <text:p>32</text:p>
          </table:table-cell>
          <table:table-cell office:value-type="float" office:value="235672" calcext:value-type="float">
            <text:p>235672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223336" calcext:value-type="float">
            <text:p>223336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2" calcext:value-type="float">
            <text:p>32</text:p>
          </table:table-cell>
          <table:table-cell office:value-type="float" office:value="237142" calcext:value-type="float">
            <text:p>237142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2" calcext:value-type="float">
            <text:p>32</text:p>
          </table:table-cell>
          <table:table-cell office:value-type="float" office:value="242257" calcext:value-type="float">
            <text:p>242257</text:p>
          </table:table-cell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  <table:table-cell office:value-type="float" office:value="235006" calcext:value-type="float">
            <text:p>235006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2" calcext:value-type="float">
            <text:p>32</text:p>
          </table:table-cell>
          <table:table-cell office:value-type="float" office:value="237846" calcext:value-type="float">
            <text:p>237846</text:p>
          </table:table-cell>
          <table:table-cell office:value-type="float" office:value="7877" calcext:value-type="float">
            <text:p>787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float" office:value="243383" calcext:value-type="float">
            <text:p>243383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  <table:table-cell office:value-type="float" office:value="240049" calcext:value-type="float">
            <text:p>240049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  <table:table-cell office:value-type="float" office:value="240959" calcext:value-type="float">
            <text:p>240959</text:p>
          </table:table-cell>
          <table:table-cell office:value-type="float" office:value="7786" calcext:value-type="float">
            <text:p>778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236062" calcext:value-type="float">
            <text:p>236062</text:p>
          </table:table-cell>
          <table:table-cell office:value-type="float" office:value="8119" calcext:value-type="float">
            <text:p>8119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  <table:table-cell office:value-type="float" office:value="245428" calcext:value-type="float">
            <text:p>245428</text:p>
          </table:table-cell>
          <table:table-cell office:value-type="float" office:value="7727" calcext:value-type="float">
            <text:p>772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224088" calcext:value-type="float">
            <text:p>224088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2" calcext:value-type="float">
            <text:p>32</text:p>
          </table:table-cell>
          <table:table-cell office:value-type="float" office:value="255836" calcext:value-type="float">
            <text:p>255836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2" calcext:value-type="float">
            <text:p>32</text:p>
          </table:table-cell>
          <table:table-cell office:value-type="float" office:value="241036" calcext:value-type="float">
            <text:p>241036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2" calcext:value-type="float">
            <text:p>32</text:p>
          </table:table-cell>
          <table:table-cell office:value-type="float" office:value="243728" calcext:value-type="float">
            <text:p>243728</text:p>
          </table:table-cell>
          <table:table-cell office:value-type="float" office:value="7732" calcext:value-type="float">
            <text:p>773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  <table:table-cell office:value-type="float" office:value="253973" calcext:value-type="float">
            <text:p>253973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  <table:table-cell office:value-type="float" office:value="211561" calcext:value-type="float">
            <text:p>211561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  <table:table-cell office:value-type="float" office:value="223633" calcext:value-type="float">
            <text:p>223633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209245" calcext:value-type="float">
            <text:p>209245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225008" calcext:value-type="float">
            <text:p>225008</text:p>
          </table:table-cell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242357" calcext:value-type="float">
            <text:p>242357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  <table:table-cell office:value-type="float" office:value="255908" calcext:value-type="float">
            <text:p>255908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240371" calcext:value-type="float">
            <text:p>240371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2" calcext:value-type="float">
            <text:p>32</text:p>
          </table:table-cell>
          <table:table-cell office:value-type="float" office:value="228145" calcext:value-type="float">
            <text:p>228145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  <table:table-cell office:value-type="float" office:value="245240" calcext:value-type="float">
            <text:p>245240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2" calcext:value-type="float">
            <text:p>32</text:p>
          </table:table-cell>
          <table:table-cell office:value-type="float" office:value="240506" calcext:value-type="float">
            <text:p>240506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2" calcext:value-type="float">
            <text:p>32</text:p>
          </table:table-cell>
          <table:table-cell office:value-type="float" office:value="244257" calcext:value-type="float">
            <text:p>244257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241673" calcext:value-type="float">
            <text:p>241673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234277" calcext:value-type="float">
            <text:p>234277</text:p>
          </table:table-cell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241128" calcext:value-type="float">
            <text:p>241128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242510" calcext:value-type="float">
            <text:p>242510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244661" calcext:value-type="float">
            <text:p>244661</text:p>
          </table:table-cell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2" calcext:value-type="float">
            <text:p>32</text:p>
          </table:table-cell>
          <table:table-cell office:value-type="float" office:value="249727" calcext:value-type="float">
            <text:p>249727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237592" calcext:value-type="float">
            <text:p>23759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243052" calcext:value-type="float">
            <text:p>243052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250549" calcext:value-type="float">
            <text:p>250549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office:value-type="float" office:value="249150" calcext:value-type="float">
            <text:p>249150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240470" calcext:value-type="float">
            <text:p>240470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" calcext:value-type="float">
            <text:p>32</text:p>
          </table:table-cell>
          <table:table-cell office:value-type="float" office:value="245132" calcext:value-type="float">
            <text:p>245132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252695" calcext:value-type="float">
            <text:p>252695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2" calcext:value-type="float">
            <text:p>32</text:p>
          </table:table-cell>
          <table:table-cell office:value-type="float" office:value="254110" calcext:value-type="float">
            <text:p>254110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2" calcext:value-type="float">
            <text:p>32</text:p>
          </table:table-cell>
          <table:table-cell office:value-type="float" office:value="243654" calcext:value-type="float">
            <text:p>243654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2" calcext:value-type="float">
            <text:p>32</text:p>
          </table:table-cell>
          <table:table-cell office:value-type="float" office:value="240373" calcext:value-type="float">
            <text:p>240373</text:p>
          </table:table-cell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251402" calcext:value-type="float">
            <text:p>251402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" calcext:value-type="float">
            <text:p>32</text:p>
          </table:table-cell>
          <table:table-cell office:value-type="float" office:value="250588" calcext:value-type="float">
            <text:p>250588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2" calcext:value-type="float">
            <text:p>32</text:p>
          </table:table-cell>
          <table:table-cell office:value-type="float" office:value="255549" calcext:value-type="float">
            <text:p>255549</text:p>
          </table:table-cell>
          <table:table-cell office:value-type="float" office:value="8477" calcext:value-type="float">
            <text:p>847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244701" calcext:value-type="float">
            <text:p>244701</text:p>
          </table:table-cell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" calcext:value-type="float">
            <text:p>32</text:p>
          </table:table-cell>
          <table:table-cell office:value-type="float" office:value="260753" calcext:value-type="float">
            <text:p>26075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32" calcext:value-type="float">
            <text:p>32</text:p>
          </table:table-cell>
          <table:table-cell office:value-type="float" office:value="248843" calcext:value-type="float">
            <text:p>248843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241550" calcext:value-type="float">
            <text:p>241550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32" calcext:value-type="float">
            <text:p>32</text:p>
          </table:table-cell>
          <table:table-cell office:value-type="float" office:value="244389" calcext:value-type="float">
            <text:p>244389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2" calcext:value-type="float">
            <text:p>32</text:p>
          </table:table-cell>
          <table:table-cell office:value-type="float" office:value="255345" calcext:value-type="float">
            <text:p>255345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2" calcext:value-type="float">
            <text:p>32</text:p>
          </table:table-cell>
          <table:table-cell office:value-type="float" office:value="255306" calcext:value-type="float">
            <text:p>255306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32" calcext:value-type="float">
            <text:p>32</text:p>
          </table:table-cell>
          <table:table-cell office:value-type="float" office:value="247864" calcext:value-type="float">
            <text:p>247864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2" calcext:value-type="float">
            <text:p>32</text:p>
          </table:table-cell>
          <table:table-cell office:value-type="float" office:value="247631" calcext:value-type="float">
            <text:p>247631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2" calcext:value-type="float">
            <text:p>32</text:p>
          </table:table-cell>
          <table:table-cell office:value-type="float" office:value="251324" calcext:value-type="float">
            <text:p>251324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2" calcext:value-type="float">
            <text:p>32</text:p>
          </table:table-cell>
          <table:table-cell office:value-type="float" office:value="254517" calcext:value-type="float">
            <text:p>254517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2" calcext:value-type="float">
            <text:p>32</text:p>
          </table:table-cell>
          <table:table-cell office:value-type="float" office:value="260048" calcext:value-type="float">
            <text:p>260048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32" calcext:value-type="float">
            <text:p>32</text:p>
          </table:table-cell>
          <table:table-cell office:value-type="float" office:value="247024" calcext:value-type="float">
            <text:p>247024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265070" calcext:value-type="float">
            <text:p>265070</text:p>
          </table:table-cell>
          <table:table-cell office:value-type="float" office:value="8382" calcext:value-type="float">
            <text:p>8382</text:p>
          </table:table-cell>
        </table:table-row>
      </table:table>
      <table:table table:name="swim-nru-64" table:style-name="ta1">
        <table:shapes>
          <draw:frame draw:z-index="0" draw:style-name="gr1" draw:text-style-name="P1" svg:width="15.8996in" svg:height="8.4394in" svg:x="3.5177in" svg:y="0.178in">
            <draw:object draw:notify-on-update-of-ranges="'swim-nru-64'.A2:'swim-nru-64'.A501 'swim-nru-64'.C1:'swim-nru-64'.C1 'swim-nru-64'.C2:'swim-nru-64'.C501 'swim-nru-64'.A2:'swim-nru-64'.A501 'swim-nru-64'.D1:'swim-nru-64'.D1 'swim-nru-64'.D2:'swim-nru-64'.D5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37664" calcext:value-type="float">
            <text:p>237664</text:p>
          </table:table-cell>
          <table:table-cell office:value-type="float" office:value="24016" calcext:value-type="float">
            <text:p>24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86163" calcext:value-type="float">
            <text:p>186163</text:p>
          </table:table-cell>
          <table:table-cell office:value-type="float" office:value="16646" calcext:value-type="float">
            <text:p>166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50150" calcext:value-type="float">
            <text:p>150150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24125" calcext:value-type="float">
            <text:p>124125</text:p>
          </table:table-cell>
          <table:table-cell office:value-type="float" office:value="11247" calcext:value-type="float">
            <text:p>112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4260" calcext:value-type="float">
            <text:p>10426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2096" calcext:value-type="float">
            <text:p>92096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7270" calcext:value-type="float">
            <text:p>77270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1387" calcext:value-type="float">
            <text:p>71387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66845" calcext:value-type="float">
            <text:p>66845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1810" calcext:value-type="float">
            <text:p>61810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60950" calcext:value-type="float">
            <text:p>60950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58809" calcext:value-type="float">
            <text:p>58809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56480" calcext:value-type="float">
            <text:p>56480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53622" calcext:value-type="float">
            <text:p>53622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53235" calcext:value-type="float">
            <text:p>53235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49885" calcext:value-type="float">
            <text:p>49885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9290" calcext:value-type="float">
            <text:p>49290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49583" calcext:value-type="float">
            <text:p>49583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45033" calcext:value-type="float">
            <text:p>45033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44756" calcext:value-type="float">
            <text:p>44756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45488" calcext:value-type="float">
            <text:p>45488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44247" calcext:value-type="float">
            <text:p>44247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42624" calcext:value-type="float">
            <text:p>42624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42285" calcext:value-type="float">
            <text:p>42285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41788" calcext:value-type="float">
            <text:p>41788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41455" calcext:value-type="float">
            <text:p>41455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40482" calcext:value-type="float">
            <text:p>40482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40256" calcext:value-type="float">
            <text:p>4025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39189" calcext:value-type="float">
            <text:p>39189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8467" calcext:value-type="float">
            <text:p>3846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37305" calcext:value-type="float">
            <text:p>3730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36384" calcext:value-type="float">
            <text:p>36384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36770" calcext:value-type="float">
            <text:p>36770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36113" calcext:value-type="float">
            <text:p>36113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35674" calcext:value-type="float">
            <text:p>35674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float" office:value="35399" calcext:value-type="float">
            <text:p>35399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34837" calcext:value-type="float">
            <text:p>34837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34353" calcext:value-type="float">
            <text:p>34353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34106" calcext:value-type="float">
            <text:p>34106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33636" calcext:value-type="float">
            <text:p>33636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 office:value-type="float" office:value="33244" calcext:value-type="float">
            <text:p>33244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32993" calcext:value-type="float">
            <text:p>32993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 office:value-type="float" office:value="32580" calcext:value-type="float">
            <text:p>32580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32556" calcext:value-type="float">
            <text:p>32556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32199" calcext:value-type="float">
            <text:p>32199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32148" calcext:value-type="float">
            <text:p>32148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32158" calcext:value-type="float">
            <text:p>32158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31414" calcext:value-type="float">
            <text:p>31414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31546" calcext:value-type="float">
            <text:p>31546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31315" calcext:value-type="float">
            <text:p>31315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31122" calcext:value-type="float">
            <text:p>31122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31142" calcext:value-type="float">
            <text:p>31142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31085" calcext:value-type="float">
            <text:p>3108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30750" calcext:value-type="float">
            <text:p>30750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30484" calcext:value-type="float">
            <text:p>30484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30547" calcext:value-type="float">
            <text:p>30547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30237" calcext:value-type="float">
            <text:p>30237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30459" calcext:value-type="float">
            <text:p>30459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float" office:value="30347" calcext:value-type="float">
            <text:p>30347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30480" calcext:value-type="float">
            <text:p>30480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30406" calcext:value-type="float">
            <text:p>30406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29976" calcext:value-type="float">
            <text:p>29976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30225" calcext:value-type="float">
            <text:p>30225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float" office:value="30257" calcext:value-type="float">
            <text:p>30257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29743" calcext:value-type="float">
            <text:p>29743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30052" calcext:value-type="float">
            <text:p>30052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 office:value-type="float" office:value="29933" calcext:value-type="float">
            <text:p>29933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  <table:table-cell office:value-type="float" office:value="29873" calcext:value-type="float">
            <text:p>29873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office:value-type="float" office:value="29981" calcext:value-type="float">
            <text:p>29981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30008" calcext:value-type="float">
            <text:p>3000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  <table:table-cell office:value-type="float" office:value="30013" calcext:value-type="float">
            <text:p>3001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float" office:value="30123" calcext:value-type="float">
            <text:p>30123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30326" calcext:value-type="float">
            <text:p>3032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30011" calcext:value-type="float">
            <text:p>30011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30139" calcext:value-type="float">
            <text:p>30139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30287" calcext:value-type="float">
            <text:p>3028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4" calcext:value-type="float">
            <text:p>64</text:p>
          </table:table-cell>
          <table:table-cell office:value-type="float" office:value="30666" calcext:value-type="float">
            <text:p>30666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4" calcext:value-type="float">
            <text:p>64</text:p>
          </table:table-cell>
          <table:table-cell office:value-type="float" office:value="30628" calcext:value-type="float">
            <text:p>30628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30970" calcext:value-type="float">
            <text:p>30970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30404" calcext:value-type="float">
            <text:p>30404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30859" calcext:value-type="float">
            <text:p>30859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31031" calcext:value-type="float">
            <text:p>31031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 office:value-type="float" office:value="30868" calcext:value-type="float">
            <text:p>30868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" calcext:value-type="float">
            <text:p>64</text:p>
          </table:table-cell>
          <table:table-cell office:value-type="float" office:value="31055" calcext:value-type="float">
            <text:p>31055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31000" calcext:value-type="float">
            <text:p>31000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31365" calcext:value-type="float">
            <text:p>31365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  <table:table-cell office:value-type="float" office:value="31794" calcext:value-type="float">
            <text:p>31794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" calcext:value-type="float">
            <text:p>64</text:p>
          </table:table-cell>
          <table:table-cell office:value-type="float" office:value="31135" calcext:value-type="float">
            <text:p>31135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float" office:value="31589" calcext:value-type="float">
            <text:p>31589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32429" calcext:value-type="float">
            <text:p>32429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31856" calcext:value-type="float">
            <text:p>31856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float" office:value="32255" calcext:value-type="float">
            <text:p>32255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4" calcext:value-type="float">
            <text:p>64</text:p>
          </table:table-cell>
          <table:table-cell office:value-type="float" office:value="32528" calcext:value-type="float">
            <text:p>32528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33326" calcext:value-type="float">
            <text:p>33326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33526" calcext:value-type="float">
            <text:p>33526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4" calcext:value-type="float">
            <text:p>64</text:p>
          </table:table-cell>
          <table:table-cell office:value-type="float" office:value="33470" calcext:value-type="float">
            <text:p>33470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32658" calcext:value-type="float">
            <text:p>32658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35120" calcext:value-type="float">
            <text:p>35120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4" calcext:value-type="float">
            <text:p>64</text:p>
          </table:table-cell>
          <table:table-cell office:value-type="float" office:value="34257" calcext:value-type="float">
            <text:p>34257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34558" calcext:value-type="float">
            <text:p>34558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" calcext:value-type="float">
            <text:p>64</text:p>
          </table:table-cell>
          <table:table-cell office:value-type="float" office:value="34585" calcext:value-type="float">
            <text:p>34585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34473" calcext:value-type="float">
            <text:p>34473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35948" calcext:value-type="float">
            <text:p>35948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" calcext:value-type="float">
            <text:p>64</text:p>
          </table:table-cell>
          <table:table-cell office:value-type="float" office:value="34820" calcext:value-type="float">
            <text:p>3482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34667" calcext:value-type="float">
            <text:p>34667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" calcext:value-type="float">
            <text:p>64</text:p>
          </table:table-cell>
          <table:table-cell office:value-type="float" office:value="37273" calcext:value-type="float">
            <text:p>37273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" calcext:value-type="float">
            <text:p>64</text:p>
          </table:table-cell>
          <table:table-cell office:value-type="float" office:value="35968" calcext:value-type="float">
            <text:p>35968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35968" calcext:value-type="float">
            <text:p>35968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  <table:table-cell office:value-type="float" office:value="35721" calcext:value-type="float">
            <text:p>35721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36299" calcext:value-type="float">
            <text:p>36299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" calcext:value-type="float">
            <text:p>64</text:p>
          </table:table-cell>
          <table:table-cell office:value-type="float" office:value="38042" calcext:value-type="float">
            <text:p>38042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4" calcext:value-type="float">
            <text:p>64</text:p>
          </table:table-cell>
          <table:table-cell office:value-type="float" office:value="38152" calcext:value-type="float">
            <text:p>38152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4" calcext:value-type="float">
            <text:p>64</text:p>
          </table:table-cell>
          <table:table-cell office:value-type="float" office:value="38982" calcext:value-type="float">
            <text:p>38982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4" calcext:value-type="float">
            <text:p>64</text:p>
          </table:table-cell>
          <table:table-cell office:value-type="float" office:value="37609" calcext:value-type="float">
            <text:p>37609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" calcext:value-type="float">
            <text:p>64</text:p>
          </table:table-cell>
          <table:table-cell office:value-type="float" office:value="39947" calcext:value-type="float">
            <text:p>39947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39244" calcext:value-type="float">
            <text:p>3924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  <table:table-cell office:value-type="float" office:value="38756" calcext:value-type="float">
            <text:p>38756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  <table:table-cell office:value-type="float" office:value="38962" calcext:value-type="float">
            <text:p>38962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  <table:table-cell office:value-type="float" office:value="39299" calcext:value-type="float">
            <text:p>39299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  <table:table-cell office:value-type="float" office:value="41611" calcext:value-type="float">
            <text:p>41611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4" calcext:value-type="float">
            <text:p>64</text:p>
          </table:table-cell>
          <table:table-cell office:value-type="float" office:value="40855" calcext:value-type="float">
            <text:p>40855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39280" calcext:value-type="float">
            <text:p>39280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4" calcext:value-type="float">
            <text:p>64</text:p>
          </table:table-cell>
          <table:table-cell office:value-type="float" office:value="41993" calcext:value-type="float">
            <text:p>4199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float" office:value="42544" calcext:value-type="float">
            <text:p>42544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41657" calcext:value-type="float">
            <text:p>41657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42098" calcext:value-type="float">
            <text:p>42098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4" calcext:value-type="float">
            <text:p>64</text:p>
          </table:table-cell>
          <table:table-cell office:value-type="float" office:value="41505" calcext:value-type="float">
            <text:p>41505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43513" calcext:value-type="float">
            <text:p>43513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4" calcext:value-type="float">
            <text:p>64</text:p>
          </table:table-cell>
          <table:table-cell office:value-type="float" office:value="44736" calcext:value-type="float">
            <text:p>44736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41082" calcext:value-type="float">
            <text:p>41082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4" calcext:value-type="float">
            <text:p>64</text:p>
          </table:table-cell>
          <table:table-cell office:value-type="float" office:value="44969" calcext:value-type="float">
            <text:p>44969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45066" calcext:value-type="float">
            <text:p>45066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4" calcext:value-type="float">
            <text:p>64</text:p>
          </table:table-cell>
          <table:table-cell office:value-type="float" office:value="42343" calcext:value-type="float">
            <text:p>42343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4" calcext:value-type="float">
            <text:p>64</text:p>
          </table:table-cell>
          <table:table-cell office:value-type="float" office:value="45074" calcext:value-type="float">
            <text:p>45074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45043" calcext:value-type="float">
            <text:p>45043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4" calcext:value-type="float">
            <text:p>64</text:p>
          </table:table-cell>
          <table:table-cell office:value-type="float" office:value="45524" calcext:value-type="float">
            <text:p>45524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4" calcext:value-type="float">
            <text:p>64</text:p>
          </table:table-cell>
          <table:table-cell office:value-type="float" office:value="45316" calcext:value-type="float">
            <text:p>45316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4" calcext:value-type="float">
            <text:p>64</text:p>
          </table:table-cell>
          <table:table-cell office:value-type="float" office:value="46364" calcext:value-type="float">
            <text:p>46364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4" calcext:value-type="float">
            <text:p>64</text:p>
          </table:table-cell>
          <table:table-cell office:value-type="float" office:value="45734" calcext:value-type="float">
            <text:p>45734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4" calcext:value-type="float">
            <text:p>64</text:p>
          </table:table-cell>
          <table:table-cell office:value-type="float" office:value="46241" calcext:value-type="float">
            <text:p>46241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46110" calcext:value-type="float">
            <text:p>4611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4" calcext:value-type="float">
            <text:p>64</text:p>
          </table:table-cell>
          <table:table-cell office:value-type="float" office:value="46182" calcext:value-type="float">
            <text:p>46182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4" calcext:value-type="float">
            <text:p>64</text:p>
          </table:table-cell>
          <table:table-cell office:value-type="float" office:value="44208" calcext:value-type="float">
            <text:p>44208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47042" calcext:value-type="float">
            <text:p>47042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4" calcext:value-type="float">
            <text:p>64</text:p>
          </table:table-cell>
          <table:table-cell office:value-type="float" office:value="47294" calcext:value-type="float">
            <text:p>47294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4" calcext:value-type="float">
            <text:p>64</text:p>
          </table:table-cell>
          <table:table-cell office:value-type="float" office:value="47692" calcext:value-type="float">
            <text:p>47692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4" calcext:value-type="float">
            <text:p>64</text:p>
          </table:table-cell>
          <table:table-cell office:value-type="float" office:value="47982" calcext:value-type="float">
            <text:p>47982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4" calcext:value-type="float">
            <text:p>64</text:p>
          </table:table-cell>
          <table:table-cell office:value-type="float" office:value="47552" calcext:value-type="float">
            <text:p>47552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47953" calcext:value-type="float">
            <text:p>47953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46695" calcext:value-type="float">
            <text:p>46695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47851" calcext:value-type="float">
            <text:p>47851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49571" calcext:value-type="float">
            <text:p>49571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" calcext:value-type="float">
            <text:p>64</text:p>
          </table:table-cell>
          <table:table-cell office:value-type="float" office:value="51614" calcext:value-type="float">
            <text:p>51614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51453" calcext:value-type="float">
            <text:p>51453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50288" calcext:value-type="float">
            <text:p>50288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49617" calcext:value-type="float">
            <text:p>49617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float" office:value="54790" calcext:value-type="float">
            <text:p>54790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4" calcext:value-type="float">
            <text:p>64</text:p>
          </table:table-cell>
          <table:table-cell office:value-type="float" office:value="49138" calcext:value-type="float">
            <text:p>49138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53794" calcext:value-type="float">
            <text:p>53794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54503" calcext:value-type="float">
            <text:p>5450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4" calcext:value-type="float">
            <text:p>64</text:p>
          </table:table-cell>
          <table:table-cell office:value-type="float" office:value="52758" calcext:value-type="float">
            <text:p>52758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53759" calcext:value-type="float">
            <text:p>53759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" calcext:value-type="float">
            <text:p>64</text:p>
          </table:table-cell>
          <table:table-cell office:value-type="float" office:value="49935" calcext:value-type="float">
            <text:p>4993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55994" calcext:value-type="float">
            <text:p>55994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52775" calcext:value-type="float">
            <text:p>52775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" calcext:value-type="float">
            <text:p>64</text:p>
          </table:table-cell>
          <table:table-cell office:value-type="float" office:value="55488" calcext:value-type="float">
            <text:p>55488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4" calcext:value-type="float">
            <text:p>64</text:p>
          </table:table-cell>
          <table:table-cell office:value-type="float" office:value="52322" calcext:value-type="float">
            <text:p>52322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" calcext:value-type="float">
            <text:p>64</text:p>
          </table:table-cell>
          <table:table-cell office:value-type="float" office:value="56614" calcext:value-type="float">
            <text:p>5661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54193" calcext:value-type="float">
            <text:p>54193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  <table:table-cell office:value-type="float" office:value="50367" calcext:value-type="float">
            <text:p>50367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54495" calcext:value-type="float">
            <text:p>54495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4" calcext:value-type="float">
            <text:p>64</text:p>
          </table:table-cell>
          <table:table-cell office:value-type="float" office:value="56589" calcext:value-type="float">
            <text:p>56589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56031" calcext:value-type="float">
            <text:p>56031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54729" calcext:value-type="float">
            <text:p>54729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56404" calcext:value-type="float">
            <text:p>56404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54092" calcext:value-type="float">
            <text:p>54092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53649" calcext:value-type="float">
            <text:p>5364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" calcext:value-type="float">
            <text:p>64</text:p>
          </table:table-cell>
          <table:table-cell office:value-type="float" office:value="56728" calcext:value-type="float">
            <text:p>56728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4" calcext:value-type="float">
            <text:p>64</text:p>
          </table:table-cell>
          <table:table-cell office:value-type="float" office:value="56996" calcext:value-type="float">
            <text:p>56996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55529" calcext:value-type="float">
            <text:p>55529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4" calcext:value-type="float">
            <text:p>64</text:p>
          </table:table-cell>
          <table:table-cell office:value-type="float" office:value="59745" calcext:value-type="float">
            <text:p>59745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4" calcext:value-type="float">
            <text:p>64</text:p>
          </table:table-cell>
          <table:table-cell office:value-type="float" office:value="58078" calcext:value-type="float">
            <text:p>58078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51640" calcext:value-type="float">
            <text:p>51640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4" calcext:value-type="float">
            <text:p>64</text:p>
          </table:table-cell>
          <table:table-cell office:value-type="float" office:value="58672" calcext:value-type="float">
            <text:p>58672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4" calcext:value-type="float">
            <text:p>64</text:p>
          </table:table-cell>
          <table:table-cell office:value-type="float" office:value="60290" calcext:value-type="float">
            <text:p>60290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57000" calcext:value-type="float">
            <text:p>57000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" calcext:value-type="float">
            <text:p>64</text:p>
          </table:table-cell>
          <table:table-cell office:value-type="float" office:value="59897" calcext:value-type="float">
            <text:p>59897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4" calcext:value-type="float">
            <text:p>64</text:p>
          </table:table-cell>
          <table:table-cell office:value-type="float" office:value="62537" calcext:value-type="float">
            <text:p>62537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4" calcext:value-type="float">
            <text:p>64</text:p>
          </table:table-cell>
          <table:table-cell office:value-type="float" office:value="60198" calcext:value-type="float">
            <text:p>60198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4" calcext:value-type="float">
            <text:p>64</text:p>
          </table:table-cell>
          <table:table-cell office:value-type="float" office:value="55812" calcext:value-type="float">
            <text:p>55812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4" calcext:value-type="float">
            <text:p>64</text:p>
          </table:table-cell>
          <table:table-cell office:value-type="float" office:value="59970" calcext:value-type="float">
            <text:p>59970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4" calcext:value-type="float">
            <text:p>64</text:p>
          </table:table-cell>
          <table:table-cell office:value-type="float" office:value="60489" calcext:value-type="float">
            <text:p>60489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4" calcext:value-type="float">
            <text:p>64</text:p>
          </table:table-cell>
          <table:table-cell office:value-type="float" office:value="60771" calcext:value-type="float">
            <text:p>60771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4" calcext:value-type="float">
            <text:p>64</text:p>
          </table:table-cell>
          <table:table-cell office:value-type="float" office:value="62738" calcext:value-type="float">
            <text:p>6273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62528" calcext:value-type="float">
            <text:p>62528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61273" calcext:value-type="float">
            <text:p>61273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4" calcext:value-type="float">
            <text:p>64</text:p>
          </table:table-cell>
          <table:table-cell office:value-type="float" office:value="60612" calcext:value-type="float">
            <text:p>60612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62867" calcext:value-type="float">
            <text:p>62867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4" calcext:value-type="float">
            <text:p>64</text:p>
          </table:table-cell>
          <table:table-cell office:value-type="float" office:value="61995" calcext:value-type="float">
            <text:p>61995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59730" calcext:value-type="float">
            <text:p>59730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62335" calcext:value-type="float">
            <text:p>6233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60824" calcext:value-type="float">
            <text:p>60824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4" calcext:value-type="float">
            <text:p>64</text:p>
          </table:table-cell>
          <table:table-cell office:value-type="float" office:value="61747" calcext:value-type="float">
            <text:p>61747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4" calcext:value-type="float">
            <text:p>64</text:p>
          </table:table-cell>
          <table:table-cell office:value-type="float" office:value="62364" calcext:value-type="float">
            <text:p>62364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4" calcext:value-type="float">
            <text:p>64</text:p>
          </table:table-cell>
          <table:table-cell office:value-type="float" office:value="59239" calcext:value-type="float">
            <text:p>59239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63495" calcext:value-type="float">
            <text:p>63495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4" calcext:value-type="float">
            <text:p>64</text:p>
          </table:table-cell>
          <table:table-cell office:value-type="float" office:value="62064" calcext:value-type="float">
            <text:p>62064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4" calcext:value-type="float">
            <text:p>64</text:p>
          </table:table-cell>
          <table:table-cell office:value-type="float" office:value="59621" calcext:value-type="float">
            <text:p>59621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4" calcext:value-type="float">
            <text:p>64</text:p>
          </table:table-cell>
          <table:table-cell office:value-type="float" office:value="68975" calcext:value-type="float">
            <text:p>6897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64854" calcext:value-type="float">
            <text:p>6485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4" calcext:value-type="float">
            <text:p>64</text:p>
          </table:table-cell>
          <table:table-cell office:value-type="float" office:value="64737" calcext:value-type="float">
            <text:p>6473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office:value-type="float" office:value="65350" calcext:value-type="float">
            <text:p>65350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4" calcext:value-type="float">
            <text:p>64</text:p>
          </table:table-cell>
          <table:table-cell office:value-type="float" office:value="66955" calcext:value-type="float">
            <text:p>66955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4" calcext:value-type="float">
            <text:p>64</text:p>
          </table:table-cell>
          <table:table-cell office:value-type="float" office:value="64619" calcext:value-type="float">
            <text:p>64619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4" calcext:value-type="float">
            <text:p>64</text:p>
          </table:table-cell>
          <table:table-cell office:value-type="float" office:value="64672" calcext:value-type="float">
            <text:p>64672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4" calcext:value-type="float">
            <text:p>64</text:p>
          </table:table-cell>
          <table:table-cell office:value-type="float" office:value="65335" calcext:value-type="float">
            <text:p>65335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4" calcext:value-type="float">
            <text:p>64</text:p>
          </table:table-cell>
          <table:table-cell office:value-type="float" office:value="66396" calcext:value-type="float">
            <text:p>66396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4" calcext:value-type="float">
            <text:p>64</text:p>
          </table:table-cell>
          <table:table-cell office:value-type="float" office:value="64639" calcext:value-type="float">
            <text:p>64639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4" calcext:value-type="float">
            <text:p>64</text:p>
          </table:table-cell>
          <table:table-cell office:value-type="float" office:value="69342" calcext:value-type="float">
            <text:p>69342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68031" calcext:value-type="float">
            <text:p>68031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4" calcext:value-type="float">
            <text:p>64</text:p>
          </table:table-cell>
          <table:table-cell office:value-type="float" office:value="68174" calcext:value-type="float">
            <text:p>68174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4" calcext:value-type="float">
            <text:p>64</text:p>
          </table:table-cell>
          <table:table-cell office:value-type="float" office:value="66743" calcext:value-type="float">
            <text:p>66743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4" calcext:value-type="float">
            <text:p>64</text:p>
          </table:table-cell>
          <table:table-cell office:value-type="float" office:value="67808" calcext:value-type="float">
            <text:p>67808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67920" calcext:value-type="float">
            <text:p>67920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71357" calcext:value-type="float">
            <text:p>71357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4" calcext:value-type="float">
            <text:p>64</text:p>
          </table:table-cell>
          <table:table-cell office:value-type="float" office:value="71114" calcext:value-type="float">
            <text:p>71114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4" calcext:value-type="float">
            <text:p>64</text:p>
          </table:table-cell>
          <table:table-cell office:value-type="float" office:value="63786" calcext:value-type="float">
            <text:p>63786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72489" calcext:value-type="float">
            <text:p>72489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4" calcext:value-type="float">
            <text:p>64</text:p>
          </table:table-cell>
          <table:table-cell office:value-type="float" office:value="67069" calcext:value-type="float">
            <text:p>67069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4" calcext:value-type="float">
            <text:p>64</text:p>
          </table:table-cell>
          <table:table-cell office:value-type="float" office:value="73967" calcext:value-type="float">
            <text:p>73967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4" calcext:value-type="float">
            <text:p>64</text:p>
          </table:table-cell>
          <table:table-cell office:value-type="float" office:value="70231" calcext:value-type="float">
            <text:p>70231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71708" calcext:value-type="float">
            <text:p>71708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4" calcext:value-type="float">
            <text:p>64</text:p>
          </table:table-cell>
          <table:table-cell office:value-type="float" office:value="72373" calcext:value-type="float">
            <text:p>72373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4" calcext:value-type="float">
            <text:p>64</text:p>
          </table:table-cell>
          <table:table-cell office:value-type="float" office:value="74478" calcext:value-type="float">
            <text:p>74478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4" calcext:value-type="float">
            <text:p>64</text:p>
          </table:table-cell>
          <table:table-cell office:value-type="float" office:value="72725" calcext:value-type="float">
            <text:p>72725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4" calcext:value-type="float">
            <text:p>64</text:p>
          </table:table-cell>
          <table:table-cell office:value-type="float" office:value="68703" calcext:value-type="float">
            <text:p>68703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4" calcext:value-type="float">
            <text:p>64</text:p>
          </table:table-cell>
          <table:table-cell office:value-type="float" office:value="63853" calcext:value-type="float">
            <text:p>63853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" calcext:value-type="float">
            <text:p>64</text:p>
          </table:table-cell>
          <table:table-cell office:value-type="float" office:value="70268" calcext:value-type="float">
            <text:p>70268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4" calcext:value-type="float">
            <text:p>64</text:p>
          </table:table-cell>
          <table:table-cell office:value-type="float" office:value="67132" calcext:value-type="float">
            <text:p>67132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4" calcext:value-type="float">
            <text:p>64</text:p>
          </table:table-cell>
          <table:table-cell office:value-type="float" office:value="75545" calcext:value-type="float">
            <text:p>75545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4" calcext:value-type="float">
            <text:p>64</text:p>
          </table:table-cell>
          <table:table-cell office:value-type="float" office:value="71614" calcext:value-type="float">
            <text:p>71614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4" calcext:value-type="float">
            <text:p>64</text:p>
          </table:table-cell>
          <table:table-cell office:value-type="float" office:value="64559" calcext:value-type="float">
            <text:p>64559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4" calcext:value-type="float">
            <text:p>64</text:p>
          </table:table-cell>
          <table:table-cell office:value-type="float" office:value="69777" calcext:value-type="float">
            <text:p>69777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4" calcext:value-type="float">
            <text:p>64</text:p>
          </table:table-cell>
          <table:table-cell office:value-type="float" office:value="72636" calcext:value-type="float">
            <text:p>72636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4" calcext:value-type="float">
            <text:p>64</text:p>
          </table:table-cell>
          <table:table-cell office:value-type="float" office:value="69917" calcext:value-type="float">
            <text:p>69917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4" calcext:value-type="float">
            <text:p>64</text:p>
          </table:table-cell>
          <table:table-cell office:value-type="float" office:value="74616" calcext:value-type="float">
            <text:p>74616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4" calcext:value-type="float">
            <text:p>64</text:p>
          </table:table-cell>
          <table:table-cell office:value-type="float" office:value="63419" calcext:value-type="float">
            <text:p>63419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4" calcext:value-type="float">
            <text:p>64</text:p>
          </table:table-cell>
          <table:table-cell office:value-type="float" office:value="70623" calcext:value-type="float">
            <text:p>70623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4" calcext:value-type="float">
            <text:p>64</text:p>
          </table:table-cell>
          <table:table-cell office:value-type="float" office:value="74425" calcext:value-type="float">
            <text:p>74425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71216" calcext:value-type="float">
            <text:p>71216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4" calcext:value-type="float">
            <text:p>64</text:p>
          </table:table-cell>
          <table:table-cell office:value-type="float" office:value="73649" calcext:value-type="float">
            <text:p>73649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4" calcext:value-type="float">
            <text:p>64</text:p>
          </table:table-cell>
          <table:table-cell office:value-type="float" office:value="84298" calcext:value-type="float">
            <text:p>84298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4" calcext:value-type="float">
            <text:p>64</text:p>
          </table:table-cell>
          <table:table-cell office:value-type="float" office:value="80040" calcext:value-type="float">
            <text:p>80040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4" calcext:value-type="float">
            <text:p>64</text:p>
          </table:table-cell>
          <table:table-cell office:value-type="float" office:value="69519" calcext:value-type="float">
            <text:p>69519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68703" calcext:value-type="float">
            <text:p>68703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69802" calcext:value-type="float">
            <text:p>69802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74949" calcext:value-type="float">
            <text:p>74949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4" calcext:value-type="float">
            <text:p>64</text:p>
          </table:table-cell>
          <table:table-cell office:value-type="float" office:value="72679" calcext:value-type="float">
            <text:p>72679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4" calcext:value-type="float">
            <text:p>64</text:p>
          </table:table-cell>
          <table:table-cell office:value-type="float" office:value="76566" calcext:value-type="float">
            <text:p>76566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4" calcext:value-type="float">
            <text:p>64</text:p>
          </table:table-cell>
          <table:table-cell office:value-type="float" office:value="71994" calcext:value-type="float">
            <text:p>71994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4" calcext:value-type="float">
            <text:p>64</text:p>
          </table:table-cell>
          <table:table-cell office:value-type="float" office:value="77122" calcext:value-type="float">
            <text:p>77122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float" office:value="76237" calcext:value-type="float">
            <text:p>76237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4" calcext:value-type="float">
            <text:p>64</text:p>
          </table:table-cell>
          <table:table-cell office:value-type="float" office:value="70827" calcext:value-type="float">
            <text:p>70827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4" calcext:value-type="float">
            <text:p>64</text:p>
          </table:table-cell>
          <table:table-cell office:value-type="float" office:value="77259" calcext:value-type="float">
            <text:p>77259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4" calcext:value-type="float">
            <text:p>64</text:p>
          </table:table-cell>
          <table:table-cell office:value-type="float" office:value="80128" calcext:value-type="float">
            <text:p>80128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4" calcext:value-type="float">
            <text:p>64</text:p>
          </table:table-cell>
          <table:table-cell office:value-type="float" office:value="70289" calcext:value-type="float">
            <text:p>70289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4" calcext:value-type="float">
            <text:p>64</text:p>
          </table:table-cell>
          <table:table-cell office:value-type="float" office:value="71141" calcext:value-type="float">
            <text:p>71141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4" calcext:value-type="float">
            <text:p>64</text:p>
          </table:table-cell>
          <table:table-cell office:value-type="float" office:value="75135" calcext:value-type="float">
            <text:p>75135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" calcext:value-type="float">
            <text:p>64</text:p>
          </table:table-cell>
          <table:table-cell office:value-type="float" office:value="78686" calcext:value-type="float">
            <text:p>78686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72652" calcext:value-type="float">
            <text:p>72652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4" calcext:value-type="float">
            <text:p>64</text:p>
          </table:table-cell>
          <table:table-cell office:value-type="float" office:value="78137" calcext:value-type="float">
            <text:p>78137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4" calcext:value-type="float">
            <text:p>64</text:p>
          </table:table-cell>
          <table:table-cell office:value-type="float" office:value="78790" calcext:value-type="float">
            <text:p>78790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4" calcext:value-type="float">
            <text:p>64</text:p>
          </table:table-cell>
          <table:table-cell office:value-type="float" office:value="75347" calcext:value-type="float">
            <text:p>75347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4" calcext:value-type="float">
            <text:p>64</text:p>
          </table:table-cell>
          <table:table-cell office:value-type="float" office:value="75936" calcext:value-type="float">
            <text:p>75936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79126" calcext:value-type="float">
            <text:p>79126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4" calcext:value-type="float">
            <text:p>64</text:p>
          </table:table-cell>
          <table:table-cell office:value-type="float" office:value="81726" calcext:value-type="float">
            <text:p>81726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4" calcext:value-type="float">
            <text:p>64</text:p>
          </table:table-cell>
          <table:table-cell office:value-type="float" office:value="78151" calcext:value-type="float">
            <text:p>78151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4" calcext:value-type="float">
            <text:p>64</text:p>
          </table:table-cell>
          <table:table-cell office:value-type="float" office:value="79928" calcext:value-type="float">
            <text:p>79928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4" calcext:value-type="float">
            <text:p>64</text:p>
          </table:table-cell>
          <table:table-cell office:value-type="float" office:value="80868" calcext:value-type="float">
            <text:p>80868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" calcext:value-type="float">
            <text:p>64</text:p>
          </table:table-cell>
          <table:table-cell office:value-type="float" office:value="79851" calcext:value-type="float">
            <text:p>79851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4" calcext:value-type="float">
            <text:p>64</text:p>
          </table:table-cell>
          <table:table-cell office:value-type="float" office:value="82542" calcext:value-type="float">
            <text:p>82542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77248" calcext:value-type="float">
            <text:p>77248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4" calcext:value-type="float">
            <text:p>64</text:p>
          </table:table-cell>
          <table:table-cell office:value-type="float" office:value="76757" calcext:value-type="float">
            <text:p>76757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4" calcext:value-type="float">
            <text:p>64</text:p>
          </table:table-cell>
          <table:table-cell office:value-type="float" office:value="81274" calcext:value-type="float">
            <text:p>81274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4" calcext:value-type="float">
            <text:p>64</text:p>
          </table:table-cell>
          <table:table-cell office:value-type="float" office:value="83995" calcext:value-type="float">
            <text:p>83995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4" calcext:value-type="float">
            <text:p>64</text:p>
          </table:table-cell>
          <table:table-cell office:value-type="float" office:value="80373" calcext:value-type="float">
            <text:p>80373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4" calcext:value-type="float">
            <text:p>64</text:p>
          </table:table-cell>
          <table:table-cell office:value-type="float" office:value="87553" calcext:value-type="float">
            <text:p>87553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4" calcext:value-type="float">
            <text:p>64</text:p>
          </table:table-cell>
          <table:table-cell office:value-type="float" office:value="85263" calcext:value-type="float">
            <text:p>85263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4" calcext:value-type="float">
            <text:p>64</text:p>
          </table:table-cell>
          <table:table-cell office:value-type="float" office:value="88890" calcext:value-type="float">
            <text:p>88890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4" calcext:value-type="float">
            <text:p>64</text:p>
          </table:table-cell>
          <table:table-cell office:value-type="float" office:value="81801" calcext:value-type="float">
            <text:p>81801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4" calcext:value-type="float">
            <text:p>64</text:p>
          </table:table-cell>
          <table:table-cell office:value-type="float" office:value="86477" calcext:value-type="float">
            <text:p>86477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4" calcext:value-type="float">
            <text:p>64</text:p>
          </table:table-cell>
          <table:table-cell office:value-type="float" office:value="85241" calcext:value-type="float">
            <text:p>85241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4" calcext:value-type="float">
            <text:p>64</text:p>
          </table:table-cell>
          <table:table-cell office:value-type="float" office:value="84515" calcext:value-type="float">
            <text:p>84515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float" office:value="86912" calcext:value-type="float">
            <text:p>86912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4" calcext:value-type="float">
            <text:p>64</text:p>
          </table:table-cell>
          <table:table-cell office:value-type="float" office:value="80656" calcext:value-type="float">
            <text:p>80656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4" calcext:value-type="float">
            <text:p>64</text:p>
          </table:table-cell>
          <table:table-cell office:value-type="float" office:value="80032" calcext:value-type="float">
            <text:p>80032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4" calcext:value-type="float">
            <text:p>64</text:p>
          </table:table-cell>
          <table:table-cell office:value-type="float" office:value="87604" calcext:value-type="float">
            <text:p>87604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4" calcext:value-type="float">
            <text:p>64</text:p>
          </table:table-cell>
          <table:table-cell office:value-type="float" office:value="82832" calcext:value-type="float">
            <text:p>8283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4" calcext:value-type="float">
            <text:p>64</text:p>
          </table:table-cell>
          <table:table-cell office:value-type="float" office:value="81117" calcext:value-type="float">
            <text:p>81117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85161" calcext:value-type="float">
            <text:p>85161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4" calcext:value-type="float">
            <text:p>64</text:p>
          </table:table-cell>
          <table:table-cell office:value-type="float" office:value="82801" calcext:value-type="float">
            <text:p>82801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4" calcext:value-type="float">
            <text:p>64</text:p>
          </table:table-cell>
          <table:table-cell office:value-type="float" office:value="85244" calcext:value-type="float">
            <text:p>85244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4" calcext:value-type="float">
            <text:p>64</text:p>
          </table:table-cell>
          <table:table-cell office:value-type="float" office:value="87121" calcext:value-type="float">
            <text:p>87121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95102" calcext:value-type="float">
            <text:p>95102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" calcext:value-type="float">
            <text:p>64</text:p>
          </table:table-cell>
          <table:table-cell office:value-type="float" office:value="92001" calcext:value-type="float">
            <text:p>92001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" calcext:value-type="float">
            <text:p>64</text:p>
          </table:table-cell>
          <table:table-cell office:value-type="float" office:value="74306" calcext:value-type="float">
            <text:p>74306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4" calcext:value-type="float">
            <text:p>64</text:p>
          </table:table-cell>
          <table:table-cell office:value-type="float" office:value="80009" calcext:value-type="float">
            <text:p>80009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4" calcext:value-type="float">
            <text:p>64</text:p>
          </table:table-cell>
          <table:table-cell office:value-type="float" office:value="86705" calcext:value-type="float">
            <text:p>86705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4" calcext:value-type="float">
            <text:p>64</text:p>
          </table:table-cell>
          <table:table-cell office:value-type="float" office:value="78172" calcext:value-type="float">
            <text:p>78172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85171" calcext:value-type="float">
            <text:p>85171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4" calcext:value-type="float">
            <text:p>64</text:p>
          </table:table-cell>
          <table:table-cell office:value-type="float" office:value="84135" calcext:value-type="float">
            <text:p>84135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" calcext:value-type="float">
            <text:p>64</text:p>
          </table:table-cell>
          <table:table-cell office:value-type="float" office:value="80354" calcext:value-type="float">
            <text:p>80354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4" calcext:value-type="float">
            <text:p>64</text:p>
          </table:table-cell>
          <table:table-cell office:value-type="float" office:value="84158" calcext:value-type="float">
            <text:p>84158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4" calcext:value-type="float">
            <text:p>64</text:p>
          </table:table-cell>
          <table:table-cell office:value-type="float" office:value="86109" calcext:value-type="float">
            <text:p>86109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4" calcext:value-type="float">
            <text:p>64</text:p>
          </table:table-cell>
          <table:table-cell office:value-type="float" office:value="84317" calcext:value-type="float">
            <text:p>84317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4" calcext:value-type="float">
            <text:p>64</text:p>
          </table:table-cell>
          <table:table-cell office:value-type="float" office:value="80631" calcext:value-type="float">
            <text:p>80631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4" calcext:value-type="float">
            <text:p>64</text:p>
          </table:table-cell>
          <table:table-cell office:value-type="float" office:value="87275" calcext:value-type="float">
            <text:p>87275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4" calcext:value-type="float">
            <text:p>64</text:p>
          </table:table-cell>
          <table:table-cell office:value-type="float" office:value="91532" calcext:value-type="float">
            <text:p>91532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4" calcext:value-type="float">
            <text:p>64</text:p>
          </table:table-cell>
          <table:table-cell office:value-type="float" office:value="83281" calcext:value-type="float">
            <text:p>83281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4" calcext:value-type="float">
            <text:p>64</text:p>
          </table:table-cell>
          <table:table-cell office:value-type="float" office:value="85838" calcext:value-type="float">
            <text:p>85838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" calcext:value-type="float">
            <text:p>64</text:p>
          </table:table-cell>
          <table:table-cell office:value-type="float" office:value="88041" calcext:value-type="float">
            <text:p>88041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4" calcext:value-type="float">
            <text:p>64</text:p>
          </table:table-cell>
          <table:table-cell office:value-type="float" office:value="90943" calcext:value-type="float">
            <text:p>90943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4" calcext:value-type="float">
            <text:p>64</text:p>
          </table:table-cell>
          <table:table-cell office:value-type="float" office:value="83746" calcext:value-type="float">
            <text:p>83746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4" calcext:value-type="float">
            <text:p>64</text:p>
          </table:table-cell>
          <table:table-cell office:value-type="float" office:value="89714" calcext:value-type="float">
            <text:p>8971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82754" calcext:value-type="float">
            <text:p>82754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4" calcext:value-type="float">
            <text:p>64</text:p>
          </table:table-cell>
          <table:table-cell office:value-type="float" office:value="84139" calcext:value-type="float">
            <text:p>8413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4" calcext:value-type="float">
            <text:p>64</text:p>
          </table:table-cell>
          <table:table-cell office:value-type="float" office:value="83493" calcext:value-type="float">
            <text:p>83493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4" calcext:value-type="float">
            <text:p>64</text:p>
          </table:table-cell>
          <table:table-cell office:value-type="float" office:value="87074" calcext:value-type="float">
            <text:p>87074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4" calcext:value-type="float">
            <text:p>64</text:p>
          </table:table-cell>
          <table:table-cell office:value-type="float" office:value="90022" calcext:value-type="float">
            <text:p>90022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91253" calcext:value-type="float">
            <text:p>91253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" calcext:value-type="float">
            <text:p>64</text:p>
          </table:table-cell>
          <table:table-cell office:value-type="float" office:value="88473" calcext:value-type="float">
            <text:p>88473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" calcext:value-type="float">
            <text:p>64</text:p>
          </table:table-cell>
          <table:table-cell office:value-type="float" office:value="94122" calcext:value-type="float">
            <text:p>94122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" calcext:value-type="float">
            <text:p>64</text:p>
          </table:table-cell>
          <table:table-cell office:value-type="float" office:value="84154" calcext:value-type="float">
            <text:p>84154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float" office:value="85830" calcext:value-type="float">
            <text:p>85830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" calcext:value-type="float">
            <text:p>64</text:p>
          </table:table-cell>
          <table:table-cell office:value-type="float" office:value="82143" calcext:value-type="float">
            <text:p>82143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" calcext:value-type="float">
            <text:p>64</text:p>
          </table:table-cell>
          <table:table-cell office:value-type="float" office:value="96499" calcext:value-type="float">
            <text:p>96499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" calcext:value-type="float">
            <text:p>64</text:p>
          </table:table-cell>
          <table:table-cell office:value-type="float" office:value="84184" calcext:value-type="float">
            <text:p>84184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" calcext:value-type="float">
            <text:p>64</text:p>
          </table:table-cell>
          <table:table-cell office:value-type="float" office:value="88867" calcext:value-type="float">
            <text:p>88867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" calcext:value-type="float">
            <text:p>64</text:p>
          </table:table-cell>
          <table:table-cell office:value-type="float" office:value="85956" calcext:value-type="float">
            <text:p>85956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" calcext:value-type="float">
            <text:p>64</text:p>
          </table:table-cell>
          <table:table-cell office:value-type="float" office:value="83663" calcext:value-type="float">
            <text:p>83663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" calcext:value-type="float">
            <text:p>64</text:p>
          </table:table-cell>
          <table:table-cell office:value-type="float" office:value="91028" calcext:value-type="float">
            <text:p>91028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" calcext:value-type="float">
            <text:p>64</text:p>
          </table:table-cell>
          <table:table-cell office:value-type="float" office:value="92165" calcext:value-type="float">
            <text:p>92165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" calcext:value-type="float">
            <text:p>64</text:p>
          </table:table-cell>
          <table:table-cell office:value-type="float" office:value="90759" calcext:value-type="float">
            <text:p>90759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93398" calcext:value-type="float">
            <text:p>93398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95509" calcext:value-type="float">
            <text:p>95509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" calcext:value-type="float">
            <text:p>64</text:p>
          </table:table-cell>
          <table:table-cell office:value-type="float" office:value="95384" calcext:value-type="float">
            <text:p>95384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" calcext:value-type="float">
            <text:p>64</text:p>
          </table:table-cell>
          <table:table-cell office:value-type="float" office:value="90748" calcext:value-type="float">
            <text:p>90748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" calcext:value-type="float">
            <text:p>64</text:p>
          </table:table-cell>
          <table:table-cell office:value-type="float" office:value="93270" calcext:value-type="float">
            <text:p>93270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" calcext:value-type="float">
            <text:p>64</text:p>
          </table:table-cell>
          <table:table-cell office:value-type="float" office:value="95827" calcext:value-type="float">
            <text:p>95827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90497" calcext:value-type="float">
            <text:p>90497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4" calcext:value-type="float">
            <text:p>64</text:p>
          </table:table-cell>
          <table:table-cell office:value-type="float" office:value="86506" calcext:value-type="float">
            <text:p>8650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4" calcext:value-type="float">
            <text:p>64</text:p>
          </table:table-cell>
          <table:table-cell office:value-type="float" office:value="94741" calcext:value-type="float">
            <text:p>9474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4" calcext:value-type="float">
            <text:p>64</text:p>
          </table:table-cell>
          <table:table-cell office:value-type="float" office:value="90223" calcext:value-type="float">
            <text:p>90223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4" calcext:value-type="float">
            <text:p>64</text:p>
          </table:table-cell>
          <table:table-cell office:value-type="float" office:value="93493" calcext:value-type="float">
            <text:p>93493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4" calcext:value-type="float">
            <text:p>64</text:p>
          </table:table-cell>
          <table:table-cell office:value-type="float" office:value="95098" calcext:value-type="float">
            <text:p>95098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  <table:table-cell office:value-type="float" office:value="92771" calcext:value-type="float">
            <text:p>92771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4" calcext:value-type="float">
            <text:p>64</text:p>
          </table:table-cell>
          <table:table-cell office:value-type="float" office:value="98857" calcext:value-type="float">
            <text:p>98857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4" calcext:value-type="float">
            <text:p>64</text:p>
          </table:table-cell>
          <table:table-cell office:value-type="float" office:value="93193" calcext:value-type="float">
            <text:p>93193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4" calcext:value-type="float">
            <text:p>64</text:p>
          </table:table-cell>
          <table:table-cell office:value-type="float" office:value="93117" calcext:value-type="float">
            <text:p>93117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96837" calcext:value-type="float">
            <text:p>96837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4" calcext:value-type="float">
            <text:p>64</text:p>
          </table:table-cell>
          <table:table-cell office:value-type="float" office:value="93702" calcext:value-type="float">
            <text:p>93702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4" calcext:value-type="float">
            <text:p>64</text:p>
          </table:table-cell>
          <table:table-cell office:value-type="float" office:value="98430" calcext:value-type="float">
            <text:p>98430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4" calcext:value-type="float">
            <text:p>64</text:p>
          </table:table-cell>
          <table:table-cell office:value-type="float" office:value="93771" calcext:value-type="float">
            <text:p>93771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4" calcext:value-type="float">
            <text:p>64</text:p>
          </table:table-cell>
          <table:table-cell office:value-type="float" office:value="95086" calcext:value-type="float">
            <text:p>95086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4" calcext:value-type="float">
            <text:p>64</text:p>
          </table:table-cell>
          <table:table-cell office:value-type="float" office:value="107784" calcext:value-type="float">
            <text:p>107784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float" office:value="80684" calcext:value-type="float">
            <text:p>80684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4" calcext:value-type="float">
            <text:p>64</text:p>
          </table:table-cell>
          <table:table-cell office:value-type="float" office:value="90456" calcext:value-type="float">
            <text:p>90456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4" calcext:value-type="float">
            <text:p>64</text:p>
          </table:table-cell>
          <table:table-cell office:value-type="float" office:value="89595" calcext:value-type="float">
            <text:p>89595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4" calcext:value-type="float">
            <text:p>64</text:p>
          </table:table-cell>
          <table:table-cell office:value-type="float" office:value="95819" calcext:value-type="float">
            <text:p>9581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" calcext:value-type="float">
            <text:p>64</text:p>
          </table:table-cell>
          <table:table-cell office:value-type="float" office:value="101030" calcext:value-type="float">
            <text:p>101030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4" calcext:value-type="float">
            <text:p>64</text:p>
          </table:table-cell>
          <table:table-cell office:value-type="float" office:value="93613" calcext:value-type="float">
            <text:p>93613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float" office:value="97520" calcext:value-type="float">
            <text:p>97520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4" calcext:value-type="float">
            <text:p>64</text:p>
          </table:table-cell>
          <table:table-cell office:value-type="float" office:value="101084" calcext:value-type="float">
            <text:p>101084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4" calcext:value-type="float">
            <text:p>64</text:p>
          </table:table-cell>
          <table:table-cell office:value-type="float" office:value="89409" calcext:value-type="float">
            <text:p>89409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102346" calcext:value-type="float">
            <text:p>102346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" calcext:value-type="float">
            <text:p>64</text:p>
          </table:table-cell>
          <table:table-cell office:value-type="float" office:value="101687" calcext:value-type="float">
            <text:p>101687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95899" calcext:value-type="float">
            <text:p>95899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" calcext:value-type="float">
            <text:p>64</text:p>
          </table:table-cell>
          <table:table-cell office:value-type="float" office:value="107014" calcext:value-type="float">
            <text:p>107014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" calcext:value-type="float">
            <text:p>64</text:p>
          </table:table-cell>
          <table:table-cell office:value-type="float" office:value="84241" calcext:value-type="float">
            <text:p>84241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" calcext:value-type="float">
            <text:p>64</text:p>
          </table:table-cell>
          <table:table-cell office:value-type="float" office:value="105829" calcext:value-type="float">
            <text:p>105829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" calcext:value-type="float">
            <text:p>64</text:p>
          </table:table-cell>
          <table:table-cell office:value-type="float" office:value="94125" calcext:value-type="float">
            <text:p>94125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4" calcext:value-type="float">
            <text:p>64</text:p>
          </table:table-cell>
          <table:table-cell office:value-type="float" office:value="98532" calcext:value-type="float">
            <text:p>9853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4" calcext:value-type="float">
            <text:p>64</text:p>
          </table:table-cell>
          <table:table-cell office:value-type="float" office:value="90202" calcext:value-type="float">
            <text:p>90202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4" calcext:value-type="float">
            <text:p>64</text:p>
          </table:table-cell>
          <table:table-cell office:value-type="float" office:value="87625" calcext:value-type="float">
            <text:p>87625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4" calcext:value-type="float">
            <text:p>64</text:p>
          </table:table-cell>
          <table:table-cell office:value-type="float" office:value="99417" calcext:value-type="float">
            <text:p>99417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4" calcext:value-type="float">
            <text:p>64</text:p>
          </table:table-cell>
          <table:table-cell office:value-type="float" office:value="103127" calcext:value-type="float">
            <text:p>103127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" calcext:value-type="float">
            <text:p>64</text:p>
          </table:table-cell>
          <table:table-cell office:value-type="float" office:value="97836" calcext:value-type="float">
            <text:p>97836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4" calcext:value-type="float">
            <text:p>64</text:p>
          </table:table-cell>
          <table:table-cell office:value-type="float" office:value="103531" calcext:value-type="float">
            <text:p>103531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4" calcext:value-type="float">
            <text:p>64</text:p>
          </table:table-cell>
          <table:table-cell office:value-type="float" office:value="98076" calcext:value-type="float">
            <text:p>98076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4" calcext:value-type="float">
            <text:p>64</text:p>
          </table:table-cell>
          <table:table-cell office:value-type="float" office:value="95138" calcext:value-type="float">
            <text:p>95138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4" calcext:value-type="float">
            <text:p>64</text:p>
          </table:table-cell>
          <table:table-cell office:value-type="float" office:value="100124" calcext:value-type="float">
            <text:p>100124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4" calcext:value-type="float">
            <text:p>64</text:p>
          </table:table-cell>
          <table:table-cell office:value-type="float" office:value="91734" calcext:value-type="float">
            <text:p>91734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4" calcext:value-type="float">
            <text:p>64</text:p>
          </table:table-cell>
          <table:table-cell office:value-type="float" office:value="98773" calcext:value-type="float">
            <text:p>98773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4" calcext:value-type="float">
            <text:p>64</text:p>
          </table:table-cell>
          <table:table-cell office:value-type="float" office:value="98498" calcext:value-type="float">
            <text:p>98498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4" calcext:value-type="float">
            <text:p>64</text:p>
          </table:table-cell>
          <table:table-cell office:value-type="float" office:value="103391" calcext:value-type="float">
            <text:p>103391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office:value-type="float" office:value="107177" calcext:value-type="float">
            <text:p>107177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4" calcext:value-type="float">
            <text:p>64</text:p>
          </table:table-cell>
          <table:table-cell office:value-type="float" office:value="103815" calcext:value-type="float">
            <text:p>10381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4" calcext:value-type="float">
            <text:p>64</text:p>
          </table:table-cell>
          <table:table-cell office:value-type="float" office:value="97447" calcext:value-type="float">
            <text:p>97447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4" calcext:value-type="float">
            <text:p>64</text:p>
          </table:table-cell>
          <table:table-cell office:value-type="float" office:value="90113" calcext:value-type="float">
            <text:p>90113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97323" calcext:value-type="float">
            <text:p>9732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4" calcext:value-type="float">
            <text:p>64</text:p>
          </table:table-cell>
          <table:table-cell office:value-type="float" office:value="97639" calcext:value-type="float">
            <text:p>97639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4" calcext:value-type="float">
            <text:p>64</text:p>
          </table:table-cell>
          <table:table-cell office:value-type="float" office:value="105524" calcext:value-type="float">
            <text:p>105524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4" calcext:value-type="float">
            <text:p>64</text:p>
          </table:table-cell>
          <table:table-cell office:value-type="float" office:value="101518" calcext:value-type="float">
            <text:p>101518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4" calcext:value-type="float">
            <text:p>64</text:p>
          </table:table-cell>
          <table:table-cell office:value-type="float" office:value="96839" calcext:value-type="float">
            <text:p>96839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4" calcext:value-type="float">
            <text:p>64</text:p>
          </table:table-cell>
          <table:table-cell office:value-type="float" office:value="103426" calcext:value-type="float">
            <text:p>103426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4" calcext:value-type="float">
            <text:p>64</text:p>
          </table:table-cell>
          <table:table-cell office:value-type="float" office:value="101410" calcext:value-type="float">
            <text:p>101410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4" calcext:value-type="float">
            <text:p>64</text:p>
          </table:table-cell>
          <table:table-cell office:value-type="float" office:value="105000" calcext:value-type="float">
            <text:p>105000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4" calcext:value-type="float">
            <text:p>64</text:p>
          </table:table-cell>
          <table:table-cell office:value-type="float" office:value="101679" calcext:value-type="float">
            <text:p>101679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4" calcext:value-type="float">
            <text:p>64</text:p>
          </table:table-cell>
          <table:table-cell office:value-type="float" office:value="104422" calcext:value-type="float">
            <text:p>104422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" calcext:value-type="float">
            <text:p>64</text:p>
          </table:table-cell>
          <table:table-cell office:value-type="float" office:value="103094" calcext:value-type="float">
            <text:p>103094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4" calcext:value-type="float">
            <text:p>64</text:p>
          </table:table-cell>
          <table:table-cell office:value-type="float" office:value="112410" calcext:value-type="float">
            <text:p>112410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4" calcext:value-type="float">
            <text:p>64</text:p>
          </table:table-cell>
          <table:table-cell office:value-type="float" office:value="102683" calcext:value-type="float">
            <text:p>102683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4" calcext:value-type="float">
            <text:p>64</text:p>
          </table:table-cell>
          <table:table-cell office:value-type="float" office:value="101986" calcext:value-type="float">
            <text:p>101986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4" calcext:value-type="float">
            <text:p>64</text:p>
          </table:table-cell>
          <table:table-cell office:value-type="float" office:value="109077" calcext:value-type="float">
            <text:p>109077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4" calcext:value-type="float">
            <text:p>64</text:p>
          </table:table-cell>
          <table:table-cell office:value-type="float" office:value="100977" calcext:value-type="float">
            <text:p>10097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4" calcext:value-type="float">
            <text:p>64</text:p>
          </table:table-cell>
          <table:table-cell office:value-type="float" office:value="101876" calcext:value-type="float">
            <text:p>101876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4" calcext:value-type="float">
            <text:p>64</text:p>
          </table:table-cell>
          <table:table-cell office:value-type="float" office:value="106712" calcext:value-type="float">
            <text:p>106712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4" calcext:value-type="float">
            <text:p>64</text:p>
          </table:table-cell>
          <table:table-cell office:value-type="float" office:value="106855" calcext:value-type="float">
            <text:p>10685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4" calcext:value-type="float">
            <text:p>64</text:p>
          </table:table-cell>
          <table:table-cell office:value-type="float" office:value="100600" calcext:value-type="float">
            <text:p>100600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106560" calcext:value-type="float">
            <text:p>106560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4" calcext:value-type="float">
            <text:p>64</text:p>
          </table:table-cell>
          <table:table-cell office:value-type="float" office:value="105356" calcext:value-type="float">
            <text:p>105356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109139" calcext:value-type="float">
            <text:p>10913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4" calcext:value-type="float">
            <text:p>64</text:p>
          </table:table-cell>
          <table:table-cell office:value-type="float" office:value="96885" calcext:value-type="float">
            <text:p>96885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4" calcext:value-type="float">
            <text:p>64</text:p>
          </table:table-cell>
          <table:table-cell office:value-type="float" office:value="99826" calcext:value-type="float">
            <text:p>99826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100961" calcext:value-type="float">
            <text:p>100961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4" calcext:value-type="float">
            <text:p>64</text:p>
          </table:table-cell>
          <table:table-cell office:value-type="float" office:value="106281" calcext:value-type="float">
            <text:p>106281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4" calcext:value-type="float">
            <text:p>64</text:p>
          </table:table-cell>
          <table:table-cell office:value-type="float" office:value="98757" calcext:value-type="float">
            <text:p>98757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4" calcext:value-type="float">
            <text:p>64</text:p>
          </table:table-cell>
          <table:table-cell office:value-type="float" office:value="102804" calcext:value-type="float">
            <text:p>102804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4" calcext:value-type="float">
            <text:p>64</text:p>
          </table:table-cell>
          <table:table-cell office:value-type="float" office:value="98808" calcext:value-type="float">
            <text:p>98808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4" calcext:value-type="float">
            <text:p>64</text:p>
          </table:table-cell>
          <table:table-cell office:value-type="float" office:value="108099" calcext:value-type="float">
            <text:p>108099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4" calcext:value-type="float">
            <text:p>64</text:p>
          </table:table-cell>
          <table:table-cell office:value-type="float" office:value="105754" calcext:value-type="float">
            <text:p>10575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4" calcext:value-type="float">
            <text:p>64</text:p>
          </table:table-cell>
          <table:table-cell office:value-type="float" office:value="105270" calcext:value-type="float">
            <text:p>105270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4" calcext:value-type="float">
            <text:p>64</text:p>
          </table:table-cell>
          <table:table-cell office:value-type="float" office:value="102740" calcext:value-type="float">
            <text:p>102740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office:value-type="float" office:value="101300" calcext:value-type="float">
            <text:p>101300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4" calcext:value-type="float">
            <text:p>64</text:p>
          </table:table-cell>
          <table:table-cell office:value-type="float" office:value="104656" calcext:value-type="float">
            <text:p>10465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4" calcext:value-type="float">
            <text:p>64</text:p>
          </table:table-cell>
          <table:table-cell office:value-type="float" office:value="100137" calcext:value-type="float">
            <text:p>100137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4" calcext:value-type="float">
            <text:p>64</text:p>
          </table:table-cell>
          <table:table-cell office:value-type="float" office:value="106544" calcext:value-type="float">
            <text:p>106544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4" calcext:value-type="float">
            <text:p>64</text:p>
          </table:table-cell>
          <table:table-cell office:value-type="float" office:value="102515" calcext:value-type="float">
            <text:p>102515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4" calcext:value-type="float">
            <text:p>64</text:p>
          </table:table-cell>
          <table:table-cell office:value-type="float" office:value="101491" calcext:value-type="float">
            <text:p>101491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4" calcext:value-type="float">
            <text:p>64</text:p>
          </table:table-cell>
          <table:table-cell office:value-type="float" office:value="114211" calcext:value-type="float">
            <text:p>114211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4" calcext:value-type="float">
            <text:p>64</text:p>
          </table:table-cell>
          <table:table-cell office:value-type="float" office:value="110005" calcext:value-type="float">
            <text:p>11000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4" calcext:value-type="float">
            <text:p>64</text:p>
          </table:table-cell>
          <table:table-cell office:value-type="float" office:value="96719" calcext:value-type="float">
            <text:p>9671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4" calcext:value-type="float">
            <text:p>64</text:p>
          </table:table-cell>
          <table:table-cell office:value-type="float" office:value="100355" calcext:value-type="float">
            <text:p>10035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office:value-type="float" office:value="104716" calcext:value-type="float">
            <text:p>104716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4" calcext:value-type="float">
            <text:p>64</text:p>
          </table:table-cell>
          <table:table-cell office:value-type="float" office:value="98801" calcext:value-type="float">
            <text:p>98801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4" calcext:value-type="float">
            <text:p>64</text:p>
          </table:table-cell>
          <table:table-cell office:value-type="float" office:value="99515" calcext:value-type="float">
            <text:p>99515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4" calcext:value-type="float">
            <text:p>64</text:p>
          </table:table-cell>
          <table:table-cell office:value-type="float" office:value="107294" calcext:value-type="float">
            <text:p>107294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float" office:value="103161" calcext:value-type="float">
            <text:p>103161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" calcext:value-type="float">
            <text:p>64</text:p>
          </table:table-cell>
          <table:table-cell office:value-type="float" office:value="107359" calcext:value-type="float">
            <text:p>107359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106908" calcext:value-type="float">
            <text:p>106908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4" calcext:value-type="float">
            <text:p>64</text:p>
          </table:table-cell>
          <table:table-cell office:value-type="float" office:value="114355" calcext:value-type="float">
            <text:p>114355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4" calcext:value-type="float">
            <text:p>64</text:p>
          </table:table-cell>
          <table:table-cell office:value-type="float" office:value="92860" calcext:value-type="float">
            <text:p>92860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4" calcext:value-type="float">
            <text:p>64</text:p>
          </table:table-cell>
          <table:table-cell office:value-type="float" office:value="111888" calcext:value-type="float">
            <text:p>111888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4" calcext:value-type="float">
            <text:p>64</text:p>
          </table:table-cell>
          <table:table-cell office:value-type="float" office:value="105181" calcext:value-type="float">
            <text:p>10518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4" calcext:value-type="float">
            <text:p>64</text:p>
          </table:table-cell>
          <table:table-cell office:value-type="float" office:value="98152" calcext:value-type="float">
            <text:p>98152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4" calcext:value-type="float">
            <text:p>64</text:p>
          </table:table-cell>
          <table:table-cell office:value-type="float" office:value="126825" calcext:value-type="float">
            <text:p>126825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4" calcext:value-type="float">
            <text:p>64</text:p>
          </table:table-cell>
          <table:table-cell office:value-type="float" office:value="85978" calcext:value-type="float">
            <text:p>8597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4" calcext:value-type="float">
            <text:p>64</text:p>
          </table:table-cell>
          <table:table-cell office:value-type="float" office:value="94767" calcext:value-type="float">
            <text:p>94767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4" calcext:value-type="float">
            <text:p>64</text:p>
          </table:table-cell>
          <table:table-cell office:value-type="float" office:value="90149" calcext:value-type="float">
            <text:p>90149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4" calcext:value-type="float">
            <text:p>64</text:p>
          </table:table-cell>
          <table:table-cell office:value-type="float" office:value="79829" calcext:value-type="float">
            <text:p>79829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4" calcext:value-type="float">
            <text:p>64</text:p>
          </table:table-cell>
          <table:table-cell office:value-type="float" office:value="92149" calcext:value-type="float">
            <text:p>92149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4" calcext:value-type="float">
            <text:p>64</text:p>
          </table:table-cell>
          <table:table-cell office:value-type="float" office:value="110423" calcext:value-type="float">
            <text:p>110423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4" calcext:value-type="float">
            <text:p>64</text:p>
          </table:table-cell>
          <table:table-cell office:value-type="float" office:value="110772" calcext:value-type="float">
            <text:p>110772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89636" calcext:value-type="float">
            <text:p>89636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4" calcext:value-type="float">
            <text:p>64</text:p>
          </table:table-cell>
          <table:table-cell office:value-type="float" office:value="105063" calcext:value-type="float">
            <text:p>105063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104434" calcext:value-type="float">
            <text:p>104434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4" calcext:value-type="float">
            <text:p>64</text:p>
          </table:table-cell>
          <table:table-cell office:value-type="float" office:value="100885" calcext:value-type="float">
            <text:p>100885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4" calcext:value-type="float">
            <text:p>64</text:p>
          </table:table-cell>
          <table:table-cell office:value-type="float" office:value="98930" calcext:value-type="float">
            <text:p>98930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4" calcext:value-type="float">
            <text:p>64</text:p>
          </table:table-cell>
          <table:table-cell office:value-type="float" office:value="108251" calcext:value-type="float">
            <text:p>108251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" calcext:value-type="float">
            <text:p>64</text:p>
          </table:table-cell>
          <table:table-cell office:value-type="float" office:value="113436" calcext:value-type="float">
            <text:p>113436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4" calcext:value-type="float">
            <text:p>64</text:p>
          </table:table-cell>
          <table:table-cell office:value-type="float" office:value="96098" calcext:value-type="float">
            <text:p>96098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4" calcext:value-type="float">
            <text:p>64</text:p>
          </table:table-cell>
          <table:table-cell office:value-type="float" office:value="99515" calcext:value-type="float">
            <text:p>99515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4" calcext:value-type="float">
            <text:p>64</text:p>
          </table:table-cell>
          <table:table-cell office:value-type="float" office:value="103728" calcext:value-type="float">
            <text:p>103728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4" calcext:value-type="float">
            <text:p>64</text:p>
          </table:table-cell>
          <table:table-cell office:value-type="float" office:value="96878" calcext:value-type="float">
            <text:p>96878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106630" calcext:value-type="float">
            <text:p>106630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4" calcext:value-type="float">
            <text:p>64</text:p>
          </table:table-cell>
          <table:table-cell office:value-type="float" office:value="99377" calcext:value-type="float">
            <text:p>99377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4" calcext:value-type="float">
            <text:p>64</text:p>
          </table:table-cell>
          <table:table-cell office:value-type="float" office:value="106859" calcext:value-type="float">
            <text:p>106859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4" calcext:value-type="float">
            <text:p>64</text:p>
          </table:table-cell>
          <table:table-cell office:value-type="float" office:value="92020" calcext:value-type="float">
            <text:p>92020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4" calcext:value-type="float">
            <text:p>64</text:p>
          </table:table-cell>
          <table:table-cell office:value-type="float" office:value="112080" calcext:value-type="float">
            <text:p>112080</text:p>
          </table:table-cell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4" calcext:value-type="float">
            <text:p>64</text:p>
          </table:table-cell>
          <table:table-cell office:value-type="float" office:value="114008" calcext:value-type="float">
            <text:p>114008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4" calcext:value-type="float">
            <text:p>64</text:p>
          </table:table-cell>
          <table:table-cell office:value-type="float" office:value="116827" calcext:value-type="float">
            <text:p>116827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4" calcext:value-type="float">
            <text:p>64</text:p>
          </table:table-cell>
          <table:table-cell office:value-type="float" office:value="103634" calcext:value-type="float">
            <text:p>103634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4" calcext:value-type="float">
            <text:p>64</text:p>
          </table:table-cell>
          <table:table-cell office:value-type="float" office:value="93874" calcext:value-type="float">
            <text:p>93874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4" calcext:value-type="float">
            <text:p>64</text:p>
          </table:table-cell>
          <table:table-cell office:value-type="float" office:value="98289" calcext:value-type="float">
            <text:p>98289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4" calcext:value-type="float">
            <text:p>64</text:p>
          </table:table-cell>
          <table:table-cell office:value-type="float" office:value="113417" calcext:value-type="float">
            <text:p>113417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4" calcext:value-type="float">
            <text:p>64</text:p>
          </table:table-cell>
          <table:table-cell office:value-type="float" office:value="102632" calcext:value-type="float">
            <text:p>102632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4" calcext:value-type="float">
            <text:p>64</text:p>
          </table:table-cell>
          <table:table-cell office:value-type="float" office:value="96604" calcext:value-type="float">
            <text:p>96604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4" calcext:value-type="float">
            <text:p>64</text:p>
          </table:table-cell>
          <table:table-cell office:value-type="float" office:value="113905" calcext:value-type="float">
            <text:p>113905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4" calcext:value-type="float">
            <text:p>64</text:p>
          </table:table-cell>
          <table:table-cell office:value-type="float" office:value="107548" calcext:value-type="float">
            <text:p>107548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4" calcext:value-type="float">
            <text:p>64</text:p>
          </table:table-cell>
          <table:table-cell office:value-type="float" office:value="87408" calcext:value-type="float">
            <text:p>87408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4" calcext:value-type="float">
            <text:p>64</text:p>
          </table:table-cell>
          <table:table-cell office:value-type="float" office:value="106211" calcext:value-type="float">
            <text:p>106211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4" calcext:value-type="float">
            <text:p>64</text:p>
          </table:table-cell>
          <table:table-cell office:value-type="float" office:value="114837" calcext:value-type="float">
            <text:p>114837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4" calcext:value-type="float">
            <text:p>64</text:p>
          </table:table-cell>
          <table:table-cell office:value-type="float" office:value="105843" calcext:value-type="float">
            <text:p>105843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4" calcext:value-type="float">
            <text:p>64</text:p>
          </table:table-cell>
          <table:table-cell office:value-type="float" office:value="95486" calcext:value-type="float">
            <text:p>95486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4" calcext:value-type="float">
            <text:p>64</text:p>
          </table:table-cell>
          <table:table-cell office:value-type="float" office:value="108429" calcext:value-type="float">
            <text:p>108429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4" calcext:value-type="float">
            <text:p>64</text:p>
          </table:table-cell>
          <table:table-cell office:value-type="float" office:value="105072" calcext:value-type="float">
            <text:p>105072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4" calcext:value-type="float">
            <text:p>64</text:p>
          </table:table-cell>
          <table:table-cell office:value-type="float" office:value="104103" calcext:value-type="float">
            <text:p>104103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114701" calcext:value-type="float">
            <text:p>114701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4" calcext:value-type="float">
            <text:p>64</text:p>
          </table:table-cell>
          <table:table-cell office:value-type="float" office:value="92554" calcext:value-type="float">
            <text:p>92554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14051" calcext:value-type="float">
            <text:p>114051</text:p>
          </table:table-cell>
          <table:table-cell office:value-type="float" office:value="4800" calcext:value-type="float">
            <text:p>4800</text:p>
          </table:table-cell>
        </table:table-row>
      </table:table>
      <table:table table:name="swim-nru-128" table:style-name="ta1">
        <table:shapes>
          <draw:frame draw:z-index="0" draw:style-name="gr1" draw:text-style-name="P1" svg:width="15.8996in" svg:height="8.4394in" svg:x="3.5177in" svg:y="0.178in">
            <draw:object draw:notify-on-update-of-ranges="'swim-nru-128'.A2:'swim-nru-128'.A501 'swim-nru-128'.C1:'swim-nru-128'.C1 'swim-nru-128'.C2:'swim-nru-128'.C501 'swim-nru-128'.A2:'swim-nru-128'.A501 'swim-nru-128'.D1:'swim-nru-128'.D1 'swim-nru-128'.D2:'swim-nru-128'.D5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14487" calcext:value-type="float">
            <text:p>214487</text:p>
          </table:table-cell>
          <table:table-cell office:value-type="float" office:value="21935" calcext:value-type="float">
            <text:p>21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67828" calcext:value-type="float">
            <text:p>167828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135930" calcext:value-type="float">
            <text:p>135930</text:p>
          </table:table-cell>
          <table:table-cell office:value-type="float" office:value="11905" calcext:value-type="float">
            <text:p>11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10908" calcext:value-type="float">
            <text:p>110908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94447" calcext:value-type="float">
            <text:p>94447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81932" calcext:value-type="float">
            <text:p>81932</text:p>
          </table:table-cell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69797" calcext:value-type="float">
            <text:p>69797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61088" calcext:value-type="float">
            <text:p>61088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56404" calcext:value-type="float">
            <text:p>56404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53877" calcext:value-type="float">
            <text:p>53877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51464" calcext:value-type="float">
            <text:p>51464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49642" calcext:value-type="float">
            <text:p>49642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47791" calcext:value-type="float">
            <text:p>47791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46571" calcext:value-type="float">
            <text:p>46571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44640" calcext:value-type="float">
            <text:p>44640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43430" calcext:value-type="float">
            <text:p>43430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42261" calcext:value-type="float">
            <text:p>42261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41400" calcext:value-type="float">
            <text:p>41400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40571" calcext:value-type="float">
            <text:p>40571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40028" calcext:value-type="float">
            <text:p>40028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39055" calcext:value-type="float">
            <text:p>39055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37848" calcext:value-type="float">
            <text:p>37848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37685" calcext:value-type="float">
            <text:p>37685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36653" calcext:value-type="float">
            <text:p>36653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36308" calcext:value-type="float">
            <text:p>3630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36232" calcext:value-type="float">
            <text:p>36232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35631" calcext:value-type="float">
            <text:p>35631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35473" calcext:value-type="float">
            <text:p>35473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33944" calcext:value-type="float">
            <text:p>33944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34553" calcext:value-type="float">
            <text:p>34553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33799" calcext:value-type="float">
            <text:p>33799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33091" calcext:value-type="float">
            <text:p>33091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" calcext:value-type="float">
            <text:p>128</text:p>
          </table:table-cell>
          <table:table-cell office:value-type="float" office:value="32776" calcext:value-type="float">
            <text:p>32776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" calcext:value-type="float">
            <text:p>128</text:p>
          </table:table-cell>
          <table:table-cell office:value-type="float" office:value="31927" calcext:value-type="float">
            <text:p>31927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32382" calcext:value-type="float">
            <text:p>32382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31606" calcext:value-type="float">
            <text:p>31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31245" calcext:value-type="float">
            <text:p>31245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30429" calcext:value-type="float">
            <text:p>30429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30925" calcext:value-type="float">
            <text:p>30925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30454" calcext:value-type="float">
            <text:p>30454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8" calcext:value-type="float">
            <text:p>128</text:p>
          </table:table-cell>
          <table:table-cell office:value-type="float" office:value="30161" calcext:value-type="float">
            <text:p>30161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office:value-type="float" office:value="29542" calcext:value-type="float">
            <text:p>29542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office:value-type="float" office:value="29330" calcext:value-type="float">
            <text:p>2933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office:value-type="float" office:value="29059" calcext:value-type="float">
            <text:p>29059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28499" calcext:value-type="float">
            <text:p>28499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office:value-type="float" office:value="28786" calcext:value-type="float">
            <text:p>2878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28196" calcext:value-type="float">
            <text:p>28196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27696" calcext:value-type="float">
            <text:p>2769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27922" calcext:value-type="float">
            <text:p>27922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27841" calcext:value-type="float">
            <text:p>27841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  <table:table-cell office:value-type="float" office:value="27300" calcext:value-type="float">
            <text:p>27300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27349" calcext:value-type="float">
            <text:p>27349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8" calcext:value-type="float">
            <text:p>128</text:p>
          </table:table-cell>
          <table:table-cell office:value-type="float" office:value="27068" calcext:value-type="float">
            <text:p>27068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8" calcext:value-type="float">
            <text:p>128</text:p>
          </table:table-cell>
          <table:table-cell office:value-type="float" office:value="26328" calcext:value-type="float">
            <text:p>26328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26348" calcext:value-type="float">
            <text:p>26348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float" office:value="26333" calcext:value-type="float">
            <text:p>26333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25956" calcext:value-type="float">
            <text:p>25956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8" calcext:value-type="float">
            <text:p>128</text:p>
          </table:table-cell>
          <table:table-cell office:value-type="float" office:value="25551" calcext:value-type="float">
            <text:p>25551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8" calcext:value-type="float">
            <text:p>128</text:p>
          </table:table-cell>
          <table:table-cell office:value-type="float" office:value="25531" calcext:value-type="float">
            <text:p>25531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24963" calcext:value-type="float">
            <text:p>24963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25269" calcext:value-type="float">
            <text:p>25269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8" calcext:value-type="float">
            <text:p>128</text:p>
          </table:table-cell>
          <table:table-cell office:value-type="float" office:value="25013" calcext:value-type="float">
            <text:p>2501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" calcext:value-type="float">
            <text:p>128</text:p>
          </table:table-cell>
          <table:table-cell office:value-type="float" office:value="25056" calcext:value-type="float">
            <text:p>2505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24428" calcext:value-type="float">
            <text:p>24428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24296" calcext:value-type="float">
            <text:p>24296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24527" calcext:value-type="float">
            <text:p>24527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24388" calcext:value-type="float">
            <text:p>24388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23861" calcext:value-type="float">
            <text:p>23861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8" calcext:value-type="float">
            <text:p>128</text:p>
          </table:table-cell>
          <table:table-cell office:value-type="float" office:value="24019" calcext:value-type="float">
            <text:p>24019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23862" calcext:value-type="float">
            <text:p>23862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float" office:value="23655" calcext:value-type="float">
            <text:p>23655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3650" calcext:value-type="float">
            <text:p>23650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8" calcext:value-type="float">
            <text:p>128</text:p>
          </table:table-cell>
          <table:table-cell office:value-type="float" office:value="22751" calcext:value-type="float">
            <text:p>22751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8" calcext:value-type="float">
            <text:p>128</text:p>
          </table:table-cell>
          <table:table-cell office:value-type="float" office:value="23291" calcext:value-type="float">
            <text:p>23291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23043" calcext:value-type="float">
            <text:p>23043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22604" calcext:value-type="float">
            <text:p>22604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" calcext:value-type="float">
            <text:p>128</text:p>
          </table:table-cell>
          <table:table-cell office:value-type="float" office:value="23048" calcext:value-type="float">
            <text:p>23048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22688" calcext:value-type="float">
            <text:p>2268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8" calcext:value-type="float">
            <text:p>128</text:p>
          </table:table-cell>
          <table:table-cell office:value-type="float" office:value="22755" calcext:value-type="float">
            <text:p>22755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2452" calcext:value-type="float">
            <text:p>22452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8" calcext:value-type="float">
            <text:p>128</text:p>
          </table:table-cell>
          <table:table-cell office:value-type="float" office:value="22123" calcext:value-type="float">
            <text:p>22123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8" calcext:value-type="float">
            <text:p>128</text:p>
          </table:table-cell>
          <table:table-cell office:value-type="float" office:value="22399" calcext:value-type="float">
            <text:p>22399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8" calcext:value-type="float">
            <text:p>128</text:p>
          </table:table-cell>
          <table:table-cell office:value-type="float" office:value="22262" calcext:value-type="float">
            <text:p>22262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float" office:value="21833" calcext:value-type="float">
            <text:p>21833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21591" calcext:value-type="float">
            <text:p>21591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8" calcext:value-type="float">
            <text:p>128</text:p>
          </table:table-cell>
          <table:table-cell office:value-type="float" office:value="21968" calcext:value-type="float">
            <text:p>21968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8" calcext:value-type="float">
            <text:p>128</text:p>
          </table:table-cell>
          <table:table-cell office:value-type="float" office:value="21764" calcext:value-type="float">
            <text:p>21764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8" calcext:value-type="float">
            <text:p>128</text:p>
          </table:table-cell>
          <table:table-cell office:value-type="float" office:value="21696" calcext:value-type="float">
            <text:p>21696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8" calcext:value-type="float">
            <text:p>128</text:p>
          </table:table-cell>
          <table:table-cell office:value-type="float" office:value="21392" calcext:value-type="float">
            <text:p>21392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21115" calcext:value-type="float">
            <text:p>21115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8" calcext:value-type="float">
            <text:p>128</text:p>
          </table:table-cell>
          <table:table-cell office:value-type="float" office:value="21229" calcext:value-type="float">
            <text:p>21229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21298" calcext:value-type="float">
            <text:p>21298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20736" calcext:value-type="float">
            <text:p>20736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office:value-type="float" office:value="21070" calcext:value-type="float">
            <text:p>21070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20811" calcext:value-type="float">
            <text:p>20811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20879" calcext:value-type="float">
            <text:p>20879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8" calcext:value-type="float">
            <text:p>128</text:p>
          </table:table-cell>
          <table:table-cell office:value-type="float" office:value="20837" calcext:value-type="float">
            <text:p>20837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8" calcext:value-type="float">
            <text:p>128</text:p>
          </table:table-cell>
          <table:table-cell office:value-type="float" office:value="21019" calcext:value-type="float">
            <text:p>21019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8" calcext:value-type="float">
            <text:p>128</text:p>
          </table:table-cell>
          <table:table-cell office:value-type="float" office:value="20495" calcext:value-type="float">
            <text:p>2049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20365" calcext:value-type="float">
            <text:p>20365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8" calcext:value-type="float">
            <text:p>128</text:p>
          </table:table-cell>
          <table:table-cell office:value-type="float" office:value="20170" calcext:value-type="float">
            <text:p>20170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19752" calcext:value-type="float">
            <text:p>19752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8" calcext:value-type="float">
            <text:p>128</text:p>
          </table:table-cell>
          <table:table-cell office:value-type="float" office:value="20087" calcext:value-type="float">
            <text:p>20087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20217" calcext:value-type="float">
            <text:p>2021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8" calcext:value-type="float">
            <text:p>128</text:p>
          </table:table-cell>
          <table:table-cell office:value-type="float" office:value="19916" calcext:value-type="float">
            <text:p>19916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8" calcext:value-type="float">
            <text:p>128</text:p>
          </table:table-cell>
          <table:table-cell office:value-type="float" office:value="19918" calcext:value-type="float">
            <text:p>19918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8" calcext:value-type="float">
            <text:p>128</text:p>
          </table:table-cell>
          <table:table-cell office:value-type="float" office:value="19884" calcext:value-type="float">
            <text:p>1988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19995" calcext:value-type="float">
            <text:p>1999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" calcext:value-type="float">
            <text:p>128</text:p>
          </table:table-cell>
          <table:table-cell office:value-type="float" office:value="19847" calcext:value-type="float">
            <text:p>1984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8" calcext:value-type="float">
            <text:p>128</text:p>
          </table:table-cell>
          <table:table-cell office:value-type="float" office:value="19622" calcext:value-type="float">
            <text:p>19622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8" calcext:value-type="float">
            <text:p>128</text:p>
          </table:table-cell>
          <table:table-cell office:value-type="float" office:value="19469" calcext:value-type="float">
            <text:p>19469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19289" calcext:value-type="float">
            <text:p>19289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" calcext:value-type="float">
            <text:p>128</text:p>
          </table:table-cell>
          <table:table-cell office:value-type="float" office:value="19688" calcext:value-type="float">
            <text:p>19688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8" calcext:value-type="float">
            <text:p>128</text:p>
          </table:table-cell>
          <table:table-cell office:value-type="float" office:value="19173" calcext:value-type="float">
            <text:p>19173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19452" calcext:value-type="float">
            <text:p>19452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8" calcext:value-type="float">
            <text:p>128</text:p>
          </table:table-cell>
          <table:table-cell office:value-type="float" office:value="19041" calcext:value-type="float">
            <text:p>19041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8" calcext:value-type="float">
            <text:p>128</text:p>
          </table:table-cell>
          <table:table-cell office:value-type="float" office:value="19082" calcext:value-type="float">
            <text:p>19082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office:value-type="float" office:value="19123" calcext:value-type="float">
            <text:p>19123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8" calcext:value-type="float">
            <text:p>128</text:p>
          </table:table-cell>
          <table:table-cell office:value-type="float" office:value="19016" calcext:value-type="float">
            <text:p>19016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" calcext:value-type="float">
            <text:p>128</text:p>
          </table:table-cell>
          <table:table-cell office:value-type="float" office:value="18933" calcext:value-type="float">
            <text:p>18933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" calcext:value-type="float">
            <text:p>128</text:p>
          </table:table-cell>
          <table:table-cell office:value-type="float" office:value="19033" calcext:value-type="float">
            <text:p>19033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" calcext:value-type="float">
            <text:p>128</text:p>
          </table:table-cell>
          <table:table-cell office:value-type="float" office:value="19158" calcext:value-type="float">
            <text:p>19158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8" calcext:value-type="float">
            <text:p>128</text:p>
          </table:table-cell>
          <table:table-cell office:value-type="float" office:value="18751" calcext:value-type="float">
            <text:p>1875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" calcext:value-type="float">
            <text:p>128</text:p>
          </table:table-cell>
          <table:table-cell office:value-type="float" office:value="18581" calcext:value-type="float">
            <text:p>18581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18602" calcext:value-type="float">
            <text:p>18602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18477" calcext:value-type="float">
            <text:p>18477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18423" calcext:value-type="float">
            <text:p>18423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18316" calcext:value-type="float">
            <text:p>18316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8" calcext:value-type="float">
            <text:p>128</text:p>
          </table:table-cell>
          <table:table-cell office:value-type="float" office:value="18223" calcext:value-type="float">
            <text:p>18223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8" calcext:value-type="float">
            <text:p>128</text:p>
          </table:table-cell>
          <table:table-cell office:value-type="float" office:value="18637" calcext:value-type="float">
            <text:p>1863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8" calcext:value-type="float">
            <text:p>128</text:p>
          </table:table-cell>
          <table:table-cell office:value-type="float" office:value="18521" calcext:value-type="float">
            <text:p>18521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8" calcext:value-type="float">
            <text:p>128</text:p>
          </table:table-cell>
          <table:table-cell office:value-type="float" office:value="18319" calcext:value-type="float">
            <text:p>18319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8" calcext:value-type="float">
            <text:p>128</text:p>
          </table:table-cell>
          <table:table-cell office:value-type="float" office:value="18228" calcext:value-type="float">
            <text:p>18228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28" calcext:value-type="float">
            <text:p>128</text:p>
          </table:table-cell>
          <table:table-cell office:value-type="float" office:value="18262" calcext:value-type="float">
            <text:p>18262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8" calcext:value-type="float">
            <text:p>128</text:p>
          </table:table-cell>
          <table:table-cell office:value-type="float" office:value="18173" calcext:value-type="float">
            <text:p>1817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8" calcext:value-type="float">
            <text:p>128</text:p>
          </table:table-cell>
          <table:table-cell office:value-type="float" office:value="18299" calcext:value-type="float">
            <text:p>18299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8" calcext:value-type="float">
            <text:p>128</text:p>
          </table:table-cell>
          <table:table-cell office:value-type="float" office:value="18151" calcext:value-type="float">
            <text:p>18151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8" calcext:value-type="float">
            <text:p>128</text:p>
          </table:table-cell>
          <table:table-cell office:value-type="float" office:value="18007" calcext:value-type="float">
            <text:p>18007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8" calcext:value-type="float">
            <text:p>128</text:p>
          </table:table-cell>
          <table:table-cell office:value-type="float" office:value="18003" calcext:value-type="float">
            <text:p>18003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float" office:value="17979" calcext:value-type="float">
            <text:p>17979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8" calcext:value-type="float">
            <text:p>128</text:p>
          </table:table-cell>
          <table:table-cell office:value-type="float" office:value="17982" calcext:value-type="float">
            <text:p>17982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8" calcext:value-type="float">
            <text:p>128</text:p>
          </table:table-cell>
          <table:table-cell office:value-type="float" office:value="17813" calcext:value-type="float">
            <text:p>17813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17814" calcext:value-type="float">
            <text:p>17814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8" calcext:value-type="float">
            <text:p>128</text:p>
          </table:table-cell>
          <table:table-cell office:value-type="float" office:value="17889" calcext:value-type="float">
            <text:p>17889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8" calcext:value-type="float">
            <text:p>128</text:p>
          </table:table-cell>
          <table:table-cell office:value-type="float" office:value="17712" calcext:value-type="float">
            <text:p>17712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8" calcext:value-type="float">
            <text:p>128</text:p>
          </table:table-cell>
          <table:table-cell office:value-type="float" office:value="17637" calcext:value-type="float">
            <text:p>17637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17521" calcext:value-type="float">
            <text:p>17521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8" calcext:value-type="float">
            <text:p>128</text:p>
          </table:table-cell>
          <table:table-cell office:value-type="float" office:value="17708" calcext:value-type="float">
            <text:p>17708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8" calcext:value-type="float">
            <text:p>128</text:p>
          </table:table-cell>
          <table:table-cell office:value-type="float" office:value="17694" calcext:value-type="float">
            <text:p>17694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17657" calcext:value-type="float">
            <text:p>17657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8" calcext:value-type="float">
            <text:p>128</text:p>
          </table:table-cell>
          <table:table-cell office:value-type="float" office:value="17369" calcext:value-type="float">
            <text:p>17369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8" calcext:value-type="float">
            <text:p>128</text:p>
          </table:table-cell>
          <table:table-cell office:value-type="float" office:value="17437" calcext:value-type="float">
            <text:p>17437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8" calcext:value-type="float">
            <text:p>128</text:p>
          </table:table-cell>
          <table:table-cell office:value-type="float" office:value="17482" calcext:value-type="float">
            <text:p>1748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17435" calcext:value-type="float">
            <text:p>17435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17310" calcext:value-type="float">
            <text:p>17310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8" calcext:value-type="float">
            <text:p>128</text:p>
          </table:table-cell>
          <table:table-cell office:value-type="float" office:value="17074" calcext:value-type="float">
            <text:p>1707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8" calcext:value-type="float">
            <text:p>128</text:p>
          </table:table-cell>
          <table:table-cell office:value-type="float" office:value="17290" calcext:value-type="float">
            <text:p>1729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8" calcext:value-type="float">
            <text:p>128</text:p>
          </table:table-cell>
          <table:table-cell office:value-type="float" office:value="17339" calcext:value-type="float">
            <text:p>17339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8" calcext:value-type="float">
            <text:p>128</text:p>
          </table:table-cell>
          <table:table-cell office:value-type="float" office:value="17225" calcext:value-type="float">
            <text:p>17225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16820" calcext:value-type="float">
            <text:p>16820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8" calcext:value-type="float">
            <text:p>128</text:p>
          </table:table-cell>
          <table:table-cell office:value-type="float" office:value="17053" calcext:value-type="float">
            <text:p>17053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17197" calcext:value-type="float">
            <text:p>17197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8" calcext:value-type="float">
            <text:p>128</text:p>
          </table:table-cell>
          <table:table-cell office:value-type="float" office:value="16672" calcext:value-type="float">
            <text:p>16672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16740" calcext:value-type="float">
            <text:p>16740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8" calcext:value-type="float">
            <text:p>128</text:p>
          </table:table-cell>
          <table:table-cell office:value-type="float" office:value="17078" calcext:value-type="float">
            <text:p>17078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8" calcext:value-type="float">
            <text:p>128</text:p>
          </table:table-cell>
          <table:table-cell office:value-type="float" office:value="16864" calcext:value-type="float">
            <text:p>16864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float" office:value="16610" calcext:value-type="float">
            <text:p>16610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16631" calcext:value-type="float">
            <text:p>16631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8" calcext:value-type="float">
            <text:p>128</text:p>
          </table:table-cell>
          <table:table-cell office:value-type="float" office:value="16365" calcext:value-type="float">
            <text:p>16365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" calcext:value-type="float">
            <text:p>128</text:p>
          </table:table-cell>
          <table:table-cell office:value-type="float" office:value="16680" calcext:value-type="float">
            <text:p>16680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16770" calcext:value-type="float">
            <text:p>16770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8" calcext:value-type="float">
            <text:p>128</text:p>
          </table:table-cell>
          <table:table-cell office:value-type="float" office:value="16810" calcext:value-type="float">
            <text:p>16810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8" calcext:value-type="float">
            <text:p>128</text:p>
          </table:table-cell>
          <table:table-cell office:value-type="float" office:value="16693" calcext:value-type="float">
            <text:p>16693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8" calcext:value-type="float">
            <text:p>128</text:p>
          </table:table-cell>
          <table:table-cell office:value-type="float" office:value="16589" calcext:value-type="float">
            <text:p>16589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16533" calcext:value-type="float">
            <text:p>16533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6307" calcext:value-type="float">
            <text:p>16307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8" calcext:value-type="float">
            <text:p>128</text:p>
          </table:table-cell>
          <table:table-cell office:value-type="float" office:value="16470" calcext:value-type="float">
            <text:p>1647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8" calcext:value-type="float">
            <text:p>128</text:p>
          </table:table-cell>
          <table:table-cell office:value-type="float" office:value="16354" calcext:value-type="float">
            <text:p>16354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8" calcext:value-type="float">
            <text:p>128</text:p>
          </table:table-cell>
          <table:table-cell office:value-type="float" office:value="16353" calcext:value-type="float">
            <text:p>16353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16139" calcext:value-type="float">
            <text:p>16139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8" calcext:value-type="float">
            <text:p>128</text:p>
          </table:table-cell>
          <table:table-cell office:value-type="float" office:value="16125" calcext:value-type="float">
            <text:p>16125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" calcext:value-type="float">
            <text:p>128</text:p>
          </table:table-cell>
          <table:table-cell office:value-type="float" office:value="15767" calcext:value-type="float">
            <text:p>15767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15919" calcext:value-type="float">
            <text:p>15919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8" calcext:value-type="float">
            <text:p>128</text:p>
          </table:table-cell>
          <table:table-cell office:value-type="float" office:value="15864" calcext:value-type="float">
            <text:p>1586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8" calcext:value-type="float">
            <text:p>128</text:p>
          </table:table-cell>
          <table:table-cell office:value-type="float" office:value="16261" calcext:value-type="float">
            <text:p>16261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8" calcext:value-type="float">
            <text:p>128</text:p>
          </table:table-cell>
          <table:table-cell office:value-type="float" office:value="15907" calcext:value-type="float">
            <text:p>15907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8" calcext:value-type="float">
            <text:p>128</text:p>
          </table:table-cell>
          <table:table-cell office:value-type="float" office:value="15935" calcext:value-type="float">
            <text:p>15935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" calcext:value-type="float">
            <text:p>128</text:p>
          </table:table-cell>
          <table:table-cell office:value-type="float" office:value="15850" calcext:value-type="float">
            <text:p>15850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8" calcext:value-type="float">
            <text:p>128</text:p>
          </table:table-cell>
          <table:table-cell office:value-type="float" office:value="16211" calcext:value-type="float">
            <text:p>16211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15699" calcext:value-type="float">
            <text:p>15699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8" calcext:value-type="float">
            <text:p>128</text:p>
          </table:table-cell>
          <table:table-cell office:value-type="float" office:value="15724" calcext:value-type="float">
            <text:p>15724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" calcext:value-type="float">
            <text:p>128</text:p>
          </table:table-cell>
          <table:table-cell office:value-type="float" office:value="15930" calcext:value-type="float">
            <text:p>15930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8" calcext:value-type="float">
            <text:p>128</text:p>
          </table:table-cell>
          <table:table-cell office:value-type="float" office:value="15860" calcext:value-type="float">
            <text:p>15860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8" calcext:value-type="float">
            <text:p>128</text:p>
          </table:table-cell>
          <table:table-cell office:value-type="float" office:value="15790" calcext:value-type="float">
            <text:p>15790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" calcext:value-type="float">
            <text:p>128</text:p>
          </table:table-cell>
          <table:table-cell office:value-type="float" office:value="15995" calcext:value-type="float">
            <text:p>15995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8" calcext:value-type="float">
            <text:p>128</text:p>
          </table:table-cell>
          <table:table-cell office:value-type="float" office:value="15632" calcext:value-type="float">
            <text:p>1563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8" calcext:value-type="float">
            <text:p>128</text:p>
          </table:table-cell>
          <table:table-cell office:value-type="float" office:value="15544" calcext:value-type="float">
            <text:p>15544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8" calcext:value-type="float">
            <text:p>128</text:p>
          </table:table-cell>
          <table:table-cell office:value-type="float" office:value="15855" calcext:value-type="float">
            <text:p>15855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8" calcext:value-type="float">
            <text:p>128</text:p>
          </table:table-cell>
          <table:table-cell office:value-type="float" office:value="15462" calcext:value-type="float">
            <text:p>15462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5966" calcext:value-type="float">
            <text:p>1596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office:value-type="float" office:value="15489" calcext:value-type="float">
            <text:p>15489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office:value-type="float" office:value="15785" calcext:value-type="float">
            <text:p>15785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8" calcext:value-type="float">
            <text:p>128</text:p>
          </table:table-cell>
          <table:table-cell office:value-type="float" office:value="15290" calcext:value-type="float">
            <text:p>15290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8" calcext:value-type="float">
            <text:p>128</text:p>
          </table:table-cell>
          <table:table-cell office:value-type="float" office:value="15644" calcext:value-type="float">
            <text:p>15644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15355" calcext:value-type="float">
            <text:p>15355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8" calcext:value-type="float">
            <text:p>128</text:p>
          </table:table-cell>
          <table:table-cell office:value-type="float" office:value="15702" calcext:value-type="float">
            <text:p>15702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8" calcext:value-type="float">
            <text:p>128</text:p>
          </table:table-cell>
          <table:table-cell office:value-type="float" office:value="15289" calcext:value-type="float">
            <text:p>15289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15020" calcext:value-type="float">
            <text:p>15020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8" calcext:value-type="float">
            <text:p>128</text:p>
          </table:table-cell>
          <table:table-cell office:value-type="float" office:value="15880" calcext:value-type="float">
            <text:p>1588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15469" calcext:value-type="float">
            <text:p>15469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" calcext:value-type="float">
            <text:p>128</text:p>
          </table:table-cell>
          <table:table-cell office:value-type="float" office:value="15448" calcext:value-type="float">
            <text:p>15448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" calcext:value-type="float">
            <text:p>128</text:p>
          </table:table-cell>
          <table:table-cell office:value-type="float" office:value="15018" calcext:value-type="float">
            <text:p>15018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8" calcext:value-type="float">
            <text:p>128</text:p>
          </table:table-cell>
          <table:table-cell office:value-type="float" office:value="15155" calcext:value-type="float">
            <text:p>15155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8" calcext:value-type="float">
            <text:p>128</text:p>
          </table:table-cell>
          <table:table-cell office:value-type="float" office:value="15385" calcext:value-type="float">
            <text:p>15385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office:value-type="float" office:value="15030" calcext:value-type="float">
            <text:p>1503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15250" calcext:value-type="float">
            <text:p>15250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8" calcext:value-type="float">
            <text:p>128</text:p>
          </table:table-cell>
          <table:table-cell office:value-type="float" office:value="15395" calcext:value-type="float">
            <text:p>15395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" calcext:value-type="float">
            <text:p>128</text:p>
          </table:table-cell>
          <table:table-cell office:value-type="float" office:value="15206" calcext:value-type="float">
            <text:p>15206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14886" calcext:value-type="float">
            <text:p>14886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office:value-type="float" office:value="15335" calcext:value-type="float">
            <text:p>15335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" calcext:value-type="float">
            <text:p>128</text:p>
          </table:table-cell>
          <table:table-cell office:value-type="float" office:value="15587" calcext:value-type="float">
            <text:p>15587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8" calcext:value-type="float">
            <text:p>128</text:p>
          </table:table-cell>
          <table:table-cell office:value-type="float" office:value="15161" calcext:value-type="float">
            <text:p>15161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8" calcext:value-type="float">
            <text:p>128</text:p>
          </table:table-cell>
          <table:table-cell office:value-type="float" office:value="15036" calcext:value-type="float">
            <text:p>15036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8" calcext:value-type="float">
            <text:p>128</text:p>
          </table:table-cell>
          <table:table-cell office:value-type="float" office:value="15127" calcext:value-type="float">
            <text:p>15127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15440" calcext:value-type="float">
            <text:p>15440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8" calcext:value-type="float">
            <text:p>128</text:p>
          </table:table-cell>
          <table:table-cell office:value-type="float" office:value="15535" calcext:value-type="float">
            <text:p>15535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28" calcext:value-type="float">
            <text:p>128</text:p>
          </table:table-cell>
          <table:table-cell office:value-type="float" office:value="15092" calcext:value-type="float">
            <text:p>15092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8" calcext:value-type="float">
            <text:p>128</text:p>
          </table:table-cell>
          <table:table-cell office:value-type="float" office:value="15208" calcext:value-type="float">
            <text:p>15208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28" calcext:value-type="float">
            <text:p>128</text:p>
          </table:table-cell>
          <table:table-cell office:value-type="float" office:value="15250" calcext:value-type="float">
            <text:p>15250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8" calcext:value-type="float">
            <text:p>128</text:p>
          </table:table-cell>
          <table:table-cell office:value-type="float" office:value="15205" calcext:value-type="float">
            <text:p>15205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28" calcext:value-type="float">
            <text:p>128</text:p>
          </table:table-cell>
          <table:table-cell office:value-type="float" office:value="15504" calcext:value-type="float">
            <text:p>15504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28" calcext:value-type="float">
            <text:p>128</text:p>
          </table:table-cell>
          <table:table-cell office:value-type="float" office:value="15659" calcext:value-type="float">
            <text:p>15659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28" calcext:value-type="float">
            <text:p>128</text:p>
          </table:table-cell>
          <table:table-cell office:value-type="float" office:value="15005" calcext:value-type="float">
            <text:p>15005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8" calcext:value-type="float">
            <text:p>128</text:p>
          </table:table-cell>
          <table:table-cell office:value-type="float" office:value="14914" calcext:value-type="float">
            <text:p>14914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8" calcext:value-type="float">
            <text:p>128</text:p>
          </table:table-cell>
          <table:table-cell office:value-type="float" office:value="14964" calcext:value-type="float">
            <text:p>14964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28" calcext:value-type="float">
            <text:p>128</text:p>
          </table:table-cell>
          <table:table-cell office:value-type="float" office:value="14973" calcext:value-type="float">
            <text:p>14973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28" calcext:value-type="float">
            <text:p>128</text:p>
          </table:table-cell>
          <table:table-cell office:value-type="float" office:value="15185" calcext:value-type="float">
            <text:p>15185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28" calcext:value-type="float">
            <text:p>128</text:p>
          </table:table-cell>
          <table:table-cell office:value-type="float" office:value="15280" calcext:value-type="float">
            <text:p>15280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28" calcext:value-type="float">
            <text:p>128</text:p>
          </table:table-cell>
          <table:table-cell office:value-type="float" office:value="15091" calcext:value-type="float">
            <text:p>15091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15520" calcext:value-type="float">
            <text:p>15520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15165" calcext:value-type="float">
            <text:p>15165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8" calcext:value-type="float">
            <text:p>128</text:p>
          </table:table-cell>
          <table:table-cell office:value-type="float" office:value="15369" calcext:value-type="float">
            <text:p>15369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8" calcext:value-type="float">
            <text:p>128</text:p>
          </table:table-cell>
          <table:table-cell office:value-type="float" office:value="15248" calcext:value-type="float">
            <text:p>15248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8" calcext:value-type="float">
            <text:p>128</text:p>
          </table:table-cell>
          <table:table-cell office:value-type="float" office:value="15273" calcext:value-type="float">
            <text:p>15273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8" calcext:value-type="float">
            <text:p>128</text:p>
          </table:table-cell>
          <table:table-cell office:value-type="float" office:value="14881" calcext:value-type="float">
            <text:p>14881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28" calcext:value-type="float">
            <text:p>128</text:p>
          </table:table-cell>
          <table:table-cell office:value-type="float" office:value="14805" calcext:value-type="float">
            <text:p>14805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28" calcext:value-type="float">
            <text:p>128</text:p>
          </table:table-cell>
          <table:table-cell office:value-type="float" office:value="14688" calcext:value-type="float">
            <text:p>14688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28" calcext:value-type="float">
            <text:p>128</text:p>
          </table:table-cell>
          <table:table-cell office:value-type="float" office:value="14683" calcext:value-type="float">
            <text:p>14683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28" calcext:value-type="float">
            <text:p>128</text:p>
          </table:table-cell>
          <table:table-cell office:value-type="float" office:value="14696" calcext:value-type="float">
            <text:p>14696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15073" calcext:value-type="float">
            <text:p>15073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28" calcext:value-type="float">
            <text:p>128</text:p>
          </table:table-cell>
          <table:table-cell office:value-type="float" office:value="15262" calcext:value-type="float">
            <text:p>15262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8" calcext:value-type="float">
            <text:p>128</text:p>
          </table:table-cell>
          <table:table-cell office:value-type="float" office:value="15560" calcext:value-type="float">
            <text:p>15560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8" calcext:value-type="float">
            <text:p>128</text:p>
          </table:table-cell>
          <table:table-cell office:value-type="float" office:value="15238" calcext:value-type="float">
            <text:p>15238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  <table:table-cell office:value-type="float" office:value="15112" calcext:value-type="float">
            <text:p>15112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28" calcext:value-type="float">
            <text:p>128</text:p>
          </table:table-cell>
          <table:table-cell office:value-type="float" office:value="15138" calcext:value-type="float">
            <text:p>15138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15089" calcext:value-type="float">
            <text:p>15089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" calcext:value-type="float">
            <text:p>128</text:p>
          </table:table-cell>
          <table:table-cell office:value-type="float" office:value="15087" calcext:value-type="float">
            <text:p>15087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8" calcext:value-type="float">
            <text:p>128</text:p>
          </table:table-cell>
          <table:table-cell office:value-type="float" office:value="14897" calcext:value-type="float">
            <text:p>14897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28" calcext:value-type="float">
            <text:p>128</text:p>
          </table:table-cell>
          <table:table-cell office:value-type="float" office:value="14908" calcext:value-type="float">
            <text:p>1490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8" calcext:value-type="float">
            <text:p>128</text:p>
          </table:table-cell>
          <table:table-cell office:value-type="float" office:value="14577" calcext:value-type="float">
            <text:p>14577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28" calcext:value-type="float">
            <text:p>128</text:p>
          </table:table-cell>
          <table:table-cell office:value-type="float" office:value="14477" calcext:value-type="float">
            <text:p>14477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8" calcext:value-type="float">
            <text:p>128</text:p>
          </table:table-cell>
          <table:table-cell office:value-type="float" office:value="14513" calcext:value-type="float">
            <text:p>1451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28" calcext:value-type="float">
            <text:p>128</text:p>
          </table:table-cell>
          <table:table-cell office:value-type="float" office:value="14580" calcext:value-type="float">
            <text:p>14580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28" calcext:value-type="float">
            <text:p>128</text:p>
          </table:table-cell>
          <table:table-cell office:value-type="float" office:value="15118" calcext:value-type="float">
            <text:p>15118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8" calcext:value-type="float">
            <text:p>128</text:p>
          </table:table-cell>
          <table:table-cell office:value-type="float" office:value="15130" calcext:value-type="float">
            <text:p>15130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8" calcext:value-type="float">
            <text:p>128</text:p>
          </table:table-cell>
          <table:table-cell office:value-type="float" office:value="15000" calcext:value-type="float">
            <text:p>1500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14784" calcext:value-type="float">
            <text:p>14784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28" calcext:value-type="float">
            <text:p>128</text:p>
          </table:table-cell>
          <table:table-cell office:value-type="float" office:value="14815" calcext:value-type="float">
            <text:p>1481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8" calcext:value-type="float">
            <text:p>128</text:p>
          </table:table-cell>
          <table:table-cell office:value-type="float" office:value="14410" calcext:value-type="float">
            <text:p>1441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14356" calcext:value-type="float">
            <text:p>14356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28" calcext:value-type="float">
            <text:p>128</text:p>
          </table:table-cell>
          <table:table-cell office:value-type="float" office:value="15154" calcext:value-type="float">
            <text:p>15154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28" calcext:value-type="float">
            <text:p>128</text:p>
          </table:table-cell>
          <table:table-cell office:value-type="float" office:value="15143" calcext:value-type="float">
            <text:p>1514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8" calcext:value-type="float">
            <text:p>128</text:p>
          </table:table-cell>
          <table:table-cell office:value-type="float" office:value="15050" calcext:value-type="float">
            <text:p>1505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14791" calcext:value-type="float">
            <text:p>14791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14387" calcext:value-type="float">
            <text:p>14387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28" calcext:value-type="float">
            <text:p>128</text:p>
          </table:table-cell>
          <table:table-cell office:value-type="float" office:value="14413" calcext:value-type="float">
            <text:p>1441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8" calcext:value-type="float">
            <text:p>128</text:p>
          </table:table-cell>
          <table:table-cell office:value-type="float" office:value="15165" calcext:value-type="float">
            <text:p>15165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28" calcext:value-type="float">
            <text:p>128</text:p>
          </table:table-cell>
          <table:table-cell office:value-type="float" office:value="14957" calcext:value-type="float">
            <text:p>14957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8" calcext:value-type="float">
            <text:p>128</text:p>
          </table:table-cell>
          <table:table-cell office:value-type="float" office:value="14642" calcext:value-type="float">
            <text:p>14642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14443" calcext:value-type="float">
            <text:p>14443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14751" calcext:value-type="float">
            <text:p>14751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8" calcext:value-type="float">
            <text:p>128</text:p>
          </table:table-cell>
          <table:table-cell office:value-type="float" office:value="15272" calcext:value-type="float">
            <text:p>15272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8" calcext:value-type="float">
            <text:p>128</text:p>
          </table:table-cell>
          <table:table-cell office:value-type="float" office:value="14965" calcext:value-type="float">
            <text:p>1496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14458" calcext:value-type="float">
            <text:p>14458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14477" calcext:value-type="float">
            <text:p>14477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28" calcext:value-type="float">
            <text:p>128</text:p>
          </table:table-cell>
          <table:table-cell office:value-type="float" office:value="15351" calcext:value-type="float">
            <text:p>15351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8" calcext:value-type="float">
            <text:p>128</text:p>
          </table:table-cell>
          <table:table-cell office:value-type="float" office:value="15053" calcext:value-type="float">
            <text:p>15053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28" calcext:value-type="float">
            <text:p>128</text:p>
          </table:table-cell>
          <table:table-cell office:value-type="float" office:value="14504" calcext:value-type="float">
            <text:p>14504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28" calcext:value-type="float">
            <text:p>128</text:p>
          </table:table-cell>
          <table:table-cell office:value-type="float" office:value="14612" calcext:value-type="float">
            <text:p>14612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office:value-type="float" office:value="15120" calcext:value-type="float">
            <text:p>15120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8" calcext:value-type="float">
            <text:p>128</text:p>
          </table:table-cell>
          <table:table-cell office:value-type="float" office:value="15024" calcext:value-type="float">
            <text:p>15024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28" calcext:value-type="float">
            <text:p>128</text:p>
          </table:table-cell>
          <table:table-cell office:value-type="float" office:value="14658" calcext:value-type="float">
            <text:p>14658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28" calcext:value-type="float">
            <text:p>128</text:p>
          </table:table-cell>
          <table:table-cell office:value-type="float" office:value="15518" calcext:value-type="float">
            <text:p>15518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8" calcext:value-type="float">
            <text:p>128</text:p>
          </table:table-cell>
          <table:table-cell office:value-type="float" office:value="15264" calcext:value-type="float">
            <text:p>15264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14705" calcext:value-type="float">
            <text:p>14705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8" calcext:value-type="float">
            <text:p>128</text:p>
          </table:table-cell>
          <table:table-cell office:value-type="float" office:value="14621" calcext:value-type="float">
            <text:p>14621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28" calcext:value-type="float">
            <text:p>128</text:p>
          </table:table-cell>
          <table:table-cell office:value-type="float" office:value="15401" calcext:value-type="float">
            <text:p>15401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28" calcext:value-type="float">
            <text:p>128</text:p>
          </table:table-cell>
          <table:table-cell office:value-type="float" office:value="14965" calcext:value-type="float">
            <text:p>1496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15073" calcext:value-type="float">
            <text:p>15073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15757" calcext:value-type="float">
            <text:p>15757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28" calcext:value-type="float">
            <text:p>128</text:p>
          </table:table-cell>
          <table:table-cell office:value-type="float" office:value="15305" calcext:value-type="float">
            <text:p>15305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28" calcext:value-type="float">
            <text:p>128</text:p>
          </table:table-cell>
          <table:table-cell office:value-type="float" office:value="14580" calcext:value-type="float">
            <text:p>14580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28" calcext:value-type="float">
            <text:p>128</text:p>
          </table:table-cell>
          <table:table-cell office:value-type="float" office:value="15448" calcext:value-type="float">
            <text:p>15448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28" calcext:value-type="float">
            <text:p>128</text:p>
          </table:table-cell>
          <table:table-cell office:value-type="float" office:value="14951" calcext:value-type="float">
            <text:p>14951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  <table:table-cell office:value-type="float" office:value="14628" calcext:value-type="float">
            <text:p>14628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8" calcext:value-type="float">
            <text:p>128</text:p>
          </table:table-cell>
          <table:table-cell office:value-type="float" office:value="15473" calcext:value-type="float">
            <text:p>15473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8" calcext:value-type="float">
            <text:p>128</text:p>
          </table:table-cell>
          <table:table-cell office:value-type="float" office:value="15396" calcext:value-type="float">
            <text:p>15396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8" calcext:value-type="float">
            <text:p>128</text:p>
          </table:table-cell>
          <table:table-cell office:value-type="float" office:value="14674" calcext:value-type="float">
            <text:p>14674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28" calcext:value-type="float">
            <text:p>128</text:p>
          </table:table-cell>
          <table:table-cell office:value-type="float" office:value="15594" calcext:value-type="float">
            <text:p>15594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" calcext:value-type="float">
            <text:p>128</text:p>
          </table:table-cell>
          <table:table-cell office:value-type="float" office:value="14649" calcext:value-type="float">
            <text:p>14649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28" calcext:value-type="float">
            <text:p>128</text:p>
          </table:table-cell>
          <table:table-cell office:value-type="float" office:value="14853" calcext:value-type="float">
            <text:p>14853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" calcext:value-type="float">
            <text:p>128</text:p>
          </table:table-cell>
          <table:table-cell office:value-type="float" office:value="15546" calcext:value-type="float">
            <text:p>15546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8" calcext:value-type="float">
            <text:p>128</text:p>
          </table:table-cell>
          <table:table-cell office:value-type="float" office:value="14963" calcext:value-type="float">
            <text:p>14963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28" calcext:value-type="float">
            <text:p>128</text:p>
          </table:table-cell>
          <table:table-cell office:value-type="float" office:value="15740" calcext:value-type="float">
            <text:p>1574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14988" calcext:value-type="float">
            <text:p>14988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8" calcext:value-type="float">
            <text:p>128</text:p>
          </table:table-cell>
          <table:table-cell office:value-type="float" office:value="14793" calcext:value-type="float">
            <text:p>1479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15638" calcext:value-type="float">
            <text:p>15638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28" calcext:value-type="float">
            <text:p>128</text:p>
          </table:table-cell>
          <table:table-cell office:value-type="float" office:value="15122" calcext:value-type="float">
            <text:p>15122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8" calcext:value-type="float">
            <text:p>128</text:p>
          </table:table-cell>
          <table:table-cell office:value-type="float" office:value="15795" calcext:value-type="float">
            <text:p>15795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15236" calcext:value-type="float">
            <text:p>15236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8" calcext:value-type="float">
            <text:p>128</text:p>
          </table:table-cell>
          <table:table-cell office:value-type="float" office:value="14615" calcext:value-type="float">
            <text:p>14615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15699" calcext:value-type="float">
            <text:p>15699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8" calcext:value-type="float">
            <text:p>128</text:p>
          </table:table-cell>
          <table:table-cell office:value-type="float" office:value="15072" calcext:value-type="float">
            <text:p>15072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8" calcext:value-type="float">
            <text:p>128</text:p>
          </table:table-cell>
          <table:table-cell office:value-type="float" office:value="15922" calcext:value-type="float">
            <text:p>15922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15145" calcext:value-type="float">
            <text:p>15145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8" calcext:value-type="float">
            <text:p>128</text:p>
          </table:table-cell>
          <table:table-cell office:value-type="float" office:value="15072" calcext:value-type="float">
            <text:p>15072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28" calcext:value-type="float">
            <text:p>128</text:p>
          </table:table-cell>
          <table:table-cell office:value-type="float" office:value="15614" calcext:value-type="float">
            <text:p>15614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8" calcext:value-type="float">
            <text:p>128</text:p>
          </table:table-cell>
          <table:table-cell office:value-type="float" office:value="14402" calcext:value-type="float">
            <text:p>14402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8" calcext:value-type="float">
            <text:p>128</text:p>
          </table:table-cell>
          <table:table-cell office:value-type="float" office:value="15807" calcext:value-type="float">
            <text:p>15807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8" calcext:value-type="float">
            <text:p>128</text:p>
          </table:table-cell>
          <table:table-cell office:value-type="float" office:value="14814" calcext:value-type="float">
            <text:p>14814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8" calcext:value-type="float">
            <text:p>128</text:p>
          </table:table-cell>
          <table:table-cell office:value-type="float" office:value="16106" calcext:value-type="float">
            <text:p>16106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28" calcext:value-type="float">
            <text:p>128</text:p>
          </table:table-cell>
          <table:table-cell office:value-type="float" office:value="15261" calcext:value-type="float">
            <text:p>15261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8" calcext:value-type="float">
            <text:p>128</text:p>
          </table:table-cell>
          <table:table-cell office:value-type="float" office:value="15048" calcext:value-type="float">
            <text:p>15048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8" calcext:value-type="float">
            <text:p>128</text:p>
          </table:table-cell>
          <table:table-cell office:value-type="float" office:value="16103" calcext:value-type="float">
            <text:p>1610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28" calcext:value-type="float">
            <text:p>128</text:p>
          </table:table-cell>
          <table:table-cell office:value-type="float" office:value="14958" calcext:value-type="float">
            <text:p>14958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8" calcext:value-type="float">
            <text:p>128</text:p>
          </table:table-cell>
          <table:table-cell office:value-type="float" office:value="15686" calcext:value-type="float">
            <text:p>15686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28" calcext:value-type="float">
            <text:p>128</text:p>
          </table:table-cell>
          <table:table-cell office:value-type="float" office:value="14851" calcext:value-type="float">
            <text:p>14851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16236" calcext:value-type="float">
            <text:p>16236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8" calcext:value-type="float">
            <text:p>128</text:p>
          </table:table-cell>
          <table:table-cell office:value-type="float" office:value="14803" calcext:value-type="float">
            <text:p>14803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8" calcext:value-type="float">
            <text:p>128</text:p>
          </table:table-cell>
          <table:table-cell office:value-type="float" office:value="15937" calcext:value-type="float">
            <text:p>15937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8" calcext:value-type="float">
            <text:p>128</text:p>
          </table:table-cell>
          <table:table-cell office:value-type="float" office:value="15451" calcext:value-type="float">
            <text:p>15451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8" calcext:value-type="float">
            <text:p>128</text:p>
          </table:table-cell>
          <table:table-cell office:value-type="float" office:value="15717" calcext:value-type="float">
            <text:p>15717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8" calcext:value-type="float">
            <text:p>128</text:p>
          </table:table-cell>
          <table:table-cell office:value-type="float" office:value="14919" calcext:value-type="float">
            <text:p>14919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8" calcext:value-type="float">
            <text:p>128</text:p>
          </table:table-cell>
          <table:table-cell office:value-type="float" office:value="16761" calcext:value-type="float">
            <text:p>16761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28" calcext:value-type="float">
            <text:p>128</text:p>
          </table:table-cell>
          <table:table-cell office:value-type="float" office:value="15020" calcext:value-type="float">
            <text:p>15020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8" calcext:value-type="float">
            <text:p>128</text:p>
          </table:table-cell>
          <table:table-cell office:value-type="float" office:value="15916" calcext:value-type="float">
            <text:p>15916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15724" calcext:value-type="float">
            <text:p>15724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8" calcext:value-type="float">
            <text:p>128</text:p>
          </table:table-cell>
          <table:table-cell office:value-type="float" office:value="16004" calcext:value-type="float">
            <text:p>16004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28" calcext:value-type="float">
            <text:p>128</text:p>
          </table:table-cell>
          <table:table-cell office:value-type="float" office:value="14997" calcext:value-type="float">
            <text:p>14997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16455" calcext:value-type="float">
            <text:p>1645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28" calcext:value-type="float">
            <text:p>128</text:p>
          </table:table-cell>
          <table:table-cell office:value-type="float" office:value="15207" calcext:value-type="float">
            <text:p>15207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" calcext:value-type="float">
            <text:p>128</text:p>
          </table:table-cell>
          <table:table-cell office:value-type="float" office:value="16173" calcext:value-type="float">
            <text:p>16173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8" calcext:value-type="float">
            <text:p>128</text:p>
          </table:table-cell>
          <table:table-cell office:value-type="float" office:value="15731" calcext:value-type="float">
            <text:p>1573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8" calcext:value-type="float">
            <text:p>128</text:p>
          </table:table-cell>
          <table:table-cell office:value-type="float" office:value="16188" calcext:value-type="float">
            <text:p>16188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28" calcext:value-type="float">
            <text:p>128</text:p>
          </table:table-cell>
          <table:table-cell office:value-type="float" office:value="15212" calcext:value-type="float">
            <text:p>1521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28" calcext:value-type="float">
            <text:p>128</text:p>
          </table:table-cell>
          <table:table-cell office:value-type="float" office:value="16518" calcext:value-type="float">
            <text:p>16518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8" calcext:value-type="float">
            <text:p>128</text:p>
          </table:table-cell>
          <table:table-cell office:value-type="float" office:value="15149" calcext:value-type="float">
            <text:p>15149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28" calcext:value-type="float">
            <text:p>128</text:p>
          </table:table-cell>
          <table:table-cell office:value-type="float" office:value="16184" calcext:value-type="float">
            <text:p>1618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28" calcext:value-type="float">
            <text:p>128</text:p>
          </table:table-cell>
          <table:table-cell office:value-type="float" office:value="15418" calcext:value-type="float">
            <text:p>1541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8" calcext:value-type="float">
            <text:p>128</text:p>
          </table:table-cell>
          <table:table-cell office:value-type="float" office:value="16171" calcext:value-type="float">
            <text:p>16171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8" calcext:value-type="float">
            <text:p>128</text:p>
          </table:table-cell>
          <table:table-cell office:value-type="float" office:value="15651" calcext:value-type="float">
            <text:p>1565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28" calcext:value-type="float">
            <text:p>128</text:p>
          </table:table-cell>
          <table:table-cell office:value-type="float" office:value="15952" calcext:value-type="float">
            <text:p>15952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28" calcext:value-type="float">
            <text:p>128</text:p>
          </table:table-cell>
          <table:table-cell office:value-type="float" office:value="14797" calcext:value-type="float">
            <text:p>14797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28" calcext:value-type="float">
            <text:p>128</text:p>
          </table:table-cell>
          <table:table-cell office:value-type="float" office:value="16210" calcext:value-type="float">
            <text:p>16210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8" calcext:value-type="float">
            <text:p>128</text:p>
          </table:table-cell>
          <table:table-cell office:value-type="float" office:value="14572" calcext:value-type="float">
            <text:p>14572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8" calcext:value-type="float">
            <text:p>128</text:p>
          </table:table-cell>
          <table:table-cell office:value-type="float" office:value="16472" calcext:value-type="float">
            <text:p>16472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28" calcext:value-type="float">
            <text:p>128</text:p>
          </table:table-cell>
          <table:table-cell office:value-type="float" office:value="15160" calcext:value-type="float">
            <text:p>1516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8" calcext:value-type="float">
            <text:p>128</text:p>
          </table:table-cell>
          <table:table-cell office:value-type="float" office:value="15295" calcext:value-type="float">
            <text:p>15295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28" calcext:value-type="float">
            <text:p>128</text:p>
          </table:table-cell>
          <table:table-cell office:value-type="float" office:value="15857" calcext:value-type="float">
            <text:p>15857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8" calcext:value-type="float">
            <text:p>128</text:p>
          </table:table-cell>
          <table:table-cell office:value-type="float" office:value="15225" calcext:value-type="float">
            <text:p>15225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28" calcext:value-type="float">
            <text:p>128</text:p>
          </table:table-cell>
          <table:table-cell office:value-type="float" office:value="16869" calcext:value-type="float">
            <text:p>16869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8" calcext:value-type="float">
            <text:p>128</text:p>
          </table:table-cell>
          <table:table-cell office:value-type="float" office:value="14861" calcext:value-type="float">
            <text:p>14861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28" calcext:value-type="float">
            <text:p>128</text:p>
          </table:table-cell>
          <table:table-cell office:value-type="float" office:value="16447" calcext:value-type="float">
            <text:p>16447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8" calcext:value-type="float">
            <text:p>128</text:p>
          </table:table-cell>
          <table:table-cell office:value-type="float" office:value="15049" calcext:value-type="float">
            <text:p>15049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16168" calcext:value-type="float">
            <text:p>16168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28" calcext:value-type="float">
            <text:p>128</text:p>
          </table:table-cell>
          <table:table-cell office:value-type="float" office:value="15538" calcext:value-type="float">
            <text:p>15538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8" calcext:value-type="float">
            <text:p>128</text:p>
          </table:table-cell>
          <table:table-cell office:value-type="float" office:value="15488" calcext:value-type="float">
            <text:p>1548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28" calcext:value-type="float">
            <text:p>128</text:p>
          </table:table-cell>
          <table:table-cell office:value-type="float" office:value="17544" calcext:value-type="float">
            <text:p>17544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28" calcext:value-type="float">
            <text:p>128</text:p>
          </table:table-cell>
          <table:table-cell office:value-type="float" office:value="15077" calcext:value-type="float">
            <text:p>15077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8" calcext:value-type="float">
            <text:p>128</text:p>
          </table:table-cell>
          <table:table-cell office:value-type="float" office:value="16603" calcext:value-type="float">
            <text:p>16603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15111" calcext:value-type="float">
            <text:p>15111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28" calcext:value-type="float">
            <text:p>128</text:p>
          </table:table-cell>
          <table:table-cell office:value-type="float" office:value="15845" calcext:value-type="float">
            <text:p>15845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8" calcext:value-type="float">
            <text:p>128</text:p>
          </table:table-cell>
          <table:table-cell office:value-type="float" office:value="15362" calcext:value-type="float">
            <text:p>15362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15314" calcext:value-type="float">
            <text:p>15314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8" calcext:value-type="float">
            <text:p>128</text:p>
          </table:table-cell>
          <table:table-cell office:value-type="float" office:value="17011" calcext:value-type="float">
            <text:p>17011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28" calcext:value-type="float">
            <text:p>128</text:p>
          </table:table-cell>
          <table:table-cell office:value-type="float" office:value="15293" calcext:value-type="float">
            <text:p>15293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28" calcext:value-type="float">
            <text:p>128</text:p>
          </table:table-cell>
          <table:table-cell office:value-type="float" office:value="17042" calcext:value-type="float">
            <text:p>17042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8" calcext:value-type="float">
            <text:p>128</text:p>
          </table:table-cell>
          <table:table-cell office:value-type="float" office:value="15212" calcext:value-type="float">
            <text:p>15212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8" calcext:value-type="float">
            <text:p>128</text:p>
          </table:table-cell>
          <table:table-cell office:value-type="float" office:value="16572" calcext:value-type="float">
            <text:p>16572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" calcext:value-type="float">
            <text:p>128</text:p>
          </table:table-cell>
          <table:table-cell office:value-type="float" office:value="16674" calcext:value-type="float">
            <text:p>16674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" calcext:value-type="float">
            <text:p>128</text:p>
          </table:table-cell>
          <table:table-cell office:value-type="float" office:value="15931" calcext:value-type="float">
            <text:p>15931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8" calcext:value-type="float">
            <text:p>128</text:p>
          </table:table-cell>
          <table:table-cell office:value-type="float" office:value="16264" calcext:value-type="float">
            <text:p>16264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8" calcext:value-type="float">
            <text:p>128</text:p>
          </table:table-cell>
          <table:table-cell office:value-type="float" office:value="15706" calcext:value-type="float">
            <text:p>15706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28" calcext:value-type="float">
            <text:p>128</text:p>
          </table:table-cell>
          <table:table-cell office:value-type="float" office:value="15683" calcext:value-type="float">
            <text:p>15683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8" calcext:value-type="float">
            <text:p>128</text:p>
          </table:table-cell>
          <table:table-cell office:value-type="float" office:value="16848" calcext:value-type="float">
            <text:p>16848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8" calcext:value-type="float">
            <text:p>128</text:p>
          </table:table-cell>
          <table:table-cell office:value-type="float" office:value="15499" calcext:value-type="float">
            <text:p>15499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28" calcext:value-type="float">
            <text:p>128</text:p>
          </table:table-cell>
          <table:table-cell office:value-type="float" office:value="16495" calcext:value-type="float">
            <text:p>16495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8" calcext:value-type="float">
            <text:p>128</text:p>
          </table:table-cell>
          <table:table-cell office:value-type="float" office:value="15628" calcext:value-type="float">
            <text:p>15628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28" calcext:value-type="float">
            <text:p>128</text:p>
          </table:table-cell>
          <table:table-cell office:value-type="float" office:value="16341" calcext:value-type="float">
            <text:p>16341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17251" calcext:value-type="float">
            <text:p>17251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8" calcext:value-type="float">
            <text:p>128</text:p>
          </table:table-cell>
          <table:table-cell office:value-type="float" office:value="15641" calcext:value-type="float">
            <text:p>15641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28" calcext:value-type="float">
            <text:p>128</text:p>
          </table:table-cell>
          <table:table-cell office:value-type="float" office:value="16484" calcext:value-type="float">
            <text:p>1648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8" calcext:value-type="float">
            <text:p>128</text:p>
          </table:table-cell>
          <table:table-cell office:value-type="float" office:value="16555" calcext:value-type="float">
            <text:p>16555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28" calcext:value-type="float">
            <text:p>128</text:p>
          </table:table-cell>
          <table:table-cell office:value-type="float" office:value="15900" calcext:value-type="float">
            <text:p>1590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28" calcext:value-type="float">
            <text:p>128</text:p>
          </table:table-cell>
          <table:table-cell office:value-type="float" office:value="16461" calcext:value-type="float">
            <text:p>16461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8" calcext:value-type="float">
            <text:p>128</text:p>
          </table:table-cell>
          <table:table-cell office:value-type="float" office:value="15538" calcext:value-type="float">
            <text:p>1553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8" calcext:value-type="float">
            <text:p>128</text:p>
          </table:table-cell>
          <table:table-cell office:value-type="float" office:value="16046" calcext:value-type="float">
            <text:p>16046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28" calcext:value-type="float">
            <text:p>128</text:p>
          </table:table-cell>
          <table:table-cell office:value-type="float" office:value="16766" calcext:value-type="float">
            <text:p>16766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28" calcext:value-type="float">
            <text:p>128</text:p>
          </table:table-cell>
          <table:table-cell office:value-type="float" office:value="15796" calcext:value-type="float">
            <text:p>15796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16080" calcext:value-type="float">
            <text:p>16080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28" calcext:value-type="float">
            <text:p>128</text:p>
          </table:table-cell>
          <table:table-cell office:value-type="float" office:value="18420" calcext:value-type="float">
            <text:p>1842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28" calcext:value-type="float">
            <text:p>128</text:p>
          </table:table-cell>
          <table:table-cell office:value-type="float" office:value="15312" calcext:value-type="float">
            <text:p>15312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8" calcext:value-type="float">
            <text:p>128</text:p>
          </table:table-cell>
          <table:table-cell office:value-type="float" office:value="17893" calcext:value-type="float">
            <text:p>17893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28" calcext:value-type="float">
            <text:p>128</text:p>
          </table:table-cell>
          <table:table-cell office:value-type="float" office:value="15782" calcext:value-type="float">
            <text:p>15782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8" calcext:value-type="float">
            <text:p>128</text:p>
          </table:table-cell>
          <table:table-cell office:value-type="float" office:value="16821" calcext:value-type="float">
            <text:p>16821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28" calcext:value-type="float">
            <text:p>128</text:p>
          </table:table-cell>
          <table:table-cell office:value-type="float" office:value="16633" calcext:value-type="float">
            <text:p>16633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28" calcext:value-type="float">
            <text:p>128</text:p>
          </table:table-cell>
          <table:table-cell office:value-type="float" office:value="16543" calcext:value-type="float">
            <text:p>16543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28" calcext:value-type="float">
            <text:p>128</text:p>
          </table:table-cell>
          <table:table-cell office:value-type="float" office:value="16049" calcext:value-type="float">
            <text:p>16049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8" calcext:value-type="float">
            <text:p>128</text:p>
          </table:table-cell>
          <table:table-cell office:value-type="float" office:value="17325" calcext:value-type="float">
            <text:p>17325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15818" calcext:value-type="float">
            <text:p>15818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8" calcext:value-type="float">
            <text:p>128</text:p>
          </table:table-cell>
          <table:table-cell office:value-type="float" office:value="16351" calcext:value-type="float">
            <text:p>16351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8" calcext:value-type="float">
            <text:p>128</text:p>
          </table:table-cell>
          <table:table-cell office:value-type="float" office:value="17265" calcext:value-type="float">
            <text:p>17265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8" calcext:value-type="float">
            <text:p>128</text:p>
          </table:table-cell>
          <table:table-cell office:value-type="float" office:value="15497" calcext:value-type="float">
            <text:p>15497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8" calcext:value-type="float">
            <text:p>128</text:p>
          </table:table-cell>
          <table:table-cell office:value-type="float" office:value="16975" calcext:value-type="float">
            <text:p>16975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17340" calcext:value-type="float">
            <text:p>17340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8" calcext:value-type="float">
            <text:p>128</text:p>
          </table:table-cell>
          <table:table-cell office:value-type="float" office:value="16413" calcext:value-type="float">
            <text:p>16413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8" calcext:value-type="float">
            <text:p>128</text:p>
          </table:table-cell>
          <table:table-cell office:value-type="float" office:value="16484" calcext:value-type="float">
            <text:p>16484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8" calcext:value-type="float">
            <text:p>128</text:p>
          </table:table-cell>
          <table:table-cell office:value-type="float" office:value="17768" calcext:value-type="float">
            <text:p>17768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8" calcext:value-type="float">
            <text:p>128</text:p>
          </table:table-cell>
          <table:table-cell office:value-type="float" office:value="15964" calcext:value-type="float">
            <text:p>15964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16245" calcext:value-type="float">
            <text:p>16245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8" calcext:value-type="float">
            <text:p>128</text:p>
          </table:table-cell>
          <table:table-cell office:value-type="float" office:value="17756" calcext:value-type="float">
            <text:p>17756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8" calcext:value-type="float">
            <text:p>128</text:p>
          </table:table-cell>
          <table:table-cell office:value-type="float" office:value="15965" calcext:value-type="float">
            <text:p>15965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8" calcext:value-type="float">
            <text:p>128</text:p>
          </table:table-cell>
          <table:table-cell office:value-type="float" office:value="17392" calcext:value-type="float">
            <text:p>17392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17728" calcext:value-type="float">
            <text:p>17728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8" calcext:value-type="float">
            <text:p>128</text:p>
          </table:table-cell>
          <table:table-cell office:value-type="float" office:value="16395" calcext:value-type="float">
            <text:p>16395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8" calcext:value-type="float">
            <text:p>128</text:p>
          </table:table-cell>
          <table:table-cell office:value-type="float" office:value="16593" calcext:value-type="float">
            <text:p>16593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8" calcext:value-type="float">
            <text:p>128</text:p>
          </table:table-cell>
          <table:table-cell office:value-type="float" office:value="17843" calcext:value-type="float">
            <text:p>17843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8" calcext:value-type="float">
            <text:p>128</text:p>
          </table:table-cell>
          <table:table-cell office:value-type="float" office:value="17290" calcext:value-type="float">
            <text:p>1729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8" calcext:value-type="float">
            <text:p>128</text:p>
          </table:table-cell>
          <table:table-cell office:value-type="float" office:value="16709" calcext:value-type="float">
            <text:p>16709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8" calcext:value-type="float">
            <text:p>128</text:p>
          </table:table-cell>
          <table:table-cell office:value-type="float" office:value="18476" calcext:value-type="float">
            <text:p>18476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8" calcext:value-type="float">
            <text:p>128</text:p>
          </table:table-cell>
          <table:table-cell office:value-type="float" office:value="16661" calcext:value-type="float">
            <text:p>1666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8" calcext:value-type="float">
            <text:p>128</text:p>
          </table:table-cell>
          <table:table-cell office:value-type="float" office:value="16577" calcext:value-type="float">
            <text:p>16577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8" calcext:value-type="float">
            <text:p>128</text:p>
          </table:table-cell>
          <table:table-cell office:value-type="float" office:value="17417" calcext:value-type="float">
            <text:p>17417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8" calcext:value-type="float">
            <text:p>128</text:p>
          </table:table-cell>
          <table:table-cell office:value-type="float" office:value="16556" calcext:value-type="float">
            <text:p>16556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8" calcext:value-type="float">
            <text:p>128</text:p>
          </table:table-cell>
          <table:table-cell office:value-type="float" office:value="17511" calcext:value-type="float">
            <text:p>17511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" calcext:value-type="float">
            <text:p>128</text:p>
          </table:table-cell>
          <table:table-cell office:value-type="float" office:value="17439" calcext:value-type="float">
            <text:p>17439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" calcext:value-type="float">
            <text:p>128</text:p>
          </table:table-cell>
          <table:table-cell office:value-type="float" office:value="18972" calcext:value-type="float">
            <text:p>18972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8" calcext:value-type="float">
            <text:p>128</text:p>
          </table:table-cell>
          <table:table-cell office:value-type="float" office:value="16243" calcext:value-type="float">
            <text:p>16243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8" calcext:value-type="float">
            <text:p>128</text:p>
          </table:table-cell>
          <table:table-cell office:value-type="float" office:value="16912" calcext:value-type="float">
            <text:p>16912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19244" calcext:value-type="float">
            <text:p>19244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8" calcext:value-type="float">
            <text:p>128</text:p>
          </table:table-cell>
          <table:table-cell office:value-type="float" office:value="16608" calcext:value-type="float">
            <text:p>16608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28" calcext:value-type="float">
            <text:p>128</text:p>
          </table:table-cell>
          <table:table-cell office:value-type="float" office:value="17190" calcext:value-type="float">
            <text:p>17190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28" calcext:value-type="float">
            <text:p>128</text:p>
          </table:table-cell>
          <table:table-cell office:value-type="float" office:value="18289" calcext:value-type="float">
            <text:p>18289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8" calcext:value-type="float">
            <text:p>128</text:p>
          </table:table-cell>
          <table:table-cell office:value-type="float" office:value="16473" calcext:value-type="float">
            <text:p>16473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8" calcext:value-type="float">
            <text:p>128</text:p>
          </table:table-cell>
          <table:table-cell office:value-type="float" office:value="17374" calcext:value-type="float">
            <text:p>17374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8" calcext:value-type="float">
            <text:p>128</text:p>
          </table:table-cell>
          <table:table-cell office:value-type="float" office:value="17623" calcext:value-type="float">
            <text:p>17623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8" calcext:value-type="float">
            <text:p>128</text:p>
          </table:table-cell>
          <table:table-cell office:value-type="float" office:value="18035" calcext:value-type="float">
            <text:p>18035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8" calcext:value-type="float">
            <text:p>128</text:p>
          </table:table-cell>
          <table:table-cell office:value-type="float" office:value="17439" calcext:value-type="float">
            <text:p>17439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28" calcext:value-type="float">
            <text:p>128</text:p>
          </table:table-cell>
          <table:table-cell office:value-type="float" office:value="17069" calcext:value-type="float">
            <text:p>17069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18448" calcext:value-type="float">
            <text:p>1844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8" calcext:value-type="float">
            <text:p>128</text:p>
          </table:table-cell>
          <table:table-cell office:value-type="float" office:value="16912" calcext:value-type="float">
            <text:p>16912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8" calcext:value-type="float">
            <text:p>128</text:p>
          </table:table-cell>
          <table:table-cell office:value-type="float" office:value="16971" calcext:value-type="float">
            <text:p>16971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8" calcext:value-type="float">
            <text:p>128</text:p>
          </table:table-cell>
          <table:table-cell office:value-type="float" office:value="18651" calcext:value-type="float">
            <text:p>18651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8" calcext:value-type="float">
            <text:p>128</text:p>
          </table:table-cell>
          <table:table-cell office:value-type="float" office:value="18492" calcext:value-type="float">
            <text:p>18492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8" calcext:value-type="float">
            <text:p>128</text:p>
          </table:table-cell>
          <table:table-cell office:value-type="float" office:value="16978" calcext:value-type="float">
            <text:p>16978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8" calcext:value-type="float">
            <text:p>128</text:p>
          </table:table-cell>
          <table:table-cell office:value-type="float" office:value="18272" calcext:value-type="float">
            <text:p>18272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8" calcext:value-type="float">
            <text:p>128</text:p>
          </table:table-cell>
          <table:table-cell office:value-type="float" office:value="18341" calcext:value-type="float">
            <text:p>18341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table-cell office:value-type="float" office:value="17287" calcext:value-type="float">
            <text:p>17287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8" calcext:value-type="float">
            <text:p>128</text:p>
          </table:table-cell>
          <table:table-cell office:value-type="float" office:value="17099" calcext:value-type="float">
            <text:p>1709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8" calcext:value-type="float">
            <text:p>128</text:p>
          </table:table-cell>
          <table:table-cell office:value-type="float" office:value="17587" calcext:value-type="float">
            <text:p>17587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8" calcext:value-type="float">
            <text:p>128</text:p>
          </table:table-cell>
          <table:table-cell office:value-type="float" office:value="19520" calcext:value-type="float">
            <text:p>1952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8" calcext:value-type="float">
            <text:p>128</text:p>
          </table:table-cell>
          <table:table-cell office:value-type="float" office:value="16781" calcext:value-type="float">
            <text:p>16781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8" calcext:value-type="float">
            <text:p>128</text:p>
          </table:table-cell>
          <table:table-cell office:value-type="float" office:value="17561" calcext:value-type="float">
            <text:p>17561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8" calcext:value-type="float">
            <text:p>128</text:p>
          </table:table-cell>
          <table:table-cell office:value-type="float" office:value="19237" calcext:value-type="float">
            <text:p>19237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17561" calcext:value-type="float">
            <text:p>17561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8" calcext:value-type="float">
            <text:p>128</text:p>
          </table:table-cell>
          <table:table-cell office:value-type="float" office:value="17782" calcext:value-type="float">
            <text:p>17782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8" calcext:value-type="float">
            <text:p>128</text:p>
          </table:table-cell>
          <table:table-cell office:value-type="float" office:value="19023" calcext:value-type="float">
            <text:p>19023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8" calcext:value-type="float">
            <text:p>128</text:p>
          </table:table-cell>
          <table:table-cell office:value-type="float" office:value="18839" calcext:value-type="float">
            <text:p>1883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8" calcext:value-type="float">
            <text:p>128</text:p>
          </table:table-cell>
          <table:table-cell office:value-type="float" office:value="17277" calcext:value-type="float">
            <text:p>17277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8" calcext:value-type="float">
            <text:p>128</text:p>
          </table:table-cell>
          <table:table-cell office:value-type="float" office:value="18740" calcext:value-type="float">
            <text:p>18740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28" calcext:value-type="float">
            <text:p>128</text:p>
          </table:table-cell>
          <table:table-cell office:value-type="float" office:value="17880" calcext:value-type="float">
            <text:p>17880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8" calcext:value-type="float">
            <text:p>128</text:p>
          </table:table-cell>
          <table:table-cell office:value-type="float" office:value="19433" calcext:value-type="float">
            <text:p>19433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28" calcext:value-type="float">
            <text:p>128</text:p>
          </table:table-cell>
          <table:table-cell office:value-type="float" office:value="17492" calcext:value-type="float">
            <text:p>1749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8" calcext:value-type="float">
            <text:p>128</text:p>
          </table:table-cell>
          <table:table-cell office:value-type="float" office:value="17811" calcext:value-type="float">
            <text:p>1781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8" calcext:value-type="float">
            <text:p>128</text:p>
          </table:table-cell>
          <table:table-cell office:value-type="float" office:value="19068" calcext:value-type="float">
            <text:p>19068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28" calcext:value-type="float">
            <text:p>128</text:p>
          </table:table-cell>
          <table:table-cell office:value-type="float" office:value="19250" calcext:value-type="float">
            <text:p>1925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8" calcext:value-type="float">
            <text:p>128</text:p>
          </table:table-cell>
          <table:table-cell office:value-type="float" office:value="16478" calcext:value-type="float">
            <text:p>16478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8" calcext:value-type="float">
            <text:p>128</text:p>
          </table:table-cell>
          <table:table-cell office:value-type="float" office:value="18393" calcext:value-type="float">
            <text:p>18393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8" calcext:value-type="float">
            <text:p>128</text:p>
          </table:table-cell>
          <table:table-cell office:value-type="float" office:value="19018" calcext:value-type="float">
            <text:p>19018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8" calcext:value-type="float">
            <text:p>128</text:p>
          </table:table-cell>
          <table:table-cell office:value-type="float" office:value="18690" calcext:value-type="float">
            <text:p>1869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28" calcext:value-type="float">
            <text:p>128</text:p>
          </table:table-cell>
          <table:table-cell office:value-type="float" office:value="17643" calcext:value-type="float">
            <text:p>17643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28" calcext:value-type="float">
            <text:p>128</text:p>
          </table:table-cell>
          <table:table-cell office:value-type="float" office:value="17998" calcext:value-type="float">
            <text:p>17998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28" calcext:value-type="float">
            <text:p>128</text:p>
          </table:table-cell>
          <table:table-cell office:value-type="float" office:value="18308" calcext:value-type="float">
            <text:p>18308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28" calcext:value-type="float">
            <text:p>128</text:p>
          </table:table-cell>
          <table:table-cell office:value-type="float" office:value="18827" calcext:value-type="float">
            <text:p>18827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" calcext:value-type="float">
            <text:p>128</text:p>
          </table:table-cell>
          <table:table-cell office:value-type="float" office:value="17036" calcext:value-type="float">
            <text:p>17036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28" calcext:value-type="float">
            <text:p>128</text:p>
          </table:table-cell>
          <table:table-cell office:value-type="float" office:value="17306" calcext:value-type="float">
            <text:p>17306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8" calcext:value-type="float">
            <text:p>128</text:p>
          </table:table-cell>
          <table:table-cell office:value-type="float" office:value="18661" calcext:value-type="float">
            <text:p>18661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8" calcext:value-type="float">
            <text:p>128</text:p>
          </table:table-cell>
          <table:table-cell office:value-type="float" office:value="18698" calcext:value-type="float">
            <text:p>18698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8" calcext:value-type="float">
            <text:p>128</text:p>
          </table:table-cell>
          <table:table-cell office:value-type="float" office:value="16689" calcext:value-type="float">
            <text:p>16689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18050" calcext:value-type="float">
            <text:p>18050</text:p>
          </table:table-cell>
          <table:table-cell office:value-type="float" office:value="2900" calcext:value-type="float">
            <text:p>2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8T23:47:46.606868048</dc:date>
    <dc:creator>Charles Kiorpes</dc:creator>
    <meta:editing-duration>PT1H53M54S</meta:editing-duration>
    <meta:editing-cycles>4</meta:editing-cycles>
    <meta:document-statistic meta:table-count="5" meta:cell-count="100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86cm" svg:height="21.437cm" xlink:href=".." xlink:type="simple" chart:class="chart:scatter" chart:style-name="ch1">
        <chart:legend chart:legend-position="end" svg:x="37.197cm" svg:y="10.17cm" style:legend-expansion="high" chart:style-name="ch2"/>
        <chart:plot-area chart:style-name="ch3" table:cell-range-address="'swim-nru-8'.A1:'swim-nru-8'.A501 'swim-nru-8'.C1:'swim-nru-8'.D501" chart:data-source-has-labels="row" svg:x="1.257cm" svg:y="1.847cm" svg:width="34.326cm" svg:height="18.742cm">
          <chartooo:coordinate-region svg:x="2.619cm" svg:y="2.046cm" svg:width="32.592cm" svg:height="17.8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nru-8'.C2:'swim-nru-8'.C501" chart:label-cell-address="'swim-nru-8'.C1:'swim-nru-8'.C1" chart:class="chart:scatter">
            <chart:domain table:cell-range-address="'swim-nru-8'.A2:'swim-nru-8'.A501"/>
            <chart:data-point chart:repeated="500"/>
          </chart:series>
          <chart:series chart:style-name="ch8" chart:values-cell-range-address="'swim-nru-8'.D2:'swim-nru-8'.D501" chart:label-cell-address="'swim-nru-8'.D1:'swim-nru-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nru-8'.C1:'swim-nru-8'.C1</svg:desc>
                </draw:g>
              </table:table-cell>
              <table:table-cell office:value-type="string">
                <text:p> DISK WRITES</text:p>
                <draw:g>
                  <svg:desc>'swim-nru-8'.D1:'swim-nru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nru-8'.A2:'swim-nru-8'.A501</svg:desc>
                </draw:g>
              </table:table-cell>
              <table:table-cell office:value-type="float" office:value="296576">
                <text:p>296576</text:p>
                <draw:g>
                  <svg:desc>'swim-nru-8'.C2:'swim-nru-8'.C501</svg:desc>
                </draw:g>
              </table:table-cell>
              <table:table-cell office:value-type="float" office:value="39074">
                <text:p>39074</text:p>
                <draw:g>
                  <svg:desc>'swim-nru-8'.D2:'swim-nru-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92336">
                <text:p>292336</text:p>
              </table:table-cell>
              <table:table-cell office:value-type="float" office:value="52434">
                <text:p>52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95671">
                <text:p>295671</text:p>
              </table:table-cell>
              <table:table-cell office:value-type="float" office:value="52600">
                <text:p>52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93147">
                <text:p>293147</text:p>
              </table:table-cell>
              <table:table-cell office:value-type="float" office:value="51054">
                <text:p>51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99645">
                <text:p>299645</text:p>
              </table:table-cell>
              <table:table-cell office:value-type="float" office:value="51426">
                <text:p>51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05251">
                <text:p>305251</text:p>
              </table:table-cell>
              <table:table-cell office:value-type="float" office:value="51348">
                <text:p>51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09196">
                <text:p>309196</text:p>
              </table:table-cell>
              <table:table-cell office:value-type="float" office:value="49380">
                <text:p>493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04526">
                <text:p>304526</text:p>
              </table:table-cell>
              <table:table-cell office:value-type="float" office:value="43229">
                <text:p>43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08505">
                <text:p>308505</text:p>
              </table:table-cell>
              <table:table-cell office:value-type="float" office:value="40813">
                <text:p>40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12895">
                <text:p>312895</text:p>
              </table:table-cell>
              <table:table-cell office:value-type="float" office:value="39092">
                <text:p>39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17987">
                <text:p>317987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24921">
                <text:p>324921</text:p>
              </table:table-cell>
              <table:table-cell office:value-type="float" office:value="36498">
                <text:p>36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30741">
                <text:p>330741</text:p>
              </table:table-cell>
              <table:table-cell office:value-type="float" office:value="35612">
                <text:p>35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39034">
                <text:p>339034</text:p>
              </table:table-cell>
              <table:table-cell office:value-type="float" office:value="34654">
                <text:p>34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45963">
                <text:p>345963</text:p>
              </table:table-cell>
              <table:table-cell office:value-type="float" office:value="33287">
                <text:p>33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53161">
                <text:p>353161</text:p>
              </table:table-cell>
              <table:table-cell office:value-type="float" office:value="30807">
                <text:p>30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60466">
                <text:p>360466</text:p>
              </table:table-cell>
              <table:table-cell office:value-type="float" office:value="29917">
                <text:p>29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69858">
                <text:p>369858</text:p>
              </table:table-cell>
              <table:table-cell office:value-type="float" office:value="29221">
                <text:p>2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77131">
                <text:p>377131</text:p>
              </table:table-cell>
              <table:table-cell office:value-type="float" office:value="28507">
                <text:p>28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85692">
                <text:p>385692</text:p>
              </table:table-cell>
              <table:table-cell office:value-type="float" office:value="27952">
                <text:p>27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392588">
                <text:p>392588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398656">
                <text:p>398656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07114">
                <text:p>407114</text:p>
              </table:table-cell>
              <table:table-cell office:value-type="float" office:value="25988">
                <text:p>25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14809">
                <text:p>414809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418788">
                <text:p>418788</text:p>
              </table:table-cell>
              <table:table-cell office:value-type="float" office:value="24699">
                <text:p>24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23551">
                <text:p>423551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31194">
                <text:p>431194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38057">
                <text:p>438057</text:p>
              </table:table-cell>
              <table:table-cell office:value-type="float" office:value="23817">
                <text:p>23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444369">
                <text:p>444369</text:p>
              </table:table-cell>
              <table:table-cell office:value-type="float" office:value="23598">
                <text:p>23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449458">
                <text:p>449458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453679">
                <text:p>453679</text:p>
              </table:table-cell>
              <table:table-cell office:value-type="float" office:value="22541">
                <text:p>22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459941">
                <text:p>459941</text:p>
              </table:table-cell>
              <table:table-cell office:value-type="float" office:value="22191">
                <text:p>22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63929">
                <text:p>463929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68325">
                <text:p>468325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473506">
                <text:p>473506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477260">
                <text:p>477260</text:p>
              </table:table-cell>
              <table:table-cell office:value-type="float" office:value="21747">
                <text:p>217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79623">
                <text:p>479623</text:p>
              </table:table-cell>
              <table:table-cell office:value-type="float" office:value="21663">
                <text:p>21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85351">
                <text:p>485351</text:p>
              </table:table-cell>
              <table:table-cell office:value-type="float" office:value="21493">
                <text:p>21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86728">
                <text:p>486728</text:p>
              </table:table-cell>
              <table:table-cell office:value-type="float" office:value="21058">
                <text:p>21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89828">
                <text:p>489828</text:p>
              </table:table-cell>
              <table:table-cell office:value-type="float" office:value="20879">
                <text:p>20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493026">
                <text:p>493026</text:p>
              </table:table-cell>
              <table:table-cell office:value-type="float" office:value="20859">
                <text:p>20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498179">
                <text:p>498179</text:p>
              </table:table-cell>
              <table:table-cell office:value-type="float" office:value="21039">
                <text:p>21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01708">
                <text:p>501708</text:p>
              </table:table-cell>
              <table:table-cell office:value-type="float" office:value="20906">
                <text:p>20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06093">
                <text:p>506093</text:p>
              </table:table-cell>
              <table:table-cell office:value-type="float" office:value="20899">
                <text:p>20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506176">
                <text:p>506176</text:p>
              </table:table-cell>
              <table:table-cell office:value-type="float" office:value="20875">
                <text:p>20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509027">
                <text:p>509027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13164">
                <text:p>513164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14865">
                <text:p>514865</text:p>
              </table:table-cell>
              <table:table-cell office:value-type="float" office:value="20380">
                <text:p>20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18856">
                <text:p>518856</text:p>
              </table:table-cell>
              <table:table-cell office:value-type="float" office:value="20679">
                <text:p>206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17088">
                <text:p>517088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24612">
                <text:p>524612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24005">
                <text:p>524005</text:p>
              </table:table-cell>
              <table:table-cell office:value-type="float" office:value="20445">
                <text:p>20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526410">
                <text:p>526410</text:p>
              </table:table-cell>
              <table:table-cell office:value-type="float" office:value="20529">
                <text:p>20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30486">
                <text:p>530486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30184">
                <text:p>53018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29654">
                <text:p>529654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35337">
                <text:p>535337</text:p>
              </table:table-cell>
              <table:table-cell office:value-type="float" office:value="20727">
                <text:p>20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37968">
                <text:p>537968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36193">
                <text:p>536193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38697">
                <text:p>538697</text:p>
              </table:table-cell>
              <table:table-cell office:value-type="float" office:value="20293">
                <text:p>20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41765">
                <text:p>541765</text:p>
              </table:table-cell>
              <table:table-cell office:value-type="float" office:value="20645">
                <text:p>20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44569">
                <text:p>544569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46093">
                <text:p>546093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47537">
                <text:p>547537</text:p>
              </table:table-cell>
              <table:table-cell office:value-type="float" office:value="20660">
                <text:p>206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48520">
                <text:p>548520</text:p>
              </table:table-cell>
              <table:table-cell office:value-type="float" office:value="20505">
                <text:p>20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552442">
                <text:p>552442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52537">
                <text:p>552537</text:p>
              </table:table-cell>
              <table:table-cell office:value-type="float" office:value="21126">
                <text:p>21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53691">
                <text:p>553691</text:p>
              </table:table-cell>
              <table:table-cell office:value-type="float" office:value="20571">
                <text:p>20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57070">
                <text:p>557070</text:p>
              </table:table-cell>
              <table:table-cell office:value-type="float" office:value="21099">
                <text:p>21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57719">
                <text:p>557719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57553">
                <text:p>557553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59279">
                <text:p>559279</text:p>
              </table:table-cell>
              <table:table-cell office:value-type="float" office:value="20771">
                <text:p>20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58779">
                <text:p>558779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560400">
                <text:p>560400</text:p>
              </table:table-cell>
              <table:table-cell office:value-type="float" office:value="20966">
                <text:p>20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62507">
                <text:p>562507</text:p>
              </table:table-cell>
              <table:table-cell office:value-type="float" office:value="21359">
                <text:p>21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64888">
                <text:p>564888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64526">
                <text:p>564526</text:p>
              </table:table-cell>
              <table:table-cell office:value-type="float" office:value="21348">
                <text:p>21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64974">
                <text:p>564974</text:p>
              </table:table-cell>
              <table:table-cell office:value-type="float" office:value="20895">
                <text:p>20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67198">
                <text:p>567198</text:p>
              </table:table-cell>
              <table:table-cell office:value-type="float" office:value="20697">
                <text:p>20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67624">
                <text:p>567624</text:p>
              </table:table-cell>
              <table:table-cell office:value-type="float" office:value="20609">
                <text:p>20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67758">
                <text:p>567758</text:p>
              </table:table-cell>
              <table:table-cell office:value-type="float" office:value="21262">
                <text:p>21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67374">
                <text:p>567374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68384">
                <text:p>568384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75593">
                <text:p>575593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73238">
                <text:p>573238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71102">
                <text:p>571102</text:p>
              </table:table-cell>
              <table:table-cell office:value-type="float" office:value="20883">
                <text:p>20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73557">
                <text:p>573557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77723">
                <text:p>577723</text:p>
              </table:table-cell>
              <table:table-cell office:value-type="float" office:value="21618">
                <text:p>21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79341">
                <text:p>579341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76875">
                <text:p>576875</text:p>
              </table:table-cell>
              <table:table-cell office:value-type="float" office:value="21323">
                <text:p>21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73619">
                <text:p>573619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77276">
                <text:p>577276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78946">
                <text:p>578946</text:p>
              </table:table-cell>
              <table:table-cell office:value-type="float" office:value="21670">
                <text:p>21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81640">
                <text:p>581640</text:p>
              </table:table-cell>
              <table:table-cell office:value-type="float" office:value="21757">
                <text:p>21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83919">
                <text:p>583919</text:p>
              </table:table-cell>
              <table:table-cell office:value-type="float" office:value="21950">
                <text:p>219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82812">
                <text:p>582812</text:p>
              </table:table-cell>
              <table:table-cell office:value-type="float" office:value="21626">
                <text:p>21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84940">
                <text:p>584940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85873">
                <text:p>585873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589555">
                <text:p>589555</text:p>
              </table:table-cell>
              <table:table-cell office:value-type="float" office:value="22386">
                <text:p>223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81963">
                <text:p>581963</text:p>
              </table:table-cell>
              <table:table-cell office:value-type="float" office:value="21437">
                <text:p>214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584747">
                <text:p>584747</text:p>
              </table:table-cell>
              <table:table-cell office:value-type="float" office:value="22033">
                <text:p>22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588009">
                <text:p>588009</text:p>
              </table:table-cell>
              <table:table-cell office:value-type="float" office:value="22020">
                <text:p>220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86048">
                <text:p>586048</text:p>
              </table:table-cell>
              <table:table-cell office:value-type="float" office:value="22468">
                <text:p>224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88813">
                <text:p>588813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589995">
                <text:p>589995</text:p>
              </table:table-cell>
              <table:table-cell office:value-type="float" office:value="22605">
                <text:p>226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589777">
                <text:p>589777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591840">
                <text:p>591840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591222">
                <text:p>591222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91340">
                <text:p>591340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91282">
                <text:p>591282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596689">
                <text:p>596689</text:p>
              </table:table-cell>
              <table:table-cell office:value-type="float" office:value="22885">
                <text:p>22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595016">
                <text:p>595016</text:p>
              </table:table-cell>
              <table:table-cell office:value-type="float" office:value="23028">
                <text:p>23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595740">
                <text:p>595740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96794">
                <text:p>596794</text:p>
              </table:table-cell>
              <table:table-cell office:value-type="float" office:value="22967">
                <text:p>22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92076">
                <text:p>592076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96991">
                <text:p>596991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598625">
                <text:p>598625</text:p>
              </table:table-cell>
              <table:table-cell office:value-type="float" office:value="23139">
                <text:p>231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599721">
                <text:p>599721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596708">
                <text:p>596708</text:p>
              </table:table-cell>
              <table:table-cell office:value-type="float" office:value="22858">
                <text:p>22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96013">
                <text:p>596013</text:p>
              </table:table-cell>
              <table:table-cell office:value-type="float" office:value="22939">
                <text:p>229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596407">
                <text:p>596407</text:p>
              </table:table-cell>
              <table:table-cell office:value-type="float" office:value="23541">
                <text:p>23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600002">
                <text:p>600002</text:p>
              </table:table-cell>
              <table:table-cell office:value-type="float" office:value="22809">
                <text:p>22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601724">
                <text:p>601724</text:p>
              </table:table-cell>
              <table:table-cell office:value-type="float" office:value="23070">
                <text:p>230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602906">
                <text:p>602906</text:p>
              </table:table-cell>
              <table:table-cell office:value-type="float" office:value="23822">
                <text:p>23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604441">
                <text:p>604441</text:p>
              </table:table-cell>
              <table:table-cell office:value-type="float" office:value="23996">
                <text:p>23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605080">
                <text:p>605080</text:p>
              </table:table-cell>
              <table:table-cell office:value-type="float" office:value="23733">
                <text:p>237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600964">
                <text:p>600964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602612">
                <text:p>602612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605980">
                <text:p>605980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600588">
                <text:p>600588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605088">
                <text:p>605088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603343">
                <text:p>603343</text:p>
              </table:table-cell>
              <table:table-cell office:value-type="float" office:value="23426">
                <text:p>23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605392">
                <text:p>605392</text:p>
              </table:table-cell>
              <table:table-cell office:value-type="float" office:value="23980">
                <text:p>239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610191">
                <text:p>610191</text:p>
              </table:table-cell>
              <table:table-cell office:value-type="float" office:value="25354">
                <text:p>253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605767">
                <text:p>605767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605120">
                <text:p>605120</text:p>
              </table:table-cell>
              <table:table-cell office:value-type="float" office:value="23114">
                <text:p>23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605608">
                <text:p>605608</text:p>
              </table:table-cell>
              <table:table-cell office:value-type="float" office:value="24280">
                <text:p>24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606853">
                <text:p>606853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610268">
                <text:p>610268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610798">
                <text:p>610798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607618">
                <text:p>607618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610441">
                <text:p>610441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608762">
                <text:p>608762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609437">
                <text:p>609437</text:p>
              </table:table-cell>
              <table:table-cell office:value-type="float" office:value="24321">
                <text:p>243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609108">
                <text:p>609108</text:p>
              </table:table-cell>
              <table:table-cell office:value-type="float" office:value="23761">
                <text:p>237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611014">
                <text:p>611014</text:p>
              </table:table-cell>
              <table:table-cell office:value-type="float" office:value="24239">
                <text:p>242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612895">
                <text:p>612895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613446">
                <text:p>613446</text:p>
              </table:table-cell>
              <table:table-cell office:value-type="float" office:value="24503">
                <text:p>24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614415">
                <text:p>614415</text:p>
              </table:table-cell>
              <table:table-cell office:value-type="float" office:value="25358">
                <text:p>253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613624">
                <text:p>613624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612898">
                <text:p>612898</text:p>
              </table:table-cell>
              <table:table-cell office:value-type="float" office:value="24363">
                <text:p>243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614380">
                <text:p>614380</text:p>
              </table:table-cell>
              <table:table-cell office:value-type="float" office:value="25030">
                <text:p>250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617402">
                <text:p>617402</text:p>
              </table:table-cell>
              <table:table-cell office:value-type="float" office:value="25605">
                <text:p>256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617099">
                <text:p>617099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611995">
                <text:p>611995</text:p>
              </table:table-cell>
              <table:table-cell office:value-type="float" office:value="24555">
                <text:p>245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616078">
                <text:p>616078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618571">
                <text:p>618571</text:p>
              </table:table-cell>
              <table:table-cell office:value-type="float" office:value="26597">
                <text:p>265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616365">
                <text:p>616365</text:p>
              </table:table-cell>
              <table:table-cell office:value-type="float" office:value="24251">
                <text:p>24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617111">
                <text:p>617111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615246">
                <text:p>615246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614332">
                <text:p>614332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618777">
                <text:p>618777</text:p>
              </table:table-cell>
              <table:table-cell office:value-type="float" office:value="25631">
                <text:p>25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617671">
                <text:p>617671</text:p>
              </table:table-cell>
              <table:table-cell office:value-type="float" office:value="25291">
                <text:p>25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623136">
                <text:p>623136</text:p>
              </table:table-cell>
              <table:table-cell office:value-type="float" office:value="26510">
                <text:p>265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619626">
                <text:p>619626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615714">
                <text:p>615714</text:p>
              </table:table-cell>
              <table:table-cell office:value-type="float" office:value="25598">
                <text:p>255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618154">
                <text:p>618154</text:p>
              </table:table-cell>
              <table:table-cell office:value-type="float" office:value="25030">
                <text:p>250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620228">
                <text:p>620228</text:p>
              </table:table-cell>
              <table:table-cell office:value-type="float" office:value="26054">
                <text:p>260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622774">
                <text:p>622774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619256">
                <text:p>619256</text:p>
              </table:table-cell>
              <table:table-cell office:value-type="float" office:value="24733">
                <text:p>247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621914">
                <text:p>621914</text:p>
              </table:table-cell>
              <table:table-cell office:value-type="float" office:value="25483">
                <text:p>254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618510">
                <text:p>618510</text:p>
              </table:table-cell>
              <table:table-cell office:value-type="float" office:value="25226">
                <text:p>25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622756">
                <text:p>622756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620066">
                <text:p>620066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623233">
                <text:p>623233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621473">
                <text:p>621473</text:p>
              </table:table-cell>
              <table:table-cell office:value-type="float" office:value="25407">
                <text:p>25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629039">
                <text:p>629039</text:p>
              </table:table-cell>
              <table:table-cell office:value-type="float" office:value="26875">
                <text:p>2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625069">
                <text:p>625069</text:p>
              </table:table-cell>
              <table:table-cell office:value-type="float" office:value="26333">
                <text:p>26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623710">
                <text:p>623710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621036">
                <text:p>621036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623824">
                <text:p>623824</text:p>
              </table:table-cell>
              <table:table-cell office:value-type="float" office:value="26073">
                <text:p>26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622125">
                <text:p>622125</text:p>
              </table:table-cell>
              <table:table-cell office:value-type="float" office:value="26187">
                <text:p>261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621835">
                <text:p>621835</text:p>
              </table:table-cell>
              <table:table-cell office:value-type="float" office:value="26215">
                <text:p>262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625706">
                <text:p>625706</text:p>
              </table:table-cell>
              <table:table-cell office:value-type="float" office:value="26445">
                <text:p>26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627681">
                <text:p>627681</text:p>
              </table:table-cell>
              <table:table-cell office:value-type="float" office:value="26693">
                <text:p>266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626313">
                <text:p>626313</text:p>
              </table:table-cell>
              <table:table-cell office:value-type="float" office:value="26617">
                <text:p>266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624711">
                <text:p>624711</text:p>
              </table:table-cell>
              <table:table-cell office:value-type="float" office:value="25818">
                <text:p>258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626466">
                <text:p>626466</text:p>
              </table:table-cell>
              <table:table-cell office:value-type="float" office:value="26576">
                <text:p>265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628928">
                <text:p>628928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628418">
                <text:p>628418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631466">
                <text:p>631466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626650">
                <text:p>626650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630834">
                <text:p>630834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627630">
                <text:p>627630</text:p>
              </table:table-cell>
              <table:table-cell office:value-type="float" office:value="26646">
                <text:p>266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631031">
                <text:p>631031</text:p>
              </table:table-cell>
              <table:table-cell office:value-type="float" office:value="27037">
                <text:p>27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628606">
                <text:p>628606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629577">
                <text:p>629577</text:p>
              </table:table-cell>
              <table:table-cell office:value-type="float" office:value="26899">
                <text:p>268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633027">
                <text:p>633027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630981">
                <text:p>630981</text:p>
              </table:table-cell>
              <table:table-cell office:value-type="float" office:value="27172">
                <text:p>271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627987">
                <text:p>627987</text:p>
              </table:table-cell>
              <table:table-cell office:value-type="float" office:value="25952">
                <text:p>25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626347">
                <text:p>626347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628957">
                <text:p>628957</text:p>
              </table:table-cell>
              <table:table-cell office:value-type="float" office:value="26687">
                <text:p>266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631317">
                <text:p>631317</text:p>
              </table:table-cell>
              <table:table-cell office:value-type="float" office:value="26298">
                <text:p>262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632954">
                <text:p>632954</text:p>
              </table:table-cell>
              <table:table-cell office:value-type="float" office:value="26914">
                <text:p>269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631349">
                <text:p>631349</text:p>
              </table:table-cell>
              <table:table-cell office:value-type="float" office:value="27092">
                <text:p>270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626351">
                <text:p>626351</text:p>
              </table:table-cell>
              <table:table-cell office:value-type="float" office:value="26052">
                <text:p>26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630121">
                <text:p>630121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636434">
                <text:p>636434</text:p>
              </table:table-cell>
              <table:table-cell office:value-type="float" office:value="27762">
                <text:p>277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632946">
                <text:p>632946</text:p>
              </table:table-cell>
              <table:table-cell office:value-type="float" office:value="26913">
                <text:p>269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631159">
                <text:p>631159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628812">
                <text:p>628812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633294">
                <text:p>63329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634406">
                <text:p>634406</text:p>
              </table:table-cell>
              <table:table-cell office:value-type="float" office:value="27953">
                <text:p>279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631792">
                <text:p>631792</text:p>
              </table:table-cell>
              <table:table-cell office:value-type="float" office:value="27440">
                <text:p>274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634666">
                <text:p>634666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633657">
                <text:p>633657</text:p>
              </table:table-cell>
              <table:table-cell office:value-type="float" office:value="27335">
                <text:p>27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635397">
                <text:p>635397</text:p>
              </table:table-cell>
              <table:table-cell office:value-type="float" office:value="27353">
                <text:p>273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635606">
                <text:p>635606</text:p>
              </table:table-cell>
              <table:table-cell office:value-type="float" office:value="27567">
                <text:p>275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635906">
                <text:p>635906</text:p>
              </table:table-cell>
              <table:table-cell office:value-type="float" office:value="28241">
                <text:p>28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635081">
                <text:p>635081</text:p>
              </table:table-cell>
              <table:table-cell office:value-type="float" office:value="27440">
                <text:p>274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635886">
                <text:p>635886</text:p>
              </table:table-cell>
              <table:table-cell office:value-type="float" office:value="27655">
                <text:p>276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635849">
                <text:p>635849</text:p>
              </table:table-cell>
              <table:table-cell office:value-type="float" office:value="27523">
                <text:p>275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636251">
                <text:p>636251</text:p>
              </table:table-cell>
              <table:table-cell office:value-type="float" office:value="27877">
                <text:p>278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630843">
                <text:p>630843</text:p>
              </table:table-cell>
              <table:table-cell office:value-type="float" office:value="27157">
                <text:p>271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636456">
                <text:p>636456</text:p>
              </table:table-cell>
              <table:table-cell office:value-type="float" office:value="27758">
                <text:p>277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636917">
                <text:p>636917</text:p>
              </table:table-cell>
              <table:table-cell office:value-type="float" office:value="27725">
                <text:p>277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638336">
                <text:p>638336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633571">
                <text:p>633571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637405">
                <text:p>637405</text:p>
              </table:table-cell>
              <table:table-cell office:value-type="float" office:value="27278">
                <text:p>272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635062">
                <text:p>635062</text:p>
              </table:table-cell>
              <table:table-cell office:value-type="float" office:value="27984">
                <text:p>279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639952">
                <text:p>639952</text:p>
              </table:table-cell>
              <table:table-cell office:value-type="float" office:value="28356">
                <text:p>283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636599">
                <text:p>636599</text:p>
              </table:table-cell>
              <table:table-cell office:value-type="float" office:value="28100">
                <text:p>28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638111">
                <text:p>638111</text:p>
              </table:table-cell>
              <table:table-cell office:value-type="float" office:value="27903">
                <text:p>279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638021">
                <text:p>638021</text:p>
              </table:table-cell>
              <table:table-cell office:value-type="float" office:value="27777">
                <text:p>277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640215">
                <text:p>640215</text:p>
              </table:table-cell>
              <table:table-cell office:value-type="float" office:value="27902">
                <text:p>27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637288">
                <text:p>637288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638429">
                <text:p>638429</text:p>
              </table:table-cell>
              <table:table-cell office:value-type="float" office:value="27580">
                <text:p>275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635913">
                <text:p>635913</text:p>
              </table:table-cell>
              <table:table-cell office:value-type="float" office:value="27302">
                <text:p>273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638466">
                <text:p>638466</text:p>
              </table:table-cell>
              <table:table-cell office:value-type="float" office:value="27237">
                <text:p>27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632254">
                <text:p>632254</text:p>
              </table:table-cell>
              <table:table-cell office:value-type="float" office:value="26422">
                <text:p>26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637582">
                <text:p>637582</text:p>
              </table:table-cell>
              <table:table-cell office:value-type="float" office:value="28733">
                <text:p>28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638841">
                <text:p>638841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639926">
                <text:p>639926</text:p>
              </table:table-cell>
              <table:table-cell office:value-type="float" office:value="27949">
                <text:p>27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638990">
                <text:p>638990</text:p>
              </table:table-cell>
              <table:table-cell office:value-type="float" office:value="27832">
                <text:p>278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640510">
                <text:p>640510</text:p>
              </table:table-cell>
              <table:table-cell office:value-type="float" office:value="28406">
                <text:p>284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638029">
                <text:p>638029</text:p>
              </table:table-cell>
              <table:table-cell office:value-type="float" office:value="27797">
                <text:p>277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639163">
                <text:p>639163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638838">
                <text:p>638838</text:p>
              </table:table-cell>
              <table:table-cell office:value-type="float" office:value="27694">
                <text:p>276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638239">
                <text:p>638239</text:p>
              </table:table-cell>
              <table:table-cell office:value-type="float" office:value="29002">
                <text:p>29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641684">
                <text:p>641684</text:p>
              </table:table-cell>
              <table:table-cell office:value-type="float" office:value="28518">
                <text:p>285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642675">
                <text:p>642675</text:p>
              </table:table-cell>
              <table:table-cell office:value-type="float" office:value="28820">
                <text:p>288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638934">
                <text:p>638934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642712">
                <text:p>642712</text:p>
              </table:table-cell>
              <table:table-cell office:value-type="float" office:value="29628">
                <text:p>296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642074">
                <text:p>642074</text:p>
              </table:table-cell>
              <table:table-cell office:value-type="float" office:value="28367">
                <text:p>283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641603">
                <text:p>641603</text:p>
              </table:table-cell>
              <table:table-cell office:value-type="float" office:value="27520">
                <text:p>275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641275">
                <text:p>641275</text:p>
              </table:table-cell>
              <table:table-cell office:value-type="float" office:value="28465">
                <text:p>284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641920">
                <text:p>641920</text:p>
              </table:table-cell>
              <table:table-cell office:value-type="float" office:value="28508">
                <text:p>28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638608">
                <text:p>638608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638929">
                <text:p>638929</text:p>
              </table:table-cell>
              <table:table-cell office:value-type="float" office:value="27684">
                <text:p>276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640570">
                <text:p>640570</text:p>
              </table:table-cell>
              <table:table-cell office:value-type="float" office:value="27477">
                <text:p>274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644097">
                <text:p>644097</text:p>
              </table:table-cell>
              <table:table-cell office:value-type="float" office:value="29195">
                <text:p>29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642974">
                <text:p>642974</text:p>
              </table:table-cell>
              <table:table-cell office:value-type="float" office:value="28720">
                <text:p>287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639453">
                <text:p>639453</text:p>
              </table:table-cell>
              <table:table-cell office:value-type="float" office:value="27728">
                <text:p>277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640478">
                <text:p>640478</text:p>
              </table:table-cell>
              <table:table-cell office:value-type="float" office:value="28133">
                <text:p>281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643442">
                <text:p>643442</text:p>
              </table:table-cell>
              <table:table-cell office:value-type="float" office:value="29030">
                <text:p>290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644429">
                <text:p>644429</text:p>
              </table:table-cell>
              <table:table-cell office:value-type="float" office:value="29323">
                <text:p>293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649145">
                <text:p>649145</text:p>
              </table:table-cell>
              <table:table-cell office:value-type="float" office:value="29364">
                <text:p>293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646468">
                <text:p>646468</text:p>
              </table:table-cell>
              <table:table-cell office:value-type="float" office:value="29445">
                <text:p>29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646623">
                <text:p>646623</text:p>
              </table:table-cell>
              <table:table-cell office:value-type="float" office:value="29685">
                <text:p>296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646656">
                <text:p>646656</text:p>
              </table:table-cell>
              <table:table-cell office:value-type="float" office:value="29082">
                <text:p>290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644870">
                <text:p>644870</text:p>
              </table:table-cell>
              <table:table-cell office:value-type="float" office:value="29494">
                <text:p>294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640023">
                <text:p>640023</text:p>
              </table:table-cell>
              <table:table-cell office:value-type="float" office:value="27754">
                <text:p>277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641120">
                <text:p>641120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642632">
                <text:p>642632</text:p>
              </table:table-cell>
              <table:table-cell office:value-type="float" office:value="28713">
                <text:p>287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645874">
                <text:p>645874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642587">
                <text:p>642587</text:p>
              </table:table-cell>
              <table:table-cell office:value-type="float" office:value="28764">
                <text:p>287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642574">
                <text:p>642574</text:p>
              </table:table-cell>
              <table:table-cell office:value-type="float" office:value="28243">
                <text:p>282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644341">
                <text:p>644341</text:p>
              </table:table-cell>
              <table:table-cell office:value-type="float" office:value="29103">
                <text:p>291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642146">
                <text:p>642146</text:p>
              </table:table-cell>
              <table:table-cell office:value-type="float" office:value="28988">
                <text:p>289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645441">
                <text:p>645441</text:p>
              </table:table-cell>
              <table:table-cell office:value-type="float" office:value="28867">
                <text:p>288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645939">
                <text:p>645939</text:p>
              </table:table-cell>
              <table:table-cell office:value-type="float" office:value="29207">
                <text:p>292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645744">
                <text:p>645744</text:p>
              </table:table-cell>
              <table:table-cell office:value-type="float" office:value="28537">
                <text:p>285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644688">
                <text:p>644688</text:p>
              </table:table-cell>
              <table:table-cell office:value-type="float" office:value="28358">
                <text:p>283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647023">
                <text:p>647023</text:p>
              </table:table-cell>
              <table:table-cell office:value-type="float" office:value="29229">
                <text:p>292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648899">
                <text:p>648899</text:p>
              </table:table-cell>
              <table:table-cell office:value-type="float" office:value="29763">
                <text:p>29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644817">
                <text:p>644817</text:p>
              </table:table-cell>
              <table:table-cell office:value-type="float" office:value="28967">
                <text:p>289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645438">
                <text:p>645438</text:p>
              </table:table-cell>
              <table:table-cell office:value-type="float" office:value="29274">
                <text:p>29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645363">
                <text:p>645363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648081">
                <text:p>648081</text:p>
              </table:table-cell>
              <table:table-cell office:value-type="float" office:value="29359">
                <text:p>29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646031">
                <text:p>646031</text:p>
              </table:table-cell>
              <table:table-cell office:value-type="float" office:value="28547">
                <text:p>28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646065">
                <text:p>646065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644745">
                <text:p>644745</text:p>
              </table:table-cell>
              <table:table-cell office:value-type="float" office:value="28495">
                <text:p>284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647299">
                <text:p>647299</text:p>
              </table:table-cell>
              <table:table-cell office:value-type="float" office:value="28956">
                <text:p>289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649080">
                <text:p>649080</text:p>
              </table:table-cell>
              <table:table-cell office:value-type="float" office:value="29988">
                <text:p>299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648639">
                <text:p>648639</text:p>
              </table:table-cell>
              <table:table-cell office:value-type="float" office:value="28947">
                <text:p>289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649310">
                <text:p>649310</text:p>
              </table:table-cell>
              <table:table-cell office:value-type="float" office:value="29280">
                <text:p>292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650927">
                <text:p>650927</text:p>
              </table:table-cell>
              <table:table-cell office:value-type="float" office:value="29576">
                <text:p>29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648633">
                <text:p>648633</text:p>
              </table:table-cell>
              <table:table-cell office:value-type="float" office:value="29656">
                <text:p>29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648530">
                <text:p>648530</text:p>
              </table:table-cell>
              <table:table-cell office:value-type="float" office:value="29572">
                <text:p>295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647438">
                <text:p>647438</text:p>
              </table:table-cell>
              <table:table-cell office:value-type="float" office:value="29099">
                <text:p>290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644436">
                <text:p>644436</text:p>
              </table:table-cell>
              <table:table-cell office:value-type="float" office:value="28222">
                <text:p>282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645696">
                <text:p>645696</text:p>
              </table:table-cell>
              <table:table-cell office:value-type="float" office:value="28448">
                <text:p>284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646725">
                <text:p>646725</text:p>
              </table:table-cell>
              <table:table-cell office:value-type="float" office:value="28650">
                <text:p>286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648395">
                <text:p>648395</text:p>
              </table:table-cell>
              <table:table-cell office:value-type="float" office:value="29773">
                <text:p>297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647838">
                <text:p>647838</text:p>
              </table:table-cell>
              <table:table-cell office:value-type="float" office:value="29317">
                <text:p>293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650187">
                <text:p>650187</text:p>
              </table:table-cell>
              <table:table-cell office:value-type="float" office:value="29436">
                <text:p>294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644692">
                <text:p>644692</text:p>
              </table:table-cell>
              <table:table-cell office:value-type="float" office:value="28411">
                <text:p>284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650510">
                <text:p>650510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648409">
                <text:p>648409</text:p>
              </table:table-cell>
              <table:table-cell office:value-type="float" office:value="28487">
                <text:p>284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647449">
                <text:p>647449</text:p>
              </table:table-cell>
              <table:table-cell office:value-type="float" office:value="29561">
                <text:p>295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649208">
                <text:p>649208</text:p>
              </table:table-cell>
              <table:table-cell office:value-type="float" office:value="29153">
                <text:p>291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649069">
                <text:p>649069</text:p>
              </table:table-cell>
              <table:table-cell office:value-type="float" office:value="29093">
                <text:p>29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652745">
                <text:p>652745</text:p>
              </table:table-cell>
              <table:table-cell office:value-type="float" office:value="30297">
                <text:p>302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652651">
                <text:p>652651</text:p>
              </table:table-cell>
              <table:table-cell office:value-type="float" office:value="30848">
                <text:p>30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651425">
                <text:p>651425</text:p>
              </table:table-cell>
              <table:table-cell office:value-type="float" office:value="29967">
                <text:p>299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649271">
                <text:p>649271</text:p>
              </table:table-cell>
              <table:table-cell office:value-type="float" office:value="29101">
                <text:p>29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651955">
                <text:p>651955</text:p>
              </table:table-cell>
              <table:table-cell office:value-type="float" office:value="30245">
                <text:p>30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651711">
                <text:p>651711</text:p>
              </table:table-cell>
              <table:table-cell office:value-type="float" office:value="30171">
                <text:p>301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647826">
                <text:p>647826</text:p>
              </table:table-cell>
              <table:table-cell office:value-type="float" office:value="29189">
                <text:p>291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649728">
                <text:p>649728</text:p>
              </table:table-cell>
              <table:table-cell office:value-type="float" office:value="28698">
                <text:p>286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653006">
                <text:p>653006</text:p>
              </table:table-cell>
              <table:table-cell office:value-type="float" office:value="29971">
                <text:p>299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652017">
                <text:p>652017</text:p>
              </table:table-cell>
              <table:table-cell office:value-type="float" office:value="29959">
                <text:p>299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650465">
                <text:p>650465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648957">
                <text:p>648957</text:p>
              </table:table-cell>
              <table:table-cell office:value-type="float" office:value="29248">
                <text:p>292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651767">
                <text:p>651767</text:p>
              </table:table-cell>
              <table:table-cell office:value-type="float" office:value="29148">
                <text:p>29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648948">
                <text:p>648948</text:p>
              </table:table-cell>
              <table:table-cell office:value-type="float" office:value="29088">
                <text:p>290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652729">
                <text:p>652729</text:p>
              </table:table-cell>
              <table:table-cell office:value-type="float" office:value="30622">
                <text:p>306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653429">
                <text:p>653429</text:p>
              </table:table-cell>
              <table:table-cell office:value-type="float" office:value="30172">
                <text:p>301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648489">
                <text:p>648489</text:p>
              </table:table-cell>
              <table:table-cell office:value-type="float" office:value="28904">
                <text:p>289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651945">
                <text:p>651945</text:p>
              </table:table-cell>
              <table:table-cell office:value-type="float" office:value="30786">
                <text:p>307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655752">
                <text:p>655752</text:p>
              </table:table-cell>
              <table:table-cell office:value-type="float" office:value="30666">
                <text:p>306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649875">
                <text:p>649875</text:p>
              </table:table-cell>
              <table:table-cell office:value-type="float" office:value="30140">
                <text:p>301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651367">
                <text:p>651367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651388">
                <text:p>651388</text:p>
              </table:table-cell>
              <table:table-cell office:value-type="float" office:value="29241">
                <text:p>292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650916">
                <text:p>650916</text:p>
              </table:table-cell>
              <table:table-cell office:value-type="float" office:value="29335">
                <text:p>293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651341">
                <text:p>651341</text:p>
              </table:table-cell>
              <table:table-cell office:value-type="float" office:value="30632">
                <text:p>306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648590">
                <text:p>648590</text:p>
              </table:table-cell>
              <table:table-cell office:value-type="float" office:value="29311">
                <text:p>293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656342">
                <text:p>656342</text:p>
              </table:table-cell>
              <table:table-cell office:value-type="float" office:value="30439">
                <text:p>304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652180">
                <text:p>652180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649904">
                <text:p>649904</text:p>
              </table:table-cell>
              <table:table-cell office:value-type="float" office:value="28885">
                <text:p>288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651668">
                <text:p>651668</text:p>
              </table:table-cell>
              <table:table-cell office:value-type="float" office:value="30179">
                <text:p>301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653394">
                <text:p>653394</text:p>
              </table:table-cell>
              <table:table-cell office:value-type="float" office:value="30024">
                <text:p>300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651027">
                <text:p>651027</text:p>
              </table:table-cell>
              <table:table-cell office:value-type="float" office:value="29750">
                <text:p>297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649379">
                <text:p>649379</text:p>
              </table:table-cell>
              <table:table-cell office:value-type="float" office:value="29714">
                <text:p>297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650922">
                <text:p>650922</text:p>
              </table:table-cell>
              <table:table-cell office:value-type="float" office:value="30050">
                <text:p>300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652737">
                <text:p>652737</text:p>
              </table:table-cell>
              <table:table-cell office:value-type="float" office:value="29784">
                <text:p>297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654305">
                <text:p>654305</text:p>
              </table:table-cell>
              <table:table-cell office:value-type="float" office:value="30665">
                <text:p>30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652090">
                <text:p>652090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652035">
                <text:p>652035</text:p>
              </table:table-cell>
              <table:table-cell office:value-type="float" office:value="29375">
                <text:p>29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653423">
                <text:p>653423</text:p>
              </table:table-cell>
              <table:table-cell office:value-type="float" office:value="30236">
                <text:p>302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654718">
                <text:p>654718</text:p>
              </table:table-cell>
              <table:table-cell office:value-type="float" office:value="30224">
                <text:p>302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650309">
                <text:p>650309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656890">
                <text:p>656890</text:p>
              </table:table-cell>
              <table:table-cell office:value-type="float" office:value="30023">
                <text:p>300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656211">
                <text:p>656211</text:p>
              </table:table-cell>
              <table:table-cell office:value-type="float" office:value="30246">
                <text:p>30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654452">
                <text:p>654452</text:p>
              </table:table-cell>
              <table:table-cell office:value-type="float" office:value="30608">
                <text:p>306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657011">
                <text:p>657011</text:p>
              </table:table-cell>
              <table:table-cell office:value-type="float" office:value="30626">
                <text:p>306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654576">
                <text:p>654576</text:p>
              </table:table-cell>
              <table:table-cell office:value-type="float" office:value="30291">
                <text:p>30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652604">
                <text:p>652604</text:p>
              </table:table-cell>
              <table:table-cell office:value-type="float" office:value="30305">
                <text:p>303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652134">
                <text:p>652134</text:p>
              </table:table-cell>
              <table:table-cell office:value-type="float" office:value="29834">
                <text:p>298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649836">
                <text:p>649836</text:p>
              </table:table-cell>
              <table:table-cell office:value-type="float" office:value="29336">
                <text:p>293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653794">
                <text:p>653794</text:p>
              </table:table-cell>
              <table:table-cell office:value-type="float" office:value="29920">
                <text:p>299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655879">
                <text:p>655879</text:p>
              </table:table-cell>
              <table:table-cell office:value-type="float" office:value="30403">
                <text:p>304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652949">
                <text:p>652949</text:p>
              </table:table-cell>
              <table:table-cell office:value-type="float" office:value="30708">
                <text:p>307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653101">
                <text:p>653101</text:p>
              </table:table-cell>
              <table:table-cell office:value-type="float" office:value="30439">
                <text:p>304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659539">
                <text:p>659539</text:p>
              </table:table-cell>
              <table:table-cell office:value-type="float" office:value="32520">
                <text:p>325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651097">
                <text:p>651097</text:p>
              </table:table-cell>
              <table:table-cell office:value-type="float" office:value="29110">
                <text:p>291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654065">
                <text:p>654065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655881">
                <text:p>655881</text:p>
              </table:table-cell>
              <table:table-cell office:value-type="float" office:value="30502">
                <text:p>305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654749">
                <text:p>654749</text:p>
              </table:table-cell>
              <table:table-cell office:value-type="float" office:value="29754">
                <text:p>297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654510">
                <text:p>654510</text:p>
              </table:table-cell>
              <table:table-cell office:value-type="float" office:value="30650">
                <text:p>306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660155">
                <text:p>660155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656214">
                <text:p>656214</text:p>
              </table:table-cell>
              <table:table-cell office:value-type="float" office:value="30814">
                <text:p>308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656114">
                <text:p>656114</text:p>
              </table:table-cell>
              <table:table-cell office:value-type="float" office:value="31138">
                <text:p>31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653475">
                <text:p>653475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658252">
                <text:p>65825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657983">
                <text:p>657983</text:p>
              </table:table-cell>
              <table:table-cell office:value-type="float" office:value="31405">
                <text:p>314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655770">
                <text:p>655770</text:p>
              </table:table-cell>
              <table:table-cell office:value-type="float" office:value="29964">
                <text:p>299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660437">
                <text:p>660437</text:p>
              </table:table-cell>
              <table:table-cell office:value-type="float" office:value="32036">
                <text:p>320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652742">
                <text:p>652742</text:p>
              </table:table-cell>
              <table:table-cell office:value-type="float" office:value="29029">
                <text:p>290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659037">
                <text:p>659037</text:p>
              </table:table-cell>
              <table:table-cell office:value-type="float" office:value="31435">
                <text:p>314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656926">
                <text:p>656926</text:p>
              </table:table-cell>
              <table:table-cell office:value-type="float" office:value="30589">
                <text:p>305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662185">
                <text:p>662185</text:p>
              </table:table-cell>
              <table:table-cell office:value-type="float" office:value="31862">
                <text:p>318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654581">
                <text:p>654581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653391">
                <text:p>653391</text:p>
              </table:table-cell>
              <table:table-cell office:value-type="float" office:value="30595">
                <text:p>305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660492">
                <text:p>660492</text:p>
              </table:table-cell>
              <table:table-cell office:value-type="float" office:value="31251">
                <text:p>312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657929">
                <text:p>657929</text:p>
              </table:table-cell>
              <table:table-cell office:value-type="float" office:value="30529">
                <text:p>305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657840">
                <text:p>657840</text:p>
              </table:table-cell>
              <table:table-cell office:value-type="float" office:value="31004">
                <text:p>310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656132">
                <text:p>656132</text:p>
              </table:table-cell>
              <table:table-cell office:value-type="float" office:value="30958">
                <text:p>309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658176">
                <text:p>658176</text:p>
              </table:table-cell>
              <table:table-cell office:value-type="float" office:value="30947">
                <text:p>309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654762">
                <text:p>654762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655029">
                <text:p>655029</text:p>
              </table:table-cell>
              <table:table-cell office:value-type="float" office:value="30573">
                <text:p>305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655094">
                <text:p>655094</text:p>
              </table:table-cell>
              <table:table-cell office:value-type="float" office:value="29826">
                <text:p>298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657532">
                <text:p>657532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658595">
                <text:p>658595</text:p>
              </table:table-cell>
              <table:table-cell office:value-type="float" office:value="31052">
                <text:p>310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659986">
                <text:p>659986</text:p>
              </table:table-cell>
              <table:table-cell office:value-type="float" office:value="30779">
                <text:p>307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655824">
                <text:p>655824</text:p>
              </table:table-cell>
              <table:table-cell office:value-type="float" office:value="30408">
                <text:p>304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656907">
                <text:p>656907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655929">
                <text:p>655929</text:p>
              </table:table-cell>
              <table:table-cell office:value-type="float" office:value="30282">
                <text:p>302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657022">
                <text:p>657022</text:p>
              </table:table-cell>
              <table:table-cell office:value-type="float" office:value="30615">
                <text:p>306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655343">
                <text:p>655343</text:p>
              </table:table-cell>
              <table:table-cell office:value-type="float" office:value="29815">
                <text:p>29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658045">
                <text:p>658045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656148">
                <text:p>656148</text:p>
              </table:table-cell>
              <table:table-cell office:value-type="float" office:value="31420">
                <text:p>314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659790">
                <text:p>659790</text:p>
              </table:table-cell>
              <table:table-cell office:value-type="float" office:value="31170">
                <text:p>311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658576">
                <text:p>658576</text:p>
              </table:table-cell>
              <table:table-cell office:value-type="float" office:value="30241">
                <text:p>302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656890">
                <text:p>656890</text:p>
              </table:table-cell>
              <table:table-cell office:value-type="float" office:value="30423">
                <text:p>304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657141">
                <text:p>657141</text:p>
              </table:table-cell>
              <table:table-cell office:value-type="float" office:value="30032">
                <text:p>30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658885">
                <text:p>658885</text:p>
              </table:table-cell>
              <table:table-cell office:value-type="float" office:value="30813">
                <text:p>308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659008">
                <text:p>659008</text:p>
              </table:table-cell>
              <table:table-cell office:value-type="float" office:value="30422">
                <text:p>304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657112">
                <text:p>657112</text:p>
              </table:table-cell>
              <table:table-cell office:value-type="float" office:value="30691">
                <text:p>306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658743">
                <text:p>658743</text:p>
              </table:table-cell>
              <table:table-cell office:value-type="float" office:value="30878">
                <text:p>308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659276">
                <text:p>659276</text:p>
              </table:table-cell>
              <table:table-cell office:value-type="float" office:value="31205">
                <text:p>31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653376">
                <text:p>653376</text:p>
              </table:table-cell>
              <table:table-cell office:value-type="float" office:value="30042">
                <text:p>30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659101">
                <text:p>659101</text:p>
              </table:table-cell>
              <table:table-cell office:value-type="float" office:value="30601">
                <text:p>306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656952">
                <text:p>656952</text:p>
              </table:table-cell>
              <table:table-cell office:value-type="float" office:value="30804">
                <text:p>30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658634">
                <text:p>658634</text:p>
              </table:table-cell>
              <table:table-cell office:value-type="float" office:value="31072">
                <text:p>310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660744">
                <text:p>660744</text:p>
              </table:table-cell>
              <table:table-cell office:value-type="float" office:value="31064">
                <text:p>310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659928">
                <text:p>659928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658421">
                <text:p>658421</text:p>
              </table:table-cell>
              <table:table-cell office:value-type="float" office:value="30873">
                <text:p>308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656260">
                <text:p>656260</text:p>
              </table:table-cell>
              <table:table-cell office:value-type="float" office:value="30375">
                <text:p>303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658968">
                <text:p>658968</text:p>
              </table:table-cell>
              <table:table-cell office:value-type="float" office:value="30954">
                <text:p>309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658989">
                <text:p>658989</text:p>
              </table:table-cell>
              <table:table-cell office:value-type="float" office:value="30766">
                <text:p>307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660457">
                <text:p>660457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656093">
                <text:p>656093</text:p>
              </table:table-cell>
              <table:table-cell office:value-type="float" office:value="30515">
                <text:p>305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660347">
                <text:p>660347</text:p>
              </table:table-cell>
              <table:table-cell office:value-type="float" office:value="30968">
                <text:p>309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659688">
                <text:p>659688</text:p>
              </table:table-cell>
              <table:table-cell office:value-type="float" office:value="30125">
                <text:p>30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661417">
                <text:p>661417</text:p>
              </table:table-cell>
              <table:table-cell office:value-type="float" office:value="31729">
                <text:p>317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662453">
                <text:p>662453</text:p>
              </table:table-cell>
              <table:table-cell office:value-type="float" office:value="32017">
                <text:p>320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658817">
                <text:p>658817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658414">
                <text:p>658414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658548">
                <text:p>658548</text:p>
              </table:table-cell>
              <table:table-cell office:value-type="float" office:value="30788">
                <text:p>307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661023">
                <text:p>661023</text:p>
              </table:table-cell>
              <table:table-cell office:value-type="float" office:value="31142">
                <text:p>311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659323">
                <text:p>659323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655289">
                <text:p>655289</text:p>
              </table:table-cell>
              <table:table-cell office:value-type="float" office:value="30706">
                <text:p>307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660489">
                <text:p>660489</text:p>
              </table:table-cell>
              <table:table-cell office:value-type="float" office:value="31334">
                <text:p>313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657919">
                <text:p>657919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659685">
                <text:p>659685</text:p>
              </table:table-cell>
              <table:table-cell office:value-type="float" office:value="30922">
                <text:p>30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661390">
                <text:p>661390</text:p>
              </table:table-cell>
              <table:table-cell office:value-type="float" office:value="31696">
                <text:p>316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661229">
                <text:p>661229</text:p>
              </table:table-cell>
              <table:table-cell office:value-type="float" office:value="32056">
                <text:p>320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658086">
                <text:p>658086</text:p>
              </table:table-cell>
              <table:table-cell office:value-type="float" office:value="30028">
                <text:p>300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658804">
                <text:p>658804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660115">
                <text:p>660115</text:p>
              </table:table-cell>
              <table:table-cell office:value-type="float" office:value="31751">
                <text:p>317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660371">
                <text:p>660371</text:p>
              </table:table-cell>
              <table:table-cell office:value-type="float" office:value="31021">
                <text:p>310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660915">
                <text:p>660915</text:p>
              </table:table-cell>
              <table:table-cell office:value-type="float" office:value="31418">
                <text:p>314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659735">
                <text:p>659735</text:p>
              </table:table-cell>
              <table:table-cell office:value-type="float" office:value="31148">
                <text:p>311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661349">
                <text:p>661349</text:p>
              </table:table-cell>
              <table:table-cell office:value-type="float" office:value="31274">
                <text:p>312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660919">
                <text:p>660919</text:p>
              </table:table-cell>
              <table:table-cell office:value-type="float" office:value="31027">
                <text:p>31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662560">
                <text:p>662560</text:p>
              </table:table-cell>
              <table:table-cell office:value-type="float" office:value="31408">
                <text:p>314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655627">
                <text:p>655627</text:p>
              </table:table-cell>
              <table:table-cell office:value-type="float" office:value="30757">
                <text:p>307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660955">
                <text:p>660955</text:p>
              </table:table-cell>
              <table:table-cell office:value-type="float" office:value="31617">
                <text:p>316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661625">
                <text:p>661625</text:p>
              </table:table-cell>
              <table:table-cell office:value-type="float" office:value="31061">
                <text:p>310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662780">
                <text:p>662780</text:p>
              </table:table-cell>
              <table:table-cell office:value-type="float" office:value="31737">
                <text:p>317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661955">
                <text:p>661955</text:p>
              </table:table-cell>
              <table:table-cell office:value-type="float" office:value="30793">
                <text:p>307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660497">
                <text:p>660497</text:p>
              </table:table-cell>
              <table:table-cell office:value-type="float" office:value="31568">
                <text:p>315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664778">
                <text:p>664778</text:p>
              </table:table-cell>
              <table:table-cell office:value-type="float" office:value="32110">
                <text:p>321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665591">
                <text:p>665591</text:p>
              </table:table-cell>
              <table:table-cell office:value-type="float" office:value="31891">
                <text:p>318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660523">
                <text:p>660523</text:p>
              </table:table-cell>
              <table:table-cell office:value-type="float" office:value="32436">
                <text:p>324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658929">
                <text:p>658929</text:p>
              </table:table-cell>
              <table:table-cell office:value-type="float" office:value="30318">
                <text:p>303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663908">
                <text:p>663908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662889">
                <text:p>662889</text:p>
              </table:table-cell>
              <table:table-cell office:value-type="float" office:value="31140">
                <text:p>311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659692">
                <text:p>659692</text:p>
              </table:table-cell>
              <table:table-cell office:value-type="float" office:value="30518">
                <text:p>305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658542">
                <text:p>658542</text:p>
              </table:table-cell>
              <table:table-cell office:value-type="float" office:value="30195">
                <text:p>301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662864">
                <text:p>662864</text:p>
              </table:table-cell>
              <table:table-cell office:value-type="float" office:value="31834">
                <text:p>318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666417">
                <text:p>666417</text:p>
              </table:table-cell>
              <table:table-cell office:value-type="float" office:value="32664">
                <text:p>326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660859">
                <text:p>660859</text:p>
              </table:table-cell>
              <table:table-cell office:value-type="float" office:value="30735">
                <text:p>307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658084">
                <text:p>658084</text:p>
              </table:table-cell>
              <table:table-cell office:value-type="float" office:value="31301">
                <text:p>313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660529">
                <text:p>660529</text:p>
              </table:table-cell>
              <table:table-cell office:value-type="float" office:value="31379">
                <text:p>313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661617">
                <text:p>661617</text:p>
              </table:table-cell>
              <table:table-cell office:value-type="float" office:value="31350">
                <text:p>313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661746">
                <text:p>661746</text:p>
              </table:table-cell>
              <table:table-cell office:value-type="float" office:value="31134">
                <text:p>311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660639">
                <text:p>660639</text:p>
              </table:table-cell>
              <table:table-cell office:value-type="float" office:value="31217">
                <text:p>312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665031">
                <text:p>665031</text:p>
              </table:table-cell>
              <table:table-cell office:value-type="float" office:value="31699">
                <text:p>316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662905">
                <text:p>662905</text:p>
              </table:table-cell>
              <table:table-cell office:value-type="float" office:value="31869">
                <text:p>318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661280">
                <text:p>661280</text:p>
              </table:table-cell>
              <table:table-cell office:value-type="float" office:value="30928">
                <text:p>309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663270">
                <text:p>663270</text:p>
              </table:table-cell>
              <table:table-cell office:value-type="float" office:value="31555">
                <text:p>315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659561">
                <text:p>659561</text:p>
              </table:table-cell>
              <table:table-cell office:value-type="float" office:value="30323">
                <text:p>303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665636">
                <text:p>665636</text:p>
              </table:table-cell>
              <table:table-cell office:value-type="float" office:value="32341">
                <text:p>323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658664">
                <text:p>658664</text:p>
              </table:table-cell>
              <table:table-cell office:value-type="float" office:value="30498">
                <text:p>304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662737">
                <text:p>662737</text:p>
              </table:table-cell>
              <table:table-cell office:value-type="float" office:value="31290">
                <text:p>312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660778">
                <text:p>660778</text:p>
              </table:table-cell>
              <table:table-cell office:value-type="float" office:value="30361">
                <text:p>303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660323">
                <text:p>660323</text:p>
              </table:table-cell>
              <table:table-cell office:value-type="float" office:value="31495">
                <text:p>314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659458">
                <text:p>659458</text:p>
              </table:table-cell>
              <table:table-cell office:value-type="float" office:value="30573">
                <text:p>305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665471">
                <text:p>665471</text:p>
              </table:table-cell>
              <table:table-cell office:value-type="float" office:value="32039">
                <text:p>320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663605">
                <text:p>663605</text:p>
              </table:table-cell>
              <table:table-cell office:value-type="float" office:value="32375">
                <text:p>32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659704">
                <text:p>659704</text:p>
              </table:table-cell>
              <table:table-cell office:value-type="float" office:value="30969">
                <text:p>309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660475">
                <text:p>660475</text:p>
              </table:table-cell>
              <table:table-cell office:value-type="float" office:value="30582">
                <text:p>305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664722">
                <text:p>664722</text:p>
              </table:table-cell>
              <table:table-cell office:value-type="float" office:value="31650">
                <text:p>316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664911">
                <text:p>664911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660726">
                <text:p>660726</text:p>
              </table:table-cell>
              <table:table-cell office:value-type="float" office:value="31018">
                <text:p>310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663841">
                <text:p>663841</text:p>
              </table:table-cell>
              <table:table-cell office:value-type="float" office:value="31666">
                <text:p>316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662881">
                <text:p>662881</text:p>
              </table:table-cell>
              <table:table-cell office:value-type="float" office:value="31499">
                <text:p>314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660990">
                <text:p>660990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659727">
                <text:p>659727</text:p>
              </table:table-cell>
              <table:table-cell office:value-type="float" office:value="30612">
                <text:p>306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663724">
                <text:p>663724</text:p>
              </table:table-cell>
              <table:table-cell office:value-type="float" office:value="31999">
                <text:p>31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662295">
                <text:p>662295</text:p>
              </table:table-cell>
              <table:table-cell office:value-type="float" office:value="30771">
                <text:p>307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661216">
                <text:p>661216</text:p>
              </table:table-cell>
              <table:table-cell office:value-type="float" office:value="30787">
                <text:p>307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665109">
                <text:p>665109</text:p>
              </table:table-cell>
              <table:table-cell office:value-type="float" office:value="31494">
                <text:p>314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659914">
                <text:p>659914</text:p>
              </table:table-cell>
              <table:table-cell office:value-type="float" office:value="30917">
                <text:p>309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661378">
                <text:p>661378</text:p>
              </table:table-cell>
              <table:table-cell office:value-type="float" office:value="31144">
                <text:p>31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662046">
                <text:p>662046</text:p>
              </table:table-cell>
              <table:table-cell office:value-type="float" office:value="32437">
                <text:p>324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660969">
                <text:p>660969</text:p>
              </table:table-cell>
              <table:table-cell office:value-type="float" office:value="30639">
                <text:p>306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662341">
                <text:p>662341</text:p>
              </table:table-cell>
              <table:table-cell office:value-type="float" office:value="32071">
                <text:p>32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86cm" svg:height="21.437cm" xlink:href=".." xlink:type="simple" chart:class="chart:scatter" chart:style-name="ch1">
        <chart:legend chart:legend-position="end" svg:x="37.197cm" svg:y="10.17cm" style:legend-expansion="high" chart:style-name="ch2"/>
        <chart:plot-area chart:style-name="ch3" table:cell-range-address="'swim-nru-16'.A2:'swim-nru-16'.A501 'swim-nru-16'.C1:'swim-nru-16'.D501" chart:data-source-has-labels="row" svg:x="1.257cm" svg:y="1.847cm" svg:width="34.326cm" svg:height="18.742cm">
          <chartooo:coordinate-region svg:x="2.619cm" svg:y="2.046cm" svg:width="32.592cm" svg:height="17.8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nru-16'.C2:'swim-nru-16'.C501" chart:label-cell-address="'swim-nru-16'.C1:'swim-nru-16'.C1" chart:class="chart:scatter">
            <chart:domain table:cell-range-address="'swim-nru-16'.A2:'swim-nru-16'.A501"/>
            <chart:data-point chart:repeated="500"/>
          </chart:series>
          <chart:series chart:style-name="ch8" chart:values-cell-range-address="'swim-nru-16'.D2:'swim-nru-16'.D501" chart:label-cell-address="'swim-nru-16'.D1:'swim-nru-16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nru-16'.C1:'swim-nru-16'.C1</svg:desc>
                </draw:g>
              </table:table-cell>
              <table:table-cell office:value-type="string">
                <text:p> DISK WRITES</text:p>
                <draw:g>
                  <svg:desc>'swim-nru-16'.D1:'swim-nru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nru-16'.A2:'swim-nru-16'.A501</svg:desc>
                </draw:g>
              </table:table-cell>
              <table:table-cell office:value-type="float" office:value="273439">
                <text:p>273439</text:p>
                <draw:g>
                  <svg:desc>'swim-nru-16'.C2:'swim-nru-16'.C501</svg:desc>
                </draw:g>
              </table:table-cell>
              <table:table-cell office:value-type="float" office:value="27829">
                <text:p>27829</text:p>
                <draw:g>
                  <svg:desc>'swim-nru-16'.D2:'swim-nru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25423">
                <text:p>22542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82775">
                <text:p>182775</text:p>
              </table:table-cell>
              <table:table-cell office:value-type="float" office:value="18159">
                <text:p>18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6320">
                <text:p>166320</text:p>
              </table:table-cell>
              <table:table-cell office:value-type="float" office:value="23076">
                <text:p>2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7747">
                <text:p>167747</text:p>
              </table:table-cell>
              <table:table-cell office:value-type="float" office:value="28925">
                <text:p>28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66666">
                <text:p>166666</text:p>
              </table:table-cell>
              <table:table-cell office:value-type="float" office:value="30262">
                <text:p>30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2797">
                <text:p>162797</text:p>
              </table:table-cell>
              <table:table-cell office:value-type="float" office:value="29264">
                <text:p>29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52433">
                <text:p>152433</text:p>
              </table:table-cell>
              <table:table-cell office:value-type="float" office:value="27399">
                <text:p>27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3477">
                <text:p>153477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4738">
                <text:p>154738</text:p>
              </table:table-cell>
              <table:table-cell office:value-type="float" office:value="25708">
                <text:p>25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7033">
                <text:p>157033</text:p>
              </table:table-cell>
              <table:table-cell office:value-type="float" office:value="25036">
                <text:p>25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58471">
                <text:p>158471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1000">
                <text:p>161000</text:p>
              </table:table-cell>
              <table:table-cell office:value-type="float" office:value="23269">
                <text:p>23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2499">
                <text:p>162499</text:p>
              </table:table-cell>
              <table:table-cell office:value-type="float" office:value="22405">
                <text:p>22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62910">
                <text:p>162910</text:p>
              </table:table-cell>
              <table:table-cell office:value-type="float" office:value="21729">
                <text:p>21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0028">
                <text:p>160028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61472">
                <text:p>161472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63230">
                <text:p>163230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65974">
                <text:p>165974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66754">
                <text:p>166754</text:p>
              </table:table-cell>
              <table:table-cell office:value-type="float" office:value="18913">
                <text:p>18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68014">
                <text:p>168014</text:p>
              </table:table-cell>
              <table:table-cell office:value-type="float" office:value="18451">
                <text:p>18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69966">
                <text:p>169966</text:p>
              </table:table-cell>
              <table:table-cell office:value-type="float" office:value="18314">
                <text:p>18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9167">
                <text:p>169167</text:p>
              </table:table-cell>
              <table:table-cell office:value-type="float" office:value="17880">
                <text:p>178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8833">
                <text:p>168833</text:p>
              </table:table-cell>
              <table:table-cell office:value-type="float" office:value="17289">
                <text:p>17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8784">
                <text:p>168784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70440">
                <text:p>170440</text:p>
              </table:table-cell>
              <table:table-cell office:value-type="float" office:value="16852">
                <text:p>16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73312">
                <text:p>173312</text:p>
              </table:table-cell>
              <table:table-cell office:value-type="float" office:value="16698">
                <text:p>16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3357">
                <text:p>173357</text:p>
              </table:table-cell>
              <table:table-cell office:value-type="float" office:value="16236">
                <text:p>16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5094">
                <text:p>175094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5411">
                <text:p>175411</text:p>
              </table:table-cell>
              <table:table-cell office:value-type="float" office:value="15855">
                <text:p>15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76649">
                <text:p>176649</text:p>
              </table:table-cell>
              <table:table-cell office:value-type="float" office:value="15692">
                <text:p>15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76449">
                <text:p>176449</text:p>
              </table:table-cell>
              <table:table-cell office:value-type="float" office:value="15281">
                <text:p>15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77281">
                <text:p>177281</text:p>
              </table:table-cell>
              <table:table-cell office:value-type="float" office:value="15271">
                <text:p>15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78896">
                <text:p>178896</text:p>
              </table:table-cell>
              <table:table-cell office:value-type="float" office:value="14999">
                <text:p>14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0021">
                <text:p>180021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81721">
                <text:p>181721</text:p>
              </table:table-cell>
              <table:table-cell office:value-type="float" office:value="14795">
                <text:p>14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82787">
                <text:p>182787</text:p>
              </table:table-cell>
              <table:table-cell office:value-type="float" office:value="14779">
                <text:p>14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84988">
                <text:p>184988</text:p>
              </table:table-cell>
              <table:table-cell office:value-type="float" office:value="14587">
                <text:p>14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83991">
                <text:p>183991</text:p>
              </table:table-cell>
              <table:table-cell office:value-type="float" office:value="14288">
                <text:p>14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5084">
                <text:p>185084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86600">
                <text:p>186600</text:p>
              </table:table-cell>
              <table:table-cell office:value-type="float" office:value="14020">
                <text:p>140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87369">
                <text:p>187369</text:p>
              </table:table-cell>
              <table:table-cell office:value-type="float" office:value="13845">
                <text:p>13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89375">
                <text:p>189375</text:p>
              </table:table-cell>
              <table:table-cell office:value-type="float" office:value="13771">
                <text:p>137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89609">
                <text:p>189609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90786">
                <text:p>190786</text:p>
              </table:table-cell>
              <table:table-cell office:value-type="float" office:value="13701">
                <text:p>13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91055">
                <text:p>191055</text:p>
              </table:table-cell>
              <table:table-cell office:value-type="float" office:value="13481">
                <text:p>13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90306">
                <text:p>190306</text:p>
              </table:table-cell>
              <table:table-cell office:value-type="float" office:value="13305">
                <text:p>13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94237">
                <text:p>194237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95321">
                <text:p>195321</text:p>
              </table:table-cell>
              <table:table-cell office:value-type="float" office:value="13129">
                <text:p>13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4647">
                <text:p>194647</text:p>
              </table:table-cell>
              <table:table-cell office:value-type="float" office:value="13102">
                <text:p>13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6810">
                <text:p>196810</text:p>
              </table:table-cell>
              <table:table-cell office:value-type="float" office:value="13134">
                <text:p>13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7169">
                <text:p>197169</text:p>
              </table:table-cell>
              <table:table-cell office:value-type="float" office:value="13029">
                <text:p>13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9862">
                <text:p>19986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2587">
                <text:p>202587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00432">
                <text:p>200432</text:p>
              </table:table-cell>
              <table:table-cell office:value-type="float" office:value="12711">
                <text:p>12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03841">
                <text:p>203841</text:p>
              </table:table-cell>
              <table:table-cell office:value-type="float" office:value="12629">
                <text:p>12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04146">
                <text:p>204146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04349">
                <text:p>204349</text:p>
              </table:table-cell>
              <table:table-cell office:value-type="float" office:value="12530">
                <text:p>125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05635">
                <text:p>205635</text:p>
              </table:table-cell>
              <table:table-cell office:value-type="float" office:value="12468">
                <text:p>124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07874">
                <text:p>207874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09110">
                <text:p>209110</text:p>
              </table:table-cell>
              <table:table-cell office:value-type="float" office:value="12528">
                <text:p>12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08828">
                <text:p>208828</text:p>
              </table:table-cell>
              <table:table-cell office:value-type="float" office:value="12301">
                <text:p>1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09530">
                <text:p>209530</text:p>
              </table:table-cell>
              <table:table-cell office:value-type="float" office:value="12181">
                <text:p>12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12441">
                <text:p>212441</text:p>
              </table:table-cell>
              <table:table-cell office:value-type="float" office:value="12179">
                <text:p>12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11649">
                <text:p>211649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13355">
                <text:p>213355</text:p>
              </table:table-cell>
              <table:table-cell office:value-type="float" office:value="12101">
                <text:p>1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3208">
                <text:p>213208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5994">
                <text:p>215994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14379">
                <text:p>214379</text:p>
              </table:table-cell>
              <table:table-cell office:value-type="float" office:value="11957">
                <text:p>11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16244">
                <text:p>216244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16910">
                <text:p>216910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22138">
                <text:p>222138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21093">
                <text:p>221093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22451">
                <text:p>222451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21929">
                <text:p>221929</text:p>
              </table:table-cell>
              <table:table-cell office:value-type="float" office:value="11810">
                <text:p>118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26318">
                <text:p>226318</text:p>
              </table:table-cell>
              <table:table-cell office:value-type="float" office:value="11794">
                <text:p>117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24411">
                <text:p>224411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22939">
                <text:p>222939</text:p>
              </table:table-cell>
              <table:table-cell office:value-type="float" office:value="11637">
                <text:p>11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27154">
                <text:p>227154</text:p>
              </table:table-cell>
              <table:table-cell office:value-type="float" office:value="11526">
                <text:p>11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227871">
                <text:p>227871</text:p>
              </table:table-cell>
              <table:table-cell office:value-type="float" office:value="11434">
                <text:p>11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33194">
                <text:p>233194</text:p>
              </table:table-cell>
              <table:table-cell office:value-type="float" office:value="11846">
                <text:p>118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29827">
                <text:p>229827</text:p>
              </table:table-cell>
              <table:table-cell office:value-type="float" office:value="11591">
                <text:p>115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30299">
                <text:p>23029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35871">
                <text:p>235871</text:p>
              </table:table-cell>
              <table:table-cell office:value-type="float" office:value="11612">
                <text:p>11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32122">
                <text:p>232122</text:p>
              </table:table-cell>
              <table:table-cell office:value-type="float" office:value="11519">
                <text:p>115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30806">
                <text:p>230806</text:p>
              </table:table-cell>
              <table:table-cell office:value-type="float" office:value="11351">
                <text:p>11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35653">
                <text:p>235653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35558">
                <text:p>235558</text:p>
              </table:table-cell>
              <table:table-cell office:value-type="float" office:value="11354">
                <text:p>11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37363">
                <text:p>237363</text:p>
              </table:table-cell>
              <table:table-cell office:value-type="float" office:value="11358">
                <text:p>11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38313">
                <text:p>238313</text:p>
              </table:table-cell>
              <table:table-cell office:value-type="float" office:value="11461">
                <text:p>11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41256">
                <text:p>241256</text:p>
              </table:table-cell>
              <table:table-cell office:value-type="float" office:value="11521">
                <text:p>11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38297">
                <text:p>238297</text:p>
              </table:table-cell>
              <table:table-cell office:value-type="float" office:value="11379">
                <text:p>113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39503">
                <text:p>239503</text:p>
              </table:table-cell>
              <table:table-cell office:value-type="float" office:value="11445">
                <text:p>11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38168">
                <text:p>238168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44649">
                <text:p>244649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44138">
                <text:p>244138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43041">
                <text:p>243041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45683">
                <text:p>245683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46041">
                <text:p>246041</text:p>
              </table:table-cell>
              <table:table-cell office:value-type="float" office:value="11382">
                <text:p>11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44879">
                <text:p>244879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250054">
                <text:p>250054</text:p>
              </table:table-cell>
              <table:table-cell office:value-type="float" office:value="11474">
                <text:p>11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249559">
                <text:p>249559</text:p>
              </table:table-cell>
              <table:table-cell office:value-type="float" office:value="11212">
                <text:p>11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252506">
                <text:p>252506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252872">
                <text:p>252872</text:p>
              </table:table-cell>
              <table:table-cell office:value-type="float" office:value="11355">
                <text:p>1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258353">
                <text:p>258353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254339">
                <text:p>254339</text:p>
              </table:table-cell>
              <table:table-cell office:value-type="float" office:value="11444">
                <text:p>11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257203">
                <text:p>257203</text:p>
              </table:table-cell>
              <table:table-cell office:value-type="float" office:value="11415">
                <text:p>11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261783">
                <text:p>261783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257991">
                <text:p>257991</text:p>
              </table:table-cell>
              <table:table-cell office:value-type="float" office:value="11516">
                <text:p>11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263781">
                <text:p>263781</text:p>
              </table:table-cell>
              <table:table-cell office:value-type="float" office:value="11516">
                <text:p>115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265363">
                <text:p>265363</text:p>
              </table:table-cell>
              <table:table-cell office:value-type="float" office:value="11535">
                <text:p>115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62426">
                <text:p>262426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60884">
                <text:p>260884</text:p>
              </table:table-cell>
              <table:table-cell office:value-type="float" office:value="11467">
                <text:p>114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70320">
                <text:p>270320</text:p>
              </table:table-cell>
              <table:table-cell office:value-type="float" office:value="11375">
                <text:p>11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63449">
                <text:p>263449</text:p>
              </table:table-cell>
              <table:table-cell office:value-type="float" office:value="11758">
                <text:p>11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69096">
                <text:p>269096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67202">
                <text:p>267202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67454">
                <text:p>267454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68324">
                <text:p>268324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74212">
                <text:p>274212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67990">
                <text:p>267990</text:p>
              </table:table-cell>
              <table:table-cell office:value-type="float" office:value="11395">
                <text:p>1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70616">
                <text:p>270616</text:p>
              </table:table-cell>
              <table:table-cell office:value-type="float" office:value="11377">
                <text:p>113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78367">
                <text:p>278367</text:p>
              </table:table-cell>
              <table:table-cell office:value-type="float" office:value="11680">
                <text:p>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73640">
                <text:p>273640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81445">
                <text:p>281445</text:p>
              </table:table-cell>
              <table:table-cell office:value-type="float" office:value="11623">
                <text:p>116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78960">
                <text:p>278960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80020">
                <text:p>280020</text:p>
              </table:table-cell>
              <table:table-cell office:value-type="float" office:value="11330">
                <text:p>113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80449">
                <text:p>280449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81028">
                <text:p>281028</text:p>
              </table:table-cell>
              <table:table-cell office:value-type="float" office:value="11724">
                <text:p>117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81398">
                <text:p>281398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82287">
                <text:p>282287</text:p>
              </table:table-cell>
              <table:table-cell office:value-type="float" office:value="11821">
                <text:p>11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83101">
                <text:p>283101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87431">
                <text:p>287431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88400">
                <text:p>288400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89262">
                <text:p>289262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88623">
                <text:p>288623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86519">
                <text:p>286519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84069">
                <text:p>284069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89243">
                <text:p>289243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95182">
                <text:p>295182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90386">
                <text:p>29038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98784">
                <text:p>298784</text:p>
              </table:table-cell>
              <table:table-cell office:value-type="float" office:value="11681">
                <text:p>116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87614">
                <text:p>287614</text:p>
              </table:table-cell>
              <table:table-cell office:value-type="float" office:value="11583">
                <text:p>11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305988">
                <text:p>305988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301363">
                <text:p>301363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301028">
                <text:p>301028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305170">
                <text:p>305170</text:p>
              </table:table-cell>
              <table:table-cell office:value-type="float" office:value="11807">
                <text:p>118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301243">
                <text:p>301243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303814">
                <text:p>303814</text:p>
              </table:table-cell>
              <table:table-cell office:value-type="float" office:value="11569">
                <text:p>115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302884">
                <text:p>302884</text:p>
              </table:table-cell>
              <table:table-cell office:value-type="float" office:value="11728">
                <text:p>117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302610">
                <text:p>302610</text:p>
              </table:table-cell>
              <table:table-cell office:value-type="float" office:value="11744">
                <text:p>117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307276">
                <text:p>307276</text:p>
              </table:table-cell>
              <table:table-cell office:value-type="float" office:value="11868">
                <text:p>118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307898">
                <text:p>307898</text:p>
              </table:table-cell>
              <table:table-cell office:value-type="float" office:value="12014">
                <text:p>12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309056">
                <text:p>309056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308231">
                <text:p>308231</text:p>
              </table:table-cell>
              <table:table-cell office:value-type="float" office:value="11810">
                <text:p>118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314302">
                <text:p>314302</text:p>
              </table:table-cell>
              <table:table-cell office:value-type="float" office:value="11999">
                <text:p>11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311849">
                <text:p>311849</text:p>
              </table:table-cell>
              <table:table-cell office:value-type="float" office:value="11992">
                <text:p>11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310078">
                <text:p>310078</text:p>
              </table:table-cell>
              <table:table-cell office:value-type="float" office:value="11834">
                <text:p>118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317691">
                <text:p>317691</text:p>
              </table:table-cell>
              <table:table-cell office:value-type="float" office:value="12054">
                <text:p>12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321628">
                <text:p>321628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316639">
                <text:p>316639</text:p>
              </table:table-cell>
              <table:table-cell office:value-type="float" office:value="12049">
                <text:p>12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321274">
                <text:p>321274</text:p>
              </table:table-cell>
              <table:table-cell office:value-type="float" office:value="12546">
                <text:p>12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321897">
                <text:p>321897</text:p>
              </table:table-cell>
              <table:table-cell office:value-type="float" office:value="11990">
                <text:p>119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324037">
                <text:p>324037</text:p>
              </table:table-cell>
              <table:table-cell office:value-type="float" office:value="12564">
                <text:p>12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324696">
                <text:p>324696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321645">
                <text:p>321645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326946">
                <text:p>326946</text:p>
              </table:table-cell>
              <table:table-cell office:value-type="float" office:value="12077">
                <text:p>120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327954">
                <text:p>327954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327250">
                <text:p>327250</text:p>
              </table:table-cell>
              <table:table-cell office:value-type="float" office:value="12425">
                <text:p>12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26113">
                <text:p>326113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326649">
                <text:p>326649</text:p>
              </table:table-cell>
              <table:table-cell office:value-type="float" office:value="12358">
                <text:p>123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327719">
                <text:p>327719</text:p>
              </table:table-cell>
              <table:table-cell office:value-type="float" office:value="12215">
                <text:p>122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334046">
                <text:p>334046</text:p>
              </table:table-cell>
              <table:table-cell office:value-type="float" office:value="12516">
                <text:p>125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334943">
                <text:p>334943</text:p>
              </table:table-cell>
              <table:table-cell office:value-type="float" office:value="12296">
                <text:p>12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338641">
                <text:p>338641</text:p>
              </table:table-cell>
              <table:table-cell office:value-type="float" office:value="12577">
                <text:p>12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336086">
                <text:p>336086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42791">
                <text:p>342791</text:p>
              </table:table-cell>
              <table:table-cell office:value-type="float" office:value="11999">
                <text:p>11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336240">
                <text:p>336240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337756">
                <text:p>337756</text:p>
              </table:table-cell>
              <table:table-cell office:value-type="float" office:value="12451">
                <text:p>124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38143">
                <text:p>338143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345588">
                <text:p>345588</text:p>
              </table:table-cell>
              <table:table-cell office:value-type="float" office:value="12916">
                <text:p>129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347337">
                <text:p>347337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340553">
                <text:p>340553</text:p>
              </table:table-cell>
              <table:table-cell office:value-type="float" office:value="12162">
                <text:p>12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347824">
                <text:p>347824</text:p>
              </table:table-cell>
              <table:table-cell office:value-type="float" office:value="12301">
                <text:p>123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44795">
                <text:p>344795</text:p>
              </table:table-cell>
              <table:table-cell office:value-type="float" office:value="12449">
                <text:p>124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338458">
                <text:p>338458</text:p>
              </table:table-cell>
              <table:table-cell office:value-type="float" office:value="12454">
                <text:p>12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345822">
                <text:p>345822</text:p>
              </table:table-cell>
              <table:table-cell office:value-type="float" office:value="12554">
                <text:p>125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48029">
                <text:p>348029</text:p>
              </table:table-cell>
              <table:table-cell office:value-type="float" office:value="12946">
                <text:p>12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50172">
                <text:p>350172</text:p>
              </table:table-cell>
              <table:table-cell office:value-type="float" office:value="13142">
                <text:p>131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351759">
                <text:p>351759</text:p>
              </table:table-cell>
              <table:table-cell office:value-type="float" office:value="12378">
                <text:p>123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51453">
                <text:p>351453</text:p>
              </table:table-cell>
              <table:table-cell office:value-type="float" office:value="12631">
                <text:p>126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349010">
                <text:p>349010</text:p>
              </table:table-cell>
              <table:table-cell office:value-type="float" office:value="12653">
                <text:p>12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55608">
                <text:p>355608</text:p>
              </table:table-cell>
              <table:table-cell office:value-type="float" office:value="12899">
                <text:p>128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59477">
                <text:p>359477</text:p>
              </table:table-cell>
              <table:table-cell office:value-type="float" office:value="13017">
                <text:p>13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353628">
                <text:p>353628</text:p>
              </table:table-cell>
              <table:table-cell office:value-type="float" office:value="12830">
                <text:p>128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59718">
                <text:p>359718</text:p>
              </table:table-cell>
              <table:table-cell office:value-type="float" office:value="12901">
                <text:p>129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359088">
                <text:p>359088</text:p>
              </table:table-cell>
              <table:table-cell office:value-type="float" office:value="12735">
                <text:p>12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61608">
                <text:p>361608</text:p>
              </table:table-cell>
              <table:table-cell office:value-type="float" office:value="12885">
                <text:p>128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52317">
                <text:p>352317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58011">
                <text:p>358011</text:p>
              </table:table-cell>
              <table:table-cell office:value-type="float" office:value="12598">
                <text:p>125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59892">
                <text:p>359892</text:p>
              </table:table-cell>
              <table:table-cell office:value-type="float" office:value="12965">
                <text:p>129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63888">
                <text:p>363888</text:p>
              </table:table-cell>
              <table:table-cell office:value-type="float" office:value="12834">
                <text:p>128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58449">
                <text:p>358449</text:p>
              </table:table-cell>
              <table:table-cell office:value-type="float" office:value="12529">
                <text:p>125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66536">
                <text:p>366536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67262">
                <text:p>367262</text:p>
              </table:table-cell>
              <table:table-cell office:value-type="float" office:value="12702">
                <text:p>127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68478">
                <text:p>368478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67100">
                <text:p>367100</text:p>
              </table:table-cell>
              <table:table-cell office:value-type="float" office:value="12925">
                <text:p>129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72895">
                <text:p>372895</text:p>
              </table:table-cell>
              <table:table-cell office:value-type="float" office:value="12707">
                <text:p>12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73980">
                <text:p>373980</text:p>
              </table:table-cell>
              <table:table-cell office:value-type="float" office:value="13598">
                <text:p>135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69235">
                <text:p>369235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375878">
                <text:p>375878</text:p>
              </table:table-cell>
              <table:table-cell office:value-type="float" office:value="13401">
                <text:p>134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68805">
                <text:p>368805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71079">
                <text:p>371079</text:p>
              </table:table-cell>
              <table:table-cell office:value-type="float" office:value="13244">
                <text:p>132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380142">
                <text:p>380142</text:p>
              </table:table-cell>
              <table:table-cell office:value-type="float" office:value="13321">
                <text:p>13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74093">
                <text:p>374093</text:p>
              </table:table-cell>
              <table:table-cell office:value-type="float" office:value="13285">
                <text:p>132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380253">
                <text:p>380253</text:p>
              </table:table-cell>
              <table:table-cell office:value-type="float" office:value="13439">
                <text:p>13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377732">
                <text:p>377732</text:p>
              </table:table-cell>
              <table:table-cell office:value-type="float" office:value="13240">
                <text:p>132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79796">
                <text:p>379796</text:p>
              </table:table-cell>
              <table:table-cell office:value-type="float" office:value="13619">
                <text:p>136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378437">
                <text:p>378437</text:p>
              </table:table-cell>
              <table:table-cell office:value-type="float" office:value="13153">
                <text:p>13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384914">
                <text:p>384914</text:p>
              </table:table-cell>
              <table:table-cell office:value-type="float" office:value="13810">
                <text:p>138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86813">
                <text:p>386813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389179">
                <text:p>389179</text:p>
              </table:table-cell>
              <table:table-cell office:value-type="float" office:value="13650">
                <text:p>136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385615">
                <text:p>385615</text:p>
              </table:table-cell>
              <table:table-cell office:value-type="float" office:value="13529">
                <text:p>135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382921">
                <text:p>382921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384755">
                <text:p>384755</text:p>
              </table:table-cell>
              <table:table-cell office:value-type="float" office:value="13730">
                <text:p>137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385785">
                <text:p>385785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391552">
                <text:p>391552</text:p>
              </table:table-cell>
              <table:table-cell office:value-type="float" office:value="13350">
                <text:p>133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395421">
                <text:p>395421</text:p>
              </table:table-cell>
              <table:table-cell office:value-type="float" office:value="14226">
                <text:p>14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386604">
                <text:p>386604</text:p>
              </table:table-cell>
              <table:table-cell office:value-type="float" office:value="13378">
                <text:p>133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393826">
                <text:p>39382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393867">
                <text:p>393867</text:p>
              </table:table-cell>
              <table:table-cell office:value-type="float" office:value="13907">
                <text:p>139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393013">
                <text:p>393013</text:p>
              </table:table-cell>
              <table:table-cell office:value-type="float" office:value="14225">
                <text:p>142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393831">
                <text:p>393831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396193">
                <text:p>396193</text:p>
              </table:table-cell>
              <table:table-cell office:value-type="float" office:value="14275">
                <text:p>14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93238">
                <text:p>393238</text:p>
              </table:table-cell>
              <table:table-cell office:value-type="float" office:value="13955">
                <text:p>139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399095">
                <text:p>399095</text:p>
              </table:table-cell>
              <table:table-cell office:value-type="float" office:value="13865">
                <text:p>138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393167">
                <text:p>393167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399747">
                <text:p>399747</text:p>
              </table:table-cell>
              <table:table-cell office:value-type="float" office:value="13426">
                <text:p>134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396046">
                <text:p>396046</text:p>
              </table:table-cell>
              <table:table-cell office:value-type="float" office:value="13576">
                <text:p>135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395902">
                <text:p>395902</text:p>
              </table:table-cell>
              <table:table-cell office:value-type="float" office:value="14293">
                <text:p>142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395437">
                <text:p>395437</text:p>
              </table:table-cell>
              <table:table-cell office:value-type="float" office:value="14352">
                <text:p>143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397275">
                <text:p>397275</text:p>
              </table:table-cell>
              <table:table-cell office:value-type="float" office:value="13357">
                <text:p>13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406368">
                <text:p>406368</text:p>
              </table:table-cell>
              <table:table-cell office:value-type="float" office:value="14743">
                <text:p>147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399199">
                <text:p>399199</text:p>
              </table:table-cell>
              <table:table-cell office:value-type="float" office:value="13872">
                <text:p>138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405704">
                <text:p>405704</text:p>
              </table:table-cell>
              <table:table-cell office:value-type="float" office:value="13709">
                <text:p>137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403200">
                <text:p>403200</text:p>
              </table:table-cell>
              <table:table-cell office:value-type="float" office:value="14943">
                <text:p>14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402487">
                <text:p>402487</text:p>
              </table:table-cell>
              <table:table-cell office:value-type="float" office:value="13951">
                <text:p>139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400800">
                <text:p>400800</text:p>
              </table:table-cell>
              <table:table-cell office:value-type="float" office:value="14036">
                <text:p>140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405459">
                <text:p>405459</text:p>
              </table:table-cell>
              <table:table-cell office:value-type="float" office:value="14454">
                <text:p>144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413185">
                <text:p>413185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411082">
                <text:p>411082</text:p>
              </table:table-cell>
              <table:table-cell office:value-type="float" office:value="15018">
                <text:p>15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418950">
                <text:p>418950</text:p>
              </table:table-cell>
              <table:table-cell office:value-type="float" office:value="15478">
                <text:p>154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418807">
                <text:p>418807</text:p>
              </table:table-cell>
              <table:table-cell office:value-type="float" office:value="15683">
                <text:p>156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412763">
                <text:p>412763</text:p>
              </table:table-cell>
              <table:table-cell office:value-type="float" office:value="14084">
                <text:p>14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404712">
                <text:p>404712</text:p>
              </table:table-cell>
              <table:table-cell office:value-type="float" office:value="14194">
                <text:p>141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405883">
                <text:p>405883</text:p>
              </table:table-cell>
              <table:table-cell office:value-type="float" office:value="13863">
                <text:p>138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413279">
                <text:p>413279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408659">
                <text:p>40865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419164">
                <text:p>419164</text:p>
              </table:table-cell>
              <table:table-cell office:value-type="float" office:value="15080">
                <text:p>150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412955">
                <text:p>412955</text:p>
              </table:table-cell>
              <table:table-cell office:value-type="float" office:value="14417">
                <text:p>144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413268">
                <text:p>413268</text:p>
              </table:table-cell>
              <table:table-cell office:value-type="float" office:value="14984">
                <text:p>149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413855">
                <text:p>413855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417667">
                <text:p>417667</text:p>
              </table:table-cell>
              <table:table-cell office:value-type="float" office:value="14114">
                <text:p>141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416155">
                <text:p>416155</text:p>
              </table:table-cell>
              <table:table-cell office:value-type="float" office:value="14296">
                <text:p>14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420373">
                <text:p>420373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426922">
                <text:p>426922</text:p>
              </table:table-cell>
              <table:table-cell office:value-type="float" office:value="14807">
                <text:p>14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423759">
                <text:p>423759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416434">
                <text:p>416434</text:p>
              </table:table-cell>
              <table:table-cell office:value-type="float" office:value="14446">
                <text:p>144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426305">
                <text:p>426305</text:p>
              </table:table-cell>
              <table:table-cell office:value-type="float" office:value="15318">
                <text:p>153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422253">
                <text:p>422253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420434">
                <text:p>420434</text:p>
              </table:table-cell>
              <table:table-cell office:value-type="float" office:value="15454">
                <text:p>154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421392">
                <text:p>421392</text:p>
              </table:table-cell>
              <table:table-cell office:value-type="float" office:value="14814">
                <text:p>148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424953">
                <text:p>424953</text:p>
              </table:table-cell>
              <table:table-cell office:value-type="float" office:value="14605">
                <text:p>146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422149">
                <text:p>422149</text:p>
              </table:table-cell>
              <table:table-cell office:value-type="float" office:value="14377">
                <text:p>143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425185">
                <text:p>425185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419389">
                <text:p>419389</text:p>
              </table:table-cell>
              <table:table-cell office:value-type="float" office:value="15472">
                <text:p>154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427769">
                <text:p>427769</text:p>
              </table:table-cell>
              <table:table-cell office:value-type="float" office:value="14404">
                <text:p>144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430005">
                <text:p>430005</text:p>
              </table:table-cell>
              <table:table-cell office:value-type="float" office:value="15991">
                <text:p>15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428818">
                <text:p>428818</text:p>
              </table:table-cell>
              <table:table-cell office:value-type="float" office:value="15577">
                <text:p>155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439743">
                <text:p>439743</text:p>
              </table:table-cell>
              <table:table-cell office:value-type="float" office:value="15511">
                <text:p>155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438210">
                <text:p>438210</text:p>
              </table:table-cell>
              <table:table-cell office:value-type="float" office:value="15489">
                <text:p>154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430253">
                <text:p>430253</text:p>
              </table:table-cell>
              <table:table-cell office:value-type="float" office:value="15366">
                <text:p>153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434518">
                <text:p>434518</text:p>
              </table:table-cell>
              <table:table-cell office:value-type="float" office:value="14471">
                <text:p>144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434780">
                <text:p>434780</text:p>
              </table:table-cell>
              <table:table-cell office:value-type="float" office:value="15339">
                <text:p>153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432992">
                <text:p>432992</text:p>
              </table:table-cell>
              <table:table-cell office:value-type="float" office:value="15429">
                <text:p>154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430829">
                <text:p>430829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442838">
                <text:p>442838</text:p>
              </table:table-cell>
              <table:table-cell office:value-type="float" office:value="16237">
                <text:p>16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435800">
                <text:p>435800</text:p>
              </table:table-cell>
              <table:table-cell office:value-type="float" office:value="15770">
                <text:p>157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441679">
                <text:p>441679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434879">
                <text:p>434879</text:p>
              </table:table-cell>
              <table:table-cell office:value-type="float" office:value="15234">
                <text:p>15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438507">
                <text:p>438507</text:p>
              </table:table-cell>
              <table:table-cell office:value-type="float" office:value="15720">
                <text:p>157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444516">
                <text:p>444516</text:p>
              </table:table-cell>
              <table:table-cell office:value-type="float" office:value="15659">
                <text:p>156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447381">
                <text:p>447381</text:p>
              </table:table-cell>
              <table:table-cell office:value-type="float" office:value="15506">
                <text:p>155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447874">
                <text:p>447874</text:p>
              </table:table-cell>
              <table:table-cell office:value-type="float" office:value="16357">
                <text:p>163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435427">
                <text:p>435427</text:p>
              </table:table-cell>
              <table:table-cell office:value-type="float" office:value="15129">
                <text:p>15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438310">
                <text:p>438310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438740">
                <text:p>438740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444407">
                <text:p>444407</text:p>
              </table:table-cell>
              <table:table-cell office:value-type="float" office:value="15328">
                <text:p>153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443867">
                <text:p>443867</text:p>
              </table:table-cell>
              <table:table-cell office:value-type="float" office:value="15481">
                <text:p>154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440411">
                <text:p>440411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443226">
                <text:p>443226</text:p>
              </table:table-cell>
              <table:table-cell office:value-type="float" office:value="15671">
                <text:p>156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444816">
                <text:p>444816</text:p>
              </table:table-cell>
              <table:table-cell office:value-type="float" office:value="16353">
                <text:p>163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447332">
                <text:p>447332</text:p>
              </table:table-cell>
              <table:table-cell office:value-type="float" office:value="15483">
                <text:p>154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449000">
                <text:p>449000</text:p>
              </table:table-cell>
              <table:table-cell office:value-type="float" office:value="16477">
                <text:p>164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454521">
                <text:p>454521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434779">
                <text:p>434779</text:p>
              </table:table-cell>
              <table:table-cell office:value-type="float" office:value="14427">
                <text:p>144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439580">
                <text:p>439580</text:p>
              </table:table-cell>
              <table:table-cell office:value-type="float" office:value="15309">
                <text:p>153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449006">
                <text:p>449006</text:p>
              </table:table-cell>
              <table:table-cell office:value-type="float" office:value="16056">
                <text:p>160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445827">
                <text:p>445827</text:p>
              </table:table-cell>
              <table:table-cell office:value-type="float" office:value="15052">
                <text:p>15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446343">
                <text:p>446343</text:p>
              </table:table-cell>
              <table:table-cell office:value-type="float" office:value="16046">
                <text:p>160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453346">
                <text:p>453346</text:p>
              </table:table-cell>
              <table:table-cell office:value-type="float" office:value="16457">
                <text:p>164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448093">
                <text:p>448093</text:p>
              </table:table-cell>
              <table:table-cell office:value-type="float" office:value="15651">
                <text:p>156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460790">
                <text:p>460790</text:p>
              </table:table-cell>
              <table:table-cell office:value-type="float" office:value="16271">
                <text:p>162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451876">
                <text:p>451876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449729">
                <text:p>449729</text:p>
              </table:table-cell>
              <table:table-cell office:value-type="float" office:value="16031">
                <text:p>160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451464">
                <text:p>451464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455014">
                <text:p>455014</text:p>
              </table:table-cell>
              <table:table-cell office:value-type="float" office:value="16555">
                <text:p>165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449185">
                <text:p>449185</text:p>
              </table:table-cell>
              <table:table-cell office:value-type="float" office:value="16970">
                <text:p>169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449591">
                <text:p>449591</text:p>
              </table:table-cell>
              <table:table-cell office:value-type="float" office:value="16440">
                <text:p>16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458256">
                <text:p>458256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456976">
                <text:p>456976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452754">
                <text:p>452754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458681">
                <text:p>458681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457485">
                <text:p>457485</text:p>
              </table:table-cell>
              <table:table-cell office:value-type="float" office:value="16301">
                <text:p>16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462564">
                <text:p>462564</text:p>
              </table:table-cell>
              <table:table-cell office:value-type="float" office:value="16193">
                <text:p>161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454590">
                <text:p>454590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455734">
                <text:p>45573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458345">
                <text:p>458345</text:p>
              </table:table-cell>
              <table:table-cell office:value-type="float" office:value="16319">
                <text:p>163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454643">
                <text:p>454643</text:p>
              </table:table-cell>
              <table:table-cell office:value-type="float" office:value="16621">
                <text:p>166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465094">
                <text:p>465094</text:p>
              </table:table-cell>
              <table:table-cell office:value-type="float" office:value="17311">
                <text:p>17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461991">
                <text:p>461991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460256">
                <text:p>460256</text:p>
              </table:table-cell>
              <table:table-cell office:value-type="float" office:value="17046">
                <text:p>170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462895">
                <text:p>462895</text:p>
              </table:table-cell>
              <table:table-cell office:value-type="float" office:value="16532">
                <text:p>165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463070">
                <text:p>46307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460254">
                <text:p>460254</text:p>
              </table:table-cell>
              <table:table-cell office:value-type="float" office:value="16350">
                <text:p>163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461497">
                <text:p>461497</text:p>
              </table:table-cell>
              <table:table-cell office:value-type="float" office:value="16442">
                <text:p>164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461507">
                <text:p>461507</text:p>
              </table:table-cell>
              <table:table-cell office:value-type="float" office:value="16350">
                <text:p>163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464099">
                <text:p>464099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467094">
                <text:p>467094</text:p>
              </table:table-cell>
              <table:table-cell office:value-type="float" office:value="17475">
                <text:p>174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464060">
                <text:p>464060</text:p>
              </table:table-cell>
              <table:table-cell office:value-type="float" office:value="16522">
                <text:p>165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465214">
                <text:p>465214</text:p>
              </table:table-cell>
              <table:table-cell office:value-type="float" office:value="17468">
                <text:p>174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464953">
                <text:p>464953</text:p>
              </table:table-cell>
              <table:table-cell office:value-type="float" office:value="16748">
                <text:p>167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468576">
                <text:p>468576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468606">
                <text:p>468606</text:p>
              </table:table-cell>
              <table:table-cell office:value-type="float" office:value="17192">
                <text:p>171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466916">
                <text:p>466916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470391">
                <text:p>470391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470530">
                <text:p>470530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471167">
                <text:p>471167</text:p>
              </table:table-cell>
              <table:table-cell office:value-type="float" office:value="17393">
                <text:p>173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466980">
                <text:p>466980</text:p>
              </table:table-cell>
              <table:table-cell office:value-type="float" office:value="16942">
                <text:p>169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468138">
                <text:p>468138</text:p>
              </table:table-cell>
              <table:table-cell office:value-type="float" office:value="17115">
                <text:p>171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467621">
                <text:p>467621</text:p>
              </table:table-cell>
              <table:table-cell office:value-type="float" office:value="17073">
                <text:p>170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465389">
                <text:p>465389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470966">
                <text:p>470966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483193">
                <text:p>483193</text:p>
              </table:table-cell>
              <table:table-cell office:value-type="float" office:value="17245">
                <text:p>172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470025">
                <text:p>470025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473952">
                <text:p>473952</text:p>
              </table:table-cell>
              <table:table-cell office:value-type="float" office:value="17080">
                <text:p>170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471489">
                <text:p>471489</text:p>
              </table:table-cell>
              <table:table-cell office:value-type="float" office:value="16977">
                <text:p>169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471871">
                <text:p>471871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472476">
                <text:p>472476</text:p>
              </table:table-cell>
              <table:table-cell office:value-type="float" office:value="17058">
                <text:p>170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471570">
                <text:p>471570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476600">
                <text:p>476600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480373">
                <text:p>480373</text:p>
              </table:table-cell>
              <table:table-cell office:value-type="float" office:value="18230">
                <text:p>182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467917">
                <text:p>467917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472913">
                <text:p>472913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482769">
                <text:p>482769</text:p>
              </table:table-cell>
              <table:table-cell office:value-type="float" office:value="18411">
                <text:p>184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470591">
                <text:p>470591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484159">
                <text:p>484159</text:p>
              </table:table-cell>
              <table:table-cell office:value-type="float" office:value="18673">
                <text:p>186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470391">
                <text:p>470391</text:p>
              </table:table-cell>
              <table:table-cell office:value-type="float" office:value="16670">
                <text:p>166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480145">
                <text:p>480145</text:p>
              </table:table-cell>
              <table:table-cell office:value-type="float" office:value="18091">
                <text:p>180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480076">
                <text:p>480076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480225">
                <text:p>480225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473367">
                <text:p>473367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481874">
                <text:p>481874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476932">
                <text:p>476932</text:p>
              </table:table-cell>
              <table:table-cell office:value-type="float" office:value="17222">
                <text:p>172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485949">
                <text:p>485949</text:p>
              </table:table-cell>
              <table:table-cell office:value-type="float" office:value="17737">
                <text:p>177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479452">
                <text:p>479452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484091">
                <text:p>484091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484057">
                <text:p>484057</text:p>
              </table:table-cell>
              <table:table-cell office:value-type="float" office:value="19777">
                <text:p>197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477274">
                <text:p>477274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503790">
                <text:p>503790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485933">
                <text:p>485933</text:p>
              </table:table-cell>
              <table:table-cell office:value-type="float" office:value="18282">
                <text:p>182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485822">
                <text:p>485822</text:p>
              </table:table-cell>
              <table:table-cell office:value-type="float" office:value="18577">
                <text:p>185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480700">
                <text:p>480700</text:p>
              </table:table-cell>
              <table:table-cell office:value-type="float" office:value="17809">
                <text:p>178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471850">
                <text:p>471850</text:p>
              </table:table-cell>
              <table:table-cell office:value-type="float" office:value="16552">
                <text:p>16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488170">
                <text:p>488170</text:p>
              </table:table-cell>
              <table:table-cell office:value-type="float" office:value="18105">
                <text:p>181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486215">
                <text:p>486215</text:p>
              </table:table-cell>
              <table:table-cell office:value-type="float" office:value="18080">
                <text:p>180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489501">
                <text:p>489501</text:p>
              </table:table-cell>
              <table:table-cell office:value-type="float" office:value="18357">
                <text:p>183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486558">
                <text:p>48655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489232">
                <text:p>489232</text:p>
              </table:table-cell>
              <table:table-cell office:value-type="float" office:value="18316">
                <text:p>18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476969">
                <text:p>476969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478811">
                <text:p>478811</text:p>
              </table:table-cell>
              <table:table-cell office:value-type="float" office:value="18308">
                <text:p>18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487221">
                <text:p>487221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481116">
                <text:p>481116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485671">
                <text:p>485671</text:p>
              </table:table-cell>
              <table:table-cell office:value-type="float" office:value="17269">
                <text:p>172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494498">
                <text:p>494498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482917">
                <text:p>482917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487402">
                <text:p>487402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479443">
                <text:p>479443</text:p>
              </table:table-cell>
              <table:table-cell office:value-type="float" office:value="17570">
                <text:p>175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491529">
                <text:p>491529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486765">
                <text:p>486765</text:p>
              </table:table-cell>
              <table:table-cell office:value-type="float" office:value="18390">
                <text:p>183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492852">
                <text:p>492852</text:p>
              </table:table-cell>
              <table:table-cell office:value-type="float" office:value="18851">
                <text:p>188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490844">
                <text:p>490844</text:p>
              </table:table-cell>
              <table:table-cell office:value-type="float" office:value="18443">
                <text:p>184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492293">
                <text:p>492293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490903">
                <text:p>49090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496751">
                <text:p>496751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493289">
                <text:p>493289</text:p>
              </table:table-cell>
              <table:table-cell office:value-type="float" office:value="17933">
                <text:p>179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494027">
                <text:p>494027</text:p>
              </table:table-cell>
              <table:table-cell office:value-type="float" office:value="18871">
                <text:p>188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485809">
                <text:p>485809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497719">
                <text:p>497719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492199">
                <text:p>492199</text:p>
              </table:table-cell>
              <table:table-cell office:value-type="float" office:value="18069">
                <text:p>180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503936">
                <text:p>503936</text:p>
              </table:table-cell>
              <table:table-cell office:value-type="float" office:value="19413">
                <text:p>19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496312">
                <text:p>496312</text:p>
              </table:table-cell>
              <table:table-cell office:value-type="float" office:value="18138">
                <text:p>181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492054">
                <text:p>492054</text:p>
              </table:table-cell>
              <table:table-cell office:value-type="float" office:value="17966">
                <text:p>179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488588">
                <text:p>488588</text:p>
              </table:table-cell>
              <table:table-cell office:value-type="float" office:value="18907">
                <text:p>189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492673">
                <text:p>492673</text:p>
              </table:table-cell>
              <table:table-cell office:value-type="float" office:value="18776">
                <text:p>187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499076">
                <text:p>499076</text:p>
              </table:table-cell>
              <table:table-cell office:value-type="float" office:value="17921">
                <text:p>179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494500">
                <text:p>494500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499147">
                <text:p>499147</text:p>
              </table:table-cell>
              <table:table-cell office:value-type="float" office:value="18755">
                <text:p>187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486777">
                <text:p>486777</text:p>
              </table:table-cell>
              <table:table-cell office:value-type="float" office:value="18929">
                <text:p>189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504725">
                <text:p>504725</text:p>
              </table:table-cell>
              <table:table-cell office:value-type="float" office:value="19465">
                <text:p>194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503057">
                <text:p>503057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503880">
                <text:p>503880</text:p>
              </table:table-cell>
              <table:table-cell office:value-type="float" office:value="19795">
                <text:p>197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500012">
                <text:p>500012</text:p>
              </table:table-cell>
              <table:table-cell office:value-type="float" office:value="19347">
                <text:p>193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493304">
                <text:p>493304</text:p>
              </table:table-cell>
              <table:table-cell office:value-type="float" office:value="18116">
                <text:p>181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492761">
                <text:p>492761</text:p>
              </table:table-cell>
              <table:table-cell office:value-type="float" office:value="18567">
                <text:p>185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501444">
                <text:p>501444</text:p>
              </table:table-cell>
              <table:table-cell office:value-type="float" office:value="19144">
                <text:p>191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497722">
                <text:p>497722</text:p>
              </table:table-cell>
              <table:table-cell office:value-type="float" office:value="18705">
                <text:p>187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504065">
                <text:p>504065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498911">
                <text:p>498911</text:p>
              </table:table-cell>
              <table:table-cell office:value-type="float" office:value="19764">
                <text:p>197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491996">
                <text:p>491996</text:p>
              </table:table-cell>
              <table:table-cell office:value-type="float" office:value="19019">
                <text:p>19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503357">
                <text:p>503357</text:p>
              </table:table-cell>
              <table:table-cell office:value-type="float" office:value="19374">
                <text:p>193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495717">
                <text:p>495717</text:p>
              </table:table-cell>
              <table:table-cell office:value-type="float" office:value="18631">
                <text:p>186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500566">
                <text:p>500566</text:p>
              </table:table-cell>
              <table:table-cell office:value-type="float" office:value="19088">
                <text:p>190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503405">
                <text:p>503405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498470">
                <text:p>498470</text:p>
              </table:table-cell>
              <table:table-cell office:value-type="float" office:value="19512">
                <text:p>195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500309">
                <text:p>500309</text:p>
              </table:table-cell>
              <table:table-cell office:value-type="float" office:value="19350">
                <text:p>193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506401">
                <text:p>506401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499702">
                <text:p>499702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503477">
                <text:p>503477</text:p>
              </table:table-cell>
              <table:table-cell office:value-type="float" office:value="18441">
                <text:p>184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506180">
                <text:p>506180</text:p>
              </table:table-cell>
              <table:table-cell office:value-type="float" office:value="20027">
                <text:p>20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514630">
                <text:p>514630</text:p>
              </table:table-cell>
              <table:table-cell office:value-type="float" office:value="20255">
                <text:p>202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507567">
                <text:p>507567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506841">
                <text:p>506841</text:p>
              </table:table-cell>
              <table:table-cell office:value-type="float" office:value="18844">
                <text:p>188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506712">
                <text:p>506712</text:p>
              </table:table-cell>
              <table:table-cell office:value-type="float" office:value="19791">
                <text:p>197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510451">
                <text:p>510451</text:p>
              </table:table-cell>
              <table:table-cell office:value-type="float" office:value="19725">
                <text:p>19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509512">
                <text:p>509512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509894">
                <text:p>509894</text:p>
              </table:table-cell>
              <table:table-cell office:value-type="float" office:value="19735">
                <text:p>197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508252">
                <text:p>508252</text:p>
              </table:table-cell>
              <table:table-cell office:value-type="float" office:value="19065">
                <text:p>190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512102">
                <text:p>512102</text:p>
              </table:table-cell>
              <table:table-cell office:value-type="float" office:value="19658">
                <text:p>196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511343">
                <text:p>511343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515302">
                <text:p>515302</text:p>
              </table:table-cell>
              <table:table-cell office:value-type="float" office:value="20441">
                <text:p>204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504183">
                <text:p>504183</text:p>
              </table:table-cell>
              <table:table-cell office:value-type="float" office:value="19037">
                <text:p>190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515567">
                <text:p>515567</text:p>
              </table:table-cell>
              <table:table-cell office:value-type="float" office:value="20034">
                <text:p>200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522869">
                <text:p>522869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511292">
                <text:p>511292</text:p>
              </table:table-cell>
              <table:table-cell office:value-type="float" office:value="18962">
                <text:p>189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522235">
                <text:p>522235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493907">
                <text:p>493907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510555">
                <text:p>510555</text:p>
              </table:table-cell>
              <table:table-cell office:value-type="float" office:value="19560">
                <text:p>195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497144">
                <text:p>497144</text:p>
              </table:table-cell>
              <table:table-cell office:value-type="float" office:value="18698">
                <text:p>186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495741">
                <text:p>495741</text:p>
              </table:table-cell>
              <table:table-cell office:value-type="float" office:value="17525">
                <text:p>175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507901">
                <text:p>507901</text:p>
              </table:table-cell>
              <table:table-cell office:value-type="float" office:value="17965">
                <text:p>179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523646">
                <text:p>523646</text:p>
              </table:table-cell>
              <table:table-cell office:value-type="float" office:value="20102">
                <text:p>201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520269">
                <text:p>520269</text:p>
              </table:table-cell>
              <table:table-cell office:value-type="float" office:value="20894">
                <text:p>208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505006">
                <text:p>505006</text:p>
              </table:table-cell>
              <table:table-cell office:value-type="float" office:value="19104">
                <text:p>191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505711">
                <text:p>505711</text:p>
              </table:table-cell>
              <table:table-cell office:value-type="float" office:value="19911">
                <text:p>199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510585">
                <text:p>510585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518226">
                <text:p>518226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517214">
                <text:p>517214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506358">
                <text:p>506358</text:p>
              </table:table-cell>
              <table:table-cell office:value-type="float" office:value="19708">
                <text:p>197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514477">
                <text:p>514477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501135">
                <text:p>501135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510897">
                <text:p>510897</text:p>
              </table:table-cell>
              <table:table-cell office:value-type="float" office:value="19373">
                <text:p>193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513913">
                <text:p>513913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514283">
                <text:p>514283</text:p>
              </table:table-cell>
              <table:table-cell office:value-type="float" office:value="19784">
                <text:p>197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510826">
                <text:p>510826</text:p>
              </table:table-cell>
              <table:table-cell office:value-type="float" office:value="19713">
                <text:p>197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514821">
                <text:p>514821</text:p>
              </table:table-cell>
              <table:table-cell office:value-type="float" office:value="19061">
                <text:p>190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507996">
                <text:p>507996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514607">
                <text:p>514607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517491">
                <text:p>517491</text:p>
              </table:table-cell>
              <table:table-cell office:value-type="float" office:value="20626">
                <text:p>206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514781">
                <text:p>514781</text:p>
              </table:table-cell>
              <table:table-cell office:value-type="float" office:value="20751">
                <text:p>20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521135">
                <text:p>521135</text:p>
              </table:table-cell>
              <table:table-cell office:value-type="float" office:value="20222">
                <text:p>202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506096">
                <text:p>506096</text:p>
              </table:table-cell>
              <table:table-cell office:value-type="float" office:value="20089">
                <text:p>200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499529">
                <text:p>499529</text:p>
              </table:table-cell>
              <table:table-cell office:value-type="float" office:value="19078">
                <text:p>190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518204">
                <text:p>518204</text:p>
              </table:table-cell>
              <table:table-cell office:value-type="float" office:value="19441">
                <text:p>194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528888">
                <text:p>528888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527877">
                <text:p>527877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512815">
                <text:p>512815</text:p>
              </table:table-cell>
              <table:table-cell office:value-type="float" office:value="18757">
                <text:p>187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519301">
                <text:p>519301</text:p>
              </table:table-cell>
              <table:table-cell office:value-type="float" office:value="19996">
                <text:p>199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520692">
                <text:p>520692</text:p>
              </table:table-cell>
              <table:table-cell office:value-type="float" office:value="20991">
                <text:p>20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521831">
                <text:p>521831</text:p>
              </table:table-cell>
              <table:table-cell office:value-type="float" office:value="19505">
                <text:p>195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525152">
                <text:p>525152</text:p>
              </table:table-cell>
              <table:table-cell office:value-type="float" office:value="20642">
                <text:p>206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517176">
                <text:p>517176</text:p>
              </table:table-cell>
              <table:table-cell office:value-type="float" office:value="21121">
                <text:p>211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529994">
                <text:p>529994</text:p>
              </table:table-cell>
              <table:table-cell office:value-type="float" office:value="20029">
                <text:p>200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518555">
                <text:p>518555</text:p>
              </table:table-cell>
              <table:table-cell office:value-type="float" office:value="19562">
                <text:p>195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518546">
                <text:p>518546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520277">
                <text:p>520277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525681">
                <text:p>525681</text:p>
              </table:table-cell>
              <table:table-cell office:value-type="float" office:value="21258">
                <text:p>21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518517">
                <text:p>518517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511657">
                <text:p>511657</text:p>
              </table:table-cell>
              <table:table-cell office:value-type="float" office:value="18511">
                <text:p>185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518306">
                <text:p>518306</text:p>
              </table:table-cell>
              <table:table-cell office:value-type="float" office:value="20436">
                <text:p>20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86cm" svg:height="21.437cm" xlink:href=".." xlink:type="simple" chart:class="chart:scatter" chart:style-name="ch1">
        <chart:legend chart:legend-position="end" svg:x="37.197cm" svg:y="10.17cm" style:legend-expansion="high" chart:style-name="ch2"/>
        <chart:plot-area chart:style-name="ch3" table:cell-range-address="'swim-nru-32'.A2:'swim-nru-32'.A501 'swim-nru-32'.C1:'swim-nru-32'.D501" chart:data-source-has-labels="row" svg:x="1.257cm" svg:y="1.847cm" svg:width="34.326cm" svg:height="18.742cm">
          <chartooo:coordinate-region svg:x="2.619cm" svg:y="2.046cm" svg:width="32.592cm" svg:height="17.8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nru-32'.C2:'swim-nru-32'.C501" chart:label-cell-address="'swim-nru-32'.C1:'swim-nru-32'.C1" chart:class="chart:scatter">
            <chart:domain table:cell-range-address="'swim-nru-32'.A2:'swim-nru-32'.A501"/>
            <chart:data-point chart:repeated="500"/>
          </chart:series>
          <chart:series chart:style-name="ch8" chart:values-cell-range-address="'swim-nru-32'.D2:'swim-nru-32'.D501" chart:label-cell-address="'swim-nru-32'.D1:'swim-nru-32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nru-32'.C1:'swim-nru-32'.C1</svg:desc>
                </draw:g>
              </table:table-cell>
              <table:table-cell office:value-type="string">
                <text:p> DISK WRITES</text:p>
                <draw:g>
                  <svg:desc>'swim-nru-32'.D1:'swim-nru-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nru-32'.A2:'swim-nru-32'.A501</svg:desc>
                </draw:g>
              </table:table-cell>
              <table:table-cell office:value-type="float" office:value="268362">
                <text:p>268362</text:p>
                <draw:g>
                  <svg:desc>'swim-nru-32'.C2:'swim-nru-32'.C501</svg:desc>
                </draw:g>
              </table:table-cell>
              <table:table-cell office:value-type="float" office:value="26546">
                <text:p>26546</text:p>
                <draw:g>
                  <svg:desc>'swim-nru-32'.D2:'swim-nru-32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12948">
                <text:p>212948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1748">
                <text:p>171748</text:p>
              </table:table-cell>
              <table:table-cell office:value-type="float" office:value="14175">
                <text:p>14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3140">
                <text:p>143140</text:p>
              </table:table-cell>
              <table:table-cell office:value-type="float" office:value="13096">
                <text:p>13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1877">
                <text:p>121877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7444">
                <text:p>107444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1283">
                <text:p>91283</text:p>
              </table:table-cell>
              <table:table-cell office:value-type="float" office:value="9345">
                <text:p>9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9940">
                <text:p>79940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3556">
                <text:p>73556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9601">
                <text:p>69601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6172">
                <text:p>66172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3856">
                <text:p>63856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61822">
                <text:p>61822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9848">
                <text:p>59848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58589">
                <text:p>58589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7026">
                <text:p>57026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56043">
                <text:p>56043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55394">
                <text:p>55394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54917">
                <text:p>54917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54574">
                <text:p>54574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54215">
                <text:p>54215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54342">
                <text:p>54342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54157">
                <text:p>54157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54214">
                <text:p>54214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4577">
                <text:p>54577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54266">
                <text:p>54266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55125">
                <text:p>55125</text:p>
              </table:table-cell>
              <table:table-cell office:value-type="float" office:value="8252">
                <text:p>8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55566">
                <text:p>55566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5623">
                <text:p>55623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5955">
                <text:p>55955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6884">
                <text:p>56884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57145">
                <text:p>57145</text:p>
              </table:table-cell>
              <table:table-cell office:value-type="float" office:value="8315">
                <text:p>8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57813">
                <text:p>57813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58011">
                <text:p>58011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8583">
                <text:p>58583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9475">
                <text:p>59475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59793">
                <text:p>59793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60102">
                <text:p>60102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61434">
                <text:p>61434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61463">
                <text:p>61463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62724">
                <text:p>62724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63190">
                <text:p>63190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63086">
                <text:p>63086</text:p>
              </table:table-cell>
              <table:table-cell office:value-type="float" office:value="8257">
                <text:p>8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63554">
                <text:p>63554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66727">
                <text:p>66727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64725">
                <text:p>64725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65662">
                <text:p>65662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66573">
                <text:p>66573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67136">
                <text:p>67136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68314">
                <text:p>68314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68918">
                <text:p>68918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68355">
                <text:p>68355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69583">
                <text:p>69583</text:p>
              </table:table-cell>
              <table:table-cell office:value-type="float" office:value="8074">
                <text:p>8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71112">
                <text:p>71112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71273">
                <text:p>71273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72225">
                <text:p>72225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72411">
                <text:p>72411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71558">
                <text:p>71558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73905">
                <text:p>73905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74223">
                <text:p>74223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74454">
                <text:p>74454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75243">
                <text:p>75243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72890">
                <text:p>72890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77210">
                <text:p>77210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75158">
                <text:p>75158</text:p>
              </table:table-cell>
              <table:table-cell office:value-type="float" office:value="7979">
                <text:p>7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75420">
                <text:p>75420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75852">
                <text:p>75852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78069">
                <text:p>78069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76362">
                <text:p>76362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77186">
                <text:p>77186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78684">
                <text:p>78684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79185">
                <text:p>79185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80330">
                <text:p>80330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80912">
                <text:p>80912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80776">
                <text:p>80776</text:p>
              </table:table-cell>
              <table:table-cell office:value-type="float" office:value="7913">
                <text:p>79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80625">
                <text:p>80625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83470">
                <text:p>8347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82902">
                <text:p>82902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83352">
                <text:p>83352</text:p>
              </table:table-cell>
              <table:table-cell office:value-type="float" office:value="7791">
                <text:p>7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83384">
                <text:p>83384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86211">
                <text:p>86211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84830">
                <text:p>84830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85204">
                <text:p>85204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85858">
                <text:p>85858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85484">
                <text:p>85484</text:p>
              </table:table-cell>
              <table:table-cell office:value-type="float" office:value="7691">
                <text:p>76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84951">
                <text:p>84951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86239">
                <text:p>86239</text:p>
              </table:table-cell>
              <table:table-cell office:value-type="float" office:value="7723">
                <text:p>77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86101">
                <text:p>86101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89736">
                <text:p>89736</text:p>
              </table:table-cell>
              <table:table-cell office:value-type="float" office:value="7691">
                <text:p>7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89286">
                <text:p>89286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90671">
                <text:p>90671</text:p>
              </table:table-cell>
              <table:table-cell office:value-type="float" office:value="7669">
                <text:p>7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88169">
                <text:p>88169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89361">
                <text:p>89361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87401">
                <text:p>87401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89942">
                <text:p>89942</text:p>
              </table:table-cell>
              <table:table-cell office:value-type="float" office:value="7587">
                <text:p>7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88740">
                <text:p>88740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87459">
                <text:p>87459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90105">
                <text:p>90105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90960">
                <text:p>90960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93132">
                <text:p>93132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94137">
                <text:p>94137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93289">
                <text:p>93289</text:p>
              </table:table-cell>
              <table:table-cell office:value-type="float" office:value="7634">
                <text:p>7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94992">
                <text:p>94992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92995">
                <text:p>92995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95363">
                <text:p>95363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94250">
                <text:p>94250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98029">
                <text:p>98029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96399">
                <text:p>96399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95894">
                <text:p>95894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98664">
                <text:p>98664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98774">
                <text:p>98774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00483">
                <text:p>100483</text:p>
              </table:table-cell>
              <table:table-cell office:value-type="float" office:value="7551">
                <text:p>75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97445">
                <text:p>97445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101218">
                <text:p>101218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99520">
                <text:p>99520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101214">
                <text:p>101214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00275">
                <text:p>100275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103164">
                <text:p>103164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00849">
                <text:p>100849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01977">
                <text:p>10197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103202">
                <text:p>103202</text:p>
              </table:table-cell>
              <table:table-cell office:value-type="float" office:value="7481">
                <text:p>74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98793">
                <text:p>98793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104399">
                <text:p>104399</text:p>
              </table:table-cell>
              <table:table-cell office:value-type="float" office:value="7421">
                <text:p>74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04087">
                <text:p>104087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05843">
                <text:p>105843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00863">
                <text:p>100863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03788">
                <text:p>103788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08886">
                <text:p>10888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04623">
                <text:p>104623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05567">
                <text:p>105567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04653">
                <text:p>104653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03418">
                <text:p>103418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09623">
                <text:p>109623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09060">
                <text:p>109060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07803">
                <text:p>107803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06055">
                <text:p>106055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06211">
                <text:p>106211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05972">
                <text:p>105972</text:p>
              </table:table-cell>
              <table:table-cell office:value-type="float" office:value="7425">
                <text:p>7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05899">
                <text:p>10589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08053">
                <text:p>108053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12374">
                <text:p>112374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14072">
                <text:p>114072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08113">
                <text:p>108113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12883">
                <text:p>112883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13116">
                <text:p>113116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12929">
                <text:p>112929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14798">
                <text:p>114798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13735">
                <text:p>113735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16748">
                <text:p>116748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12822">
                <text:p>112822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113971">
                <text:p>113971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14232">
                <text:p>114232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15493">
                <text:p>115493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115390">
                <text:p>11539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16802">
                <text:p>11680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17699">
                <text:p>117699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121652">
                <text:p>121652</text:p>
              </table:table-cell>
              <table:table-cell office:value-type="float" office:value="7291">
                <text:p>7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13394">
                <text:p>113394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18361">
                <text:p>118361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121231">
                <text:p>121231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17320">
                <text:p>11732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123916">
                <text:p>123916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19693">
                <text:p>119693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23955">
                <text:p>123955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24899">
                <text:p>124899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23903">
                <text:p>123903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22282">
                <text:p>122282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26635">
                <text:p>126635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22092">
                <text:p>122092</text:p>
              </table:table-cell>
              <table:table-cell office:value-type="float" office:value="7218">
                <text:p>7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22477">
                <text:p>12247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23423">
                <text:p>123423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25022">
                <text:p>125022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26631">
                <text:p>126631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23708">
                <text:p>12370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29386">
                <text:p>129386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25934">
                <text:p>125934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31502">
                <text:p>131502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29488">
                <text:p>129488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31171">
                <text:p>131171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26923">
                <text:p>126923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28602">
                <text:p>12860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34852">
                <text:p>134852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31480">
                <text:p>131480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29537">
                <text:p>129537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31143">
                <text:p>131143</text:p>
              </table:table-cell>
              <table:table-cell office:value-type="float" office:value="7218">
                <text:p>72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31836">
                <text:p>131836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30598">
                <text:p>130598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30180">
                <text:p>130180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30949">
                <text:p>130949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31170">
                <text:p>131170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33751">
                <text:p>133751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33371">
                <text:p>133371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35029">
                <text:p>135029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33830">
                <text:p>13383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32776">
                <text:p>132776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35346">
                <text:p>13534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34588">
                <text:p>134588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32047">
                <text:p>132047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37622">
                <text:p>137622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36903">
                <text:p>136903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36026">
                <text:p>136026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37188">
                <text:p>137188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32793">
                <text:p>132793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40631">
                <text:p>140631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39661">
                <text:p>139661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39052">
                <text:p>139052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37065">
                <text:p>137065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38299">
                <text:p>138299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40876">
                <text:p>14087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40523">
                <text:p>140523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42222">
                <text:p>142222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42454">
                <text:p>142454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43461">
                <text:p>143461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42789">
                <text:p>142789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40738">
                <text:p>140738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44255">
                <text:p>144255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43822">
                <text:p>143822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45263">
                <text:p>145263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46514">
                <text:p>146514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45608">
                <text:p>145608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47726">
                <text:p>147726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50730">
                <text:p>150730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50156">
                <text:p>150156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50204">
                <text:p>150204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45913">
                <text:p>145913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47180">
                <text:p>147180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50901">
                <text:p>150901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52648">
                <text:p>152648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44750">
                <text:p>144750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51430">
                <text:p>151430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53207">
                <text:p>153207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51164">
                <text:p>151164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53107">
                <text:p>153107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54139">
                <text:p>154139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50994">
                <text:p>150994</text:p>
              </table:table-cell>
              <table:table-cell office:value-type="float" office:value="7155">
                <text:p>71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53998">
                <text:p>153998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47826">
                <text:p>147826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52876">
                <text:p>152876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47626">
                <text:p>147626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53591">
                <text:p>153591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54269">
                <text:p>154269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49933">
                <text:p>149933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58641">
                <text:p>158641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54663">
                <text:p>154663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54407">
                <text:p>154407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160255">
                <text:p>160255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155911">
                <text:p>155911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155228">
                <text:p>155228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165053">
                <text:p>165053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160907">
                <text:p>160907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159697">
                <text:p>159697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163807">
                <text:p>163807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65454">
                <text:p>165454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158239">
                <text:p>158239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59488">
                <text:p>159488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60088">
                <text:p>160088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163341">
                <text:p>163341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154446">
                <text:p>154446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161866">
                <text:p>161866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162564">
                <text:p>162564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162644">
                <text:p>162644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61583">
                <text:p>161583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63203">
                <text:p>163203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60484">
                <text:p>160484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65374">
                <text:p>165374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68528">
                <text:p>168528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68889">
                <text:p>168889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65289">
                <text:p>165289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69666">
                <text:p>169666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63494">
                <text:p>163494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65581">
                <text:p>165581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65758">
                <text:p>165758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65881">
                <text:p>165881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66863">
                <text:p>166863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64989">
                <text:p>164989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62021">
                <text:p>162021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72659">
                <text:p>172659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67130">
                <text:p>16713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66748">
                <text:p>166748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72522">
                <text:p>172522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70665">
                <text:p>170665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71076">
                <text:p>171076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71371">
                <text:p>171371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75407">
                <text:p>175407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73102">
                <text:p>173102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71023">
                <text:p>171023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80640">
                <text:p>180640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75935">
                <text:p>175935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80818">
                <text:p>180818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75422">
                <text:p>175422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74464">
                <text:p>174464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75290">
                <text:p>175290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75098">
                <text:p>175098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77309">
                <text:p>177309</text:p>
              </table:table-cell>
              <table:table-cell office:value-type="float" office:value="7211">
                <text:p>72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76816">
                <text:p>176816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77472">
                <text:p>177472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78897">
                <text:p>178897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81673">
                <text:p>181673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77632">
                <text:p>177632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82285">
                <text:p>182285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80426">
                <text:p>180426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78895">
                <text:p>178895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80528">
                <text:p>180528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83417">
                <text:p>183417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88140">
                <text:p>188140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70605">
                <text:p>170605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74831">
                <text:p>174831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82453">
                <text:p>182453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79405">
                <text:p>179405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80958">
                <text:p>1809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87630">
                <text:p>187630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83552">
                <text:p>183552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86666">
                <text:p>186666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185814">
                <text:p>185814</text:p>
              </table:table-cell>
              <table:table-cell office:value-type="float" office:value="7518">
                <text:p>75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188521">
                <text:p>188521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85117">
                <text:p>185117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182362">
                <text:p>182362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87671">
                <text:p>187671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182040">
                <text:p>182040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92384">
                <text:p>192384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86293">
                <text:p>186293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85412">
                <text:p>185412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89179">
                <text:p>189179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93113">
                <text:p>193113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93402">
                <text:p>193402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89364">
                <text:p>189364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75982">
                <text:p>175982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89223">
                <text:p>189223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91474">
                <text:p>191474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92796">
                <text:p>192796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92034">
                <text:p>192034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95323">
                <text:p>195323</text:p>
              </table:table-cell>
              <table:table-cell office:value-type="float" office:value="7241">
                <text:p>72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86659">
                <text:p>186659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92612">
                <text:p>192612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89893">
                <text:p>189893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200114">
                <text:p>200114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97656">
                <text:p>197656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91637">
                <text:p>191637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93601">
                <text:p>193601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97513">
                <text:p>197513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97218">
                <text:p>1972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98553">
                <text:p>198553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94570">
                <text:p>194570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98451">
                <text:p>198451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90782">
                <text:p>190782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201718">
                <text:p>201718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96653">
                <text:p>196653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201802">
                <text:p>201802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96487">
                <text:p>196487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201082">
                <text:p>201082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98215">
                <text:p>198215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99494">
                <text:p>199494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201673">
                <text:p>201673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215480">
                <text:p>215480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95506">
                <text:p>195506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203625">
                <text:p>203625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202427">
                <text:p>202427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204487">
                <text:p>204487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200333">
                <text:p>200333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207423">
                <text:p>207423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196870">
                <text:p>196870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205144">
                <text:p>205144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209092">
                <text:p>209092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212978">
                <text:p>212978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216423">
                <text:p>216423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199684">
                <text:p>199684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203728">
                <text:p>203728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204598">
                <text:p>204598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206634">
                <text:p>206634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216654">
                <text:p>216654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203403">
                <text:p>20340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209677">
                <text:p>209677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211105">
                <text:p>211105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200231">
                <text:p>200231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217484">
                <text:p>217484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206162">
                <text:p>206162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211579">
                <text:p>211579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218574">
                <text:p>218574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204791">
                <text:p>204791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24795">
                <text:p>224795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12431">
                <text:p>21243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211162">
                <text:p>211162</text:p>
              </table:table-cell>
              <table:table-cell office:value-type="float" office:value="7319">
                <text:p>73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10110">
                <text:p>210110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08456">
                <text:p>208456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20682">
                <text:p>220682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16033">
                <text:p>216033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09570">
                <text:p>209570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13330">
                <text:p>213330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16658">
                <text:p>216658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11599">
                <text:p>211599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12557">
                <text:p>212557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13407">
                <text:p>213407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09652">
                <text:p>209652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17502">
                <text:p>217502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219595">
                <text:p>219595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12391">
                <text:p>212391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19323">
                <text:p>219323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13625">
                <text:p>21362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15652">
                <text:p>215652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16579">
                <text:p>216579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10426">
                <text:p>210426</text:p>
              </table:table-cell>
              <table:table-cell office:value-type="float" office:value="7722">
                <text:p>77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20819">
                <text:p>220819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22052">
                <text:p>222052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16078">
                <text:p>216078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25201">
                <text:p>225201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14143">
                <text:p>214143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18072">
                <text:p>218072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19776">
                <text:p>219776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18157">
                <text:p>218157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24765">
                <text:p>224765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22824">
                <text:p>22282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21392">
                <text:p>221392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25863">
                <text:p>225863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19874">
                <text:p>21987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26486">
                <text:p>226486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23870">
                <text:p>223870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18892">
                <text:p>218892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24338">
                <text:p>224338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17559">
                <text:p>217559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29843">
                <text:p>229843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25892">
                <text:p>225892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31346">
                <text:p>231346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27100">
                <text:p>227100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24718">
                <text:p>224718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26016">
                <text:p>226016</text:p>
              </table:table-cell>
              <table:table-cell office:value-type="float" office:value="7766">
                <text:p>77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32908">
                <text:p>232908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35389">
                <text:p>235389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33045">
                <text:p>233045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20143">
                <text:p>220143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16173">
                <text:p>216173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27278">
                <text:p>227278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26541">
                <text:p>226541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30993">
                <text:p>230993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33232">
                <text:p>233232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30584">
                <text:p>23058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33266">
                <text:p>233266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224012">
                <text:p>224012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28715">
                <text:p>228715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232617">
                <text:p>232617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237119">
                <text:p>237119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235672">
                <text:p>235672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223336">
                <text:p>223336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237142">
                <text:p>237142</text:p>
              </table:table-cell>
              <table:table-cell office:value-type="float" office:value="8074">
                <text:p>80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242257">
                <text:p>242257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235006">
                <text:p>235006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237846">
                <text:p>237846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243383">
                <text:p>243383</text:p>
              </table:table-cell>
              <table:table-cell office:value-type="float" office:value="8203">
                <text:p>82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240049">
                <text:p>240049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240959">
                <text:p>24095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236062">
                <text:p>236062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245428">
                <text:p>245428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224088">
                <text:p>224088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255836">
                <text:p>255836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241036">
                <text:p>241036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243728">
                <text:p>243728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253973">
                <text:p>253973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211561">
                <text:p>211561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223633">
                <text:p>223633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209245">
                <text:p>209245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225008">
                <text:p>225008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242357">
                <text:p>242357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255908">
                <text:p>255908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240371">
                <text:p>240371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228145">
                <text:p>228145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245240">
                <text:p>245240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240506">
                <text:p>240506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244257">
                <text:p>244257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241673">
                <text:p>241673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234277">
                <text:p>234277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241128">
                <text:p>241128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242510">
                <text:p>242510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244661">
                <text:p>244661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249727">
                <text:p>249727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237592">
                <text:p>237592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243052">
                <text:p>243052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250549">
                <text:p>25054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249150">
                <text:p>249150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240470">
                <text:p>240470</text:p>
              </table:table-cell>
              <table:table-cell office:value-type="float" office:value="8252">
                <text:p>82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245132">
                <text:p>245132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252695">
                <text:p>25269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254110">
                <text:p>254110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243654">
                <text:p>243654</text:p>
              </table:table-cell>
              <table:table-cell office:value-type="float" office:value="8502">
                <text:p>85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240373">
                <text:p>240373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251402">
                <text:p>251402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250588">
                <text:p>250588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255549">
                <text:p>255549</text:p>
              </table:table-cell>
              <table:table-cell office:value-type="float" office:value="8477">
                <text:p>84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244701">
                <text:p>244701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260753">
                <text:p>260753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248843">
                <text:p>248843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241550">
                <text:p>241550</text:p>
              </table:table-cell>
              <table:table-cell office:value-type="float" office:value="8225">
                <text:p>82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244389">
                <text:p>244389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255345">
                <text:p>255345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255306">
                <text:p>25530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247864">
                <text:p>247864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247631">
                <text:p>247631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251324">
                <text:p>251324</text:p>
              </table:table-cell>
              <table:table-cell office:value-type="float" office:value="8239">
                <text:p>82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254517">
                <text:p>25451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260048">
                <text:p>260048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247024">
                <text:p>24702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265070">
                <text:p>265070</text:p>
              </table:table-cell>
              <table:table-cell office:value-type="float" office:value="8382">
                <text:p>8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86cm" svg:height="21.437cm" xlink:href=".." xlink:type="simple" chart:class="chart:scatter" chart:style-name="ch1">
        <chart:legend chart:legend-position="end" svg:x="37.197cm" svg:y="10.17cm" style:legend-expansion="high" chart:style-name="ch2"/>
        <chart:plot-area chart:style-name="ch3" table:cell-range-address="'swim-nru-64'.A2:'swim-nru-64'.A501 'swim-nru-64'.C1:'swim-nru-64'.D501" chart:data-source-has-labels="row" svg:x="1.257cm" svg:y="1.847cm" svg:width="34.326cm" svg:height="18.742cm">
          <chartooo:coordinate-region svg:x="2.619cm" svg:y="2.047cm" svg:width="32.592cm" svg:height="17.8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nru-64'.C2:'swim-nru-64'.C501" chart:label-cell-address="'swim-nru-64'.C1:'swim-nru-64'.C1" chart:class="chart:scatter">
            <chart:domain table:cell-range-address="'swim-nru-64'.A2:'swim-nru-64'.A501"/>
            <chart:data-point chart:repeated="500"/>
          </chart:series>
          <chart:series chart:style-name="ch8" chart:values-cell-range-address="'swim-nru-64'.D2:'swim-nru-64'.D501" chart:label-cell-address="'swim-nru-64'.D1:'swim-nru-64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nru-64'.C1:'swim-nru-64'.C1</svg:desc>
                </draw:g>
              </table:table-cell>
              <table:table-cell office:value-type="string">
                <text:p> DISK WRITES</text:p>
                <draw:g>
                  <svg:desc>'swim-nru-64'.D1:'swim-nru-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nru-64'.A2:'swim-nru-64'.A501</svg:desc>
                </draw:g>
              </table:table-cell>
              <table:table-cell office:value-type="float" office:value="237664">
                <text:p>237664</text:p>
                <draw:g>
                  <svg:desc>'swim-nru-64'.C2:'swim-nru-64'.C501</svg:desc>
                </draw:g>
              </table:table-cell>
              <table:table-cell office:value-type="float" office:value="24016">
                <text:p>24016</text:p>
                <draw:g>
                  <svg:desc>'swim-nru-64'.D2:'swim-nru-64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6163">
                <text:p>186163</text:p>
              </table:table-cell>
              <table:table-cell office:value-type="float" office:value="16646">
                <text:p>16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0150">
                <text:p>150150</text:p>
              </table:table-cell>
              <table:table-cell office:value-type="float" office:value="12417">
                <text:p>12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4125">
                <text:p>124125</text:p>
              </table:table-cell>
              <table:table-cell office:value-type="float" office:value="11247">
                <text:p>11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4260">
                <text:p>10426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2096">
                <text:p>92096</text:p>
              </table:table-cell>
              <table:table-cell office:value-type="float" office:value="8314">
                <text:p>8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7270">
                <text:p>77270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1387">
                <text:p>71387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6845">
                <text:p>66845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1810">
                <text:p>61810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0950">
                <text:p>60950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8809">
                <text:p>58809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56480">
                <text:p>56480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3622">
                <text:p>53622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53235">
                <text:p>53235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49885">
                <text:p>49885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9290">
                <text:p>49290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49583">
                <text:p>49583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45033">
                <text:p>45033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4756">
                <text:p>4475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5488">
                <text:p>4548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4247">
                <text:p>44247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2624">
                <text:p>42624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2285">
                <text:p>4228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41788">
                <text:p>41788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1455">
                <text:p>41455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0482">
                <text:p>40482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0256">
                <text:p>40256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39189">
                <text:p>39189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8467">
                <text:p>38467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7305">
                <text:p>37305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6384">
                <text:p>36384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6770">
                <text:p>36770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6113">
                <text:p>36113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5674">
                <text:p>35674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5399">
                <text:p>35399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4837">
                <text:p>34837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4353">
                <text:p>34353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4106">
                <text:p>34106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3636">
                <text:p>3363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3244">
                <text:p>3324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2993">
                <text:p>32993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2580">
                <text:p>32580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2556">
                <text:p>32556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2199">
                <text:p>32199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2148">
                <text:p>32148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2158">
                <text:p>32158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1414">
                <text:p>31414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1546">
                <text:p>31546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1315">
                <text:p>31315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31122">
                <text:p>31122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1142">
                <text:p>31142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31085">
                <text:p>31085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0750">
                <text:p>30750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0484">
                <text:p>30484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0547">
                <text:p>30547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0237">
                <text:p>30237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0459">
                <text:p>30459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30347">
                <text:p>30347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0480">
                <text:p>30480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30406">
                <text:p>3040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9976">
                <text:p>2997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30225">
                <text:p>30225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0257">
                <text:p>30257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9743">
                <text:p>29743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0052">
                <text:p>30052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9933">
                <text:p>29933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9873">
                <text:p>29873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9981">
                <text:p>29981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0008">
                <text:p>30008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0013">
                <text:p>30013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0123">
                <text:p>30123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0326">
                <text:p>30326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0011">
                <text:p>30011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0139">
                <text:p>30139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0287">
                <text:p>30287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0666">
                <text:p>30666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0628">
                <text:p>30628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0970">
                <text:p>3097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0404">
                <text:p>30404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0859">
                <text:p>30859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1031">
                <text:p>31031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0868">
                <text:p>30868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1055">
                <text:p>31055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1000">
                <text:p>31000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1365">
                <text:p>3136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31794">
                <text:p>31794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1135">
                <text:p>3113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31589">
                <text:p>31589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2429">
                <text:p>32429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1856">
                <text:p>31856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2255">
                <text:p>3225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2528">
                <text:p>32528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3326">
                <text:p>33326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3526">
                <text:p>33526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3470">
                <text:p>33470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2658">
                <text:p>32658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5120">
                <text:p>35120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4257">
                <text:p>34257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4558">
                <text:p>34558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34585">
                <text:p>34585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34473">
                <text:p>34473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35948">
                <text:p>35948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34820">
                <text:p>34820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34667">
                <text:p>34667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37273">
                <text:p>37273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35968">
                <text:p>35968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35968">
                <text:p>35968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35721">
                <text:p>35721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36299">
                <text:p>36299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38042">
                <text:p>38042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38152">
                <text:p>38152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38982">
                <text:p>38982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37609">
                <text:p>37609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39947">
                <text:p>39947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39244">
                <text:p>39244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38756">
                <text:p>38756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38962">
                <text:p>38962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39299">
                <text:p>39299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41611">
                <text:p>41611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40855">
                <text:p>40855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39280">
                <text:p>39280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41993">
                <text:p>41993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42544">
                <text:p>42544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1657">
                <text:p>41657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42098">
                <text:p>42098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41505">
                <text:p>41505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43513">
                <text:p>43513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44736">
                <text:p>44736</text:p>
              </table:table-cell>
              <table:table-cell office:value-type="float" office:value="5082">
                <text:p>50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41082">
                <text:p>41082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4969">
                <text:p>44969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5066">
                <text:p>45066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42343">
                <text:p>42343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45074">
                <text:p>4507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45043">
                <text:p>45043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45524">
                <text:p>45524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45316">
                <text:p>45316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46364">
                <text:p>4636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45734">
                <text:p>45734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46241">
                <text:p>46241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46110">
                <text:p>4611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46182">
                <text:p>4618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44208">
                <text:p>44208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47042">
                <text:p>47042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47294">
                <text:p>47294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47692">
                <text:p>47692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47982">
                <text:p>47982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47552">
                <text:p>47552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47953">
                <text:p>47953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6695">
                <text:p>46695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47851">
                <text:p>47851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49571">
                <text:p>49571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1614">
                <text:p>51614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1453">
                <text:p>51453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0288">
                <text:p>50288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49617">
                <text:p>49617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54790">
                <text:p>54790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49138">
                <text:p>49138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53794">
                <text:p>53794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54503">
                <text:p>54503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2758">
                <text:p>52758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53759">
                <text:p>53759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49935">
                <text:p>49935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55994">
                <text:p>55994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52775">
                <text:p>52775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55488">
                <text:p>55488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52322">
                <text:p>5232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56614">
                <text:p>56614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54193">
                <text:p>54193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50367">
                <text:p>50367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54495">
                <text:p>54495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56589">
                <text:p>56589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56031">
                <text:p>56031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54729">
                <text:p>54729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56404">
                <text:p>56404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54092">
                <text:p>54092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53649">
                <text:p>53649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56728">
                <text:p>56728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56996">
                <text:p>56996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55529">
                <text:p>55529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59745">
                <text:p>59745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58078">
                <text:p>58078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51640">
                <text:p>51640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58672">
                <text:p>5867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60290">
                <text:p>60290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57000">
                <text:p>57000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59897">
                <text:p>59897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62537">
                <text:p>62537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60198">
                <text:p>60198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55812">
                <text:p>55812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59970">
                <text:p>59970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60489">
                <text:p>6048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60771">
                <text:p>60771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62738">
                <text:p>62738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62528">
                <text:p>62528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61273">
                <text:p>61273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60612">
                <text:p>60612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62867">
                <text:p>62867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61995">
                <text:p>6199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59730">
                <text:p>59730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62335">
                <text:p>62335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60824">
                <text:p>60824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61747">
                <text:p>61747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62364">
                <text:p>62364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59239">
                <text:p>59239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63495">
                <text:p>63495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62064">
                <text:p>62064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59621">
                <text:p>59621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68975">
                <text:p>6897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64854">
                <text:p>64854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64737">
                <text:p>64737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65350">
                <text:p>65350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66955">
                <text:p>6695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64619">
                <text:p>64619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64672">
                <text:p>6467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65335">
                <text:p>6533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66396">
                <text:p>66396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64639">
                <text:p>64639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69342">
                <text:p>69342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68031">
                <text:p>68031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68174">
                <text:p>68174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66743">
                <text:p>66743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67808">
                <text:p>67808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67920">
                <text:p>67920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71357">
                <text:p>71357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71114">
                <text:p>71114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63786">
                <text:p>63786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72489">
                <text:p>72489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67069">
                <text:p>67069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73967">
                <text:p>7396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70231">
                <text:p>70231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71708">
                <text:p>71708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72373">
                <text:p>72373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74478">
                <text:p>74478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72725">
                <text:p>72725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68703">
                <text:p>68703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63853">
                <text:p>63853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70268">
                <text:p>70268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67132">
                <text:p>67132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75545">
                <text:p>75545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71614">
                <text:p>71614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64559">
                <text:p>64559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69777">
                <text:p>69777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72636">
                <text:p>72636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69917">
                <text:p>69917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74616">
                <text:p>74616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63419">
                <text:p>6341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70623">
                <text:p>7062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74425">
                <text:p>74425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71216">
                <text:p>71216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73649">
                <text:p>73649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84298">
                <text:p>84298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80040">
                <text:p>80040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69519">
                <text:p>69519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68703">
                <text:p>68703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69802">
                <text:p>69802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74949">
                <text:p>74949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72679">
                <text:p>72679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76566">
                <text:p>76566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71994">
                <text:p>71994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77122">
                <text:p>77122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76237">
                <text:p>76237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70827">
                <text:p>70827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77259">
                <text:p>77259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80128">
                <text:p>80128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70289">
                <text:p>70289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71141">
                <text:p>71141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75135">
                <text:p>75135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78686">
                <text:p>78686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72652">
                <text:p>72652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78137">
                <text:p>7813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78790">
                <text:p>78790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75347">
                <text:p>75347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75936">
                <text:p>75936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79126">
                <text:p>79126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81726">
                <text:p>81726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78151">
                <text:p>78151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79928">
                <text:p>79928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80868">
                <text:p>80868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79851">
                <text:p>79851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82542">
                <text:p>82542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77248">
                <text:p>77248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76757">
                <text:p>76757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81274">
                <text:p>81274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83995">
                <text:p>83995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80373">
                <text:p>80373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87553">
                <text:p>8755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85263">
                <text:p>85263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88890">
                <text:p>88890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81801">
                <text:p>81801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86477">
                <text:p>86477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85241">
                <text:p>8524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84515">
                <text:p>8451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86912">
                <text:p>86912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80656">
                <text:p>80656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80032">
                <text:p>80032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87604">
                <text:p>8760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82832">
                <text:p>82832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81117">
                <text:p>81117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85161">
                <text:p>85161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82801">
                <text:p>82801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85244">
                <text:p>85244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87121">
                <text:p>87121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95102">
                <text:p>95102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92001">
                <text:p>9200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74306">
                <text:p>74306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80009">
                <text:p>80009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86705">
                <text:p>86705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78172">
                <text:p>78172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85171">
                <text:p>85171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84135">
                <text:p>8413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80354">
                <text:p>80354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84158">
                <text:p>84158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86109">
                <text:p>86109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84317">
                <text:p>84317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80631">
                <text:p>80631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87275">
                <text:p>87275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91532">
                <text:p>91532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83281">
                <text:p>83281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85838">
                <text:p>85838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88041">
                <text:p>88041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90943">
                <text:p>90943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83746">
                <text:p>83746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89714">
                <text:p>89714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82754">
                <text:p>82754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84139">
                <text:p>8413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83493">
                <text:p>83493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87074">
                <text:p>87074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90022">
                <text:p>90022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91253">
                <text:p>91253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88473">
                <text:p>88473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94122">
                <text:p>94122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84154">
                <text:p>84154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85830">
                <text:p>8583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82143">
                <text:p>82143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96499">
                <text:p>96499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84184">
                <text:p>84184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88867">
                <text:p>88867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85956">
                <text:p>85956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83663">
                <text:p>83663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91028">
                <text:p>91028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92165">
                <text:p>92165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90759">
                <text:p>90759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93398">
                <text:p>93398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95509">
                <text:p>95509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95384">
                <text:p>95384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90748">
                <text:p>90748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93270">
                <text:p>93270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95827">
                <text:p>9582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90497">
                <text:p>90497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86506">
                <text:p>86506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94741">
                <text:p>94741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90223">
                <text:p>90223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93493">
                <text:p>93493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95098">
                <text:p>95098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92771">
                <text:p>92771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98857">
                <text:p>98857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93193">
                <text:p>93193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93117">
                <text:p>93117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96837">
                <text:p>9683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93702">
                <text:p>93702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98430">
                <text:p>98430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93771">
                <text:p>93771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95086">
                <text:p>95086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107784">
                <text:p>107784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80684">
                <text:p>80684</text:p>
              </table:table-cell>
              <table:table-cell office:value-type="float" office:value="4763">
                <text:p>47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90456">
                <text:p>90456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89595">
                <text:p>89595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95819">
                <text:p>95819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101030">
                <text:p>101030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93613">
                <text:p>93613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97520">
                <text:p>97520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101084">
                <text:p>101084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89409">
                <text:p>89409</text:p>
              </table:table-cell>
              <table:table-cell office:value-type="float" office:value="4805">
                <text:p>48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102346">
                <text:p>102346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101687">
                <text:p>10168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95899">
                <text:p>95899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107014">
                <text:p>107014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84241">
                <text:p>84241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105829">
                <text:p>105829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94125">
                <text:p>94125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98532">
                <text:p>98532</text:p>
              </table:table-cell>
              <table:table-cell office:value-type="float" office:value="4793">
                <text:p>47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90202">
                <text:p>90202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87625">
                <text:p>87625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99417">
                <text:p>99417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103127">
                <text:p>103127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97836">
                <text:p>97836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103531">
                <text:p>103531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98076">
                <text:p>98076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95138">
                <text:p>95138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100124">
                <text:p>100124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91734">
                <text:p>91734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98773">
                <text:p>98773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98498">
                <text:p>98498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103391">
                <text:p>103391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107177">
                <text:p>107177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103815">
                <text:p>103815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97447">
                <text:p>97447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90113">
                <text:p>90113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97323">
                <text:p>97323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97639">
                <text:p>97639</text:p>
              </table:table-cell>
              <table:table-cell office:value-type="float" office:value="4821">
                <text:p>48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105524">
                <text:p>105524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101518">
                <text:p>101518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96839">
                <text:p>96839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103426">
                <text:p>103426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101410">
                <text:p>101410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105000">
                <text:p>105000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101679">
                <text:p>101679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104422">
                <text:p>104422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103094">
                <text:p>103094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112410">
                <text:p>112410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102683">
                <text:p>102683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101986">
                <text:p>101986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109077">
                <text:p>109077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100977">
                <text:p>100977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101876">
                <text:p>101876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106712">
                <text:p>106712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106855">
                <text:p>106855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100600">
                <text:p>100600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106560">
                <text:p>106560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105356">
                <text:p>105356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109139">
                <text:p>109139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96885">
                <text:p>96885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99826">
                <text:p>99826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100961">
                <text:p>100961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106281">
                <text:p>106281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98757">
                <text:p>98757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102804">
                <text:p>102804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98808">
                <text:p>98808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108099">
                <text:p>108099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105754">
                <text:p>105754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105270">
                <text:p>105270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102740">
                <text:p>102740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101300">
                <text:p>101300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104656">
                <text:p>104656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100137">
                <text:p>100137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106544">
                <text:p>106544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102515">
                <text:p>10251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101491">
                <text:p>101491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114211">
                <text:p>114211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110005">
                <text:p>110005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96719">
                <text:p>96719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100355">
                <text:p>100355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104716">
                <text:p>104716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98801">
                <text:p>98801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99515">
                <text:p>99515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107294">
                <text:p>107294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103161">
                <text:p>103161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107359">
                <text:p>107359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106908">
                <text:p>106908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114355">
                <text:p>114355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92860">
                <text:p>92860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111888">
                <text:p>111888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105181">
                <text:p>105181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98152">
                <text:p>98152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126825">
                <text:p>126825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85978">
                <text:p>85978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94767">
                <text:p>94767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90149">
                <text:p>90149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79829">
                <text:p>79829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92149">
                <text:p>92149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110423">
                <text:p>110423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110772">
                <text:p>110772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89636">
                <text:p>89636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105063">
                <text:p>105063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104434">
                <text:p>104434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100885">
                <text:p>100885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98930">
                <text:p>98930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108251">
                <text:p>108251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113436">
                <text:p>113436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96098">
                <text:p>96098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99515">
                <text:p>99515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103728">
                <text:p>103728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96878">
                <text:p>96878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106630">
                <text:p>106630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99377">
                <text:p>99377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106859">
                <text:p>106859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92020">
                <text:p>92020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112080">
                <text:p>112080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114008">
                <text:p>114008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116827">
                <text:p>116827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103634">
                <text:p>103634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93874">
                <text:p>93874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98289">
                <text:p>98289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113417">
                <text:p>113417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102632">
                <text:p>102632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96604">
                <text:p>96604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113905">
                <text:p>113905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107548">
                <text:p>107548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87408">
                <text:p>8740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106211">
                <text:p>106211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114837">
                <text:p>114837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105843">
                <text:p>105843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95486">
                <text:p>95486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108429">
                <text:p>108429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105072">
                <text:p>105072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104103">
                <text:p>104103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114701">
                <text:p>114701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92554">
                <text:p>92554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14051">
                <text:p>114051</text:p>
              </table:table-cell>
              <table:table-cell office:value-type="float" office:value="4800">
                <text:p>4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86cm" svg:height="21.437cm" xlink:href=".." xlink:type="simple" chart:class="chart:scatter" chart:style-name="ch1">
        <chart:legend chart:legend-position="end" svg:x="37.197cm" svg:y="10.17cm" style:legend-expansion="high" chart:style-name="ch2"/>
        <chart:plot-area chart:style-name="ch3" table:cell-range-address="'swim-nru-128'.A2:'swim-nru-128'.A501 'swim-nru-128'.C1:'swim-nru-128'.D501" chart:data-source-has-labels="row" svg:x="1.257cm" svg:y="1.847cm" svg:width="34.326cm" svg:height="18.742cm">
          <chartooo:coordinate-region svg:x="2.619cm" svg:y="2.047cm" svg:width="32.592cm" svg:height="17.8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nru-128'.C2:'swim-nru-128'.C501" chart:label-cell-address="'swim-nru-128'.C1:'swim-nru-128'.C1" chart:class="chart:scatter">
            <chart:domain table:cell-range-address="'swim-nru-128'.A2:'swim-nru-128'.A501"/>
            <chart:data-point chart:repeated="500"/>
          </chart:series>
          <chart:series chart:style-name="ch8" chart:values-cell-range-address="'swim-nru-128'.D2:'swim-nru-128'.D501" chart:label-cell-address="'swim-nru-128'.D1:'swim-nru-12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nru-128'.C1:'swim-nru-128'.C1</svg:desc>
                </draw:g>
              </table:table-cell>
              <table:table-cell office:value-type="string">
                <text:p> DISK WRITES</text:p>
                <draw:g>
                  <svg:desc>'swim-nru-128'.D1:'swim-nru-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nru-128'.A2:'swim-nru-128'.A501</svg:desc>
                </draw:g>
              </table:table-cell>
              <table:table-cell office:value-type="float" office:value="214487">
                <text:p>214487</text:p>
                <draw:g>
                  <svg:desc>'swim-nru-128'.C2:'swim-nru-128'.C501</svg:desc>
                </draw:g>
              </table:table-cell>
              <table:table-cell office:value-type="float" office:value="21935">
                <text:p>21935</text:p>
                <draw:g>
                  <svg:desc>'swim-nru-128'.D2:'swim-nru-12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7828">
                <text:p>167828</text:p>
              </table:table-cell>
              <table:table-cell office:value-type="float" office:value="15322">
                <text:p>15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5930">
                <text:p>135930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10908">
                <text:p>110908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4447">
                <text:p>94447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1932">
                <text:p>81932</text:p>
              </table:table-cell>
              <table:table-cell office:value-type="float" office:value="7677">
                <text:p>7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9797">
                <text:p>69797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1088">
                <text:p>61088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6404">
                <text:p>56404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3877">
                <text:p>53877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1464">
                <text:p>51464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9642">
                <text:p>49642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7791">
                <text:p>47791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46571">
                <text:p>46571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4640">
                <text:p>44640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43430">
                <text:p>4343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2261">
                <text:p>4226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41400">
                <text:p>41400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40571">
                <text:p>40571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0028">
                <text:p>40028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39055">
                <text:p>39055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37848">
                <text:p>3784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37685">
                <text:p>37685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36653">
                <text:p>36653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6308">
                <text:p>36308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36232">
                <text:p>36232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35631">
                <text:p>35631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35473">
                <text:p>35473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33944">
                <text:p>33944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4553">
                <text:p>34553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3799">
                <text:p>33799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3091">
                <text:p>33091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2776">
                <text:p>32776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1927">
                <text:p>31927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2382">
                <text:p>32382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1606">
                <text:p>31606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1245">
                <text:p>31245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0429">
                <text:p>3042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0925">
                <text:p>3092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0454">
                <text:p>30454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0161">
                <text:p>30161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9542">
                <text:p>29542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9330">
                <text:p>2933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9059">
                <text:p>2905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8499">
                <text:p>28499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8786">
                <text:p>28786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8196">
                <text:p>28196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7696">
                <text:p>2769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7922">
                <text:p>2792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7841">
                <text:p>2784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7300">
                <text:p>273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7349">
                <text:p>27349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7068">
                <text:p>27068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6328">
                <text:p>26328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6348">
                <text:p>26348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6333">
                <text:p>26333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956">
                <text:p>25956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5551">
                <text:p>25551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5531">
                <text:p>25531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4963">
                <text:p>24963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5269">
                <text:p>25269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5013">
                <text:p>2501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5056">
                <text:p>2505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4428">
                <text:p>24428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4296">
                <text:p>24296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4527">
                <text:p>24527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4388">
                <text:p>24388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3861">
                <text:p>238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4019">
                <text:p>24019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3862">
                <text:p>23862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3655">
                <text:p>23655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3650">
                <text:p>23650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2751">
                <text:p>2275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3291">
                <text:p>2329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3043">
                <text:p>23043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2604">
                <text:p>2260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3048">
                <text:p>2304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2688">
                <text:p>2268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2755">
                <text:p>22755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22452">
                <text:p>22452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2123">
                <text:p>22123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2399">
                <text:p>2239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2262">
                <text:p>22262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1833">
                <text:p>21833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1591">
                <text:p>21591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1968">
                <text:p>21968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1764">
                <text:p>2176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1696">
                <text:p>21696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1392">
                <text:p>21392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1115">
                <text:p>21115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1229">
                <text:p>21229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1298">
                <text:p>21298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0736">
                <text:p>20736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1070">
                <text:p>2107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0811">
                <text:p>20811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0879">
                <text:p>20879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0837">
                <text:p>20837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1019">
                <text:p>21019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0495">
                <text:p>20495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0365">
                <text:p>20365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20170">
                <text:p>20170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19752">
                <text:p>1975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20087">
                <text:p>20087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20217">
                <text:p>2021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9916">
                <text:p>19916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9918">
                <text:p>19918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9884">
                <text:p>19884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9995">
                <text:p>19995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9847">
                <text:p>1984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9622">
                <text:p>19622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9469">
                <text:p>19469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9289">
                <text:p>1928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19688">
                <text:p>19688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19173">
                <text:p>19173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19452">
                <text:p>19452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19041">
                <text:p>1904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9082">
                <text:p>1908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19123">
                <text:p>19123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9016">
                <text:p>19016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8933">
                <text:p>18933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19033">
                <text:p>1903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19158">
                <text:p>19158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18751">
                <text:p>18751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8581">
                <text:p>18581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8602">
                <text:p>18602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8477">
                <text:p>1847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8423">
                <text:p>18423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8316">
                <text:p>18316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8223">
                <text:p>1822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8637">
                <text:p>18637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8521">
                <text:p>1852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8319">
                <text:p>1831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8228">
                <text:p>18228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8262">
                <text:p>18262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8173">
                <text:p>1817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8299">
                <text:p>18299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8151">
                <text:p>18151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8007">
                <text:p>18007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8003">
                <text:p>1800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7979">
                <text:p>17979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7982">
                <text:p>17982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7813">
                <text:p>17813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7814">
                <text:p>1781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7889">
                <text:p>17889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7712">
                <text:p>17712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7637">
                <text:p>17637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7521">
                <text:p>17521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7708">
                <text:p>17708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7694">
                <text:p>1769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7657">
                <text:p>17657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17369">
                <text:p>1736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7437">
                <text:p>17437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7482">
                <text:p>17482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17435">
                <text:p>1743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7310">
                <text:p>17310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7074">
                <text:p>1707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17290">
                <text:p>1729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7339">
                <text:p>1733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7225">
                <text:p>1722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16820">
                <text:p>16820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7053">
                <text:p>1705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17197">
                <text:p>17197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6672">
                <text:p>1667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6740">
                <text:p>1674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7078">
                <text:p>17078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6864">
                <text:p>16864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6610">
                <text:p>1661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6631">
                <text:p>16631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6365">
                <text:p>1636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6680">
                <text:p>1668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6770">
                <text:p>1677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6810">
                <text:p>1681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6693">
                <text:p>16693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6589">
                <text:p>16589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6533">
                <text:p>16533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6307">
                <text:p>16307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6470">
                <text:p>1647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6354">
                <text:p>16354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6353">
                <text:p>16353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6139">
                <text:p>16139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6125">
                <text:p>1612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5767">
                <text:p>15767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5919">
                <text:p>15919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5864">
                <text:p>15864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6261">
                <text:p>16261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5907">
                <text:p>15907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935">
                <text:p>15935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5850">
                <text:p>1585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6211">
                <text:p>16211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5699">
                <text:p>15699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5724">
                <text:p>15724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5930">
                <text:p>15930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5860">
                <text:p>1586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5790">
                <text:p>1579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5995">
                <text:p>15995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5632">
                <text:p>1563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5544">
                <text:p>15544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5855">
                <text:p>15855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5462">
                <text:p>1546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5966">
                <text:p>15966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5489">
                <text:p>15489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5785">
                <text:p>15785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5290">
                <text:p>1529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5644">
                <text:p>15644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5355">
                <text:p>15355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5702">
                <text:p>15702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5289">
                <text:p>15289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5020">
                <text:p>1502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5880">
                <text:p>1588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5469">
                <text:p>15469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5448">
                <text:p>15448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5018">
                <text:p>1501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5155">
                <text:p>15155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5385">
                <text:p>1538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5030">
                <text:p>1503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5250">
                <text:p>1525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5395">
                <text:p>15395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5206">
                <text:p>1520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4886">
                <text:p>14886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5335">
                <text:p>15335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5587">
                <text:p>1558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5161">
                <text:p>15161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5036">
                <text:p>15036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5127">
                <text:p>15127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5440">
                <text:p>1544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5535">
                <text:p>15535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5092">
                <text:p>15092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5208">
                <text:p>15208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5250">
                <text:p>15250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5205">
                <text:p>1520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5504">
                <text:p>15504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5659">
                <text:p>15659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5005">
                <text:p>1500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4914">
                <text:p>1491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4964">
                <text:p>14964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4973">
                <text:p>14973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5185">
                <text:p>1518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5280">
                <text:p>15280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5091">
                <text:p>15091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5520">
                <text:p>15520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5165">
                <text:p>15165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5369">
                <text:p>15369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5248">
                <text:p>15248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5273">
                <text:p>15273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4881">
                <text:p>1488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14805">
                <text:p>14805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14688">
                <text:p>14688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14683">
                <text:p>14683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14696">
                <text:p>14696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15073">
                <text:p>15073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15262">
                <text:p>15262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15560">
                <text:p>1556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5238">
                <text:p>15238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15112">
                <text:p>15112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5138">
                <text:p>15138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5089">
                <text:p>15089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15087">
                <text:p>15087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14897">
                <text:p>14897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14908">
                <text:p>14908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14577">
                <text:p>1457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14477">
                <text:p>14477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4513">
                <text:p>14513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4580">
                <text:p>14580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5118">
                <text:p>15118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5130">
                <text:p>1513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5000">
                <text:p>15000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4784">
                <text:p>14784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4815">
                <text:p>14815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4410">
                <text:p>14410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4356">
                <text:p>14356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5154">
                <text:p>15154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5143">
                <text:p>15143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5050">
                <text:p>1505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4791">
                <text:p>14791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4387">
                <text:p>14387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4413">
                <text:p>14413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5165">
                <text:p>15165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4957">
                <text:p>14957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4642">
                <text:p>14642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4443">
                <text:p>14443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4751">
                <text:p>14751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5272">
                <text:p>15272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4965">
                <text:p>14965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4458">
                <text:p>14458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4477">
                <text:p>14477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5351">
                <text:p>15351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5053">
                <text:p>15053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4504">
                <text:p>1450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4612">
                <text:p>14612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5120">
                <text:p>1512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5024">
                <text:p>15024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4658">
                <text:p>14658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5518">
                <text:p>15518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5264">
                <text:p>1526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4705">
                <text:p>1470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4621">
                <text:p>14621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5401">
                <text:p>15401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4965">
                <text:p>1496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5073">
                <text:p>1507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5757">
                <text:p>1575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5305">
                <text:p>1530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4580">
                <text:p>1458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5448">
                <text:p>1544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4951">
                <text:p>14951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4628">
                <text:p>14628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5473">
                <text:p>15473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5396">
                <text:p>15396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4674">
                <text:p>1467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5594">
                <text:p>15594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4649">
                <text:p>1464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4853">
                <text:p>14853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5546">
                <text:p>15546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4963">
                <text:p>14963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15740">
                <text:p>15740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14988">
                <text:p>14988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4793">
                <text:p>1479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15638">
                <text:p>15638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5122">
                <text:p>1512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15795">
                <text:p>15795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5236">
                <text:p>1523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4615">
                <text:p>14615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5699">
                <text:p>15699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5072">
                <text:p>1507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5922">
                <text:p>15922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5145">
                <text:p>1514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5072">
                <text:p>15072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5614">
                <text:p>15614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4402">
                <text:p>14402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5807">
                <text:p>15807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4814">
                <text:p>14814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6106">
                <text:p>16106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5261">
                <text:p>15261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5048">
                <text:p>15048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6103">
                <text:p>1610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4958">
                <text:p>14958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5686">
                <text:p>1568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4851">
                <text:p>14851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6236">
                <text:p>16236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4803">
                <text:p>14803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5937">
                <text:p>15937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5451">
                <text:p>15451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5717">
                <text:p>15717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4919">
                <text:p>14919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6761">
                <text:p>16761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5020">
                <text:p>1502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5916">
                <text:p>15916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5724">
                <text:p>15724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6004">
                <text:p>16004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4997">
                <text:p>14997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6455">
                <text:p>1645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5207">
                <text:p>15207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173">
                <text:p>16173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5731">
                <text:p>15731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6188">
                <text:p>16188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5212">
                <text:p>15212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6518">
                <text:p>1651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5149">
                <text:p>1514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6184">
                <text:p>16184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5418">
                <text:p>1541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6171">
                <text:p>16171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15651">
                <text:p>15651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15952">
                <text:p>15952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14797">
                <text:p>14797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16210">
                <text:p>1621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14572">
                <text:p>145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16472">
                <text:p>16472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15160">
                <text:p>1516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15295">
                <text:p>15295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15857">
                <text:p>15857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15225">
                <text:p>15225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16869">
                <text:p>1686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14861">
                <text:p>14861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16447">
                <text:p>16447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15049">
                <text:p>15049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16168">
                <text:p>1616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15538">
                <text:p>15538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15488">
                <text:p>1548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17544">
                <text:p>17544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15077">
                <text:p>15077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16603">
                <text:p>1660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15111">
                <text:p>15111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15845">
                <text:p>1584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15362">
                <text:p>15362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15314">
                <text:p>15314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17011">
                <text:p>17011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15293">
                <text:p>15293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17042">
                <text:p>17042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15212">
                <text:p>15212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16572">
                <text:p>16572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16674">
                <text:p>16674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15931">
                <text:p>15931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16264">
                <text:p>16264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15706">
                <text:p>15706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15683">
                <text:p>15683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16848">
                <text:p>16848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15499">
                <text:p>15499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16495">
                <text:p>16495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15628">
                <text:p>15628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16341">
                <text:p>163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17251">
                <text:p>17251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15641">
                <text:p>15641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16484">
                <text:p>16484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16555">
                <text:p>16555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15900">
                <text:p>1590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16461">
                <text:p>1646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15538">
                <text:p>15538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16046">
                <text:p>16046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16766">
                <text:p>167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15796">
                <text:p>15796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16080">
                <text:p>1608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18420">
                <text:p>1842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15312">
                <text:p>15312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17893">
                <text:p>17893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15782">
                <text:p>15782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16821">
                <text:p>16821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16633">
                <text:p>16633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16543">
                <text:p>16543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16049">
                <text:p>1604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17325">
                <text:p>1732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15818">
                <text:p>15818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16351">
                <text:p>16351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17265">
                <text:p>17265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15497">
                <text:p>15497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16975">
                <text:p>16975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17340">
                <text:p>17340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16413">
                <text:p>16413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16484">
                <text:p>16484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17768">
                <text:p>17768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15964">
                <text:p>15964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16245">
                <text:p>16245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17756">
                <text:p>1775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15965">
                <text:p>15965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17392">
                <text:p>1739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17728">
                <text:p>17728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16395">
                <text:p>16395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16593">
                <text:p>16593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17843">
                <text:p>1784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17290">
                <text:p>1729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16709">
                <text:p>16709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18476">
                <text:p>18476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16661">
                <text:p>16661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16577">
                <text:p>16577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17417">
                <text:p>17417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16556">
                <text:p>16556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17511">
                <text:p>17511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17439">
                <text:p>17439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18972">
                <text:p>1897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16243">
                <text:p>1624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16912">
                <text:p>16912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19244">
                <text:p>19244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16608">
                <text:p>16608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17190">
                <text:p>1719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18289">
                <text:p>18289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16473">
                <text:p>1647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17374">
                <text:p>17374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17623">
                <text:p>1762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18035">
                <text:p>18035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17439">
                <text:p>17439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17069">
                <text:p>17069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18448">
                <text:p>18448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16912">
                <text:p>16912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16971">
                <text:p>16971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18651">
                <text:p>18651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18492">
                <text:p>18492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16978">
                <text:p>16978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18272">
                <text:p>1827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18341">
                <text:p>18341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17287">
                <text:p>17287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17099">
                <text:p>17099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17587">
                <text:p>1758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19520">
                <text:p>1952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16781">
                <text:p>16781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17561">
                <text:p>1756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19237">
                <text:p>19237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17561">
                <text:p>17561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17782">
                <text:p>17782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19023">
                <text:p>1902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18839">
                <text:p>18839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17277">
                <text:p>1727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18740">
                <text:p>18740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17880">
                <text:p>1788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19433">
                <text:p>19433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17492">
                <text:p>1749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17811">
                <text:p>17811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19068">
                <text:p>19068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19250">
                <text:p>1925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16478">
                <text:p>16478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18393">
                <text:p>18393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19018">
                <text:p>19018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18690">
                <text:p>1869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17643">
                <text:p>17643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17998">
                <text:p>17998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18308">
                <text:p>18308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18827">
                <text:p>18827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17036">
                <text:p>17036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17306">
                <text:p>1730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18661">
                <text:p>18661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18698">
                <text:p>18698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16689">
                <text:p>16689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8050">
                <text:p>18050</text:p>
              </table:table-cell>
              <table:table-cell office:value-type="float" office:value="2900">
                <text:p>29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